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6F0000005D0FFFEEEB1D1D57F5.png" manifest:media-type="image/png"/>
  <manifest:file-entry manifest:full-path="Pictures/100000000000006F0000005D7DC19960F0DDBF3D.png" manifest:media-type="image/png"/>
  <manifest:file-entry manifest:full-path="Pictures/100000000000006F0000005D785A9B6D56D83CD4.png" manifest:media-type="image/png"/>
  <manifest:file-entry manifest:full-path="Pictures/100000000000006F0000005D6BC7876EB7F34E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FreeSans" svg:font-family="FreeSans" style:font-family-generic="swiss"/>
    <style:font-face style:name="UniversLTStd" svg:font-family="UniversLTStd, 'MS Mincho'" style:font-family-generic="swiss"/>
    <style:font-face style:name="DejaVu Sans" svg:font-family="'DejaVu Sans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92cm" table:align="left" style:writing-mode="lr-tb"/>
    </style:style>
    <style:style style:name="Tabla1.A" style:family="table-column">
      <style:table-column-properties style:column-width="18.09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5e5e5" style:border-line-width="0.03cm 0.03cm 0.03cm" fo:padding-left="0.212cm" fo:padding-right="0.212cm" fo:padding-top="0cm" fo:padding-bottom="0cm" fo:border="2.55pt double #000000" style:writing-mode="lr-tb">
        <style:background-image/>
      </style:table-cell-properties>
    </style:style>
    <style:style style:name="Tabla2" style:family="table">
      <style:table-properties style:width="21.414cm" table:align="center" style:writing-mode="lr-tb"/>
    </style:style>
    <style:style style:name="Tabla2.A" style:family="table-column">
      <style:table-column-properties style:column-width="0.799cm"/>
    </style:style>
    <style:style style:name="Tabla2.B" style:family="table-column">
      <style:table-column-properties style:column-width="1.353cm"/>
    </style:style>
    <style:style style:name="Tabla2.C" style:family="table-column">
      <style:table-column-properties style:column-width="1.755cm"/>
    </style:style>
    <style:style style:name="Tabla2.D" style:family="table-column">
      <style:table-column-properties style:column-width="10.239cm"/>
    </style:style>
    <style:style style:name="Tabla2.E" style:family="table-column">
      <style:table-column-properties style:column-width="1.75cm"/>
    </style:style>
    <style:style style:name="Tabla2.F" style:family="table-column">
      <style:table-column-properties style:column-width="1.961cm"/>
    </style:style>
    <style:style style:name="Tabla2.G" style:family="table-column">
      <style:table-column-properties style:column-width="2.004cm"/>
    </style:style>
    <style:style style:name="Tabla2.H" style:family="table-column">
      <style:table-column-properties style:column-width="1.552cm"/>
    </style:style>
    <style:style style:name="Tabla2.1" style:family="table-row">
      <style:table-row-properties style:min-row-height="1.178cm" fo:keep-together="always"/>
    </style:style>
    <style:style style:name="Tabla2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H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2.03cm" fo:keep-together="always"/>
    </style:style>
    <style:style style:name="Tabla2.3" style:family="table-row">
      <style:table-row-properties style:min-row-height="0.499cm" fo:keep-together="auto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8" style:family="table-row">
      <style:table-row-properties style:min-row-height="0.6cm" fo:keep-together="auto"/>
    </style:style>
    <style:style style:name="Tabla2.A8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H8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E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G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H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paragraph-properties fo:margin-left="1.251cm" fo:margin-right="0cm" fo:text-align="justify" style:justify-single-word="false" fo:text-indent="0cm" style:auto-text-indent="false">
        <style:tab-stops>
          <style:tab-stop style:position="1.328cm"/>
        </style:tab-stops>
      </style:paragraph-properties>
    </style:style>
    <style:style style:name="P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language="es" fo:country="ES" style:font-name-complex="Arial"/>
    </style:style>
    <style:style style:name="P7" style:family="paragraph" style:parent-style-name="Text_20_body">
      <style:paragraph-properties fo:margin-left="1.251cm" fo:margin-right="0cm" fo:text-align="justify" style:justify-single-word="false" fo:text-indent="0cm" style:auto-text-indent="false">
        <style:tab-stops>
          <style:tab-stop style:position="1.328cm"/>
        </style:tab-stops>
      </style:paragraph-properties>
      <style:text-properties fo:language="es" fo:country="ES" style:font-name-complex="Arial"/>
    </style:style>
    <style:style style:name="P8" style:family="paragraph" style:parent-style-name="Text_20_body" style:list-style-name="WW8Num6">
      <style:paragraph-properties fo:margin-left="2.501cm" fo:margin-right="0cm" fo:text-align="justify" style:justify-single-word="false" fo:text-indent="-0.635cm" style:auto-text-indent="false">
        <style:tab-stops>
          <style:tab-stop style:position="1.328cm"/>
        </style:tab-stops>
      </style:paragraph-properties>
    </style:style>
    <style:style style:name="P9" style:family="paragraph" style:parent-style-name="Text_20_body" style:list-style-name="WW8Num7">
      <style:paragraph-properties fo:margin-left="2.501cm" fo:margin-right="0cm" fo:text-align="justify" style:justify-single-word="false" fo:text-indent="-0.635cm" style:auto-text-indent="false">
        <style:tab-stops>
          <style:tab-stop style:position="1.328cm"/>
        </style:tab-stops>
      </style:paragraph-properties>
      <style:text-properties fo:language="es" fo:country="ES" style:font-name-complex="Arial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7.96cm" style:type="center"/>
          <style:tab-stop style:position="8.954cm" style:type="center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orphans="2" fo:widows="2" style:snap-to-layout-grid="false"/>
    </style:style>
    <style:style style:name="P12" style:family="paragraph" style:parent-style-name="Standard" style:list-style-name="WW8Num8">
      <style:paragraph-properties fo:text-align="justify" style:justify-single-word="false"/>
    </style:style>
    <style:style style:name="P13" style:family="paragraph" style:parent-style-name="Standard" style:list-style-name="WW8Num9">
      <style:paragraph-properties fo:text-align="justify" style:justify-single-word="false"/>
    </style:style>
    <style:style style:name="P14" style:family="paragraph" style:parent-style-name="Standard" style:list-style-name="WW8Num10">
      <style:paragraph-properties fo:text-align="justify" style:justify-single-word="false"/>
    </style:style>
    <style:style style:name="P15" style:family="paragraph" style:parent-style-name="Standard" style:list-style-name="WW8Num10">
      <style:paragraph-properties fo:text-align="justify" style:justify-single-word="false">
        <style:tab-stops>
          <style:tab-stop style:position="4.001cm"/>
        </style:tab-stops>
      </style:paragraph-properties>
    </style:style>
    <style:style style:name="P16" style:family="paragraph" style:parent-style-name="Standard">
      <style:paragraph-properties fo:text-align="justify" style:justify-single-word="false"/>
      <style:text-properties style:font-name="Arial" fo:letter-spacing="-0.005cm" fo:language="es" fo:country="ES" style:font-name-complex="Arial"/>
    </style:style>
    <style:style style:name="P17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letter-spacing="-0.005cm" fo:language="es" fo:country="ES" style:font-name-complex="Arial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>
        <style:tab-stops>
          <style:tab-stop style:position="-2.54cm"/>
          <style:tab-stop style:position="-1.27cm"/>
          <style:tab-stop style:position="0cm"/>
          <style:tab-stop style:position="0.503cm"/>
          <style:tab-stop style:position="1.27cm"/>
        </style:tab-stops>
      </style:paragraph-properties>
      <style:text-properties style:font-name="Arial" fo:letter-spacing="-0.005cm" fo:language="es" fo:country="ES" style:font-name-complex="Ari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2cm"/>
          <style:tab-stop style:position="16.002cm" style:type="right" style:leader-style="dotted" style:leader-text="."/>
        </style:tab-stops>
      </style:paragraph-properties>
      <style:text-properties style:font-name="Arial" fo:letter-spacing="-0.005cm" fo:language="es" fo:country="ES" style:font-name-complex="Arial"/>
    </style:style>
    <style:style style:name="P20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" fo:letter-spacing="-0.005cm" fo:language="es" fo:country="ES" style:font-name-complex="Arial" fo:hyphenate="false" fo:hyphenation-remain-char-count="2" fo:hyphenation-push-char-count="2"/>
    </style:style>
    <style:style style:name="P21" style:family="paragraph" style:parent-style-name="Standard">
      <style:paragraph-properties fo:text-align="center" style:justify-single-word="false" fo:orphans="2" fo:widows="2" style:snap-to-layout-grid="false"/>
      <style:text-properties style:font-name="Arial" fo:letter-spacing="-0.005cm" fo:language="es" fo:country="ES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fo:letter-spacing="-0.005cm" fo:language="es" fo:country="ES" style:font-name-complex="Arial" style:font-size-complex="11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-2.54cm"/>
          <style:tab-stop style:position="-1.27cm"/>
          <style:tab-stop style:position="0cm"/>
          <style:tab-stop style:position="0.288cm"/>
          <style:tab-stop style:position="0.503cm"/>
          <style:tab-stop style:position="0.875cm"/>
          <style:tab-stop style:position="1.27cm"/>
          <style:tab-stop style:position="1.379cm"/>
          <style:tab-stop style:position="2.54cm"/>
          <style:tab-stop style:position="3.013cm"/>
          <style:tab-stop style:position="3.062cm"/>
          <style:tab-stop style:position="3.351cm"/>
          <style:tab-stop style:position="3.81cm"/>
          <style:tab-stop style:position="5.08cm"/>
          <style:tab-stop style:position="5.592cm"/>
          <style:tab-stop style:position="6.35cm"/>
        </style:tab-stops>
      </style:paragraph-properties>
      <style:text-properties style:font-name="Arial" fo:letter-spacing="-0.005cm" fo:language="es" fo:country="ES" fo:font-weight="bold" style:font-weight-asian="bold" style:font-name-complex="Arial"/>
    </style:style>
    <style:style style:name="P24" style:family="paragraph" style:parent-style-name="Standard">
      <style:paragraph-properties fo:text-align="center" style:justify-single-word="false" fo:orphans="2" fo:widows="2" style:snap-to-layout-grid="false"/>
      <style:text-properties style:font-name="Arial" fo:letter-spacing="-0.005cm" fo:language="es" fo:country="ES" fo:font-weight="bold" style:font-weight-asian="bold" style:font-name-complex="Arial"/>
    </style:style>
    <style:style style:name="P25" style:family="paragraph" style:parent-style-name="Standard">
      <style:paragraph-properties fo:text-align="center" style:justify-single-word="false" fo:orphans="2" fo:widows="2" style:text-autospace="none" style:snap-to-layout-grid="false"/>
      <style:text-properties style:font-name="Arial" fo:letter-spacing="-0.005cm" fo:language="es" fo:country="ES" fo:font-weight="bold" style:font-weight-asian="bold" style:font-name-complex="Arial"/>
    </style:style>
    <style:style style:name="P26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Arial" fo:letter-spacing="-0.005cm" style:font-name-complex="Arial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28pt" style:font-size-asian="28pt" style:font-name-complex="Arial" style:font-size-complex="28pt"/>
    </style:style>
    <style:style style:name="P28" style:family="paragraph" style:parent-style-name="Standard">
      <style:paragraph-properties fo:text-align="center" style:justify-single-word="false" fo:hyphenation-ladder-count="no-limit" style:snap-to-layout-grid="false">
        <style:tab-stops>
          <style:tab-stop style:position="7.96cm" style:type="center"/>
        </style:tab-stops>
      </style:paragraph-properties>
      <style:text-properties style:font-name="Arial" fo:font-size="24pt" fo:font-weight="bold" style:font-size-asian="24pt" style:font-weight-asian="bold" style:font-name-complex="Arial" style:font-size-complex="24pt" style:font-weight-complex="bold" fo:hyphenate="fals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>
        <style:tab-stops>
          <style:tab-stop style:position="7.96cm" style:type="center"/>
        </style:tab-stops>
      </style:paragraph-properties>
      <style:text-properties style:font-name="Arial" fo:font-size="24pt" fo:letter-spacing="-0.011cm" fo:language="es" fo:country="ES" fo:font-weight="bold" style:font-size-asian="24pt" style:font-weight-asian="bold" style:font-name-complex="Arial" style:font-size-complex="24pt" fo:hyphenate="false" fo:hyphenation-remain-char-count="2" fo:hyphenation-push-char-count="2"/>
    </style:style>
    <style:style style:name="P30" style:family="paragraph" style:parent-style-name="Standard">
      <style:text-properties style:font-name="Arial" fo:font-size="24pt" fo:letter-spacing="-0.005cm" fo:language="es" fo:country="ES" fo:font-style="italic" fo:font-weight="bold" style:font-size-asian="24pt" style:font-style-asian="italic" style:font-weight-asian="bold" style:font-name-complex="Arial" style:font-size-complex="24pt"/>
    </style:style>
    <style:style style:name="P31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6pt" fo:letter-spacing="-0.005cm" fo:language="es" fo:country="ES" style:font-size-asian="16pt" style:font-name-complex="Arial" style:font-size-complex="16pt" fo:hyphenate="false" fo:hyphenation-remain-char-count="2" fo:hyphenation-push-char-count="2"/>
    </style:style>
    <style:style style:name="P32" style:family="paragraph" style:parent-style-name="Standard">
      <style:paragraph-properties fo:text-align="end" style:justify-single-word="false" fo:hyphenation-ladder-count="no-limit">
        <style:tab-stops>
          <style:tab-stop style:position="7.96cm" style:type="center"/>
        </style:tab-stops>
      </style:paragraph-properties>
      <style:text-properties style:font-name="Arial" fo:font-size="20pt" fo:font-weight="bold" style:font-size-asian="20pt" style:font-weight-asian="bold" style:font-name-complex="Arial" style:font-size-complex="20pt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text-align="justify" style:justify-single-word="false">
        <style:tab-stops>
          <style:tab-stop style:position="-2.54cm"/>
          <style:tab-stop style:position="-1.27cm"/>
          <style:tab-stop style:position="0cm"/>
          <style:tab-stop style:position="0.503cm"/>
          <style:tab-stop style:position="1.27cm"/>
        </style:tab-stops>
      </style:paragraph-properties>
      <style:text-properties style:font-name="Arial" fo:font-size="22pt" style:text-underline-style="solid" style:text-underline-width="auto" style:text-underline-color="font-color" fo:font-weight="bold" style:font-size-asian="22pt" style:font-weight-asian="bold" style:font-name-complex="Arial" style:font-size-complex="22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-2.54cm"/>
          <style:tab-stop style:position="-1.27cm"/>
        </style:tab-stops>
      </style:paragraph-properties>
      <style:text-properties style:font-name="Arial" fo:font-size="12pt" fo:letter-spacing="-0.005cm" fo:language="es" fo:country="ES" fo:font-weight="bold" style:font-size-asian="12pt" style:font-weight-asian="bold" style:font-name-complex="Arial" style:font-size-complex="12pt"/>
    </style:style>
    <style:style style:name="P35" style:family="paragraph" style:parent-style-name="Standard">
      <style:paragraph-properties fo:text-align="justify" style:justify-single-word="false">
        <style:tab-stops>
          <style:tab-stop style:position="-2.54cm"/>
          <style:tab-stop style:position="-1.27cm"/>
          <style:tab-stop style:position="0cm"/>
          <style:tab-stop style:position="0.288cm"/>
          <style:tab-stop style:position="0.503cm"/>
          <style:tab-stop style:position="0.875cm"/>
          <style:tab-stop style:position="1.27cm"/>
          <style:tab-stop style:position="1.379cm"/>
          <style:tab-stop style:position="2.54cm"/>
          <style:tab-stop style:position="3.013cm"/>
          <style:tab-stop style:position="3.062cm"/>
          <style:tab-stop style:position="3.351cm"/>
          <style:tab-stop style:position="3.81cm"/>
          <style:tab-stop style:position="5.08cm"/>
          <style:tab-stop style:position="5.592cm"/>
          <style:tab-stop style:position="6.35cm"/>
        </style:tab-stops>
      </style:paragraph-properties>
      <style:text-properties style:font-name="Arial" fo:font-size="12pt" fo:letter-spacing="-0.005cm" fo:language="es" fo:country="ES" style:font-size-asian="12pt" style:font-name-complex="Arial" style:font-size-complex="12pt"/>
    </style:style>
    <style:style style:name="P36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7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Arial" style:font-name-complex="Arial"/>
    </style:style>
    <style:style style:name="P38" style:family="paragraph" style:parent-style-name="Standard">
      <style:paragraph-properties fo:text-align="center" style:justify-single-word="false" fo:orphans="2" fo:widows="2" style:snap-to-layout-grid="false"/>
      <style:text-properties style:font-name="Arial" style:font-name-complex="Arial"/>
    </style:style>
    <style:style style:name="P39" style:family="paragraph" style:parent-style-name="Standard">
      <style:paragraph-properties fo:text-align="center" style:justify-single-word="false" fo:orphans="2" fo:widows="2" style:text-autospace="none" style:snap-to-layout-grid="false"/>
      <style:text-properties style:font-name="Arial" style:font-name-complex="Arial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1" style:family="paragraph" style:parent-style-name="Standard">
      <style:paragraph-properties fo:text-align="justify" style:justify-single-word="false" fo:orphans="2" fo:widows="2" style:snap-to-layout-grid="false"/>
      <style:text-properties style:font-name="Arial" style:font-name-complex="Arial"/>
    </style:style>
    <style:style style:name="P42" style:family="paragraph" style:parent-style-name="Standard">
      <style:paragraph-properties fo:orphans="2" fo:widows="2" style:text-autospace="none" style:snap-to-layout-grid="false"/>
      <style:text-properties style:font-name="Arial" style:font-name-complex="Arial"/>
    </style:style>
    <style:style style:name="P43" style:family="paragraph" style:parent-style-name="Standard">
      <style:paragraph-properties fo:text-align="justify" style:justify-single-word="false"/>
      <style:text-properties style:font-name="Arial" fo:language="es" fo:country="ES" style:font-name-complex="Arial"/>
    </style:style>
    <style:style style:name="P4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Arial" fo:language="es" fo:country="ES" style:font-name-complex="Arial"/>
    </style:style>
    <style:style style:name="P45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Arial" fo:font-size="11pt" fo:language="es" fo:country="ES" style:font-size-asian="11pt" style:font-name-complex="Arial"/>
    </style:style>
    <style:style style:name="P46" style:family="paragraph" style:parent-style-name="Standard">
      <style:paragraph-properties fo:text-align="justify" style:justify-single-word="false" fo:orphans="2" fo:widows="2" style:text-autospace="none"/>
      <style:text-properties style:font-name="Arial" style:font-name-asian="UniversLTStd" style:font-name-complex="Arial"/>
    </style:style>
    <style:style style:name="P47" style:family="paragraph" style:parent-style-name="Standard">
      <style:paragraph-properties fo:text-align="center" style:justify-single-word="false" fo:orphans="2" fo:widows="2" style:text-autospace="none"/>
      <style:text-properties style:font-name="Arial" fo:font-weight="bold" style:font-weight-asian="bold" style:font-name-complex="Arial" style:font-weight-complex="bold"/>
    </style:style>
    <style:style style:name="P48" style:family="paragraph" style:parent-style-name="Standard">
      <style:paragraph-properties fo:text-align="center" style:justify-single-word="false" fo:orphans="2" fo:widows="2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49" style:family="paragraph" style:parent-style-name="Standard">
      <style:paragraph-properties fo:text-align="center" style:justify-single-word="false" fo:orphans="2" fo:widows="2" style:snap-to-layout-grid="false"/>
      <style:text-properties style:font-name="Arial" fo:font-weight="bold" style:font-weight-asian="bold" style:font-name-complex="Arial" style:font-weight-complex="bold"/>
    </style:style>
    <style:style style:name="P50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51" style:family="paragraph" style:parent-style-name="Standard">
      <style:paragraph-properties fo:text-align="center" style:justify-single-word="false" fo:orphans="2" fo:widows="2" style:text-autospace="none"/>
      <style:text-properties style:font-name="Arial" fo:font-size="8pt" style:font-size-asian="8pt" style:font-name-complex="Arial" style:font-size-complex="8pt"/>
    </style:style>
    <style:style style:name="P52" style:family="paragraph" style:parent-style-name="Standard">
      <style:paragraph-properties fo:text-align="center" style:justify-single-word="false" fo:orphans="2" fo:widows="2" style:text-autospace="none" style:snap-to-layout-grid="false"/>
      <style:text-properties style:font-name="Arial" fo:font-size="8pt" style:font-size-asian="8pt" style:font-name-complex="Arial" style:font-size-complex="8pt"/>
    </style:style>
    <style:style style:name="P5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54" style:family="paragraph" style:parent-style-name="Standard">
      <style:paragraph-properties fo:text-align="center" style:justify-single-word="false" fo:orphans="2" fo:widows="2" style:text-autospace="none" style:snap-to-layout-grid="false"/>
    </style:style>
    <style:style style:name="P55" style:family="paragraph" style:parent-style-name="Standard">
      <style:paragraph-properties fo:text-align="center" style:justify-single-word="false" fo:hyphenation-ladder-count="no-limit">
        <style:tab-stops>
          <style:tab-stop style:position="7.96cm" style:type="center"/>
        </style:tab-stops>
      </style:paragraph-properties>
      <style:text-properties style:text-outline="true" style:font-name="Arial" fo:font-size="24pt" fo:letter-spacing="-0.011cm" fo:language="es" fo:country="ES" fo:font-weight="bold" style:font-size-asian="24pt" style:font-weight-asian="bold" style:font-name-complex="Arial" fo:hyphenate="false" fo:hyphenation-remain-char-count="2" fo:hyphenation-push-char-count="2"/>
    </style:style>
    <style:style style:name="P56" style:family="paragraph" style:parent-style-name="Standard">
      <style:paragraph-properties fo:text-align="center" style:justify-single-word="false" fo:hyphenation-ladder-count="no-limit">
        <style:tab-stops>
          <style:tab-stop style:position="7.96cm" style:type="center"/>
        </style:tab-stops>
      </style:paragraph-properties>
      <style:text-properties style:text-outline="true" style:font-name="Arial" fo:font-size="20pt" fo:letter-spacing="-0.011cm" fo:language="es" fo:country="ES" fo:font-weight="bold" style:font-size-asian="20pt" style:font-weight-asian="bold" style:font-name-complex="Arial" style:font-size-complex="20pt" fo:hyphenate="false" fo:hyphenation-remain-char-count="2" fo:hyphenation-push-char-count="2"/>
    </style:style>
    <style:style style:name="P57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text-outline="true" style:font-name="Arial" fo:font-size="20pt" fo:letter-spacing="-0.005cm" fo:language="es" fo:country="ES" fo:font-weight="bold" style:font-size-asian="20pt" style:font-weight-asian="bold" style:font-name-complex="Arial" style:font-size-complex="20pt" fo:hyphenate="false" fo:hyphenation-remain-char-count="2" fo:hyphenation-push-char-count="2"/>
    </style:style>
    <style:style style:name="P58" style:family="paragraph" style:parent-style-name="Standard">
      <style:paragraph-properties fo:orphans="2" fo:widows="2" style:text-autospace="none" style:snap-to-layout-grid="false"/>
    </style:style>
    <style:style style:name="P59" style:family="paragraph" style:parent-style-name="Standard">
      <style:paragraph-properties fo:orphans="2" fo:widows="2">
        <style:tab-stops>
          <style:tab-stop style:position="1cm"/>
          <style:tab-stop style:position="15.503cm" style:type="right" style:leader-style="dotted" style:leader-text="."/>
        </style:tab-stops>
      </style:paragraph-properties>
      <style:text-properties fo:color="#002060" style:font-name="Arial" fo:font-weight="bold" style:font-weight-asian="bold" style:font-name-complex="Arial"/>
    </style:style>
    <style:style style:name="P60" style:family="paragraph" style:parent-style-name="Standard">
      <style:paragraph-properties style:snap-to-layout-grid="false"/>
    </style:style>
    <style:style style:name="P61" style:family="paragraph" style:parent-style-name="Standard">
      <style:paragraph-properties fo:margin-left="0.445cm" fo:margin-right="0cm" fo:text-align="center" style:justify-single-word="false" fo:text-indent="0cm" style:auto-text-indent="false">
        <style:tab-stops>
          <style:tab-stop style:position="17.526cm" style:leader-style="solid" style:leader-text="_"/>
        </style:tab-stops>
      </style:paragraph-properties>
      <style:text-properties style:font-name="Arial" fo:font-size="36pt" style:font-size-asian="36pt" style:font-name-complex="Arial" style:font-size-complex="36pt"/>
    </style:style>
    <style:style style:name="P62" style:family="paragraph" style:parent-style-name="Standard">
      <style:paragraph-properties fo:margin-left="0cm" fo:margin-right="0.501cm" fo:text-align="center" style:justify-single-word="false" fo:hyphenation-ladder-count="no-limit" fo:text-indent="0cm" style:auto-text-indent="false"/>
      <style:text-properties style:text-outline="true" style:font-name="Arial" fo:font-size="24pt" fo:letter-spacing="-0.011cm" fo:language="es" fo:country="ES" fo:font-weight="bold" style:font-size-asian="24pt" style:font-weight-asian="bold" style:font-name-complex="Arial" style:font-size-complex="24pt" fo:hyphenate="false" fo:hyphenation-remain-char-count="2" fo:hyphenation-push-char-count="2"/>
    </style:style>
    <style:style style:name="P63" style:family="paragraph" style:parent-style-name="Standard">
      <style:paragraph-properties fo:text-align="justify" style:justify-single-word="false" fo:break-before="page"/>
      <style:text-properties style:font-name="Arial" fo:language="es" fo:country="ES" style:font-name-complex="Arial"/>
    </style:style>
    <style:style style:name="P64" style:family="paragraph" style:parent-style-name="Standard">
      <style:paragraph-properties fo:orphans="2" fo:widows="2" fo:break-before="page">
        <style:tab-stops>
          <style:tab-stop style:position="15.503cm" style:type="right" style:leader-style="dotted" style:leader-text="."/>
        </style:tab-stops>
      </style:paragraph-properties>
      <style:text-properties fo:color="#002060" style:font-name="Arial" fo:letter-spacing="-0.005cm" fo:language="es" fo:country="ES" style:text-underline-style="solid" style:text-underline-width="auto" style:text-underline-color="font-color" fo:font-weight="bold" style:font-weight-asian="bold" style:font-name-complex="Arial"/>
    </style:style>
    <style:style style:name="P65" style:family="paragraph" style:parent-style-name="Standard">
      <style:paragraph-properties fo:margin-left="1cm" fo:margin-right="0cm" fo:text-indent="0cm" style:auto-text-indent="false">
        <style:tab-stops>
          <style:tab-stop style:position="2cm"/>
        </style:tab-stops>
      </style:paragraph-properties>
    </style:style>
    <style:style style:name="P66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6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letter-spacing="-0.005cm" fo:language="es" fo:country="ES" style:font-name-complex="Arial"/>
    </style:style>
    <style:style style:name="P68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2pt" fo:letter-spacing="-0.005cm" fo:language="es" fo:country="ES" fo:font-weight="bold" style:font-size-asian="12pt" style:font-weight-asian="bold" style:font-name-complex="Arial" style:font-size-complex="12pt"/>
    </style:style>
    <style:style style:name="P69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70" style:family="paragraph" style:parent-style-name="Standard" style:list-style-name="WW8Num3">
      <style:paragraph-properties fo:margin-left="2.002cm" fo:margin-right="0cm" fo:margin-top="0cm" fo:margin-bottom="0.212cm" loext:contextual-spacing="false" fo:text-align="justify" style:justify-single-word="false" fo:text-indent="-0.501cm" style:auto-text-indent="false"/>
    </style:style>
    <style:style style:name="P71" style:family="paragraph" style:parent-style-name="Standard" style:list-style-name="WW8Num3">
      <style:paragraph-properties fo:margin-left="2cm" fo:margin-right="0cm" fo:text-align="justify" style:justify-single-word="false" fo:text-indent="-0.499cm" style:auto-text-indent="false"/>
    </style:style>
    <style:style style:name="P72" style:family="paragraph" style:parent-style-name="Standard" style:list-style-name="WW8Num3">
      <style:paragraph-properties fo:margin-left="2cm" fo:margin-right="0cm" fo:text-align="justify" style:justify-single-word="false" fo:text-indent="-0.499cm" style:auto-text-indent="false">
        <style:tab-stops>
          <style:tab-stop style:position="2cm"/>
        </style:tab-stops>
      </style:paragraph-properties>
    </style:style>
    <style:style style:name="P73" style:family="paragraph" style:parent-style-name="Standard" style:list-style-name="WW8Num4">
      <style:paragraph-properties fo:margin-left="2cm" fo:margin-right="0cm" fo:text-align="justify" style:justify-single-word="false" fo:text-indent="-0.635cm" style:auto-text-indent="false">
        <style:tab-stops>
          <style:tab-stop style:position="2cm"/>
        </style:tab-stops>
      </style:paragraph-properties>
    </style:style>
    <style:style style:name="P74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75" style:family="paragraph" style:parent-style-name="Standard">
      <style:paragraph-properties fo:margin-left="2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style:font-name="Arial" fo:language="es" fo:country="ES" style:language-asian="zxx" style:country-asian="none" style:font-name-complex="Arial"/>
    </style:style>
    <style:style style:name="P76" style:family="paragraph" style:parent-style-name="Standard">
      <style:paragraph-properties fo:margin-left="1.588cm" fo:margin-right="0cm" fo:text-align="justify" style:justify-single-word="false" fo:orphans="2" fo:widows="2" fo:text-indent="0cm" style:auto-text-indent="false"/>
    </style:style>
    <style:style style:name="P77" style:family="paragraph" style:parent-style-name="Standard">
      <style:paragraph-properties fo:margin-left="1.588cm" fo:margin-right="0cm" fo:text-align="justify" style:justify-single-word="false" fo:orphans="2" fo:widows="2" fo:text-indent="0cm" style:auto-text-indent="false"/>
      <style:text-properties style:font-name="Arial" fo:letter-spacing="-0.005cm" fo:language="es" fo:country="ES" fo:font-weight="bold" style:font-weight-asian="bold" style:font-name-complex="Arial"/>
    </style:style>
    <style:style style:name="P78" style:family="paragraph" style:parent-style-name="Standard">
      <style:paragraph-properties fo:margin-left="1.588cm" fo:margin-right="0cm" fo:text-align="justify" style:justify-single-word="false" fo:orphans="2" fo:widows="2" fo:text-indent="0cm" style:auto-text-indent="false"/>
      <style:text-properties style:font-name="Arial" fo:font-size="12pt" fo:letter-spacing="-0.005cm" fo:language="es" fo:country="ES" fo:font-weight="bold" style:font-size-asian="12pt" style:font-weight-asian="bold" style:font-name-complex="Arial" style:font-size-complex="12pt"/>
    </style:style>
    <style:style style:name="P79" style:family="paragraph" style:parent-style-name="Standard">
      <style:paragraph-properties fo:margin-left="1.588cm" fo:margin-right="0cm" fo:text-align="justify" style:justify-single-word="false" fo:text-indent="0cm" style:auto-text-indent="false"/>
      <style:text-properties style:font-name="Arial" fo:language="es" fo:country="ES" style:font-name-complex="Arial"/>
    </style:style>
    <style:style style:name="P80" style:family="paragraph" style:parent-style-name="Standard">
      <style:paragraph-properties fo:margin-left="-0.046cm" fo:margin-right="-0.245cm" fo:text-align="center" style:justify-single-word="false" fo:orphans="2" fo:widows="2" fo:text-indent="0cm" style:auto-text-indent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81" style:family="paragraph" style:parent-style-name="Standard">
      <style:paragraph-properties fo:margin-left="0.199cm" fo:margin-right="0.199cm" fo:text-align="center" style:justify-single-word="false" fo:orphans="2" fo:widows="2" fo:text-indent="0cm" style:auto-text-indent="false" style:text-autospace="none"/>
    </style:style>
    <style:style style:name="P82" style:family="paragraph" style:parent-style-name="Standard">
      <style:paragraph-properties fo:margin-left="0.199cm" fo:margin-right="0.199cm" fo:text-align="center" style:justify-single-word="false" fo:orphans="2" fo:widows="2" fo:text-indent="0cm" style:auto-text-indent="false" style:text-autospace="none" style:snap-to-layout-grid="false"/>
    </style:style>
    <style:style style:name="P83" style:family="paragraph" style:parent-style-name="Standard">
      <style:paragraph-properties fo:margin-left="0.199cm" fo:margin-right="0.199cm" fo:text-align="center" style:justify-single-word="false" fo:orphans="2" fo:widows="2" fo:text-indent="0cm" style:auto-text-indent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84" style:family="paragraph" style:parent-style-name="Standard">
      <style:paragraph-properties fo:margin-left="1.588cm" fo:margin-right="0cm" fo:text-align="justify" style:justify-single-word="false" fo:orphans="2" fo:widows="2" fo:text-indent="0.953cm" style:auto-text-indent="false"/>
      <style:text-properties style:font-name="Arial" fo:font-size="12pt" fo:letter-spacing="-0.005cm" fo:language="es" fo:country="ES" style:font-size-asian="12pt" style:font-name-complex="Arial" style:font-size-complex="12pt"/>
    </style:style>
    <style:style style:name="P85" style:family="paragraph" style:parent-style-name="Standard">
      <style:paragraph-properties fo:margin-left="1.588cm" fo:margin-right="0cm" fo:text-align="justify" style:justify-single-word="false" fo:text-indent="0.953cm" style:auto-text-indent="false"/>
      <style:text-properties style:font-name="Arial" fo:language="es" fo:country="ES" style:font-name-complex="Arial"/>
    </style:style>
    <style:style style:name="P86" style:family="paragraph" style:parent-style-name="Standard">
      <style:paragraph-properties fo:margin-left="1.588cm" fo:margin-right="0cm" fo:text-align="justify" style:justify-single-word="false" fo:text-indent="0.953cm" style:auto-text-indent="false"/>
      <style:text-properties style:font-name="Arial" fo:language="es" fo:country="ES" style:font-name-asian="Arial" style:font-name-complex="Arial"/>
    </style:style>
    <style:style style:name="P87" style:family="paragraph" style:parent-style-name="Standard">
      <style:paragraph-properties fo:margin-left="0cm" fo:margin-right="0cm" fo:text-align="justify" style:justify-single-word="false" fo:text-indent="0.399cm" style:auto-text-indent="false">
        <style:tab-stops>
          <style:tab-stop style:position="-2.076cm"/>
          <style:tab-stop style:position="-1.27cm"/>
          <style:tab-stop style:position="0cm"/>
          <style:tab-stop style:position="0.399cm"/>
          <style:tab-stop style:position="0.799cm"/>
          <style:tab-stop style:position="1.199cm"/>
          <style:tab-stop style:position="1.6cm"/>
          <style:tab-stop style:position="1.997cm"/>
          <style:tab-stop style:position="2.699cm"/>
          <style:tab-stop style:position="3.498cm"/>
        </style:tab-stops>
      </style:paragraph-properties>
      <style:text-properties style:font-name="Arial" fo:font-size="12pt" fo:language="es" fo:country="ES" style:font-size-asian="12pt" style:font-name-complex="Arial" style:font-size-complex="12pt"/>
    </style:style>
    <style:style style:name="P88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font-name="Arial" fo:language="es" fo:country="ES" style:font-name-complex="Arial"/>
    </style:style>
    <style:style style:name="P89" style:family="paragraph" style:parent-style-name="Standard" style:list-style-name="WW8Num5">
      <style:paragraph-properties fo:margin-left="2.501cm" fo:margin-right="0cm" fo:text-align="justify" style:justify-single-word="false" fo:text-indent="-0.635cm" style:auto-text-indent="false">
        <style:tab-stops>
          <style:tab-stop style:position="2.501cm"/>
        </style:tab-stops>
      </style:paragraph-properties>
    </style:style>
    <style:style style:name="P90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Arial" fo:language="es" fo:country="ES" style:font-name-complex="Arial"/>
    </style:style>
    <style:style style:name="P91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name="Arial" fo:letter-spacing="-0.005cm" fo:language="es" fo:country="ES" style:font-name-complex="Arial"/>
    </style:style>
    <style:style style:name="P92" style:family="paragraph" style:parent-style-name="Standard">
      <style:paragraph-properties fo:margin-left="0.953cm" fo:margin-right="0cm" fo:text-align="justify" style:justify-single-word="false" fo:text-indent="0cm" style:auto-text-indent="false"/>
    </style:style>
    <style:style style:name="P93" style:family="paragraph" style:parent-style-name="Standard">
      <style:paragraph-properties fo:margin-left="0.953cm" fo:margin-right="0cm" fo:text-indent="0.953cm" style:auto-text-indent="false"/>
      <style:text-properties style:font-name="Arial" fo:font-size="12pt" fo:letter-spacing="-0.005cm" fo:language="es" fo:country="ES" style:font-size-asian="12pt" style:font-name-complex="Arial" style:font-size-complex="12pt"/>
    </style:style>
    <style:style style:name="P94" style:family="paragraph" style:parent-style-name="Standard">
      <style:paragraph-properties fo:margin-left="0.953cm" fo:margin-right="0cm" fo:text-align="justify" style:justify-single-word="false" fo:text-indent="0.953cm" style:auto-text-indent="false"/>
      <style:text-properties style:font-name="Arial" fo:letter-spacing="-0.005cm" fo:language="es" fo:country="ES" style:font-name-complex="Arial"/>
    </style:style>
    <style:style style:name="P95" style:family="paragraph" style:parent-style-name="Standard">
      <style:paragraph-properties fo:margin-left="1cm" fo:margin-right="0cm" fo:text-align="justify" style:justify-single-word="false" fo:text-indent="-1cm" style:auto-text-indent="false">
        <style:tab-stops>
          <style:tab-stop style:position="1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96" style:family="paragraph" style:parent-style-name="Standard">
      <style:paragraph-properties fo:margin-left="0.318cm" fo:margin-right="0cm" fo:text-indent="0cm" style:auto-text-indent="false"/>
      <style:text-properties style:font-name="Arial" fo:letter-spacing="-0.005cm" fo:language="es" fo:country="ES" style:font-name-complex="Arial"/>
    </style:style>
    <style:style style:name="P97" style:family="paragraph" style:parent-style-name="Standard" style:master-page-name="Standard">
      <style:paragraph-properties fo:text-align="justify" style:justify-single-word="false" fo:hyphenation-ladder-count="no-limit" style:page-number="auto">
        <style:tab-stops>
          <style:tab-stop style:position="-1.27cm"/>
        </style:tab-stops>
      </style:paragraph-properties>
      <style:text-properties style:font-name="Arial" fo:letter-spacing="-0.005cm" fo:language="es" fo:country="ES" style:font-name-complex="Arial" fo:hyphenate="false" fo:hyphenation-remain-char-count="2" fo:hyphenation-push-char-count="2"/>
    </style:style>
    <style:style style:name="P98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99" style:family="paragraph" style:parent-style-name="Heading_20_2" style:master-page-name="Convertir_20_1">
      <style:paragraph-properties style:page-number="auto"/>
      <style:text-properties fo:font-size="14pt" fo:font-weight="bold" style:font-size-asian="14pt" style:font-weight-asian="bold" style:font-size-complex="14pt"/>
    </style:style>
    <style:style style:name="P100" style:family="paragraph" style:parent-style-name="Heading_20_2" style:master-page-name="Convertir_20_2">
      <style:paragraph-properties style:page-number="auto"/>
    </style:style>
    <style:style style:name="P101" style:family="paragraph" style:parent-style-name="Contents_20_2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03" style:family="paragraph" style:parent-style-name="Heading_20_3">
      <style:text-properties fo:letter-spacing="-0.005cm" fo:language="es" fo:country="ES" fo:font-weight="bold" style:font-weight-asian="bold" style:font-name-complex="Arial"/>
    </style:style>
    <style:style style:name="P104" style:family="paragraph" style:parent-style-name="Heading_20_3">
      <style:paragraph-properties fo:margin-left="1.251cm" fo:margin-right="0cm" fo:text-indent="-1.27cm" style:auto-text-indent="false"/>
    </style:style>
    <style:style style:name="P105" style:family="paragraph" style:parent-style-name="Footer">
      <style:paragraph-properties fo:text-align="justify" style:justify-single-word="false">
        <style:tab-stops>
          <style:tab-stop style:position="1cm"/>
          <style:tab-stop style:position="9.001cm" style:type="center"/>
          <style:tab-stop style:position="16.002cm"/>
          <style:tab-stop style:position="17.253cm"/>
        </style:tab-stops>
      </style:paragraph-properties>
    </style:style>
    <style:style style:name="P106" style:family="paragraph" style:parent-style-name="Footer">
      <style:paragraph-properties fo:margin-left="0cm" fo:margin-right="0.06cm" fo:text-align="center" style:justify-single-word="false" fo:text-indent="0cm" style:auto-text-indent="false" style:snap-to-layout-grid="false">
        <style:tab-stops>
          <style:tab-stop style:position="15cm" style:type="right"/>
        </style:tab-stops>
      </style:paragraph-properties>
    </style:style>
    <style:style style:name="T1" style:family="text">
      <style:text-properties fo:letter-spacing="-0.005cm" fo:language="es" fo:country="ES"/>
    </style:style>
    <style:style style:name="T2" style:family="text">
      <style:text-properties fo:letter-spacing="-0.005cm" fo:language="es" fo:country="ES" style:font-name-asian="Arial" style:font-name-complex="Arial"/>
    </style:style>
    <style:style style:name="T3" style:family="text">
      <style:text-properties fo:letter-spacing="-0.005cm" fo:language="es" fo:country="ES" style:font-name-asian="Arial" style:font-name-complex="Arial" style:font-size-complex="12pt"/>
    </style:style>
    <style:style style:name="T4" style:family="text">
      <style:text-properties fo:letter-spacing="-0.005cm" fo:language="es" fo:country="ES" style:font-name-complex="Arial"/>
    </style:style>
    <style:style style:name="T5" style:family="text">
      <style:text-properties fo:letter-spacing="-0.005cm" fo:language="es" fo:country="ES" style:font-name-complex="Arial" style:font-size-complex="12pt"/>
    </style:style>
    <style:style style:name="T6" style:family="text">
      <style:text-properties fo:letter-spacing="-0.005cm" fo:language="es" fo:country="ES" fo:font-style="italic" style:font-style-asian="italic"/>
    </style:style>
    <style:style style:name="T7" style:family="text">
      <style:text-properties fo:letter-spacing="-0.005cm" fo:language="es" fo:country="ES" fo:font-weight="bold" style:font-weight-asian="bold"/>
    </style:style>
    <style:style style:name="T8" style:family="text">
      <style:text-properties fo:letter-spacing="-0.005cm" fo:language="es" fo:country="ES" fo:font-weight="bold" style:font-weight-asian="bold" style:font-name-complex="Arial"/>
    </style:style>
    <style:style style:name="T9" style:family="text">
      <style:text-properties fo:letter-spacing="-0.005cm" fo:language="es" fo:country="ES" fo:font-weight="bold" style:font-name-asian="Arial" style:font-weight-asian="bold" style:font-name-complex="Arial"/>
    </style:style>
    <style:style style:name="T10" style:family="text">
      <style:text-properties fo:language="es" fo:country="ES"/>
    </style:style>
    <style:style style:name="T11" style:family="text">
      <style:text-properties fo:language="es" fo:country="ES" style:font-name-complex="Arial"/>
    </style:style>
    <style:style style:name="T12" style:family="text">
      <style:text-properties fo:language="es" fo:country="ES" fo:font-weight="bold" style:font-weight-asian="bold" style:font-name-complex="Arial" style:font-weight-complex="bold"/>
    </style:style>
    <style:style style:name="T13" style:family="text">
      <style:text-properties style:font-name="Arial" fo:letter-spacing="-0.005cm"/>
    </style:style>
    <style:style style:name="T14" style:family="text">
      <style:text-properties style:font-name="Arial" fo:letter-spacing="-0.005cm" fo:language="es" fo:country="ES" style:font-name-complex="Arial"/>
    </style:style>
    <style:style style:name="T15" style:family="text">
      <style:text-properties style:font-name="Arial" fo:letter-spacing="-0.005cm" fo:language="es" fo:country="ES" style:font-name-complex="Arial" style:font-size-complex="11pt"/>
    </style:style>
    <style:style style:name="T16" style:family="text">
      <style:text-properties style:font-name="Arial" fo:letter-spacing="-0.005cm" fo:language="es" fo:country="ES" style:font-name-asian="Arial" style:font-name-complex="Arial"/>
    </style:style>
    <style:style style:name="T17" style:family="text">
      <style:text-properties style:font-name="Arial" fo:letter-spacing="-0.005cm" fo:language="es" fo:country="ES" officeooo:rsid="00184c6b" style:font-name-asian="Arial" style:font-name-complex="Arial"/>
    </style:style>
    <style:style style:name="T18" style:family="text">
      <style:text-properties style:font-name="Arial" fo:letter-spacing="-0.005cm" fo:language="es" fo:country="ES" fo:font-style="italic" style:font-style-asian="italic" style:font-name-complex="Arial"/>
    </style:style>
    <style:style style:name="T19" style:family="text">
      <style:text-properties style:font-name="Arial" fo:letter-spacing="-0.005cm" fo:language="es" fo:country="ES" fo:font-style="italic" style:font-name-asian="Arial" style:font-style-asian="italic" style:font-name-complex="Arial"/>
    </style:style>
    <style:style style:name="T20" style:family="text">
      <style:text-properties style:font-name="Arial" fo:letter-spacing="-0.005cm" fo:language="es" fo:country="ES" style:text-underline-style="solid" style:text-underline-width="auto" style:text-underline-color="font-color" fo:font-weight="bold" style:font-weight-asian="bold" style:font-name-complex="Arial"/>
    </style:style>
    <style:style style:name="T21" style:family="text">
      <style:text-properties style:font-name="Arial" fo:letter-spacing="-0.005cm" fo:language="es" fo:country="ES" fo:font-weight="bold" style:font-weight-asian="bold" style:font-name-complex="Arial"/>
    </style:style>
    <style:style style:name="T22" style:family="text">
      <style:text-properties style:font-name="Arial" fo:letter-spacing="-0.005cm" style:font-name-complex="Arial" style:font-size-complex="11pt"/>
    </style:style>
    <style:style style:name="T23" style:family="text">
      <style:text-properties style:font-name="Arial" fo:font-size="14.5pt" fo:letter-spacing="-0.005cm" fo:language="es" fo:country="ES" fo:font-weight="bold" style:font-size-asian="14.5pt" style:font-weight-asian="bold" style:font-name-complex="Arial"/>
    </style:style>
    <style:style style:name="T24" style:family="text">
      <style:text-properties style:font-name="Arial" fo:font-size="28pt" style:font-size-asian="28pt" style:font-name-complex="Arial" style:font-size-complex="28pt"/>
    </style:style>
    <style:style style:name="T25" style:family="text">
      <style:text-properties style:font-name="Arial" style:font-name-complex="Arial"/>
    </style:style>
    <style:style style:name="T26" style:family="text">
      <style:text-properties style:font-name="Arial" fo:font-size="24pt" fo:letter-spacing="-0.011cm" fo:language="es" fo:country="ES" fo:font-weight="bold" style:font-size-asian="24pt" style:font-weight-asian="bold" style:font-name-complex="Arial" style:font-size-complex="24pt"/>
    </style:style>
    <style:style style:name="T27" style:family="text">
      <style:text-properties style:font-name="Arial" fo:font-size="24pt" fo:language="es" fo:country="ES" fo:font-weight="bold" style:font-size-asian="24pt" style:font-weight-asian="bold" style:font-name-complex="Arial" style:font-size-complex="24pt"/>
    </style:style>
    <style:style style:name="T28" style:family="text">
      <style:text-properties style:font-name="Arial" fo:language="es" fo:country="ES" style:font-name-complex="Arial"/>
    </style:style>
    <style:style style:name="T29" style:family="text">
      <style:text-properties style:font-name="Arial" fo:language="es" fo:country="ES" style:font-name-asian="Arial" style:font-name-complex="Arial"/>
    </style:style>
    <style:style style:name="T30" style:family="text">
      <style:text-properties style:font-name="Arial" fo:language="es" fo:country="ES" style:font-name-asian="Arial" style:language-asian="zxx" style:country-asian="none" style:font-name-complex="Arial"/>
    </style:style>
    <style:style style:name="T31" style:family="text">
      <style:text-properties style:font-name="Arial" fo:language="es" fo:country="ES" style:language-asian="zxx" style:country-asian="none" style:font-name-complex="Arial"/>
    </style:style>
    <style:style style:name="T32" style:family="text">
      <style:text-properties style:font-name="Arial" fo:language="es" fo:country="ES" fo:font-style="italic" style:font-style-asian="italic" style:font-name-complex="Arial" style:font-style-complex="italic"/>
    </style:style>
    <style:style style:name="T33" style:family="text">
      <style:text-properties style:font-name="Arial" fo:font-size="12pt" fo:letter-spacing="-0.005cm" fo:language="es" fo:country="ES" fo:font-weight="bold" style:font-size-asian="12pt" style:font-weight-asian="bold" style:font-name-complex="Arial" style:font-size-complex="12pt"/>
    </style:style>
    <style:style style:name="T34" style:family="text">
      <style:text-properties style:font-name="Arial" fo:font-size="12pt" fo:letter-spacing="-0.005cm" fo:language="es" fo:country="ES" style:font-size-asian="12pt" style:font-name-complex="Arial" style:font-size-complex="12pt"/>
    </style:style>
    <style:style style:name="T35" style:family="text">
      <style:text-properties style:font-name="Arial" fo:font-size="12pt" fo:language="es" fo:country="ES" style:font-size-asian="12pt" style:font-name-complex="Arial" style:font-size-complex="12pt"/>
    </style:style>
    <style:style style:name="T36" style:family="text">
      <style:text-properties style:font-name="Arial" fo:font-size="12pt" style:font-size-asian="12pt" style:font-name-complex="Arial" style:font-size-complex="12pt"/>
    </style:style>
    <style:style style:name="T37" style:family="text">
      <style:text-properties style:font-name="Arial" fo:font-size="11pt" fo:language="es" fo:country="ES" style:font-size-asian="11pt" style:font-name-complex="Arial"/>
    </style:style>
    <style:style style:name="T38" style:family="text">
      <style:text-properties style:font-name="Arial" style:font-name-asian="UniversLTStd" style:font-name-complex="Arial"/>
    </style:style>
    <style:style style:name="T39" style:family="text">
      <style:text-properties style:font-name="Arial" fo:font-weight="bold" style:font-weight-asian="bold" style:font-name-complex="Arial" style:font-weight-complex="bold"/>
    </style:style>
    <style:style style:name="T40" style:family="text">
      <style:text-properties style:font-name="Arial" fo:font-weight="bold" style:font-name-asian="Arial" style:font-weight-asian="bold" style:font-name-complex="Arial" style:font-weight-complex="bold"/>
    </style:style>
    <style:style style:name="T41" style:family="text">
      <style:text-properties style:font-name="Arial" fo:font-size="8pt" style:font-size-asian="8pt" style:font-name-complex="Arial" style:font-size-complex="8pt"/>
    </style:style>
    <style:style style:name="T42" style:family="text">
      <style:text-properties style:font-name="Arial" fo:font-size="8pt" style:font-name-asian="Arial" style:font-size-asian="8pt" style:font-name-complex="Arial" style:font-size-complex="8pt"/>
    </style:style>
    <style:style style:name="T43" style:family="text">
      <style:text-properties style:font-name="Arial" style:font-name-asian="Arial" style:font-name-complex="Arial"/>
    </style:style>
    <style:style style:name="T44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4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46" style:family="text">
      <style:text-properties style:font-name="Arial" fo:font-size="10pt" style:font-size-asian="10pt" style:font-name-complex="Arial" style:font-size-complex="10pt"/>
    </style:style>
    <style:style style:name="T47" style:family="text">
      <style:text-properties style:font-name="Arial" fo:font-size="10pt" officeooo:rsid="00184c6b" style:font-size-asian="10pt" style:font-name-complex="Arial" style:font-size-complex="10pt"/>
    </style:style>
    <style:style style:name="T48" style:family="text">
      <style:text-properties style:font-name-complex="Arial"/>
    </style:style>
    <style:style style:name="T49" style:family="text">
      <style:text-properties style:font-name-asian="Arial"/>
    </style:style>
    <style:style style:name="T50" style:family="text">
      <style:text-properties fo:font-weight="bold" style:font-weight-asian="bold"/>
    </style:style>
    <style:style style:name="T51" style:family="text">
      <style:text-properties style:text-outline="true" style:font-name="Arial" fo:font-size="24pt" fo:letter-spacing="-0.011cm" fo:language="es" fo:country="ES" fo:font-weight="bold" style:font-size-asian="24pt" style:font-weight-asian="bold" style:font-name-complex="Arial"/>
    </style:style>
    <style:style style:name="T52" style:family="text">
      <style:text-properties style:text-outline="true" style:font-name="Arial" fo:font-size="24pt" fo:letter-spacing="-0.011cm" fo:language="es" fo:country="ES" fo:font-weight="bold" style:font-size-asian="24pt" style:font-weight-asian="bold" style:font-name-complex="Arial" style:font-size-complex="24pt"/>
    </style:style>
    <style:style style:name="T53" style:family="text">
      <style:text-properties fo:color="#002060" style:font-name="Arial" fo:font-weight="bold" style:font-weight-asian="bold" style:font-name-complex="Arial"/>
    </style:style>
    <style:style style:name="T54" style:family="text">
      <style:text-properties fo:font-size="11pt" fo:letter-spacing="-0.005cm" fo:language="es" fo:country="ES" style:font-name-asian="Arial" style:font-size-asian="11pt" style:font-name-complex="Arial" style:font-size-complex="11pt"/>
    </style:style>
    <style:style style:name="T55" style:family="text">
      <style:text-properties fo:font-size="14pt" fo:letter-spacing="-0.005cm" fo:language="es" fo:country="ES" fo:font-weight="bold" style:font-size-asian="14pt" style:font-weight-asian="bold" style:font-name-complex="Arial" style:font-size-complex="14pt"/>
    </style:style>
    <style:style style:name="T56" style:family="text">
      <style:text-properties fo:font-size="14pt" fo:font-weight="bold" style:font-size-asian="14pt" style:font-weight-asian="bold" style:font-size-complex="14pt"/>
    </style:style>
    <style:style style:name="T57" style:family="text">
      <style:text-properties fo:font-size="14pt" fo:font-weight="bold" officeooo:rsid="00184c6b" style:font-size-asian="14pt" style:font-weight-asian="bold" style:font-size-complex="14pt"/>
    </style:style>
    <style:style style:name="T58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/>
      <text:p text:style-name="P10"><text:span text:style-name="T16"><text:s text:c="14"/></text:span><text:span text:style-name="T23"><text:tab/></text:span></text:p>
      <text:p text:style-name="P17"/>
      <text:p text:style-name="P61">Concreción Curricular</text:p>
      <text:p text:style-name="P27"/>
      <text:p text:style-name="P62">CICLO FORMATIVO DE </text:p>
      <text:p text:style-name="P62">GRADO MEDIO</text:p>
      <text:p text:style-name="P55"/>
      <text:p text:style-name="P56"/>
      <text:p text:style-name="P57"/>
      <text:p text:style-name="P17"/>
      <text:p text:style-name="P1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8">Técnico</text:p>
            <text:p text:style-name="P29"/>
            <text:p text:style-name="P53"><text:span text:style-name="T26">SISTEMAS</text:span><text:span text:style-name="T27"> MICROINFORMÁTICOS Y REDES</text:span></text:p>
            <text:p text:style-name="P20"/>
            <text:p text:style-name="P20"/>
            <text:p text:style-name="P31"/>
          </table:table-cell>
        </table:table-row>
      </table:table>
      <text:p text:style-name="Standard"/>
      <text:p text:style-name="P30"/>
      <text:p text:style-name="P30"/>
      <text:p text:style-name="P30"/>
      <text:p text:style-name="P30"/>
      <text:p text:style-name="P32">Departamento de Informática</text:p>
      <text:p text:style-name="P63"/>
      <text:p text:style-name="P33">Índice</text:p>
      <text:p text:style-name="P18"/>
      <text:p text:style-name="P18"/>
      <text:section text:style-name="Sect1" text:name="Sección1">
        <text:p text:style-name="Encabezado_20_del_20_índice">Índice</text:p>
      </text:section>
      <text:section text:style-name="Sect1" text:name="Sección2">
        <text:p text:style-name="P101">1. Identificación del Título.<text:tab/>3</text:p>
        <text:p text:style-name="P102">1.1. DENOMINACIÓN <text:s/><text:tab/>3</text:p>
        <text:p text:style-name="P102">1.2. NIVEL <text:tab/>3</text:p>
        <text:p text:style-name="P102">1.3. DURACIÓN DEL CICLO FORMATIVO <text:tab/>3</text:p>
        <text:p text:style-name="P102">1.4. FAMILIA PROFESIONAL<text:tab/>3</text:p>
        <text:p text:style-name="P102">1.5. REFERENTE EUROPEO<text:tab/>3</text:p>
        <text:p text:style-name="P101">2. Objetivos Generales del Ciclo Formativo.<text:tab/>3</text:p>
        <text:p text:style-name="P101">3. Competencia General del Título.<text:tab/>4</text:p>
        <text:p text:style-name="P101">4.Competencias Profesionales, Personales y Sociales.<text:tab/>4</text:p>
        <text:p text:style-name="P101">5. Cualificaciones Profesionales.<text:tab/>5</text:p>
        <text:p text:style-name="P102">1. Cualificaciones profesionales completas:<text:tab/>5</text:p>
        <text:p text:style-name="P101">6. Bandas Horarias.<text:tab/>7</text:p>
        <text:p text:style-name="P101">7. Criterios de Promoción y acceso a los Módulos de Proyecto de administración de sistemas informáticos y F.C.T.<text:tab/>8</text:p>
        <text:p text:style-name="P101">8. Orientaciones Metodológicas.<text:tab/>8</text:p>
        <text:p text:style-name="P101">9. Criterios Generales de Calificación e Instrumentos de Evaluación.<text:tab/>11</text:p>
      </text:section>
      <text:section text:style-name="Sect2" text:name="Sección3">
        <text:p text:style-name="P59"/>
        <text:p text:style-name="P64"/>
        <text:h text:style-name="Heading_20_2" text:outline-level="2">1. Identificación del Título.</text:h>
        <text:h text:style-name="P103" text:outline-level="3">1.1. DENOMINACIÓN <text:tab/></text:h>
        <text:p text:style-name="Text_20_body"><text:span text:style-name="T4">SISTEMAS</text:span><text:span text:style-name="T2"> </text:span><text:span text:style-name="T4">MICROINFORMÁTICOS</text:span><text:span text:style-name="T2"> </text:span><text:span text:style-name="T4">Y</text:span><text:span text:style-name="T2"> </text:span><text:span text:style-name="T4">REDES</text:span></text:p>
        <text:h text:style-name="P104" text:outline-level="3"><text:span text:style-name="T21">1.2. NIVEL</text:span><text:span text:style-name="T14"><text:tab/></text:span></text:h>
        <text:p text:style-name="Text_20_body"><text:span text:style-name="T4">Ciclo</text:span><text:span text:style-name="T2"> </text:span><text:span text:style-name="T4">Formativo</text:span><text:span text:style-name="T2"> </text:span><text:span text:style-name="T4">de</text:span><text:span text:style-name="T2"> </text:span><text:span text:style-name="T4">Grado</text:span><text:span text:style-name="T2"> </text:span><text:span text:style-name="T4">Medio</text:span></text:p>
        <text:h text:style-name="Heading_20_3" text:outline-level="3"><text:span text:style-name="T8">1.3. DURACIÓN</text:span><text:span text:style-name="T9"> </text:span><text:span text:style-name="T8">DEL</text:span><text:span text:style-name="T9"> </text:span><text:span text:style-name="T8">CICLO</text:span><text:span text:style-name="T9"> </text:span><text:span text:style-name="T8">FORMATIVO</text:span><text:span text:style-name="T4"><text:tab/></text:span></text:h>
        <text:p text:style-name="Text_20_body"><text:span text:style-name="T4">2000</text:span><text:span text:style-name="T2"> </text:span><text:span text:style-name="T4">horas</text:span></text:p>
        <text:h text:style-name="Heading_20_3" text:outline-level="3"><text:span text:style-name="T8">1.4. FAMILIA</text:span><text:span text:style-name="T9"> </text:span><text:span text:style-name="T8">PROFESIONAL</text:span></text:h>
        <text:p text:style-name="P19"/>
        <text:p text:style-name="Text_20_body"><text:span text:style-name="T4">Informática</text:span><text:span text:style-name="T2"> </text:span><text:span text:style-name="T4">y</text:span><text:span text:style-name="T2"> </text:span><text:span text:style-name="T4">Comunicaciones</text:span></text:p>
        <text:h text:style-name="Heading_20_3" text:outline-level="3"><text:span text:style-name="T8">1.5. REFERENTE</text:span><text:span text:style-name="T9"> </text:span><text:span text:style-name="T8">EUROPEO</text:span></text:h>
        <text:p text:style-name="P19"/>
        <text:p text:style-name="Text_20_body"><text:span text:style-name="T4">CINE-3 </text:span><text:span text:style-name="T8">(Clasificación</text:span><text:span text:style-name="T9"> </text:span><text:span text:style-name="T8">Internacional</text:span><text:span text:style-name="T9"> </text:span><text:span text:style-name="T8">Normalizada</text:span><text:span text:style-name="T9"> </text:span><text:span text:style-name="T8">de</text:span><text:span text:style-name="T9"> </text:span><text:span text:style-name="T8">la</text:span><text:span text:style-name="T9"> </text:span><text:span text:style-name="T8">Educación)</text:span></text:p>
        <text:p text:style-name="P34"/>
        <text:h text:style-name="P98" text:outline-level="2">2. Objetivos Generales del Ciclo Formativo.</text:h>
        <text:p text:style-name="P23"/>
        <text:p text:style-name="P65"><text:span text:style-name="T28">Los</text:span><text:span text:style-name="T29"> </text:span><text:span text:style-name="T28">objetivos</text:span><text:span text:style-name="T29"> </text:span><text:span text:style-name="T28">generales</text:span><text:span text:style-name="T29"> </text:span><text:span text:style-name="T28">de</text:span><text:span text:style-name="T29"> </text:span><text:span text:style-name="T28">este</text:span><text:span text:style-name="T29"> </text:span><text:span text:style-name="T28">ciclo</text:span><text:span text:style-name="T29"> </text:span><text:span text:style-name="T28">formativo</text:span><text:span text:style-name="T29"> </text:span><text:span text:style-name="T28">son</text:span><text:span text:style-name="T29"> </text:span><text:span text:style-name="T28">los</text:span><text:span text:style-name="T29"> </text:span><text:span text:style-name="T28">siguientes:</text:span></text:p>
        <text:p text:style-name="P37"/>
        <text:p text:style-name="P37"/>
        <text:list xml:id="list921297741" text:style-name="WW8Num3">
          <text:list-item>
            <text:p text:style-name="P70"><text:span text:style-name="T28">Organizar</text:span><text:span text:style-name="T29"> </text:span><text:span text:style-name="T28">los</text:span><text:span text:style-name="T29"> </text:span><text:span text:style-name="T28">componentes</text:span><text:span text:style-name="T29"> físicos </text:span><text:span text:style-name="T28">y</text:span><text:span text:style-name="T29"> lógicos </text:span><text:span text:style-name="T28">que</text:span><text:span text:style-name="T29"> </text:span><text:span text:style-name="T28">forman</text:span><text:span text:style-name="T29"> </text:span><text:span text:style-name="T28">un</text:span><text:span text:style-name="T29"> </text:span><text:span text:style-name="T28">sistema</text:span><text:span text:style-name="T29"> microinformático</text:span><text:span text:style-name="T28">,</text:span><text:span text:style-name="T29"> </text:span><text:span text:style-name="T28">interpretando</text:span><text:span text:style-name="T29"> </text:span><text:span text:style-name="T28">su</text:span><text:span text:style-name="T29"> documentación técnica</text:span><text:span text:style-name="T28">,</text:span><text:span text:style-name="T29"> </text:span><text:span text:style-name="T28">para</text:span><text:span text:style-name="T29"> </text:span><text:span text:style-name="T28">aplicar</text:span><text:span text:style-name="T29"> </text:span><text:span text:style-name="T28">los</text:span><text:span text:style-name="T29"> </text:span><text:span text:style-name="T28">medios</text:span><text:span text:style-name="T29"> </text:span><text:span text:style-name="T28">y</text:span><text:span text:style-name="T29"> </text:span><text:span text:style-name="T28">métodos</text:span><text:span text:style-name="T29"> </text:span><text:span text:style-name="T28">adecuados</text:span><text:span text:style-name="T29"> </text:span><text:span text:style-name="T28">a</text:span><text:span text:style-name="T29"> </text:span><text:span text:style-name="T28">su</text:span><text:span text:style-name="T29"> instalación</text:span><text:span text:style-name="T28">,</text:span><text:span text:style-name="T29"> </text:span><text:span text:style-name="T28">montaje</text:span><text:span text:style-name="T29"> </text:span><text:span text:style-name="T28">y</text:span><text:span text:style-name="T29"> </text:span><text:span text:style-name="T28">mantenimiento.</text:span></text:p>
          </text:list-item>
          <text:list-item>
            <text:p text:style-name="P70"><text:span text:style-name="T28">Identificar,</text:span><text:span text:style-name="T29"> </text:span><text:span text:style-name="T28">ensamblar</text:span><text:span text:style-name="T29"> </text:span><text:span text:style-name="T28">y</text:span><text:span text:style-name="T29"> </text:span><text:span text:style-name="T28">conectar</text:span><text:span text:style-name="T29"> </text:span><text:span text:style-name="T28">componentes</text:span><text:span text:style-name="T29"> </text:span><text:span text:style-name="T28">y</text:span><text:span text:style-name="T29"> periféricos </text:span><text:span text:style-name="T28">utilizando</text:span><text:span text:style-name="T29"> </text:span><text:span text:style-name="T28">las</text:span><text:span text:style-name="T29"> </text:span><text:span text:style-name="T28">herramientas</text:span><text:span text:style-name="T29"> </text:span><text:span text:style-name="T28">adecuadas,</text:span><text:span text:style-name="T29"> </text:span><text:span text:style-name="T28">aplicando</text:span><text:span text:style-name="T29"> </text:span><text:span text:style-name="T28">procedimientos,</text:span><text:span text:style-name="T29"> </text:span><text:span text:style-name="T28">normas</text:span><text:span text:style-name="T29"> </text:span><text:span text:style-name="T28">y</text:span><text:span text:style-name="T29"> </text:span><text:span text:style-name="T28">protocolos</text:span><text:span text:style-name="T29"> </text:span><text:span text:style-name="T28">de</text:span><text:span text:style-name="T29"> </text:span><text:span text:style-name="T28">calidad</text:span><text:span text:style-name="T29"> </text:span><text:span text:style-name="T28">y</text:span><text:span text:style-name="T29"> </text:span><text:span text:style-name="T28">seguridad,</text:span><text:span text:style-name="T29"> </text:span><text:span text:style-name="T28">para</text:span><text:span text:style-name="T29"> </text:span><text:span text:style-name="T28">montar</text:span><text:span text:style-name="T29"> </text:span><text:span text:style-name="T28">y</text:span><text:span text:style-name="T29"> </text:span><text:span text:style-name="T28">configurar</text:span><text:span text:style-name="T29"> </text:span><text:span text:style-name="T28">ordenadores</text:span><text:span text:style-name="T29"> </text:span><text:span text:style-name="T28">y</text:span><text:span text:style-name="T29"> periféricos.</text:span></text:p>
          </text:list-item>
          <text:list-item>
            <text:p text:style-name="P70"><text:span text:style-name="T28">Reconocer</text:span><text:span text:style-name="T29"> </text:span><text:span text:style-name="T28">y</text:span><text:span text:style-name="T29"> </text:span><text:span text:style-name="T28">ejecutar</text:span><text:span text:style-name="T29"> </text:span><text:span text:style-name="T28">los</text:span><text:span text:style-name="T29"> </text:span><text:span text:style-name="T28">procedimientos</text:span><text:span text:style-name="T29"> </text:span><text:span text:style-name="T28">de</text:span><text:span text:style-name="T29"> </text:span><text:span text:style-name="T28">instalación</text:span><text:span text:style-name="T29"> </text:span><text:span text:style-name="T28">de</text:span><text:span text:style-name="T29"> </text:span><text:span text:style-name="T28">sistemas</text:span><text:span text:style-name="T29"> </text:span><text:span text:style-name="T28">operativos</text:span><text:span text:style-name="T29"> </text:span><text:span text:style-name="T28">y</text:span><text:span text:style-name="T29"> </text:span><text:span text:style-name="T28">programas</text:span><text:span text:style-name="T29"> </text:span><text:span text:style-name="T28">de</text:span><text:span text:style-name="T29"> aplicación</text:span><text:span text:style-name="T28">,</text:span><text:span text:style-name="T29"> </text:span><text:span text:style-name="T28">aplicando</text:span><text:span text:style-name="T29"> </text:span><text:span text:style-name="T28">protocolos</text:span><text:span text:style-name="T29"> </text:span><text:span text:style-name="T28">de</text:span><text:span text:style-name="T29"> </text:span><text:span text:style-name="T28">calidad,</text:span><text:span text:style-name="T29"> </text:span><text:span text:style-name="T28">para</text:span><text:span text:style-name="T29"> </text:span><text:span text:style-name="T28">instalar</text:span><text:span text:style-name="T29"> </text:span><text:span text:style-name="T28">y</text:span><text:span text:style-name="T29"> </text:span><text:span text:style-name="T28">configurar</text:span><text:span text:style-name="T29"> </text:span><text:span text:style-name="T28">sistemas</text:span><text:span text:style-name="T29"> microinformáticos.</text:span></text:p>
          </text:list-item>
          <text:list-item>
            <text:p text:style-name="P70"><text:span text:style-name="T28">Representar</text:span><text:span text:style-name="T29"> </text:span><text:span text:style-name="T28">la</text:span><text:span text:style-name="T29"> posición </text:span><text:span text:style-name="T28">de</text:span><text:span text:style-name="T29"> </text:span><text:span text:style-name="T28">los</text:span><text:span text:style-name="T29"> </text:span><text:span text:style-name="T28">equipos,</text:span><text:span text:style-name="T29"> </text:span><text:span text:style-name="T28">lineas</text:span><text:span text:style-name="T29"> </text:span><text:span text:style-name="T28">de</text:span><text:span text:style-name="T29"> transmisión </text:span><text:span text:style-name="T28">y</text:span><text:span text:style-name="T29"> demás </text:span><text:span text:style-name="T28">elementos</text:span><text:span text:style-name="T29"> </text:span><text:span text:style-name="T28">de</text:span><text:span text:style-name="T29"> </text:span><text:span text:style-name="T28">una</text:span><text:span text:style-name="T29"> </text:span><text:span text:style-name="T28">red</text:span><text:span text:style-name="T29"> </text:span><text:span text:style-name="T28">local,</text:span><text:span text:style-name="T29"> </text:span><text:span text:style-name="T28">analizando</text:span><text:span text:style-name="T29"> </text:span><text:span text:style-name="T28">la</text:span><text:span text:style-name="T29"> morfología</text:span><text:span text:style-name="T28">,</text:span><text:span text:style-name="T29"> </text:span><text:span text:style-name="T28">condiciones</text:span><text:span text:style-name="T29"> </text:span><text:span text:style-name="T28">y</text:span><text:span text:style-name="T29"> características </text:span><text:span text:style-name="T28">del</text:span><text:span text:style-name="T29"> </text:span><text:span text:style-name="T28">despliegue,</text:span><text:span text:style-name="T29"> </text:span><text:span text:style-name="T28">para</text:span><text:span text:style-name="T29"> </text:span><text:span text:style-name="T28">replantear</text:span><text:span text:style-name="T29"> </text:span><text:span text:style-name="T28">el</text:span><text:span text:style-name="T29"> </text:span><text:span text:style-name="T28">cableado</text:span><text:span text:style-name="T29"> </text:span><text:span text:style-name="T28">y</text:span><text:span text:style-name="T29"> </text:span><text:span text:style-name="T28">la</text:span><text:span text:style-name="T29"> electrónica </text:span><text:span text:style-name="T28">de</text:span><text:span text:style-name="T29"> </text:span><text:span text:style-name="T28">la</text:span><text:span text:style-name="T29"> </text:span><text:span text:style-name="T28">red.</text:span></text:p>
          </text:list-item>
          <text:list-item>
            <text:p text:style-name="P70"><text:span text:style-name="T28">Ubicar</text:span><text:span text:style-name="T29"> </text:span><text:span text:style-name="T28">y</text:span><text:span text:style-name="T29"> </text:span><text:span text:style-name="T28">fijar</text:span><text:span text:style-name="T29"> </text:span><text:span text:style-name="T28">equipos,</text:span><text:span text:style-name="T29"> </text:span><text:span text:style-name="T28">lineas,</text:span><text:span text:style-name="T29"> </text:span><text:span text:style-name="T28">canalizaciones</text:span><text:span text:style-name="T29"> </text:span><text:span text:style-name="T28">y</text:span><text:span text:style-name="T29"> demás </text:span><text:span text:style-name="T28">elementos</text:span><text:span text:style-name="T29"> </text:span><text:span text:style-name="T28">de</text:span><text:span text:style-name="T29"> </text:span><text:span text:style-name="T28">una</text:span><text:span text:style-name="T29"> </text:span><text:span text:style-name="T28">red</text:span><text:span text:style-name="T29"> </text:span><text:span text:style-name="T28">local</text:span><text:span text:style-name="T29"> </text:span><text:span text:style-name="T28">cableada,</text:span><text:span text:style-name="T29"> </text:span><text:span text:style-name="T28">inalámbrica</text:span><text:span text:style-name="T29"> </text:span><text:span text:style-name="T28">o</text:span><text:span text:style-name="T29"> </text:span><text:span text:style-name="T28">mixta,</text:span><text:span text:style-name="T29"> </text:span><text:span text:style-name="T28">aplicando</text:span><text:span text:style-name="T29"> </text:span><text:span text:style-name="T28">procedimientos</text:span><text:span text:style-name="T29"> </text:span><text:span text:style-name="T28">de</text:span><text:span text:style-name="T29"> </text:span><text:span text:style-name="T28">montaje</text:span><text:span text:style-name="T29"> </text:span><text:span text:style-name="T28">y</text:span><text:span text:style-name="T29"> </text:span><text:span text:style-name="T28">protocolos</text:span><text:span text:style-name="T29"> </text:span><text:span text:style-name="T28">de</text:span><text:span text:style-name="T29"> </text:span><text:span text:style-name="T28">calidad</text:span><text:span text:style-name="T29"> </text:span><text:span text:style-name="T28">y</text:span><text:span text:style-name="T29"> </text:span><text:span text:style-name="T28">seguridad,</text:span><text:span text:style-name="T29"> </text:span><text:span text:style-name="T28">para</text:span><text:span text:style-name="T29"> </text:span><text:span text:style-name="T28">instalar</text:span><text:span text:style-name="T29"> </text:span><text:span text:style-name="T28">y</text:span><text:span text:style-name="T29"> </text:span><text:span text:style-name="T28">configurar</text:span><text:span text:style-name="T29"> </text:span><text:span text:style-name="T28">redes</text:span><text:span text:style-name="T29"> </text:span><text:span text:style-name="T28">locales.</text:span></text:p>
          </text:list-item>
          <text:list-item>
            <text:p text:style-name="P70"><text:span text:style-name="T28">Interconectar</text:span><text:span text:style-name="T29"> </text:span><text:span text:style-name="T28">equipos</text:span><text:span text:style-name="T29"> informáticos</text:span><text:span text:style-name="T28">,</text:span><text:span text:style-name="T29"> </text:span><text:span text:style-name="T28">dispositivos</text:span><text:span text:style-name="T29"> </text:span><text:span text:style-name="T28">de</text:span><text:span text:style-name="T29"> </text:span><text:span text:style-name="T28">red</text:span><text:span text:style-name="T29"> </text:span><text:span text:style-name="T28">local</text:span><text:span text:style-name="T29"> </text:span><text:span text:style-name="T28">y</text:span><text:span text:style-name="T29"> </text:span><text:span text:style-name="T28">de</text:span><text:span text:style-name="T29"> conexión </text:span><text:span text:style-name="T28">con</text:span><text:span text:style-name="T29"> </text:span><text:span text:style-name="T28">redes</text:span><text:span text:style-name="T29"> </text:span><text:span text:style-name="T28">de</text:span><text:span text:style-name="T29"> área </text:span><text:span text:style-name="T28">extensa,</text:span><text:span text:style-name="T29"> </text:span><text:span text:style-name="T28">ejecutando</text:span><text:span text:style-name="T29"> </text:span><text:span text:style-name="T28">los</text:span><text:span text:style-name="T29"> </text:span><text:span text:style-name="T28">procedimientos</text:span><text:span text:style-name="T29"> </text:span><text:span text:style-name="T28">para</text:span><text:span text:style-name="T29"> </text:span><text:span text:style-name="T28">instalar</text:span><text:span text:style-name="T29"> </text:span><text:span text:style-name="T28">y</text:span><text:span text:style-name="T29"> </text:span><text:span text:style-name="T28">configurar</text:span><text:span text:style-name="T29"> </text:span><text:span text:style-name="T28">redes</text:span><text:span text:style-name="T29"> </text:span><text:span text:style-name="T28">locales.</text:span></text:p>
          </text:list-item>
          <text:list-item>
            <text:p text:style-name="P70"><text:span text:style-name="T28">Localizar</text:span><text:span text:style-name="T29"> </text:span><text:span text:style-name="T28">y</text:span><text:span text:style-name="T29"> </text:span><text:span text:style-name="T28">reparar</text:span><text:span text:style-name="T29"> averías </text:span><text:span text:style-name="T28">y</text:span><text:span text:style-name="T29"> </text:span><text:span text:style-name="T28">disfunciones</text:span><text:span text:style-name="T29"> </text:span><text:span text:style-name="T28">en</text:span><text:span text:style-name="T29"> </text:span><text:span text:style-name="T28">los</text:span><text:span text:style-name="T29"> </text:span><text:span text:style-name="T28">componentes</text:span><text:span text:style-name="T29"> físicos </text:span><text:span text:style-name="T28">y</text:span><text:span text:style-name="T29"> lógicos </text:span><text:span text:style-name="T28">para</text:span><text:span text:style-name="T29"> </text:span><text:span text:style-name="T28">mantener</text:span><text:span text:style-name="T29"> </text:span><text:span text:style-name="T28">sistemas</text:span><text:span text:style-name="T29"> informatizaros </text:span><text:span text:style-name="T28">y</text:span><text:span text:style-name="T29"> </text:span><text:span text:style-name="T28">redes</text:span><text:span text:style-name="T29"> </text:span><text:span text:style-name="T28">locales.</text:span></text:p>
          </text:list-item>
          <text:list-item>
            <text:p text:style-name="P70"><text:span text:style-name="T28">Sustituir</text:span><text:span text:style-name="T29"> </text:span><text:span text:style-name="T28">y</text:span><text:span text:style-name="T29"> </text:span><text:span text:style-name="T28">ajustar</text:span><text:span text:style-name="T29"> </text:span><text:span text:style-name="T28">componentes</text:span><text:span text:style-name="T29"> físicos </text:span><text:span text:style-name="T28">y</text:span><text:span text:style-name="T29"> </text:span><text:span text:style-name="T28">lógicos</text:span><text:span text:style-name="T29"> </text:span><text:span text:style-name="T28">para</text:span><text:span text:style-name="T29"> </text:span><text:span text:style-name="T28">mantener</text:span><text:span text:style-name="T29"> </text:span><text:span text:style-name="T28">sistemas</text:span><text:span text:style-name="T29"> informatizaros </text:span><text:span text:style-name="T28">y</text:span><text:span text:style-name="T29"> </text:span><text:span text:style-name="T28">redes</text:span><text:span text:style-name="T29"> </text:span><text:span text:style-name="T28">locales.</text:span></text:p>
          </text:list-item>
          <text:list-item>
            <text:p text:style-name="P70"><text:span text:style-name="T28">Interpretar</text:span><text:span text:style-name="T29"> </text:span><text:span text:style-name="T28">y</text:span><text:span text:style-name="T29"> </text:span><text:span text:style-name="T28">seleccionar</text:span><text:span text:style-name="T29"> información </text:span><text:span text:style-name="T28">para</text:span><text:span text:style-name="T29"> </text:span><text:span text:style-name="T28">elaborar</text:span><text:span text:style-name="T29"> documentación técnica </text:span><text:span text:style-name="T28">y</text:span><text:span text:style-name="T29"> </text:span><text:span text:style-name="T28">administrativa.</text:span></text:p>
          </text:list-item>
          <text:list-item>
            <text:p text:style-name="P70"><text:span text:style-name="T28">Valorar</text:span><text:span text:style-name="T29"> </text:span><text:span text:style-name="T28">el</text:span><text:span text:style-name="T29"> </text:span><text:span text:style-name="T28">coste</text:span><text:span text:style-name="T29"> </text:span><text:span text:style-name="T28">de</text:span><text:span text:style-name="T29"> </text:span><text:span text:style-name="T28">los</text:span><text:span text:style-name="T29"> </text:span><text:span text:style-name="T28">componentes</text:span><text:span text:style-name="T29"> físicos</text:span><text:span text:style-name="T28">,</text:span><text:span text:style-name="T29"> </text:span><text:span text:style-name="T28">lógicos</text:span><text:span text:style-name="T29"> </text:span><text:span text:style-name="T28">y</text:span><text:span text:style-name="T29"> </text:span><text:span text:style-name="T28">la</text:span><text:span text:style-name="T29"> </text:span><text:span text:style-name="T28">mano</text:span><text:span text:style-name="T29"> </text:span><text:span text:style-name="T28">de</text:span><text:span text:style-name="T29"> </text:span><text:span text:style-name="T28">obra,</text:span><text:span text:style-name="T29"> </text:span><text:span text:style-name="T28">para</text:span><text:span text:style-name="T29"> </text:span><text:span text:style-name="T28">elaborar</text:span><text:span text:style-name="T29"> </text:span><text:span text:style-name="T28">presupuestos.</text:span></text:p>
          </text:list-item>
          <text:list-item>
            <text:p text:style-name="P70"><text:span text:style-name="T28">Reconocer</text:span><text:span text:style-name="T29"> características </text:span><text:span text:style-name="T28">y</text:span><text:span text:style-name="T29"> </text:span><text:span text:style-name="T28">posibilidades</text:span><text:span text:style-name="T29"> </text:span><text:span text:style-name="T28">de</text:span><text:span text:style-name="T29"> </text:span><text:span text:style-name="T28">los</text:span><text:span text:style-name="T29"> </text:span><text:span text:style-name="T28">componentes</text:span><text:span text:style-name="T29"> físicos </text:span><text:span text:style-name="T28">y</text:span><text:span text:style-name="T29"> lógicos</text:span><text:span text:style-name="T28">,</text:span><text:span text:style-name="T29"> </text:span><text:span text:style-name="T28">para</text:span><text:span text:style-name="T29"> </text:span><text:span text:style-name="T28">asesorar</text:span><text:span text:style-name="T29"> </text:span><text:span text:style-name="T28">y</text:span><text:span text:style-name="T29"> </text:span><text:span text:style-name="T28">asistir</text:span><text:span text:style-name="T29"> </text:span><text:span text:style-name="T28">a</text:span><text:span text:style-name="T29"> </text:span><text:span text:style-name="T28">clientes.</text:span></text:p>
          </text:list-item>
          <text:list-item>
            <text:p text:style-name="P70"><text:span text:style-name="T28">Detectar</text:span><text:span text:style-name="T29"> </text:span><text:span text:style-name="T28">y</text:span><text:span text:style-name="T29"> </text:span><text:span text:style-name="T28">analizar</text:span><text:span text:style-name="T29"> </text:span><text:span text:style-name="T28">cambios</text:span><text:span text:style-name="T29"> tecnológicos </text:span><text:span text:style-name="T28">para</text:span><text:span text:style-name="T29"> </text:span><text:span text:style-name="T28">elegir</text:span><text:span text:style-name="T29"> </text:span><text:span text:style-name="T28">nuevas</text:span><text:span text:style-name="T29"> </text:span><text:span text:style-name="T28">alternativas</text:span><text:span text:style-name="T29"> </text:span><text:span text:style-name="T28">y</text:span><text:span text:style-name="T29"> </text:span><text:span text:style-name="T28">mantenerse</text:span><text:span text:style-name="T29"> </text:span><text:span text:style-name="T28">actualizado</text:span><text:span text:style-name="T29"> </text:span><text:span text:style-name="T28">dentro</text:span><text:span text:style-name="T29"> </text:span><text:span text:style-name="T28">del</text:span><text:span text:style-name="T29"> </text:span><text:span text:style-name="T28">sector.</text:span></text:p>
          </text:list-item>
          <text:list-item>
            <text:p text:style-name="P70"><text:span text:style-name="T28">Reconocer</text:span><text:span text:style-name="T29"> </text:span><text:span text:style-name="T28">y</text:span><text:span text:style-name="T29"> </text:span><text:span text:style-name="T28">valorar</text:span><text:span text:style-name="T29"> </text:span><text:span text:style-name="T28">incidencias,</text:span><text:span text:style-name="T29"> </text:span><text:span text:style-name="T28">determinando</text:span><text:span text:style-name="T29"> </text:span><text:span text:style-name="T28">sus</text:span><text:span text:style-name="T29"> </text:span><text:span text:style-name="T28">causas</text:span><text:span text:style-name="T29"> </text:span><text:span text:style-name="T28">y</text:span><text:span text:style-name="T29"> </text:span><text:span text:style-name="T28">describiendo</text:span><text:span text:style-name="T29"> </text:span><text:span text:style-name="T28">las</text:span><text:span text:style-name="T29"> </text:span><text:span text:style-name="T28">acciones</text:span><text:span text:style-name="T29"> </text:span><text:span text:style-name="T28">correctoras</text:span><text:span text:style-name="T29"> </text:span><text:span text:style-name="T28">para</text:span><text:span text:style-name="T29"> </text:span><text:soft-page-break/><text:span text:style-name="T28">resolverlas.</text:span></text:p>
          </text:list-item>
          <text:list-item>
            <text:p text:style-name="P70"><text:span text:style-name="T28">Analizar</text:span><text:span text:style-name="T29"> </text:span><text:span text:style-name="T28">y</text:span><text:span text:style-name="T29"> </text:span><text:span text:style-name="T28">describir</text:span><text:span text:style-name="T29"> </text:span><text:span text:style-name="T28">procedimientos</text:span><text:span text:style-name="T29"> </text:span><text:span text:style-name="T28">de</text:span><text:span text:style-name="T29"> </text:span><text:span text:style-name="T28">calidad,</text:span><text:span text:style-name="T29"> prevención </text:span><text:span text:style-name="T28">de</text:span><text:span text:style-name="T29"> </text:span><text:span text:style-name="T28">riesgos</text:span><text:span text:style-name="T29"> </text:span><text:span text:style-name="T28">laborales</text:span><text:span text:style-name="T29"> </text:span><text:span text:style-name="T28">y</text:span><text:span text:style-name="T29"> </text:span><text:span text:style-name="T28">medioambientales,</text:span><text:span text:style-name="T29"> señalando </text:span><text:span text:style-name="T28">las</text:span><text:span text:style-name="T29"> </text:span><text:span text:style-name="T28">acciones</text:span><text:span text:style-name="T29"> </text:span><text:span text:style-name="T28">a</text:span><text:span text:style-name="T29"> </text:span><text:span text:style-name="T28">realizar</text:span><text:span text:style-name="T29"> </text:span><text:span text:style-name="T28">en</text:span><text:span text:style-name="T29"> </text:span><text:span text:style-name="T28">los</text:span><text:span text:style-name="T29"> </text:span><text:span text:style-name="T28">casos</text:span><text:span text:style-name="T29"> </text:span><text:span text:style-name="T28">definidos</text:span><text:span text:style-name="T29"> </text:span><text:span text:style-name="T28">para</text:span><text:span text:style-name="T29"> </text:span><text:span text:style-name="T28">actuar</text:span><text:span text:style-name="T29"> </text:span><text:span text:style-name="T28">de</text:span><text:span text:style-name="T29"> </text:span><text:span text:style-name="T28">acuerdo</text:span><text:span text:style-name="T29"> </text:span><text:span text:style-name="T28">con</text:span><text:span text:style-name="T29"> </text:span><text:span text:style-name="T28">las</text:span><text:span text:style-name="T29"> </text:span><text:span text:style-name="T28">normas</text:span><text:span text:style-name="T29"> </text:span><text:span text:style-name="T28">estandarizadas.</text:span></text:p>
          </text:list-item>
          <text:list-item>
            <text:p text:style-name="P70"><text:span text:style-name="T28">Valorar</text:span><text:span text:style-name="T29"> </text:span><text:span text:style-name="T28">las</text:span><text:span text:style-name="T29"> </text:span><text:span text:style-name="T28">actividades</text:span><text:span text:style-name="T29"> </text:span><text:span text:style-name="T28">de</text:span><text:span text:style-name="T29"> </text:span><text:span text:style-name="T28">trabajo</text:span><text:span text:style-name="T29"> </text:span><text:span text:style-name="T28">en</text:span><text:span text:style-name="T29"> </text:span><text:span text:style-name="T28">un</text:span><text:span text:style-name="T29"> </text:span><text:span text:style-name="T28">proceso</text:span><text:span text:style-name="T29"> </text:span><text:span text:style-name="T28">productivo,</text:span><text:span text:style-name="T29"> </text:span><text:span text:style-name="T28">identificando</text:span><text:span text:style-name="T29"> </text:span><text:span text:style-name="T28">su</text:span><text:span text:style-name="T29"> aportación </text:span><text:span text:style-name="T28">al</text:span><text:span text:style-name="T29"> </text:span><text:span text:style-name="T28">proceso</text:span><text:span text:style-name="T29"> </text:span><text:span text:style-name="T28">global</text:span><text:span text:style-name="T29"> </text:span><text:span text:style-name="T28">para</text:span><text:span text:style-name="T29"> </text:span><text:span text:style-name="T28">conseguir</text:span><text:span text:style-name="T29"> </text:span><text:span text:style-name="T28">los</text:span><text:span text:style-name="T29"> </text:span><text:span text:style-name="T28">objetivos</text:span><text:span text:style-name="T29"> </text:span><text:span text:style-name="T28">de</text:span><text:span text:style-name="T29"> </text:span><text:span text:style-name="T28">la</text:span><text:span text:style-name="T29"> producción.</text:span></text:p>
          </text:list-item>
          <text:list-item>
            <text:p text:style-name="P70"><text:span text:style-name="T28">Identificar</text:span><text:span text:style-name="T29"> </text:span><text:span text:style-name="T28">y</text:span><text:span text:style-name="T29"> </text:span><text:span text:style-name="T28">valorar</text:span><text:span text:style-name="T29"> </text:span><text:span text:style-name="T28">las</text:span><text:span text:style-name="T29"> </text:span><text:span text:style-name="T28">oportunidades</text:span><text:span text:style-name="T29"> </text:span><text:span text:style-name="T28">de</text:span><text:span text:style-name="T29"> </text:span><text:span text:style-name="T28">aprendizaje</text:span><text:span text:style-name="T29"> </text:span><text:span text:style-name="T28">y</text:span><text:span text:style-name="T29"> </text:span><text:span text:style-name="T28">empleo,</text:span><text:span text:style-name="T29"> </text:span><text:span text:style-name="T28">analizando</text:span><text:span text:style-name="T29"> </text:span><text:span text:style-name="T28">las</text:span><text:span text:style-name="T29"> </text:span><text:span text:style-name="T28">ofertas</text:span><text:span text:style-name="T29"> </text:span><text:span text:style-name="T28">y</text:span><text:span text:style-name="T29"> </text:span><text:span text:style-name="T28">demandas</text:span><text:span text:style-name="T29"> </text:span><text:span text:style-name="T28">del</text:span><text:span text:style-name="T29"> </text:span><text:span text:style-name="T28">mercado</text:span><text:span text:style-name="T29"> </text:span><text:span text:style-name="T28">laboral</text:span><text:span text:style-name="T29"> </text:span><text:span text:style-name="T28">para</text:span><text:span text:style-name="T29"> </text:span><text:span text:style-name="T28">gestionar</text:span><text:span text:style-name="T29"> </text:span><text:span text:style-name="T28">su</text:span><text:span text:style-name="T29"> </text:span><text:span text:style-name="T28">carrera</text:span><text:span text:style-name="T29"> </text:span><text:span text:style-name="T28">profesional.</text:span></text:p>
          </text:list-item>
          <text:list-item>
            <text:p text:style-name="P70"><text:span text:style-name="T28">Reconocer</text:span><text:span text:style-name="T29"> </text:span><text:span text:style-name="T28">las</text:span><text:span text:style-name="T29"> </text:span><text:span text:style-name="T28">oportunidades</text:span><text:span text:style-name="T29"> </text:span><text:span text:style-name="T28">de</text:span><text:span text:style-name="T29"> </text:span><text:span text:style-name="T28">negocio,</text:span><text:span text:style-name="T29"> </text:span><text:span text:style-name="T28">identificando</text:span><text:span text:style-name="T29"> </text:span><text:span text:style-name="T28">y</text:span><text:span text:style-name="T29"> </text:span><text:span text:style-name="T28">analizando</text:span><text:span text:style-name="T29"> </text:span><text:span text:style-name="T28">demandas</text:span><text:span text:style-name="T29"> </text:span><text:span text:style-name="T28">del</text:span><text:span text:style-name="T29"> </text:span><text:span text:style-name="T28">mercado</text:span><text:span text:style-name="T29"> </text:span><text:span text:style-name="T28">para</text:span><text:span text:style-name="T29"> </text:span><text:span text:style-name="T28">crear</text:span><text:span text:style-name="T29"> </text:span><text:span text:style-name="T28">y</text:span><text:span text:style-name="T29"> </text:span><text:span text:style-name="T28">gestionar</text:span><text:span text:style-name="T29"> </text:span><text:span text:style-name="T28">una</text:span><text:span text:style-name="T29"> pequeña </text:span><text:span text:style-name="T28">empresa.</text:span></text:p>
          </text:list-item>
          <text:list-item>
            <text:p text:style-name="P71"><text:span text:style-name="T28">Reconocer</text:span><text:span text:style-name="T29"> </text:span><text:span text:style-name="T28">sus</text:span><text:span text:style-name="T29"> </text:span><text:span text:style-name="T28">derechos</text:span><text:span text:style-name="T29"> </text:span><text:span text:style-name="T28">y</text:span><text:span text:style-name="T29"> </text:span><text:span text:style-name="T28">deberes</text:span><text:span text:style-name="T29"> </text:span><text:span text:style-name="T28">como</text:span><text:span text:style-name="T29"> </text:span><text:span text:style-name="T28">agente</text:span><text:span text:style-name="T29"> </text:span><text:span text:style-name="T28">activo</text:span><text:span text:style-name="T29"> </text:span><text:span text:style-name="T28">en</text:span><text:span text:style-name="T29"> </text:span><text:span text:style-name="T28">la</text:span><text:span text:style-name="T29"> </text:span><text:span text:style-name="T28">sociedad,</text:span><text:span text:style-name="T29"> </text:span><text:span text:style-name="T28">analizando</text:span><text:span text:style-name="T29"> </text:span><text:span text:style-name="T28">el</text:span><text:span text:style-name="T29"> </text:span><text:span text:style-name="T28">marco</text:span><text:span text:style-name="T29"> </text:span><text:span text:style-name="T28">legal</text:span><text:span text:style-name="T29"> </text:span><text:span text:style-name="T28">que</text:span><text:span text:style-name="T29"> </text:span><text:span text:style-name="T28">regula</text:span><text:span text:style-name="T29"> </text:span><text:span text:style-name="T28">las</text:span><text:span text:style-name="T29"> </text:span><text:span text:style-name="T28">condiciones</text:span><text:span text:style-name="T29"> </text:span><text:span text:style-name="T28">sociales</text:span><text:span text:style-name="T29"> </text:span><text:span text:style-name="T28">y</text:span><text:span text:style-name="T29"> </text:span><text:span text:style-name="T28">laborales</text:span><text:span text:style-name="T29"> </text:span><text:span text:style-name="T28">para</text:span><text:span text:style-name="T29"> </text:span><text:span text:style-name="T28">participar</text:span><text:span text:style-name="T29"> </text:span><text:span text:style-name="T28">como</text:span><text:span text:style-name="T29"> </text:span><text:span text:style-name="T28">ciudadano</text:span><text:span text:style-name="T29"> democrático.</text:span></text:p>
          </text:list-item>
        </text:list>
        <text:p text:style-name="P43"/>
        <text:p text:style-name="P35"/>
        <text:h text:style-name="Heading_20_2" text:outline-level="2">3. Competencia General del Título.</text:h>
        <text:p text:style-name="P35"/>
        <text:p text:style-name="P66"><text:span text:style-name="T14">La</text:span><text:span text:style-name="T16"> </text:span><text:span text:style-name="T14">competencia</text:span><text:span text:style-name="T16"> </text:span><text:span text:style-name="T14">general</text:span><text:span text:style-name="T16"> </text:span><text:span text:style-name="T14">de</text:span><text:span text:style-name="T16"> </text:span><text:span text:style-name="T14">este</text:span><text:span text:style-name="T16"> </text:span><text:span text:style-name="T14">título</text:span><text:span text:style-name="T16"> </text:span><text:span text:style-name="T14">consiste</text:span><text:span text:style-name="T16"> </text:span><text:span text:style-name="T14">en</text:span><text:span text:style-name="T16"> </text:span><text:span text:style-name="T14">instalar,</text:span><text:span text:style-name="T16"> </text:span><text:span text:style-name="T14">configurar</text:span><text:span text:style-name="T16"> </text:span><text:span text:style-name="T14">y</text:span><text:span text:style-name="T16"> </text:span><text:span text:style-name="T14">mantener</text:span><text:span text:style-name="T16"> </text:span><text:span text:style-name="T14">sistemas</text:span><text:span text:style-name="T16"> microinformáticos.</text:span><text:span text:style-name="T14">,</text:span><text:span text:style-name="T16"> </text:span><text:span text:style-name="T14">aislados</text:span><text:span text:style-name="T16"> </text:span><text:span text:style-name="T14">o</text:span><text:span text:style-name="T16"> </text:span><text:span text:style-name="T14">en</text:span><text:span text:style-name="T16"> </text:span><text:span text:style-name="T14">red,</text:span><text:span text:style-name="T16"> </text:span><text:span text:style-name="T14">así</text:span><text:span text:style-name="T16"> </text:span><text:span text:style-name="T14">como</text:span><text:span text:style-name="T16"> </text:span><text:span text:style-name="T14">redes</text:span><text:span text:style-name="T16"> </text:span><text:span text:style-name="T14">locales</text:span><text:span text:style-name="T16"> </text:span><text:span text:style-name="T14">en</text:span><text:span text:style-name="T16"> </text:span><text:span text:style-name="T14">pequeños</text:span><text:span text:style-name="T16"> </text:span><text:span text:style-name="T14">entornos,</text:span><text:span text:style-name="T16"> </text:span><text:span text:style-name="T14">asegurando</text:span><text:span text:style-name="T16"> </text:span><text:span text:style-name="T14">su</text:span><text:span text:style-name="T16"> </text:span><text:span text:style-name="T14">funcionalidad</text:span><text:span text:style-name="T16"> </text:span><text:span text:style-name="T14">y</text:span><text:span text:style-name="T16"> </text:span><text:span text:style-name="T14">aplicando</text:span><text:span text:style-name="T16"> </text:span><text:span text:style-name="T14">los</text:span><text:span text:style-name="T16"> </text:span><text:span text:style-name="T14">protocolos</text:span><text:span text:style-name="T16"> </text:span><text:span text:style-name="T14">de</text:span><text:span text:style-name="T16"> </text:span><text:span text:style-name="T14">calidad,</text:span><text:span text:style-name="T16"> </text:span><text:span text:style-name="T14">seguridad</text:span><text:span text:style-name="T16"> </text:span><text:span text:style-name="T14">y</text:span><text:span text:style-name="T16"> </text:span><text:span text:style-name="T14">respeto</text:span><text:span text:style-name="T16"> </text:span><text:span text:style-name="T14">al</text:span><text:span text:style-name="T16"> </text:span><text:span text:style-name="T14">medio</text:span><text:span text:style-name="T16"> </text:span><text:span text:style-name="T14">ambiente</text:span><text:span text:style-name="T16"> </text:span><text:span text:style-name="T14">establecidos.</text:span></text:p>
        <text:h text:style-name="Heading_20_2" text:outline-level="2">4.Competencias Profesionales, Personales y Sociales.</text:h>
        <text:p text:style-name="P26"/>
        <text:p text:style-name="P66"><text:span text:style-name="T14">Las</text:span><text:span text:style-name="T16"> </text:span><text:span text:style-name="T14">competencias</text:span><text:span text:style-name="T16"> </text:span><text:span text:style-name="T14">profesionales,</text:span><text:span text:style-name="T16"> </text:span><text:span text:style-name="T14">personales</text:span><text:span text:style-name="T16"> </text:span><text:span text:style-name="T14">y</text:span><text:span text:style-name="T16"> </text:span><text:span text:style-name="T14">sociales</text:span><text:span text:style-name="T16"> </text:span><text:span text:style-name="T14">de</text:span><text:span text:style-name="T16"> </text:span><text:span text:style-name="T14">este</text:span><text:span text:style-name="T16"> </text:span><text:span text:style-name="T14">título</text:span><text:span text:style-name="T16"> </text:span><text:span text:style-name="T14">son</text:span><text:span text:style-name="T16"> </text:span><text:span text:style-name="T14">las</text:span><text:span text:style-name="T16"> </text:span><text:span text:style-name="T14">que</text:span><text:span text:style-name="T16"> </text:span><text:span text:style-name="T14">se</text:span><text:span text:style-name="T16"> </text:span><text:span text:style-name="T14">relacionan</text:span><text:span text:style-name="T16"> </text:span><text:span text:style-name="T14">a</text:span><text:span text:style-name="T16"> </text:span><text:span text:style-name="T14">continuación:</text:span></text:p>
        <text:p text:style-name="P67"/>
        <text:list xml:id="list42538042170097" text:continue-numbering="true" text:style-name="WW8Num3">
          <text:list-item>
            <text:p text:style-name="P70"><text:span text:style-name="T28">Determinar</text:span><text:span text:style-name="T29"> </text:span><text:span text:style-name="T28">la</text:span><text:span text:style-name="T29"> </text:span><text:span text:style-name="T28">logística</text:span><text:span text:style-name="T29"> </text:span><text:span text:style-name="T28">asociada</text:span><text:span text:style-name="T29"> </text:span><text:span text:style-name="T28">a</text:span><text:span text:style-name="T29"> </text:span><text:span text:style-name="T28">las</text:span><text:span text:style-name="T29"> </text:span><text:span text:style-name="T28">operaciones</text:span><text:span text:style-name="T29"> </text:span><text:span text:style-name="T28">de</text:span><text:span text:style-name="T29"> </text:span><text:span text:style-name="T28">instalación,</text:span><text:span text:style-name="T29"> </text:span><text:span text:style-name="T28">configuración</text:span><text:span text:style-name="T29"> </text:span><text:span text:style-name="T28">y</text:span><text:span text:style-name="T29"> </text:span><text:span text:style-name="T28">mantenimiento</text:span><text:span text:style-name="T29"> </text:span><text:span text:style-name="T28">de</text:span><text:span text:style-name="T29"> </text:span><text:span text:style-name="T28">sistemas</text:span><text:span text:style-name="T29"> microinformáticos.</text:span><text:span text:style-name="T28">,</text:span><text:span text:style-name="T29"> </text:span><text:span text:style-name="T28">interpretando</text:span><text:span text:style-name="T29"> </text:span><text:span text:style-name="T28">la</text:span><text:span text:style-name="T29"> </text:span><text:span text:style-name="T28">documentación</text:span><text:span text:style-name="T29"> </text:span><text:span text:style-name="T28">técnica</text:span><text:span text:style-name="T29"> </text:span><text:span text:style-name="T28">asociada</text:span><text:span text:style-name="T29"> </text:span><text:span text:style-name="T28">y</text:span><text:span text:style-name="T29"> </text:span><text:span text:style-name="T28">organizando</text:span><text:span text:style-name="T29"> </text:span><text:span text:style-name="T28">los</text:span><text:span text:style-name="T29"> </text:span><text:span text:style-name="T28">recursos</text:span><text:span text:style-name="T29"> </text:span><text:span text:style-name="T28">necesarios.</text:span></text:p>
          </text:list-item>
          <text:list-item>
            <text:p text:style-name="P70"><text:span text:style-name="T28">Montar</text:span><text:span text:style-name="T29"> </text:span><text:span text:style-name="T28">y</text:span><text:span text:style-name="T29"> </text:span><text:span text:style-name="T28">configurar</text:span><text:span text:style-name="T29"> </text:span><text:span text:style-name="T28">ordenadores</text:span><text:span text:style-name="T29"> </text:span><text:span text:style-name="T28">y</text:span><text:span text:style-name="T29"> </text:span><text:span text:style-name="T28">periféricos,</text:span><text:span text:style-name="T29"> </text:span><text:span text:style-name="T28">asegurando</text:span><text:span text:style-name="T29"> </text:span><text:span text:style-name="T28">su</text:span><text:span text:style-name="T29"> </text:span><text:span text:style-name="T28">funcionamiento</text:span><text:span text:style-name="T29"> </text:span><text:span text:style-name="T28">en</text:span><text:span text:style-name="T29"> </text:span><text:span text:style-name="T28">condiciones</text:span><text:span text:style-name="T29"> </text:span><text:span text:style-name="T28">de</text:span><text:span text:style-name="T29"> </text:span><text:span text:style-name="T28">calidad</text:span><text:span text:style-name="T29"> </text:span><text:span text:style-name="T28">y</text:span><text:span text:style-name="T29"> </text:span><text:span text:style-name="T28">seguridad.</text:span></text:p>
          </text:list-item>
          <text:list-item>
            <text:p text:style-name="P70"><text:span text:style-name="T28">Instalar</text:span><text:span text:style-name="T29"> </text:span><text:span text:style-name="T28">y</text:span><text:span text:style-name="T29"> </text:span><text:span text:style-name="T28">configurar</text:span><text:span text:style-name="T29"> </text:span><text:span text:style-name="T28">software</text:span><text:span text:style-name="T29"> </text:span><text:span text:style-name="T28">básico</text:span><text:span text:style-name="T29"> </text:span><text:span text:style-name="T28">y</text:span><text:span text:style-name="T29"> </text:span><text:span text:style-name="T28">de</text:span><text:span text:style-name="T29"> </text:span><text:span text:style-name="T28">aplicación,</text:span><text:span text:style-name="T29"> </text:span><text:span text:style-name="T28">asegurando</text:span><text:span text:style-name="T29"> </text:span><text:span text:style-name="T28">su</text:span><text:span text:style-name="T29"> </text:span><text:span text:style-name="T28">funcionamiento</text:span><text:span text:style-name="T29"> </text:span><text:span text:style-name="T28">en</text:span><text:span text:style-name="T29"> </text:span><text:span text:style-name="T28">condiciones</text:span><text:span text:style-name="T29"> </text:span><text:span text:style-name="T28">de</text:span><text:span text:style-name="T29"> </text:span><text:span text:style-name="T28">calidad</text:span><text:span text:style-name="T29"> </text:span><text:span text:style-name="T28">y</text:span><text:span text:style-name="T29"> </text:span><text:span text:style-name="T28">seguridad.</text:span></text:p>
          </text:list-item>
          <text:list-item>
            <text:p text:style-name="P70"><text:span text:style-name="T28">Replantear</text:span><text:span text:style-name="T29"> </text:span><text:span text:style-name="T28">el</text:span><text:span text:style-name="T29"> </text:span><text:span text:style-name="T28">cableado</text:span><text:span text:style-name="T29"> </text:span><text:span text:style-name="T28">y</text:span><text:span text:style-name="T29"> </text:span><text:span text:style-name="T28">la</text:span><text:span text:style-name="T29"> </text:span><text:span text:style-name="T28">electrónica</text:span><text:span text:style-name="T29"> </text:span><text:span text:style-name="T28">de</text:span><text:span text:style-name="T29"> </text:span><text:span text:style-name="T28">redes</text:span><text:span text:style-name="T29"> </text:span><text:span text:style-name="T28">locales</text:span><text:span text:style-name="T29"> </text:span><text:span text:style-name="T28">en</text:span><text:span text:style-name="T29"> </text:span><text:span text:style-name="T28">pequeños</text:span><text:span text:style-name="T29"> </text:span><text:span text:style-name="T28">entornos</text:span><text:span text:style-name="T29"> </text:span><text:span text:style-name="T28">y</text:span><text:span text:style-name="T29"> </text:span><text:span text:style-name="T28">su</text:span><text:span text:style-name="T29"> </text:span><text:span text:style-name="T28">conexión</text:span><text:span text:style-name="T29"> </text:span><text:span text:style-name="T28">con</text:span><text:span text:style-name="T29"> </text:span><text:span text:style-name="T28">redes</text:span><text:span text:style-name="T29"> </text:span><text:span text:style-name="T28">de</text:span><text:span text:style-name="T29"> </text:span><text:span text:style-name="T28">área</text:span><text:span text:style-name="T29"> </text:span><text:span text:style-name="T28">extensa</text:span><text:span text:style-name="T29"> </text:span><text:span text:style-name="T28">canalizando</text:span><text:span text:style-name="T29"> </text:span><text:span text:style-name="T28">a</text:span><text:span text:style-name="T29"> </text:span><text:span text:style-name="T28">un</text:span><text:span text:style-name="T29"> </text:span><text:span text:style-name="T28">nivel</text:span><text:span text:style-name="T29"> </text:span><text:span text:style-name="T28">superior</text:span><text:span text:style-name="T29"> </text:span><text:span text:style-name="T28">los</text:span><text:span text:style-name="T29"> </text:span><text:span text:style-name="T28">supuestos</text:span><text:span text:style-name="T29"> </text:span><text:span text:style-name="T28">que</text:span><text:span text:style-name="T29"> </text:span><text:span text:style-name="T28">así</text:span><text:span text:style-name="T29"> </text:span><text:span text:style-name="T28">lo</text:span><text:span text:style-name="T29"> </text:span><text:span text:style-name="T28">requieran.</text:span></text:p>
          </text:list-item>
          <text:list-item>
            <text:p text:style-name="P70"><text:span text:style-name="T28">Instalar</text:span><text:span text:style-name="T29"> </text:span><text:span text:style-name="T28">y</text:span><text:span text:style-name="T29"> </text:span><text:span text:style-name="T28">configurar</text:span><text:span text:style-name="T29"> </text:span><text:span text:style-name="T28">redes</text:span><text:span text:style-name="T29"> </text:span><text:span text:style-name="T28">locales</text:span><text:span text:style-name="T29"> </text:span><text:span text:style-name="T28">cableadas,</text:span><text:span text:style-name="T29"> </text:span><text:span text:style-name="T28">inalámbricas</text:span><text:span text:style-name="T29"> </text:span><text:span text:style-name="T28">o</text:span><text:span text:style-name="T29"> </text:span><text:span text:style-name="T28">mixtas</text:span><text:span text:style-name="T29"> </text:span><text:span text:style-name="T28">y</text:span><text:span text:style-name="T29"> </text:span><text:span text:style-name="T28">su</text:span><text:span text:style-name="T29"> </text:span><text:span text:style-name="T28">conexión</text:span><text:span text:style-name="T29"> </text:span><text:span text:style-name="T28">a</text:span><text:span text:style-name="T29"> </text:span><text:span text:style-name="T28">redes</text:span><text:span text:style-name="T29"> </text:span><text:span text:style-name="T28">públicas,</text:span><text:span text:style-name="T29"> </text:span><text:span text:style-name="T28">asegurando</text:span><text:span text:style-name="T29"> </text:span><text:span text:style-name="T28">su</text:span><text:span text:style-name="T29"> </text:span><text:span text:style-name="T28">funcionamiento</text:span><text:span text:style-name="T29"> </text:span><text:span text:style-name="T28">en</text:span><text:span text:style-name="T29"> </text:span><text:span text:style-name="T28">condiciones</text:span><text:span text:style-name="T29"> </text:span><text:span text:style-name="T28">de</text:span><text:span text:style-name="T29"> </text:span><text:span text:style-name="T28">calidad</text:span><text:span text:style-name="T29"> </text:span><text:span text:style-name="T28">y</text:span><text:span text:style-name="T29"> </text:span><text:span text:style-name="T28">seguridad.</text:span></text:p>
          </text:list-item>
          <text:list-item>
            <text:p text:style-name="P70"><text:span text:style-name="T28">Instalar,</text:span><text:span text:style-name="T29"> </text:span><text:span text:style-name="T28">configurar</text:span><text:span text:style-name="T29"> </text:span><text:span text:style-name="T28">y</text:span><text:span text:style-name="T29"> </text:span><text:span text:style-name="T28">mantener</text:span><text:span text:style-name="T29"> </text:span><text:span text:style-name="T28">servicios</text:span><text:span text:style-name="T29"> </text:span><text:span text:style-name="T28">multiusuario,</text:span><text:span text:style-name="T29"> </text:span><text:span text:style-name="T28">aplicaciones</text:span><text:span text:style-name="T29"> </text:span><text:span text:style-name="T28">y</text:span><text:span text:style-name="T29"> </text:span><text:span text:style-name="T28">dispositivos</text:span><text:span text:style-name="T29"> </text:span><text:span text:style-name="T28">compartidos</text:span><text:span text:style-name="T29"> </text:span><text:span text:style-name="T28">en</text:span><text:span text:style-name="T29"> </text:span><text:span text:style-name="T28">un</text:span><text:span text:style-name="T29"> </text:span><text:span text:style-name="T28">entorno</text:span><text:span text:style-name="T29"> </text:span><text:span text:style-name="T28">de</text:span><text:span text:style-name="T29"> </text:span><text:span text:style-name="T28">red</text:span><text:span text:style-name="T29"> </text:span><text:span text:style-name="T28">local,</text:span><text:span text:style-name="T29"> </text:span><text:span text:style-name="T28">atendiendo</text:span><text:span text:style-name="T29"> </text:span><text:span text:style-name="T28">a</text:span><text:span text:style-name="T29"> </text:span><text:span text:style-name="T28">las</text:span><text:span text:style-name="T29"> </text:span><text:span text:style-name="T28">necesidades</text:span><text:span text:style-name="T29"> </text:span><text:span text:style-name="T28">y</text:span><text:span text:style-name="T29"> </text:span><text:span text:style-name="T28">requerimientos</text:span><text:span text:style-name="T29"> </text:span><text:span text:style-name="T28">especificados.</text:span></text:p>
          </text:list-item>
          <text:list-item>
            <text:p text:style-name="P70"><text:span text:style-name="T28">Realizar</text:span><text:span text:style-name="T29"> </text:span><text:span text:style-name="T28">las</text:span><text:span text:style-name="T29"> </text:span><text:span text:style-name="T28">pruebas</text:span><text:span text:style-name="T29"> </text:span><text:span text:style-name="T28">funcionales</text:span><text:span text:style-name="T29"> </text:span><text:span text:style-name="T28">en</text:span><text:span text:style-name="T29"> </text:span><text:span text:style-name="T28">sistemas</text:span><text:span text:style-name="T29"> microinformáticos. </text:span><text:span text:style-name="T28">y</text:span><text:span text:style-name="T29"> </text:span><text:span text:style-name="T28">redes</text:span><text:span text:style-name="T29"> </text:span><text:span text:style-name="T28">locales,</text:span><text:span text:style-name="T29"> </text:span><text:span text:style-name="T28">localizando</text:span><text:span text:style-name="T29"> </text:span><text:span text:style-name="T28">y</text:span><text:span text:style-name="T29"> </text:span><text:span text:style-name="T28">diagnosticando</text:span><text:span text:style-name="T29"> </text:span><text:span text:style-name="T28">disfunciones,</text:span><text:span text:style-name="T29"> </text:span><text:span text:style-name="T28">para</text:span><text:span text:style-name="T29"> </text:span><text:span text:style-name="T28">comprobar</text:span><text:span text:style-name="T29"> </text:span><text:span text:style-name="T28">y</text:span><text:span text:style-name="T29"> </text:span><text:span text:style-name="T28">ajustar</text:span><text:span text:style-name="T29"> </text:span><text:span text:style-name="T28">su</text:span><text:span text:style-name="T29"> </text:span><text:span text:style-name="T28">funcionamiento.</text:span></text:p>
          </text:list-item>
          <text:list-item>
            <text:p text:style-name="P70"><text:span text:style-name="T28">Mantener</text:span><text:span text:style-name="T29"> </text:span><text:span text:style-name="T28">sistemas</text:span><text:span text:style-name="T29"> informatizaros </text:span><text:span text:style-name="T28">y</text:span><text:span text:style-name="T29"> </text:span><text:span text:style-name="T28">redes</text:span><text:span text:style-name="T29"> </text:span><text:span text:style-name="T28">locales,</text:span><text:span text:style-name="T29"> </text:span><text:span text:style-name="T28">sustituyendo,</text:span><text:span text:style-name="T29"> </text:span><text:span text:style-name="T28">actualizando</text:span><text:span text:style-name="T29"> </text:span><text:span text:style-name="T28">y</text:span><text:span text:style-name="T29"> </text:span><text:span text:style-name="T28">ajustando</text:span><text:span text:style-name="T29"> </text:span><text:span text:style-name="T28">sus</text:span><text:span text:style-name="T29"> </text:span><text:span text:style-name="T28">componentes,</text:span><text:span text:style-name="T29"> </text:span><text:span text:style-name="T28">para</text:span><text:span text:style-name="T29"> </text:span><text:span text:style-name="T28">asegurar</text:span><text:span text:style-name="T29"> </text:span><text:span text:style-name="T28">el</text:span><text:span text:style-name="T29"> </text:span><text:span text:style-name="T28">rendimiento</text:span><text:span text:style-name="T29"> </text:span><text:span text:style-name="T28">del</text:span><text:span text:style-name="T29"> </text:span><text:span text:style-name="T28">sistema</text:span><text:span text:style-name="T29"> </text:span><text:span text:style-name="T28">en</text:span><text:span text:style-name="T29"> </text:span><text:span text:style-name="T28">condiciones</text:span><text:span text:style-name="T29"> </text:span><text:span text:style-name="T28">de</text:span><text:span text:style-name="T29"> </text:span><text:span text:style-name="T28">calidad</text:span><text:span text:style-name="T29"> </text:span><text:span text:style-name="T28">y</text:span><text:span text:style-name="T29"> </text:span><text:span text:style-name="T28">seguridad.</text:span></text:p>
          </text:list-item>
          <text:list-item>
            <text:p text:style-name="P70"><text:span text:style-name="T28">Ejecutar</text:span><text:span text:style-name="T29"> </text:span><text:span text:style-name="T28">procedimientos</text:span><text:span text:style-name="T29"> </text:span><text:span text:style-name="T28">establecidos</text:span><text:span text:style-name="T29"> </text:span><text:span text:style-name="T28">de</text:span><text:span text:style-name="T29"> </text:span><text:span text:style-name="T28">recuperación</text:span><text:span text:style-name="T29"> </text:span><text:span text:style-name="T28">de</text:span><text:span text:style-name="T29"> </text:span><text:span text:style-name="T28">datos</text:span><text:span text:style-name="T29"> </text:span><text:span text:style-name="T28">y</text:span><text:span text:style-name="T29"> </text:span><text:span text:style-name="T28">aplicaciones</text:span><text:span text:style-name="T29"> </text:span><text:span text:style-name="T28">ante</text:span><text:span text:style-name="T29"> </text:span><text:span text:style-name="T28">fallos</text:span><text:span text:style-name="T29"> </text:span><text:span text:style-name="T28">y</text:span><text:span text:style-name="T29"> </text:span><text:span text:style-name="T28">perdidas</text:span><text:span text:style-name="T29"> </text:span><text:span text:style-name="T28">de</text:span><text:span text:style-name="T29"> </text:span><text:span text:style-name="T28">datos</text:span><text:span text:style-name="T29"> </text:span><text:span text:style-name="T28">en</text:span><text:span text:style-name="T29"> </text:span><text:span text:style-name="T28">el</text:span><text:span text:style-name="T29"> </text:span><text:span text:style-name="T28">sistema,</text:span><text:span text:style-name="T29"> </text:span><text:span text:style-name="T28">para</text:span><text:span text:style-name="T29"> </text:span><text:span text:style-name="T28">garantizar</text:span><text:span text:style-name="T29"> </text:span><text:span text:style-name="T28">la</text:span><text:span text:style-name="T29"> </text:span><text:span text:style-name="T28">integridad</text:span><text:span text:style-name="T29"> </text:span><text:span text:style-name="T28">y</text:span><text:span text:style-name="T29"> </text:span><text:span text:style-name="T28">disponibilidad</text:span><text:span text:style-name="T29"> </text:span><text:span text:style-name="T28">de</text:span><text:span text:style-name="T29"> </text:span><text:span text:style-name="T28">la</text:span><text:span text:style-name="T29"> información.</text:span></text:p>
          </text:list-item>
          <text:list-item>
            <text:p text:style-name="P70"><text:span text:style-name="T28">Elaborar</text:span><text:span text:style-name="T29"> documentación técnica </text:span><text:span text:style-name="T28">y</text:span><text:span text:style-name="T29"> </text:span><text:span text:style-name="T28">administrativa</text:span><text:span text:style-name="T29"> </text:span><text:span text:style-name="T28">del</text:span><text:span text:style-name="T29"> </text:span><text:span text:style-name="T28">sistema,</text:span><text:span text:style-name="T29"> </text:span><text:span text:style-name="T28">cumpliendo</text:span><text:span text:style-name="T29"> </text:span><text:span text:style-name="T28">las</text:span><text:span text:style-name="T29"> </text:span><text:span text:style-name="T28">normas</text:span><text:span text:style-name="T29"> </text:span><text:span text:style-name="T28">y</text:span><text:span text:style-name="T29"> reglamentación </text:span><text:span text:style-name="T28">del</text:span><text:span text:style-name="T29"> </text:span><text:span text:style-name="T28">sector,</text:span><text:span text:style-name="T29"> </text:span><text:span text:style-name="T28">para</text:span><text:span text:style-name="T29"> </text:span><text:span text:style-name="T28">su</text:span><text:span text:style-name="T29"> </text:span><text:span text:style-name="T28">mantenimiento</text:span><text:span text:style-name="T29"> </text:span><text:span text:style-name="T28">y</text:span><text:span text:style-name="T29"> </text:span><text:span text:style-name="T28">la</text:span><text:span text:style-name="T29"> </text:span><text:span text:style-name="T28">asistencia</text:span><text:span text:style-name="T29"> </text:span><text:span text:style-name="T28">al</text:span><text:span text:style-name="T29"> </text:span><text:span text:style-name="T28">cliente.</text:span></text:p>
          </text:list-item>
          <text:list-item>
            <text:p text:style-name="P70"><text:span text:style-name="T28">Elaborar</text:span><text:span text:style-name="T29"> </text:span><text:span text:style-name="T28">presupuestos</text:span><text:span text:style-name="T29"> </text:span><text:span text:style-name="T28">de</text:span><text:span text:style-name="T29"> </text:span><text:span text:style-name="T28">sistemas</text:span><text:span text:style-name="T29"> </text:span><text:span text:style-name="T28">a</text:span><text:span text:style-name="T29"> </text:span><text:span text:style-name="T28">medida</text:span><text:span text:style-name="T29"> </text:span><text:span text:style-name="T28">cumpliendo</text:span><text:span text:style-name="T29"> </text:span><text:span text:style-name="T28">los</text:span><text:span text:style-name="T29"> </text:span><text:span text:style-name="T28">requerimientos</text:span><text:span text:style-name="T29"> </text:span><text:span text:style-name="T28">del</text:span><text:span text:style-name="T29"> </text:span><text:span text:style-name="T28">cliente.</text:span></text:p>
          </text:list-item>
          <text:list-item>
            <text:p text:style-name="P70"><text:span text:style-name="T28">Asesorar</text:span><text:span text:style-name="T29"> </text:span><text:span text:style-name="T28">y</text:span><text:span text:style-name="T29"> </text:span><text:span text:style-name="T28">asistir</text:span><text:span text:style-name="T29"> </text:span><text:span text:style-name="T28">al</text:span><text:span text:style-name="T29"> </text:span><text:span text:style-name="T28">cliente,</text:span><text:span text:style-name="T29"> </text:span><text:span text:style-name="T28">canalizando</text:span><text:span text:style-name="T29"> </text:span><text:span text:style-name="T28">a</text:span><text:span text:style-name="T29"> </text:span><text:span text:style-name="T28">un</text:span><text:span text:style-name="T29"> </text:span><text:span text:style-name="T28">nivel</text:span><text:span text:style-name="T29"> </text:span><text:span text:style-name="T28">superior</text:span><text:span text:style-name="T29"> </text:span><text:span text:style-name="T28">los</text:span><text:span text:style-name="T29"> </text:span><text:span text:style-name="T28">supuestos</text:span><text:span text:style-name="T29"> </text:span><text:span text:style-name="T28">que</text:span><text:span text:style-name="T29"> </text:span><text:span text:style-name="T28">lo</text:span><text:span text:style-name="T29"> </text:span><text:span text:style-name="T28">requieran,</text:span><text:span text:style-name="T29"> </text:span><text:span text:style-name="T28">para</text:span><text:span text:style-name="T29"> </text:span><text:span text:style-name="T28">encontrar</text:span><text:span text:style-name="T29"> </text:span><text:span text:style-name="T28">soluciones</text:span><text:span text:style-name="T29"> </text:span><text:span text:style-name="T28">adecuadas</text:span><text:span text:style-name="T29"> </text:span><text:span text:style-name="T28">a</text:span><text:span text:style-name="T29"> </text:span><text:span text:style-name="T28">las</text:span><text:span text:style-name="T29"> </text:span><text:span text:style-name="T28">necesidades</text:span><text:span text:style-name="T29"> </text:span><text:span text:style-name="T28">de</text:span><text:span text:style-name="T29"> </text:span><text:span text:style-name="T28">este.</text:span></text:p>
          </text:list-item>
          <text:list-item>
            <text:p text:style-name="P70"><text:soft-page-break/><text:span text:style-name="T28">Organizar</text:span><text:span text:style-name="T29"> </text:span><text:span text:style-name="T28">y</text:span><text:span text:style-name="T29"> </text:span><text:span text:style-name="T28">desarrollar</text:span><text:span text:style-name="T29"> </text:span><text:span text:style-name="T28">el</text:span><text:span text:style-name="T29"> </text:span><text:span text:style-name="T28">trabajo</text:span><text:span text:style-name="T29"> </text:span><text:span text:style-name="T28">asignado</text:span><text:span text:style-name="T29"> </text:span><text:span text:style-name="T28">manteniendo</text:span><text:span text:style-name="T29"> </text:span><text:span text:style-name="T28">unas</text:span><text:span text:style-name="T29"> </text:span><text:span text:style-name="T28">relaciones</text:span><text:span text:style-name="T29"> </text:span><text:span text:style-name="T28">profesionales</text:span><text:span text:style-name="T29"> </text:span><text:span text:style-name="T28">adecuadas</text:span><text:span text:style-name="T29"> </text:span><text:span text:style-name="T28">en</text:span><text:span text:style-name="T29"> </text:span><text:span text:style-name="T28">el</text:span><text:span text:style-name="T29"> </text:span><text:span text:style-name="T28">entorno</text:span><text:span text:style-name="T29"> </text:span><text:span text:style-name="T28">de</text:span><text:span text:style-name="T29"> </text:span><text:span text:style-name="T28">trabajo.</text:span></text:p>
          </text:list-item>
          <text:list-item>
            <text:p text:style-name="P70"><text:span text:style-name="T28">Mantener</text:span><text:span text:style-name="T29"> </text:span><text:span text:style-name="T28">un</text:span><text:span text:style-name="T29"> espíritu </text:span><text:span text:style-name="T28">constante</text:span><text:span text:style-name="T29"> </text:span><text:span text:style-name="T28">de</text:span><text:span text:style-name="T29"> innovación </text:span><text:span text:style-name="T28">y</text:span><text:span text:style-name="T29"> actualización </text:span><text:span text:style-name="T28">en</text:span><text:span text:style-name="T29"> </text:span><text:span text:style-name="T28">el</text:span><text:span text:style-name="T29"> ámbito </text:span><text:span text:style-name="T28">del</text:span><text:span text:style-name="T29"> </text:span><text:span text:style-name="T28">sector</text:span><text:span text:style-name="T29"> informático.</text:span></text:p>
          </text:list-item>
          <text:list-item>
            <text:p text:style-name="P70"><text:span text:style-name="T28">Utilizar</text:span><text:span text:style-name="T29"> </text:span><text:span text:style-name="T28">los</text:span><text:span text:style-name="T29"> </text:span><text:span text:style-name="T28">medios</text:span><text:span text:style-name="T29"> </text:span><text:span text:style-name="T28">de</text:span><text:span text:style-name="T29"> </text:span><text:span text:style-name="T28">consulta</text:span><text:span text:style-name="T29"> </text:span><text:span text:style-name="T28">disponibles,</text:span><text:span text:style-name="T29"> </text:span><text:span text:style-name="T28">seleccionando</text:span><text:span text:style-name="T29"> </text:span><text:span text:style-name="T28">el</text:span><text:span text:style-name="T29"> </text:span><text:span text:style-name="T28">mas</text:span><text:span text:style-name="T29"> </text:span><text:span text:style-name="T28">adecuado</text:span><text:span text:style-name="T29"> </text:span><text:span text:style-name="T28">en</text:span><text:span text:style-name="T29"> </text:span><text:span text:style-name="T28">cada</text:span><text:span text:style-name="T29"> </text:span><text:span text:style-name="T28">caso,</text:span><text:span text:style-name="T29"> </text:span><text:span text:style-name="T28">para</text:span><text:span text:style-name="T29"> </text:span><text:span text:style-name="T28">resolver</text:span><text:span text:style-name="T29"> </text:span><text:span text:style-name="T28">en</text:span><text:span text:style-name="T29"> </text:span><text:span text:style-name="T28">tiempo</text:span><text:span text:style-name="T29"> </text:span><text:span text:style-name="T28">razonable</text:span><text:span text:style-name="T29"> </text:span><text:span text:style-name="T28">supuestos</text:span><text:span text:style-name="T29"> </text:span><text:span text:style-name="T28">no</text:span><text:span text:style-name="T29"> </text:span><text:span text:style-name="T28">conocidos</text:span><text:span text:style-name="T29"> </text:span><text:span text:style-name="T28">y</text:span><text:span text:style-name="T29"> </text:span><text:span text:style-name="T28">dudas</text:span><text:span text:style-name="T29"> </text:span><text:span text:style-name="T28">profesionales.</text:span></text:p>
          </text:list-item>
          <text:list-item>
            <text:p text:style-name="P70"><text:span text:style-name="T28">Aplicar</text:span><text:span text:style-name="T29"> </text:span><text:span text:style-name="T28">los</text:span><text:span text:style-name="T29"> </text:span><text:span text:style-name="T28">protocolos</text:span><text:span text:style-name="T29"> </text:span><text:span text:style-name="T28">y</text:span><text:span text:style-name="T29"> </text:span><text:span text:style-name="T28">normas</text:span><text:span text:style-name="T29"> </text:span><text:span text:style-name="T28">de</text:span><text:span text:style-name="T29"> </text:span><text:span text:style-name="T28">seguridad,</text:span><text:span text:style-name="T29"> </text:span><text:span text:style-name="T28">calidad</text:span><text:span text:style-name="T29"> </text:span><text:span text:style-name="T28">y</text:span><text:span text:style-name="T29"> </text:span><text:span text:style-name="T28">respeto</text:span><text:span text:style-name="T29"> </text:span><text:span text:style-name="T28">al</text:span><text:span text:style-name="T29"> </text:span><text:span text:style-name="T28">medio</text:span><text:span text:style-name="T29"> </text:span><text:span text:style-name="T28">ambiente</text:span><text:span text:style-name="T29"> </text:span><text:span text:style-name="T28">en</text:span><text:span text:style-name="T29"> </text:span><text:span text:style-name="T28">las</text:span><text:span text:style-name="T29"> </text:span><text:span text:style-name="T28">intervenciones</text:span><text:span text:style-name="T29"> </text:span><text:span text:style-name="T28">realizadas.</text:span></text:p>
          </text:list-item>
          <text:list-item>
            <text:p text:style-name="P70"><text:span text:style-name="T28">Cumplir</text:span><text:span text:style-name="T29"> </text:span><text:span text:style-name="T28">con</text:span><text:span text:style-name="T29"> </text:span><text:span text:style-name="T28">los</text:span><text:span text:style-name="T29"> </text:span><text:span text:style-name="T28">objetivos</text:span><text:span text:style-name="T29"> </text:span><text:span text:style-name="T28">de</text:span><text:span text:style-name="T29"> </text:span><text:span text:style-name="T28">la</text:span><text:span text:style-name="T29"> producción.</text:span><text:span text:style-name="T28">,</text:span><text:span text:style-name="T29"> </text:span><text:span text:style-name="T28">colaborando</text:span><text:span text:style-name="T29"> </text:span><text:span text:style-name="T28">con</text:span><text:span text:style-name="T29"> </text:span><text:span text:style-name="T28">el</text:span><text:span text:style-name="T29"> </text:span><text:span text:style-name="T28">equipo</text:span><text:span text:style-name="T29"> </text:span><text:span text:style-name="T28">de</text:span><text:span text:style-name="T29"> </text:span><text:span text:style-name="T28">trabajo</text:span><text:span text:style-name="T29"> </text:span><text:span text:style-name="T28">y</text:span><text:span text:style-name="T29"> </text:span><text:span text:style-name="T28">actuando</text:span><text:span text:style-name="T29"> </text:span><text:span text:style-name="T28">conforme</text:span><text:span text:style-name="T29"> </text:span><text:span text:style-name="T28">a</text:span><text:span text:style-name="T29"> </text:span><text:span text:style-name="T28">los</text:span><text:span text:style-name="T29"> </text:span><text:span text:style-name="T28">principios</text:span><text:span text:style-name="T29"> </text:span><text:span text:style-name="T28">de</text:span><text:span text:style-name="T29"> </text:span><text:span text:style-name="T28">responsabilidad</text:span><text:span text:style-name="T29"> </text:span><text:span text:style-name="T28">y</text:span><text:span text:style-name="T29"> </text:span><text:span text:style-name="T28">tolerancia.</text:span></text:p>
          </text:list-item>
          <text:list-item>
            <text:p text:style-name="P70"><text:span text:style-name="T28">Adaptarse</text:span><text:span text:style-name="T29"> </text:span><text:span text:style-name="T28">a</text:span><text:span text:style-name="T29"> </text:span><text:span text:style-name="T28">diferentes</text:span><text:span text:style-name="T29"> </text:span><text:span text:style-name="T28">puestos</text:span><text:span text:style-name="T29"> </text:span><text:span text:style-name="T28">de</text:span><text:span text:style-name="T29"> </text:span><text:span text:style-name="T28">trabajo</text:span><text:span text:style-name="T29"> </text:span><text:span text:style-name="T28">y</text:span><text:span text:style-name="T29"> </text:span><text:span text:style-name="T28">nuevas</text:span><text:span text:style-name="T29"> </text:span><text:span text:style-name="T28">situaciones</text:span><text:span text:style-name="T29"> </text:span><text:span text:style-name="T28">laborales</text:span><text:span text:style-name="T29"> </text:span><text:span text:style-name="T28">originados</text:span><text:span text:style-name="T29"> </text:span><text:span text:style-name="T28">por</text:span><text:span text:style-name="T29"> </text:span><text:span text:style-name="T28">cambios</text:span><text:span text:style-name="T29"> </text:span><text:span text:style-name="T28">tecnológicos</text:span><text:span text:style-name="T29"> </text:span><text:span text:style-name="T28">y</text:span><text:span text:style-name="T29"> </text:span><text:span text:style-name="T28">organizativos</text:span><text:span text:style-name="T29"> </text:span><text:span text:style-name="T28">en</text:span><text:span text:style-name="T29"> </text:span><text:span text:style-name="T28">los</text:span><text:span text:style-name="T29"> </text:span><text:span text:style-name="T28">procesos</text:span><text:span text:style-name="T29"> </text:span><text:span text:style-name="T28">productivos.</text:span></text:p>
          </text:list-item>
          <text:list-item>
            <text:p text:style-name="P70"><text:span text:style-name="T28">Resolver</text:span><text:span text:style-name="T29"> </text:span><text:span text:style-name="T28">problemas</text:span><text:span text:style-name="T29"> </text:span><text:span text:style-name="T28">y</text:span><text:span text:style-name="T29"> </text:span><text:span text:style-name="T28">tomar</text:span><text:span text:style-name="T29"> </text:span><text:span text:style-name="T28">decisiones</text:span><text:span text:style-name="T29"> </text:span><text:span text:style-name="T28">individuales</text:span><text:span text:style-name="T29"> </text:span><text:span text:style-name="T28">siguiendo</text:span><text:span text:style-name="T29"> </text:span><text:span text:style-name="T28">las</text:span><text:span text:style-name="T29"> </text:span><text:span text:style-name="T28">normas</text:span><text:span text:style-name="T29"> </text:span><text:span text:style-name="T28">y</text:span><text:span text:style-name="T29"> </text:span><text:span text:style-name="T28">procedimientos</text:span><text:span text:style-name="T29"> </text:span><text:span text:style-name="T28">establecidos</text:span><text:span text:style-name="T29"> </text:span><text:span text:style-name="T28">definidos</text:span><text:span text:style-name="T29"> </text:span><text:span text:style-name="T28">dentro</text:span><text:span text:style-name="T29"> </text:span><text:span text:style-name="T28">del</text:span><text:span text:style-name="T29"> ámbito </text:span><text:span text:style-name="T28">de</text:span><text:span text:style-name="T29"> </text:span><text:span text:style-name="T28">su</text:span><text:span text:style-name="T29"> </text:span><text:span text:style-name="T28">competencia.</text:span></text:p>
          </text:list-item>
          <text:list-item>
            <text:p text:style-name="P70"><text:span text:style-name="T28">Ejercer</text:span><text:span text:style-name="T29"> </text:span><text:span text:style-name="T28">sus</text:span><text:span text:style-name="T29"> </text:span><text:span text:style-name="T28">derechos</text:span><text:span text:style-name="T29"> </text:span><text:span text:style-name="T28">y</text:span><text:span text:style-name="T29"> </text:span><text:span text:style-name="T28">cumplir</text:span><text:span text:style-name="T29"> </text:span><text:span text:style-name="T28">con</text:span><text:span text:style-name="T29"> </text:span><text:span text:style-name="T28">las</text:span><text:span text:style-name="T29"> </text:span><text:span text:style-name="T28">obligaciones</text:span><text:span text:style-name="T29"> </text:span><text:span text:style-name="T28">derivadas</text:span><text:span text:style-name="T29"> </text:span><text:span text:style-name="T28">de</text:span><text:span text:style-name="T29"> </text:span><text:span text:style-name="T28">las</text:span><text:span text:style-name="T29"> </text:span><text:span text:style-name="T28">relaciones</text:span><text:span text:style-name="T29"> </text:span><text:span text:style-name="T28">laborales,</text:span><text:span text:style-name="T29"> </text:span><text:span text:style-name="T28">de</text:span><text:span text:style-name="T29"> </text:span><text:span text:style-name="T28">acuerdo</text:span><text:span text:style-name="T29"> </text:span><text:span text:style-name="T28">con</text:span><text:span text:style-name="T29"> </text:span><text:span text:style-name="T28">lo</text:span><text:span text:style-name="T29"> </text:span><text:span text:style-name="T28">establecido</text:span><text:span text:style-name="T29"> </text:span><text:span text:style-name="T28">en</text:span><text:span text:style-name="T29"> </text:span><text:span text:style-name="T28">la</text:span><text:span text:style-name="T29"> legislación </text:span><text:span text:style-name="T28">vigente.</text:span></text:p>
          </text:list-item>
          <text:list-item>
            <text:p text:style-name="P70"><text:span text:style-name="T28">Gestionar</text:span><text:span text:style-name="T29"> </text:span><text:span text:style-name="T28">su</text:span><text:span text:style-name="T29"> </text:span><text:span text:style-name="T28">carrera</text:span><text:span text:style-name="T29"> </text:span><text:span text:style-name="T28">profesional,</text:span><text:span text:style-name="T29"> </text:span><text:span text:style-name="T28">analizando</text:span><text:span text:style-name="T29"> </text:span><text:span text:style-name="T28">las</text:span><text:span text:style-name="T29"> </text:span><text:span text:style-name="T28">oportunidades</text:span><text:span text:style-name="T29"> </text:span><text:span text:style-name="T28">de</text:span><text:span text:style-name="T29"> </text:span><text:span text:style-name="T28">empleo,</text:span><text:span text:style-name="T29"> auto empleo </text:span><text:span text:style-name="T28">y</text:span><text:span text:style-name="T29"> </text:span><text:span text:style-name="T28">aprendizaje.</text:span></text:p>
          </text:list-item>
          <text:list-item>
            <text:p text:style-name="P70"><text:span text:style-name="T28">Crear</text:span><text:span text:style-name="T29"> </text:span><text:span text:style-name="T28">y</text:span><text:span text:style-name="T29"> </text:span><text:span text:style-name="T28">gestionar</text:span><text:span text:style-name="T29"> </text:span><text:span text:style-name="T28">una</text:span><text:span text:style-name="T29"> pequeña </text:span><text:span text:style-name="T28">empresa,</text:span><text:span text:style-name="T29"> </text:span><text:span text:style-name="T28">realizando</text:span><text:span text:style-name="T29"> </text:span><text:span text:style-name="T28">un</text:span><text:span text:style-name="T29"> </text:span><text:span text:style-name="T28">estudio</text:span><text:span text:style-name="T29"> </text:span><text:span text:style-name="T28">de</text:span><text:span text:style-name="T29"> </text:span><text:span text:style-name="T28">viabilidad</text:span><text:span text:style-name="T29"> </text:span><text:span text:style-name="T28">de</text:span><text:span text:style-name="T29"> </text:span><text:span text:style-name="T28">productos,</text:span><text:span text:style-name="T29"> </text:span><text:span text:style-name="T28">planificación</text:span><text:span text:style-name="T29"> </text:span><text:span text:style-name="T28">de</text:span><text:span text:style-name="T29"> </text:span><text:span text:style-name="T28">la</text:span><text:span text:style-name="T29"> producción. </text:span><text:span text:style-name="T28">y</text:span><text:span text:style-name="T29"> comercialización.</text:span></text:p>
          </text:list-item>
          <text:list-item>
            <text:p text:style-name="P70"><text:span text:style-name="T28">Participar</text:span><text:span text:style-name="T29"> </text:span><text:span text:style-name="T28">de</text:span><text:span text:style-name="T29"> </text:span><text:span text:style-name="T28">forma</text:span><text:span text:style-name="T29"> </text:span><text:span text:style-name="T28">activa</text:span><text:span text:style-name="T29"> </text:span><text:span text:style-name="T28">en</text:span><text:span text:style-name="T29"> </text:span><text:span text:style-name="T28">la</text:span><text:span text:style-name="T29"> </text:span><text:span text:style-name="T28">vida</text:span><text:span text:style-name="T29"> económica</text:span><text:span text:style-name="T28">,</text:span><text:span text:style-name="T29"> </text:span><text:span text:style-name="T28">social</text:span><text:span text:style-name="T29"> </text:span><text:span text:style-name="T28">y</text:span><text:span text:style-name="T29"> </text:span><text:span text:style-name="T28">cultural,</text:span><text:span text:style-name="T29"> </text:span><text:span text:style-name="T28">con</text:span><text:span text:style-name="T29"> </text:span><text:span text:style-name="T28">una</text:span><text:span text:style-name="T29"> </text:span><text:span text:style-name="T28">actitud</text:span><text:span text:style-name="T29"> </text:span><text:span text:style-name="T28">critica</text:span><text:span text:style-name="T29"> </text:span><text:span text:style-name="T28">y</text:span><text:span text:style-name="T29"> </text:span><text:span text:style-name="T28">responsable.</text:span></text:p>
          </text:list-item>
        </text:list>
        <text:p text:style-name="P22"/>
        <text:h text:style-name="P98" text:outline-level="2">5. Cualificaciones Profesionales.</text:h>
        <text:h text:style-name="Heading_20_3" text:outline-level="3">1. Cualificaciones<text:span text:style-name="T49"> </text:span>profesionales<text:span text:style-name="T49"> </text:span>completas:</text:h>
        <text:p text:style-name="P45"/>
        <text:list xml:id="list1206454563" text:style-name="WW8Num4">
          <text:list-item>
            <text:list>
              <text:list-item>
                <text:p text:style-name="P73"><text:span text:style-name="T31">Sistemas</text:span><text:span text:style-name="T30"> informatizaros </text:span><text:span text:style-name="T31">IFC078_2</text:span><text:span text:style-name="T30"> </text:span><text:span text:style-name="T31">(Real</text:span><text:span text:style-name="T30"> </text:span><text:span text:style-name="T31">Decreto</text:span><text:span text:style-name="T30"> </text:span><text:span text:style-name="T31">295/2004,</text:span><text:span text:style-name="T30"> </text:span><text:span text:style-name="T31">20</text:span><text:span text:style-name="T30"> </text:span><text:span text:style-name="T31">febrero),</text:span><text:span text:style-name="T30"> </text:span><text:span text:style-name="T31">que</text:span><text:span text:style-name="T30"> </text:span><text:span text:style-name="T31">comprende</text:span><text:span text:style-name="T30"> </text:span><text:span text:style-name="T31">las</text:span><text:span text:style-name="T30"> </text:span><text:span text:style-name="T31">siguientes</text:span><text:span text:style-name="T30"> </text:span><text:span text:style-name="T31">unidades</text:span><text:span text:style-name="T30"> </text:span><text:span text:style-name="T31">de</text:span><text:span text:style-name="T30"> </text:span><text:span text:style-name="T31">competencia:</text:span></text:p>
              </text:list-item>
            </text:list>
          </text:list-item>
        </text:list>
        <text:p text:style-name="P75"/>
        <text:p text:style-name="P74"><text:span text:style-name="T31">UC0219_2:</text:span><text:span text:style-name="T30"> </text:span><text:span text:style-name="T31">Instalar</text:span><text:span text:style-name="T30"> </text:span><text:span text:style-name="T31">y</text:span><text:span text:style-name="T30"> </text:span><text:span text:style-name="T31">configurar</text:span><text:span text:style-name="T30"> </text:span><text:span text:style-name="T31">el</text:span><text:span text:style-name="T30"> </text:span><text:span text:style-name="T31">software</text:span><text:span text:style-name="T30"> </text:span><text:span text:style-name="T31">base</text:span><text:span text:style-name="T30"> </text:span><text:span text:style-name="T31">en</text:span><text:span text:style-name="T30"> </text:span><text:span text:style-name="T31">sistemas</text:span><text:span text:style-name="T30"> informatizaros.</text:span></text:p>
        <text:p text:style-name="P74"><text:span text:style-name="T31">UC0220_2:</text:span><text:span text:style-name="T30"> </text:span><text:span text:style-name="T31">Instalar,</text:span><text:span text:style-name="T30"> </text:span><text:span text:style-name="T31">configurar</text:span><text:span text:style-name="T30"> </text:span><text:span text:style-name="T31">y</text:span><text:span text:style-name="T30"> </text:span><text:span text:style-name="T31">verificar</text:span><text:span text:style-name="T30"> </text:span><text:span text:style-name="T31">los</text:span><text:span text:style-name="T30"> </text:span><text:span text:style-name="T31">elementos</text:span><text:span text:style-name="T30"> </text:span><text:span text:style-name="T31">de</text:span><text:span text:style-name="T30"> </text:span><text:span text:style-name="T31">la</text:span><text:span text:style-name="T30"> </text:span><text:span text:style-name="T31">red</text:span><text:span text:style-name="T30"> </text:span><text:span text:style-name="T31">local</text:span><text:span text:style-name="T30"> según </text:span><text:span text:style-name="T31">procedimientos</text:span><text:span text:style-name="T30"> </text:span><text:span text:style-name="T31">establecidos.</text:span></text:p>
        <text:p text:style-name="P74"><text:span text:style-name="T31">UC0221_2:</text:span><text:span text:style-name="T30"> </text:span><text:span text:style-name="T31">Instalar,</text:span><text:span text:style-name="T30"> </text:span><text:span text:style-name="T31">configurar</text:span><text:span text:style-name="T30"> </text:span><text:span text:style-name="T31">y</text:span><text:span text:style-name="T30"> </text:span><text:span text:style-name="T31">mantener</text:span><text:span text:style-name="T30"> </text:span><text:span text:style-name="T31">paquetes</text:span><text:span text:style-name="T30"> informáticos </text:span><text:span text:style-name="T31">de</text:span><text:span text:style-name="T30"> propósito </text:span><text:span text:style-name="T31">general</text:span><text:span text:style-name="T30"> </text:span><text:span text:style-name="T31">y</text:span><text:span text:style-name="T30"> </text:span><text:span text:style-name="T31">aplicaciones</text:span><text:span text:style-name="T30"> </text:span><text:span text:style-name="T31">especificas.</text:span></text:p>
        <text:p text:style-name="P74"><text:span text:style-name="T31">UC0222_2:</text:span><text:span text:style-name="T30"> </text:span><text:span text:style-name="T31">Facilitar</text:span><text:span text:style-name="T30"> </text:span><text:span text:style-name="T31">al</text:span><text:span text:style-name="T30"> </text:span><text:span text:style-name="T31">usuario</text:span><text:span text:style-name="T30"> </text:span><text:span text:style-name="T31">la</text:span><text:span text:style-name="T30"> utilización </text:span><text:span text:style-name="T31">de</text:span><text:span text:style-name="T30"> </text:span><text:span text:style-name="T31">paquetes</text:span><text:span text:style-name="T30"> informáticos </text:span><text:span text:style-name="T31">de</text:span><text:span text:style-name="T30"> propósito </text:span><text:span text:style-name="T31">general</text:span><text:span text:style-name="T30"> </text:span><text:span text:style-name="T31">y</text:span><text:span text:style-name="T30"> </text:span><text:span text:style-name="T31">aplicaciones</text:span><text:span text:style-name="T30"> </text:span><text:span text:style-name="T31">especificas.</text:span></text:p>
        <text:p text:style-name="P75"/>
        <text:list xml:id="list42537956644065" text:continue-numbering="true" text:style-name="WW8Num4">
          <text:list-item>
            <text:list>
              <text:list-item>
                <text:p text:style-name="P73"><text:span text:style-name="T31">Montaje</text:span><text:span text:style-name="T30"> </text:span><text:span text:style-name="T31">y</text:span><text:span text:style-name="T30"> reparación </text:span><text:span text:style-name="T31">de</text:span><text:span text:style-name="T30"> </text:span><text:span text:style-name="T31">sistemas</text:span><text:span text:style-name="T30"> informatizaros</text:span></text:p>
              </text:list-item>
            </text:list>
          </text:list-item>
        </text:list>
        <text:p text:style-name="P75"/>
        <text:p text:style-name="P74"><text:span text:style-name="T31">IFC298_2</text:span><text:span text:style-name="T30"> </text:span><text:span text:style-name="T31">(Real</text:span><text:span text:style-name="T30"> </text:span><text:span text:style-name="T31">Decreto</text:span><text:span text:style-name="T30"> </text:span><text:span text:style-name="T31">1201/2007,</text:span><text:span text:style-name="T30"> </text:span><text:span text:style-name="T31">14</text:span><text:span text:style-name="T30"> </text:span><text:span text:style-name="T31">septiembre),</text:span><text:span text:style-name="T30"> </text:span><text:span text:style-name="T31">que</text:span><text:span text:style-name="T30"> </text:span><text:span text:style-name="T31">comprende</text:span><text:span text:style-name="T30"> </text:span><text:span text:style-name="T31">las</text:span><text:span text:style-name="T30"> </text:span><text:span text:style-name="T31">siguientes</text:span><text:span text:style-name="T30"> </text:span><text:span text:style-name="T31">unidades</text:span><text:span text:style-name="T30"> </text:span><text:span text:style-name="T31">de</text:span><text:span text:style-name="T30"> </text:span><text:span text:style-name="T31">competencia:</text:span></text:p>
        <text:p text:style-name="P74"><text:span text:style-name="T31">UC0953_2:</text:span><text:span text:style-name="T30"> </text:span><text:span text:style-name="T31">Montar</text:span><text:span text:style-name="T30"> </text:span><text:span text:style-name="T31">equipos</text:span><text:span text:style-name="T30"> informatizaros.</text:span></text:p>
        <text:p text:style-name="P74"><text:span text:style-name="T31">UC0219_2:</text:span><text:span text:style-name="T30"> </text:span><text:span text:style-name="T31">Instalar</text:span><text:span text:style-name="T30"> </text:span><text:span text:style-name="T31">y</text:span><text:span text:style-name="T30"> </text:span><text:span text:style-name="T31">configurar</text:span><text:span text:style-name="T30"> </text:span><text:span text:style-name="T31">el</text:span><text:span text:style-name="T30"> </text:span><text:span text:style-name="T31">software</text:span><text:span text:style-name="T30"> </text:span><text:span text:style-name="T31">base</text:span><text:span text:style-name="T30"> </text:span><text:span text:style-name="T31">en</text:span><text:span text:style-name="T30"> </text:span><text:span text:style-name="T31">sistemas</text:span><text:span text:style-name="T30"> informatizaros.</text:span></text:p>
        <text:p text:style-name="P74"><text:span text:style-name="T31">UC0954_2:</text:span><text:span text:style-name="T30"> </text:span><text:span text:style-name="T31">Reparar</text:span><text:span text:style-name="T30"> </text:span><text:span text:style-name="T31">y</text:span><text:span text:style-name="T30"> </text:span><text:span text:style-name="T31">ampliar</text:span><text:span text:style-name="T30"> </text:span><text:span text:style-name="T31">equipamiento</text:span><text:span text:style-name="T30"> microfotográfico.</text:span></text:p>
        <text:p text:style-name="P46"/>
        <text:list xml:id="list42539289306935" text:continue-numbering="true" text:style-name="WW8Num4">
          <text:list-item>
            <text:list>
              <text:list-item>
                <text:p text:style-name="P73"><text:span text:style-name="T30">Operación </text:span><text:span text:style-name="T31">de</text:span><text:span text:style-name="T30"> </text:span><text:span text:style-name="T31">redes</text:span><text:span text:style-name="T30"> </text:span><text:span text:style-name="T31">departamentales</text:span><text:span text:style-name="T30"> </text:span><text:span text:style-name="T31">IFC299_2</text:span><text:span text:style-name="T30"> </text:span><text:span text:style-name="T31">(Real</text:span><text:span text:style-name="T30"> </text:span><text:span text:style-name="T31">Decreto</text:span><text:span text:style-name="T30"> </text:span><text:span text:style-name="T31">1201/2007,</text:span><text:span text:style-name="T30"> </text:span><text:span text:style-name="T31">14</text:span><text:span text:style-name="T30"> </text:span><text:span text:style-name="T31">septiembre),</text:span><text:span text:style-name="T30"> </text:span><text:span text:style-name="T31">que</text:span><text:span text:style-name="T30"> </text:span><text:span text:style-name="T31">comprende</text:span><text:span text:style-name="T30"> </text:span><text:span text:style-name="T31">las</text:span><text:span text:style-name="T30"> </text:span><text:span text:style-name="T31">siguientes</text:span><text:span text:style-name="T30"> </text:span><text:span text:style-name="T31">unidades</text:span><text:span text:style-name="T30"> </text:span><text:span text:style-name="T31">de</text:span><text:span text:style-name="T30"> </text:span><text:span text:style-name="T31">competencia:</text:span></text:p>
              </text:list-item>
            </text:list>
          </text:list-item>
        </text:list>
        <text:p text:style-name="P75"/>
        <text:p text:style-name="P74"><text:span text:style-name="T31">UC0220_2:</text:span><text:span text:style-name="T30"> </text:span><text:span text:style-name="T31">Instalar,</text:span><text:span text:style-name="T30"> </text:span><text:span text:style-name="T31">configurar</text:span><text:span text:style-name="T30"> </text:span><text:span text:style-name="T31">y</text:span><text:span text:style-name="T30"> </text:span><text:span text:style-name="T31">verificar</text:span><text:span text:style-name="T30"> </text:span><text:span text:style-name="T31">los</text:span><text:span text:style-name="T30"> </text:span><text:span text:style-name="T31">elementos</text:span><text:span text:style-name="T30"> </text:span><text:span text:style-name="T31">de</text:span><text:span text:style-name="T30"> </text:span><text:span text:style-name="T31">la</text:span><text:span text:style-name="T30"> </text:span><text:span text:style-name="T31">red</text:span><text:span text:style-name="T30"> </text:span><text:span text:style-name="T31">local</text:span><text:span text:style-name="T30"> según </text:span><text:span text:style-name="T31">procedimientos</text:span><text:span text:style-name="T30"> </text:span><text:span text:style-name="T31">preestablecidos.</text:span></text:p>
        <text:p text:style-name="P74"><text:span text:style-name="T31">UC0955_2:</text:span><text:span text:style-name="T30"> </text:span><text:span text:style-name="T31">Monitorizar</text:span><text:span text:style-name="T30"> </text:span><text:span text:style-name="T31">los</text:span><text:span text:style-name="T30"> </text:span><text:span text:style-name="T31">procesos</text:span><text:span text:style-name="T30"> </text:span><text:span text:style-name="T31">de</text:span><text:span text:style-name="T30"> </text:span><text:span text:style-name="T31">comunicaciones</text:span><text:span text:style-name="T30"> </text:span><text:span text:style-name="T31">de</text:span><text:span text:style-name="T30"> </text:span><text:span text:style-name="T31">la</text:span><text:span text:style-name="T30"> </text:span><text:span text:style-name="T31">red</text:span><text:span text:style-name="T30"> </text:span><text:span text:style-name="T31">local.</text:span></text:p>
        <text:p text:style-name="P74"><text:span text:style-name="T31">UC0956_2:</text:span><text:span text:style-name="T30"> </text:span><text:span text:style-name="T31">Realizar</text:span><text:span text:style-name="T30"> </text:span><text:span text:style-name="T31">los</text:span><text:span text:style-name="T30"> </text:span><text:span text:style-name="T31">procesos</text:span><text:span text:style-name="T30"> </text:span><text:span text:style-name="T31">de</text:span><text:span text:style-name="T30"> conexión </text:span><text:span text:style-name="T31">entre</text:span><text:span text:style-name="T30"> </text:span><text:span text:style-name="T31">redes</text:span><text:span text:style-name="T30"> </text:span><text:span text:style-name="T31">privadas</text:span><text:span text:style-name="T30"> </text:span><text:span text:style-name="T31">y</text:span><text:span text:style-name="T30"> </text:span><text:span text:style-name="T31">redes</text:span><text:span text:style-name="T30"> </text:span><text:span text:style-name="T31">publicas.</text:span></text:p>
        <text:p text:style-name="P46"/>
        <text:list xml:id="list42538411916158" text:continue-numbering="true" text:style-name="WW8Num4">
          <text:list-item>
            <text:list>
              <text:list-item>
                <text:p text:style-name="P73"><text:span text:style-name="T30">Operación </text:span><text:span text:style-name="T31">de</text:span><text:span text:style-name="T30"> </text:span><text:span text:style-name="T31">sistemas</text:span><text:span text:style-name="T30"> informáticos </text:span><text:span text:style-name="T31">IFC300_2</text:span><text:span text:style-name="T30"> </text:span><text:span text:style-name="T31">(Real</text:span><text:span text:style-name="T30"> </text:span><text:span text:style-name="T31">Decreto</text:span><text:span text:style-name="T30"> </text:span><text:span text:style-name="T31">1201/2007,</text:span><text:span text:style-name="T30"> </text:span><text:span text:style-name="T31">14</text:span><text:span text:style-name="T30"> </text:span><text:span text:style-name="T31">septiembre),</text:span><text:span text:style-name="T30"> </text:span><text:span text:style-name="T31">que</text:span><text:span text:style-name="T30"> </text:span><text:soft-page-break/><text:span text:style-name="T31">comprende</text:span><text:span text:style-name="T30"> </text:span><text:span text:style-name="T31">las</text:span><text:span text:style-name="T30"> </text:span><text:span text:style-name="T31">siguientes</text:span><text:span text:style-name="T30"> </text:span><text:span text:style-name="T31">unidades</text:span><text:span text:style-name="T30"> </text:span><text:span text:style-name="T31">de</text:span><text:span text:style-name="T30"> </text:span><text:span text:style-name="T31">competencia:</text:span></text:p>
              </text:list-item>
            </text:list>
          </text:list-item>
        </text:list>
        <text:p text:style-name="P46"/>
        <text:p text:style-name="P74"><text:span text:style-name="T31">UC0219_2:</text:span><text:span text:style-name="T30"> </text:span><text:span text:style-name="T31">Instalar</text:span><text:span text:style-name="T30"> </text:span><text:span text:style-name="T31">y</text:span><text:span text:style-name="T30"> </text:span><text:span text:style-name="T31">configurar</text:span><text:span text:style-name="T30"> </text:span><text:span text:style-name="T31">el</text:span><text:span text:style-name="T30"> </text:span><text:span text:style-name="T31">software</text:span><text:span text:style-name="T30"> </text:span><text:span text:style-name="T31">base</text:span><text:span text:style-name="T30"> </text:span><text:span text:style-name="T31">en</text:span><text:span text:style-name="T30"> </text:span><text:span text:style-name="T31">sistemas</text:span><text:span text:style-name="T30"> informatizaros.</text:span></text:p>
        <text:p text:style-name="P74"><text:span text:style-name="T31">UC0957_2:</text:span><text:span text:style-name="T30"> </text:span><text:span text:style-name="T31">Mantener</text:span><text:span text:style-name="T30"> </text:span><text:span text:style-name="T31">y</text:span><text:span text:style-name="T30"> </text:span><text:span text:style-name="T31">regular</text:span><text:span text:style-name="T30"> </text:span><text:span text:style-name="T31">el</text:span><text:span text:style-name="T30"> </text:span><text:span text:style-name="T31">subsistema</text:span><text:span text:style-name="T30"> físico </text:span><text:span text:style-name="T31">en</text:span><text:span text:style-name="T30"> </text:span><text:span text:style-name="T31">sistemas</text:span><text:span text:style-name="T30"> informáticos.</text:span></text:p>
        <text:p text:style-name="P74"><text:span text:style-name="T31">UC0958_2:</text:span><text:span text:style-name="T30"> </text:span><text:span text:style-name="T31">Ejecutar</text:span><text:span text:style-name="T30"> </text:span><text:span text:style-name="T31">procedimientos</text:span><text:span text:style-name="T30"> </text:span><text:span text:style-name="T31">de</text:span><text:span text:style-name="T30"> </text:span><text:span text:style-name="T31">administración</text:span><text:span text:style-name="T30"> </text:span><text:span text:style-name="T31">y</text:span><text:span text:style-name="T30"> </text:span><text:span text:style-name="T31">mantenimiento</text:span><text:span text:style-name="T30"> </text:span><text:span text:style-name="T31">en</text:span><text:span text:style-name="T30"> </text:span><text:span text:style-name="T31">el</text:span><text:span text:style-name="T30"> </text:span><text:span text:style-name="T31">software</text:span><text:span text:style-name="T30"> </text:span><text:span text:style-name="T31">base</text:span><text:span text:style-name="T30"> </text:span><text:span text:style-name="T31">y</text:span><text:span text:style-name="T30"> </text:span><text:span text:style-name="T31">de</text:span><text:span text:style-name="T30"> aplicación </text:span><text:span text:style-name="T31">del</text:span><text:span text:style-name="T30"> </text:span><text:span text:style-name="T31">cliente.</text:span></text:p>
        <text:p text:style-name="P74"><text:span text:style-name="T31">UC0959_2:</text:span><text:span text:style-name="T30"> </text:span><text:span text:style-name="T31">Mantener</text:span><text:span text:style-name="T30"> </text:span><text:span text:style-name="T31">la</text:span><text:span text:style-name="T30"> </text:span><text:span text:style-name="T31">seguridad</text:span><text:span text:style-name="T30"> </text:span><text:span text:style-name="T31">de</text:span><text:span text:style-name="T30"> </text:span><text:span text:style-name="T31">los</text:span><text:span text:style-name="T30"> </text:span><text:span text:style-name="T31">subsistemas</text:span><text:span text:style-name="T30"> físicos </text:span><text:span text:style-name="T31">y</text:span><text:span text:style-name="T30"> lógicos </text:span><text:span text:style-name="T31">en</text:span><text:span text:style-name="T30"> </text:span><text:span text:style-name="T31">sistemas</text:span><text:span text:style-name="T30"> informáticos.</text:span></text:p>
        <text:p text:style-name="P44"/>
      </text:section>
      <text:h text:style-name="P99" text:outline-level="2">6. Bandas Horarias.</text:h>
      <text:p text:style-name="P77"/>
      <text:p text:style-name="P66"><text:span text:style-name="T14">Según</text:span><text:span text:style-name="T16"> </text:span><text:span text:style-name="T14">el</text:span><text:span text:style-name="T16"> </text:span><text:span text:style-name="T14">Currículum</text:span><text:span text:style-name="T16"> </text:span><text:span text:style-name="T14">la</text:span><text:span text:style-name="T16"> </text:span><text:span text:style-name="T14">duración</text:span><text:span text:style-name="T16"> </text:span><text:span text:style-name="T14">anual</text:span><text:span text:style-name="T16"> </text:span><text:span text:style-name="T14">prevista</text:span><text:span text:style-name="T16"> </text:span><text:span text:style-name="T14">para</text:span><text:span text:style-name="T16"> </text:span><text:span text:style-name="T14">los</text:span><text:span text:style-name="T16"> </text:span><text:span text:style-name="T14">diferentes</text:span><text:span text:style-name="T16"> </text:span><text:span text:style-name="T14">Módulos</text:span><text:span text:style-name="T16"> </text:span><text:span text:style-name="T14">que</text:span><text:span text:style-name="T16"> </text:span><text:span text:style-name="T14">componen</text:span><text:span text:style-name="T16"> </text:span><text:span text:style-name="T14">el</text:span><text:span text:style-name="T16"> </text:span><text:span text:style-name="T14">Ciclo</text:span><text:span text:style-name="T16"> </text:span><text:span text:style-name="T14">de</text:span><text:span text:style-name="T16"> </text:span><text:span text:style-name="T14">Grado</text:span><text:span text:style-name="T16"> </text:span><text:span text:style-name="T14">Superior</text:span><text:span text:style-name="T16"> </text:span><text:span text:style-name="T14">de</text:span><text:span text:style-name="T16"> </text:span><text:span text:style-name="T14">Administración</text:span><text:span text:style-name="T16"> </text:span><text:span text:style-name="T14">de</text:span><text:span text:style-name="T16"> </text:span><text:span text:style-name="T14">Sistemas</text:span><text:span text:style-name="T16"> </text:span><text:span text:style-name="T14">Informáticos</text:span><text:span text:style-name="T16"> </text:span><text:span text:style-name="T14">en</text:span><text:span text:style-name="T16"> </text:span><text:span text:style-name="T14">Red</text:span><text:span text:style-name="T16"> </text:span><text:span text:style-name="T28">corresponde</text:span><text:span text:style-name="T16"> </text:span><text:span text:style-name="T14">con:</text:span></text:p>
      <text:p text:style-name="P7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table:number-rows-spanned="2" office:value-type="string">
            <text:p text:style-name="P80">Curso</text:p>
          </table:table-cell>
          <table:table-cell table:style-name="Tabla2.A1" table:number-rows-spanned="2" office:value-type="string">
            <text:p text:style-name="P82"><text:span text:style-name="T39">Código</text:span><text:span text:style-name="T40"> </text:span><text:span text:style-name="T39">MEC</text:span></text:p>
          </table:table-cell>
          <table:table-cell table:style-name="Tabla2.A1" table:number-rows-spanned="2" table:number-columns-spanned="2" office:value-type="string">
            <text:p text:style-name="P54"><text:span text:style-name="T39">DENOMINACIÓN</text:span><text:span text:style-name="T40"> </text:span><text:span text:style-name="T39">DEL</text:span><text:span text:style-name="T40"> </text:span><text:span text:style-name="T39">MÓDULO</text:span></text:p>
          </table:table-cell>
          <table:covered-table-cell/>
          <table:table-cell table:style-name="Tabla2.A1" table:number-rows-spanned="2" office:value-type="string">
            <text:p text:style-name="P83">DURACIÓN</text:p>
            <text:p text:style-name="P81"><text:span text:style-name="T39">Horas</text:span><text:span text:style-name="T40"> </text:span><text:span text:style-name="T39">Anuales</text:span></text:p>
          </table:table-cell>
          <table:table-cell table:style-name="Tabla2.A1" office:value-type="string">
            <text:p text:style-name="P48">1º</text:p>
            <text:p text:style-name="P47">Curso</text:p>
          </table:table-cell>
          <table:table-cell table:style-name="Tabla2.A1" office:value-type="string">
            <text:p text:style-name="P54"><text:span text:style-name="T39">2º</text:span><text:span text:style-name="T40"> </text:span><text:span text:style-name="T39">Curso</text:span></text:p>
          </table:table-cell>
          <table:table-cell table:style-name="Tabla2.H1" office:value-type="string">
            <text:p text:style-name="P48"/>
          </table:table-cell>
        </table:table-row>
        <table:table-row table:style-name="Tabla2.2">
          <table:covered-table-cell/>
          <table:covered-table-cell/>
          <table:covered-table-cell/>
          <table:covered-table-cell/>
          <table:covered-table-cell/>
          <table:table-cell table:style-name="Tabla2.A1" office:value-type="string">
            <text:p text:style-name="P52">(h/semana)</text:p>
          </table:table-cell>
          <table:table-cell table:style-name="Tabla2.A1" office:value-type="string">
            <text:p text:style-name="P54"><text:span text:style-name="T41">1º</text:span><text:span text:style-name="T42"> </text:span><text:span text:style-name="T41">y</text:span><text:span text:style-name="T42"> </text:span><text:span text:style-name="T41">2º</text:span></text:p>
            <text:p text:style-name="P51">trimestres</text:p>
            <text:p text:style-name="P51">(h/semana)</text:p>
          </table:table-cell>
          <table:table-cell table:style-name="Tabla2.H1" office:value-type="string">
            <text:p text:style-name="P54"><text:span text:style-name="T41">3</text:span><text:span text:style-name="T42"> </text:span><text:span text:style-name="T41">º</text:span></text:p>
            <text:p text:style-name="P51">trimestre</text:p>
            <text:p text:style-name="P51">(horas</text:p>
            <text:p text:style-name="P51">anuales)</text:p>
          </table:table-cell>
        </table:table-row>
        <table:table-row table:style-name="Tabla2.3">
          <table:table-cell table:style-name="Tabla2.A3" office:value-type="string">
            <text:p text:style-name="P38">1</text:p>
          </table:table-cell>
          <table:table-cell table:style-name="Tabla2.B3" office:value-type="string">
            <text:p text:style-name="P38">0221</text:p>
          </table:table-cell>
          <table:table-cell table:style-name="Tabla2.C3" office:value-type="string">
            <text:p text:style-name="P41">MJE</text:p>
          </table:table-cell>
          <table:table-cell table:style-name="Tabla2.D3" office:value-type="string">
            <text:p text:style-name="P11"><text:span text:style-name="T25">Montaje</text:span><text:span text:style-name="T43"> </text:span><text:span text:style-name="T25">y</text:span><text:span text:style-name="T43"> </text:span><text:span text:style-name="T25">mantenimiento</text:span><text:span text:style-name="T43"> </text:span><text:span text:style-name="T25">de</text:span><text:span text:style-name="T43"> </text:span><text:span text:style-name="T25">equipo.</text:span></text:p>
          </table:table-cell>
          <table:table-cell table:style-name="Tabla2.E3" office:value-type="string">
            <text:p text:style-name="P38">224</text:p>
          </table:table-cell>
          <table:table-cell table:style-name="Tabla2.F3" office:value-type="string">
            <text:p text:style-name="P38">7</text:p>
          </table:table-cell>
          <table:table-cell table:style-name="Tabla2.G3" office:value-type="string">
            <text:p text:style-name="P24"/>
          </table:table-cell>
          <table:table-cell table:style-name="Tabla2.H3" office:value-type="string">
            <text:p text:style-name="P25"/>
          </table:table-cell>
        </table:table-row>
        <table:table-row table:style-name="Tabla2.3">
          <table:table-cell table:style-name="Tabla2.A4" office:value-type="string">
            <text:p text:style-name="P38">1</text:p>
          </table:table-cell>
          <table:table-cell table:style-name="Tabla2.B4" office:value-type="string">
            <text:p text:style-name="P38">0222</text:p>
          </table:table-cell>
          <table:table-cell table:style-name="Tabla2.C4" office:value-type="string">
            <text:p text:style-name="P41">SSV</text:p>
          </table:table-cell>
          <table:table-cell table:style-name="Tabla2.D4" office:value-type="string">
            <text:p text:style-name="P11"><text:span text:style-name="T25">Sistemas</text:span><text:span text:style-name="T43"> </text:span><text:span text:style-name="T25">operativos</text:span><text:span text:style-name="T43"> </text:span><text:span text:style-name="T25">monopuesto.</text:span></text:p>
          </table:table-cell>
          <table:table-cell table:style-name="Tabla2.E4" office:value-type="string">
            <text:p text:style-name="P38">160</text:p>
          </table:table-cell>
          <table:table-cell table:style-name="Tabla2.F4" office:value-type="string">
            <text:p text:style-name="P38">5</text:p>
          </table:table-cell>
          <table:table-cell table:style-name="Tabla2.G4" office:value-type="string">
            <text:p text:style-name="P24"/>
          </table:table-cell>
          <table:table-cell table:style-name="Tabla2.H4" office:value-type="string">
            <text:p text:style-name="P24"/>
          </table:table-cell>
        </table:table-row>
        <table:table-row table:style-name="Tabla2.3">
          <table:table-cell table:style-name="Tabla2.A5" office:value-type="string">
            <text:p text:style-name="P38">1</text:p>
          </table:table-cell>
          <table:table-cell table:style-name="Tabla2.B5" office:value-type="string">
            <text:p text:style-name="P38">0223</text:p>
          </table:table-cell>
          <table:table-cell table:style-name="Tabla2.C5" office:value-type="string">
            <text:p text:style-name="P41">AIF</text:p>
          </table:table-cell>
          <table:table-cell table:style-name="Tabla2.D5" office:value-type="string">
            <text:p text:style-name="P11"><text:span text:style-name="T25">Aplicaciones</text:span><text:span text:style-name="T43"> </text:span><text:span text:style-name="T25">ofimáticas.</text:span></text:p>
          </table:table-cell>
          <table:table-cell table:style-name="Tabla2.E5" office:value-type="string">
            <text:p text:style-name="P38">256</text:p>
          </table:table-cell>
          <table:table-cell table:style-name="Tabla2.F5" office:value-type="string">
            <text:p text:style-name="P39">8</text:p>
          </table:table-cell>
          <table:table-cell table:style-name="Tabla2.G5" office:value-type="string">
            <text:p text:style-name="P24"/>
          </table:table-cell>
          <table:table-cell table:style-name="Tabla2.H5" office:value-type="string">
            <text:p text:style-name="P24"/>
          </table:table-cell>
        </table:table-row>
        <table:table-row table:style-name="Tabla2.3">
          <table:table-cell table:style-name="Tabla2.A6" office:value-type="string">
            <text:p text:style-name="P38">1</text:p>
          </table:table-cell>
          <table:table-cell table:style-name="Tabla2.B6" office:value-type="string">
            <text:p text:style-name="P38">0229</text:p>
          </table:table-cell>
          <table:table-cell table:style-name="Tabla2.C6" office:value-type="string">
            <text:p text:style-name="P41">FOL</text:p>
          </table:table-cell>
          <table:table-cell table:style-name="Tabla2.D6" office:value-type="string">
            <text:p text:style-name="P11"><text:span text:style-name="T25">Formación</text:span><text:span text:style-name="T43"> </text:span><text:span text:style-name="T25">y</text:span><text:span text:style-name="T43"> </text:span><text:span text:style-name="T25">orientación</text:span><text:span text:style-name="T43"> </text:span><text:span text:style-name="T25">laboral.</text:span></text:p>
          </table:table-cell>
          <table:table-cell table:style-name="Tabla2.E6" office:value-type="string">
            <text:p text:style-name="P38">96</text:p>
          </table:table-cell>
          <table:table-cell table:style-name="Tabla2.F6" office:value-type="string">
            <text:p text:style-name="P38">3</text:p>
          </table:table-cell>
          <table:table-cell table:style-name="Tabla2.G6" office:value-type="string">
            <text:p text:style-name="P24"/>
          </table:table-cell>
          <table:table-cell table:style-name="Tabla2.H6" office:value-type="string">
            <text:p text:style-name="P24"/>
          </table:table-cell>
        </table:table-row>
        <table:table-row table:style-name="Tabla2.3">
          <table:table-cell table:style-name="Tabla2.A7" office:value-type="string">
            <text:p text:style-name="P38">1</text:p>
          </table:table-cell>
          <table:table-cell table:style-name="Tabla2.B7" office:value-type="string">
            <text:p text:style-name="P38">0225</text:p>
          </table:table-cell>
          <table:table-cell table:style-name="Tabla2.C7" office:value-type="string">
            <text:p text:style-name="P41">RDE</text:p>
          </table:table-cell>
          <table:table-cell table:style-name="Tabla2.D7" office:value-type="string">
            <text:p text:style-name="P11"><text:span text:style-name="T25">Redes</text:span><text:span text:style-name="T43"> </text:span><text:span text:style-name="T25">locales.</text:span></text:p>
          </table:table-cell>
          <table:table-cell table:style-name="Tabla2.E7" office:value-type="string">
            <text:p text:style-name="P38">224</text:p>
          </table:table-cell>
          <table:table-cell table:style-name="Tabla2.F7" office:value-type="string">
            <text:p text:style-name="P39">7</text:p>
          </table:table-cell>
          <table:table-cell table:style-name="Tabla2.G7" office:value-type="string">
            <text:p text:style-name="P24"/>
          </table:table-cell>
          <table:table-cell table:style-name="Tabla2.H7" office:value-type="string">
            <text:p text:style-name="P24"/>
          </table:table-cell>
        </table:table-row>
        <table:table-row table:style-name="Tabla2.8">
          <table:table-cell table:style-name="Tabla2.A8" office:value-type="string">
            <text:p text:style-name="P24"/>
          </table:table-cell>
          <table:table-cell table:style-name="Tabla2.A8" office:value-type="string">
            <text:p text:style-name="P24"/>
          </table:table-cell>
          <table:table-cell table:style-name="Tabla2.A8" office:value-type="string">
            <text:p text:style-name="P24"/>
          </table:table-cell>
          <table:table-cell table:style-name="Tabla2.A8" office:value-type="string">
            <text:p text:style-name="P54"><text:span text:style-name="T39">DURACIÓN</text:span><text:span text:style-name="T40"> </text:span><text:span text:style-name="T39">TOTAL</text:span><text:span text:style-name="T40"> </text:span><text:span text:style-name="T39">DEL</text:span><text:span text:style-name="T40"> </text:span><text:span text:style-name="T39">PRIMER</text:span><text:span text:style-name="T40"> </text:span><text:span text:style-name="T39">CURSO</text:span></text:p>
          </table:table-cell>
          <table:table-cell table:style-name="Tabla2.A8" office:value-type="string">
            <text:p text:style-name="P49">960</text:p>
          </table:table-cell>
          <table:table-cell table:style-name="Tabla2.A8" office:value-type="string">
            <text:p text:style-name="P48">30</text:p>
          </table:table-cell>
          <table:table-cell table:style-name="Tabla2.A8" office:value-type="string">
            <text:p text:style-name="P24"/>
          </table:table-cell>
          <table:table-cell table:style-name="Tabla2.H8" office:value-type="string">
            <text:p text:style-name="P24"/>
          </table:table-cell>
        </table:table-row>
        <table:table-row table:style-name="Tabla2.3">
          <table:table-cell table:style-name="Tabla2.A9" office:value-type="string">
            <text:p text:style-name="P21">2</text:p>
          </table:table-cell>
          <table:table-cell table:style-name="Tabla2.B9" office:value-type="string">
            <text:p text:style-name="P40">0226</text:p>
          </table:table-cell>
          <table:table-cell table:style-name="Tabla2.C9" office:value-type="string">
            <text:p text:style-name="P41">SGF</text:p>
          </table:table-cell>
          <table:table-cell table:style-name="Tabla2.D9" office:value-type="string">
            <text:p text:style-name="P58"><text:span text:style-name="T25">Seguridad</text:span><text:span text:style-name="T43"> </text:span><text:span text:style-name="T25">informática.</text:span></text:p>
          </table:table-cell>
          <table:table-cell table:style-name="Tabla2.E9" office:value-type="string">
            <text:p text:style-name="P38">126</text:p>
          </table:table-cell>
          <table:table-cell table:style-name="Tabla2.F9" office:value-type="string">
            <text:p text:style-name="P39"/>
          </table:table-cell>
          <table:table-cell table:style-name="Tabla2.G9" office:value-type="string">
            <text:p text:style-name="P39">6</text:p>
          </table:table-cell>
          <table:table-cell table:style-name="Tabla2.H9" office:value-type="string">
            <text:p text:style-name="P24"/>
          </table:table-cell>
        </table:table-row>
        <table:table-row table:style-name="Tabla2.3">
          <table:table-cell table:style-name="Tabla2.A10" office:value-type="string">
            <text:p text:style-name="P21">2</text:p>
          </table:table-cell>
          <table:table-cell table:style-name="Tabla2.B10" office:value-type="string">
            <text:p text:style-name="P40">0227</text:p>
          </table:table-cell>
          <table:table-cell table:style-name="Tabla2.C10" office:value-type="string">
            <text:p text:style-name="P41">SRC</text:p>
          </table:table-cell>
          <table:table-cell table:style-name="Tabla2.D10" office:value-type="string">
            <text:p text:style-name="P58"><text:span text:style-name="T25">Servicios</text:span><text:span text:style-name="T43"> </text:span><text:span text:style-name="T25">en</text:span><text:span text:style-name="T43"> </text:span><text:span text:style-name="T25">red.</text:span></text:p>
          </table:table-cell>
          <table:table-cell table:style-name="Tabla2.E10" office:value-type="string">
            <text:p text:style-name="P38">168</text:p>
          </table:table-cell>
          <table:table-cell table:style-name="Tabla2.F10" office:value-type="string">
            <text:p text:style-name="P39"/>
          </table:table-cell>
          <table:table-cell table:style-name="Tabla2.G10" office:value-type="string">
            <text:p text:style-name="P21">8</text:p>
          </table:table-cell>
          <table:table-cell table:style-name="Tabla2.H10" office:value-type="string">
            <text:p text:style-name="P24"/>
          </table:table-cell>
        </table:table-row>
        <table:table-row table:style-name="Tabla2.3">
          <table:table-cell table:style-name="Tabla2.A11" office:value-type="string">
            <text:p text:style-name="P21">2</text:p>
          </table:table-cell>
          <table:table-cell table:style-name="Tabla2.B11" office:value-type="string">
            <text:p text:style-name="P40">0228</text:p>
          </table:table-cell>
          <table:table-cell table:style-name="Tabla2.C11" office:value-type="string">
            <text:p text:style-name="P41">APW</text:p>
          </table:table-cell>
          <table:table-cell table:style-name="Tabla2.D11" office:value-type="string">
            <text:p text:style-name="P58"><text:span text:style-name="T25">Aplicaciones</text:span><text:span text:style-name="T43"> </text:span><text:span text:style-name="T25">web.</text:span></text:p>
          </table:table-cell>
          <table:table-cell table:style-name="Tabla2.E11" office:value-type="string">
            <text:p text:style-name="P38">105</text:p>
          </table:table-cell>
          <table:table-cell table:style-name="Tabla2.F11" office:value-type="string">
            <text:p text:style-name="P39"/>
          </table:table-cell>
          <table:table-cell table:style-name="Tabla2.G11" office:value-type="string">
            <text:p text:style-name="P21">5</text:p>
          </table:table-cell>
          <table:table-cell table:style-name="Tabla2.H11" office:value-type="string">
            <text:p text:style-name="P24"/>
          </table:table-cell>
        </table:table-row>
        <table:table-row table:style-name="Tabla2.3">
          <table:table-cell table:style-name="Tabla2.A12" office:value-type="string">
            <text:p text:style-name="P21">2</text:p>
          </table:table-cell>
          <table:table-cell table:style-name="Tabla2.B12" office:value-type="string">
            <text:p text:style-name="P38">0224</text:p>
          </table:table-cell>
          <table:table-cell table:style-name="Tabla2.C12" office:value-type="string">
            <text:p text:style-name="P41">SSN</text:p>
          </table:table-cell>
          <table:table-cell table:style-name="Tabla2.D12" office:value-type="string">
            <text:p text:style-name="P58"><text:span text:style-name="T25">Sistemas</text:span><text:span text:style-name="T43"> </text:span><text:span text:style-name="T25">operativos</text:span><text:span text:style-name="T43"> </text:span><text:span text:style-name="T25">en</text:span><text:span text:style-name="T43"> </text:span><text:span text:style-name="T25">red</text:span></text:p>
          </table:table-cell>
          <table:table-cell table:style-name="Tabla2.E12" office:value-type="string">
            <text:p text:style-name="P38">168</text:p>
          </table:table-cell>
          <table:table-cell table:style-name="Tabla2.F12" office:value-type="string">
            <text:p text:style-name="P39"/>
          </table:table-cell>
          <table:table-cell table:style-name="Tabla2.G12" office:value-type="string">
            <text:p text:style-name="P21">8</text:p>
          </table:table-cell>
          <table:table-cell table:style-name="Tabla2.H12" office:value-type="string">
            <text:p text:style-name="P24"/>
          </table:table-cell>
        </table:table-row>
        <table:table-row table:style-name="Tabla2.3">
          <table:table-cell table:style-name="Tabla2.A13" office:value-type="string">
            <text:p text:style-name="P21">2</text:p>
          </table:table-cell>
          <table:table-cell table:style-name="Tabla2.B13" office:value-type="string">
            <text:p text:style-name="P38">0230</text:p>
          </table:table-cell>
          <table:table-cell table:style-name="Tabla2.C13" office:value-type="string">
            <text:p text:style-name="P41">EMR</text:p>
          </table:table-cell>
          <table:table-cell table:style-name="Tabla2.D13" office:value-type="string">
            <text:p text:style-name="P58"><text:span text:style-name="T25">Empresa</text:span><text:span text:style-name="T43"> </text:span><text:span text:style-name="T25">e</text:span><text:span text:style-name="T43"> </text:span><text:span text:style-name="T25">iniciativa</text:span><text:span text:style-name="T43"> </text:span><text:span text:style-name="T25">emprendedora</text:span></text:p>
          </table:table-cell>
          <table:table-cell table:style-name="Tabla2.E13" office:value-type="string">
            <text:p text:style-name="P38">63</text:p>
          </table:table-cell>
          <table:table-cell table:style-name="Tabla2.F13" office:value-type="string">
            <text:p text:style-name="P39"/>
          </table:table-cell>
          <table:table-cell table:style-name="Tabla2.G13" office:value-type="string">
            <text:p text:style-name="P39">3</text:p>
          </table:table-cell>
          <table:table-cell table:style-name="Tabla2.H13" office:value-type="string">
            <text:p text:style-name="P24"/>
          </table:table-cell>
        </table:table-row>
        <table:table-row table:style-name="Tabla2.3">
          <table:table-cell table:style-name="Tabla2.A14" office:value-type="string">
            <text:p text:style-name="P24"/>
          </table:table-cell>
          <table:table-cell table:style-name="Tabla2.B14" office:value-type="string">
            <text:p text:style-name="P24"/>
          </table:table-cell>
          <table:table-cell table:style-name="Tabla2.C14" office:value-type="string">
            <text:p text:style-name="P41">ITG</text:p>
          </table:table-cell>
          <table:table-cell table:style-name="Tabla2.D14" office:value-type="string">
            <text:p text:style-name="P42">Integración</text:p>
          </table:table-cell>
          <table:table-cell table:style-name="Tabla2.E14" office:value-type="string">
            <text:p text:style-name="P38">64</text:p>
          </table:table-cell>
          <table:table-cell table:style-name="Tabla2.F14" office:value-type="string">
            <text:p text:style-name="P39"/>
          </table:table-cell>
          <table:table-cell table:style-name="Tabla2.G14" office:value-type="string">
            <text:p text:style-name="P38"/>
          </table:table-cell>
          <table:table-cell table:style-name="Tabla2.H14" office:value-type="string">
            <text:p text:style-name="P38">64</text:p>
          </table:table-cell>
        </table:table-row>
        <table:table-row table:style-name="Tabla2.3">
          <table:table-cell table:style-name="Tabla2.A15" office:value-type="string">
            <text:p text:style-name="P24"/>
          </table:table-cell>
          <table:table-cell table:style-name="Tabla2.B15" office:value-type="string">
            <text:p text:style-name="P38">0231</text:p>
          </table:table-cell>
          <table:table-cell table:style-name="Tabla2.C15" office:value-type="string">
            <text:p text:style-name="P41">FCT</text:p>
          </table:table-cell>
          <table:table-cell table:style-name="Tabla2.D15" office:value-type="string">
            <text:p text:style-name="P58"><text:span text:style-name="T25">Formación</text:span><text:span text:style-name="T43"> </text:span><text:span text:style-name="T25">en</text:span><text:span text:style-name="T43"> </text:span><text:span text:style-name="T25">centros</text:span><text:span text:style-name="T43"> </text:span><text:span text:style-name="T25">de</text:span><text:span text:style-name="T43"> </text:span><text:span text:style-name="T25">trabajo</text:span></text:p>
          </table:table-cell>
          <table:table-cell table:style-name="Tabla2.E15" office:value-type="string">
            <text:p text:style-name="P38">346</text:p>
          </table:table-cell>
          <table:table-cell table:style-name="Tabla2.F15" office:value-type="string">
            <text:p text:style-name="P39"/>
          </table:table-cell>
          <table:table-cell table:style-name="Tabla2.G15" office:value-type="string">
            <text:p text:style-name="P38"/>
          </table:table-cell>
          <table:table-cell table:style-name="Tabla2.H15" office:value-type="string">
            <text:p text:style-name="P38">346</text:p>
          </table:table-cell>
        </table:table-row>
        <table:table-row table:style-name="Tabla2.8">
          <table:table-cell table:style-name="Tabla2.A8" office:value-type="string">
            <text:p text:style-name="P24"/>
          </table:table-cell>
          <table:table-cell table:style-name="Tabla2.A8" office:value-type="string">
            <text:p text:style-name="P24"/>
          </table:table-cell>
          <table:table-cell table:style-name="Tabla2.A8" office:value-type="string">
            <text:p text:style-name="P24"/>
          </table:table-cell>
          <table:table-cell table:style-name="Tabla2.A8" office:value-type="string">
            <text:p text:style-name="P54"><text:span text:style-name="T39">DURACIÓN</text:span><text:span text:style-name="T40"> </text:span><text:span text:style-name="T39">TOTAL</text:span><text:span text:style-name="T40"> </text:span><text:span text:style-name="T39">DEL</text:span><text:span text:style-name="T40"> </text:span><text:span text:style-name="T39">SEGUNDO</text:span><text:span text:style-name="T40"> </text:span><text:span text:style-name="T39">CURSO</text:span></text:p>
          </table:table-cell>
          <table:table-cell table:style-name="Tabla2.A8" office:value-type="string">
            <text:p text:style-name="P49">1040</text:p>
          </table:table-cell>
          <table:table-cell table:style-name="Tabla2.A8" office:value-type="string">
            <text:p text:style-name="P39"/>
          </table:table-cell>
          <table:table-cell table:style-name="Tabla2.A8" office:value-type="string">
            <text:p text:style-name="P49">30</text:p>
          </table:table-cell>
          <table:table-cell table:style-name="Tabla2.H8" office:value-type="string">
            <text:p text:style-name="P49">410</text:p>
          </table:table-cell>
        </table:table-row>
        <table:table-row table:style-name="Tabla2.8"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54"><text:span text:style-name="T39">DURACIÓN</text:span><text:span text:style-name="T40"> </text:span><text:span text:style-name="T39">TOTAL</text:span><text:span text:style-name="T40"> </text:span><text:span text:style-name="T39">DEL</text:span><text:span text:style-name="T40"> </text:span><text:span text:style-name="T39">CICLO</text:span><text:span text:style-name="T40"> </text:span><text:span text:style-name="T39">FORMATIVO</text:span></text:p>
          </table:table-cell>
          <table:table-cell table:style-name="Tabla2.A1" office:value-type="string">
            <text:p text:style-name="P49">2000</text:p>
          </table:table-cell>
          <table:table-cell table:style-name="Tabla2.A1" office:value-type="string">
            <text:p text:style-name="P39"/>
          </table:table-cell>
          <table:table-cell table:style-name="Tabla2.A1" office:value-type="string">
            <text:p text:style-name="P38"/>
          </table:table-cell>
          <table:table-cell table:style-name="Tabla2.H1" office:value-type="string">
            <text:p text:style-name="P24"/>
          </table:table-cell>
        </table:table-row>
      </table:table>
      <text:p text:style-name="P76"/>
      <text:p text:style-name="P77"/>
      <text:h text:style-name="P100" text:outline-level="2"><text:span text:style-name="T55">7. </text:span><text:span text:style-name="T56">Criterios de Promoción y acceso a los Módulos de </text:span><text:span text:style-name="T57">Integración</text:span><text:span text:style-name="T56"> y F.C.T.</text:span></text:h>
      <text:p text:style-name="P78"/>
      <text:p text:style-name="P68"/>
      <text:p text:style-name="P66"><text:span text:style-name="T14">Para</text:span><text:span text:style-name="T16"> </text:span><text:span text:style-name="T14">poder</text:span><text:span text:style-name="T16"> </text:span><text:span text:style-name="T14">promocionar</text:span><text:span text:style-name="T16"> </text:span><text:span text:style-name="T14">al</text:span><text:span text:style-name="T16"> </text:span><text:span text:style-name="T14">segundo</text:span><text:span text:style-name="T16"> </text:span><text:span text:style-name="T14">curso</text:span><text:span text:style-name="T16"> </text:span><text:span text:style-name="T14">será</text:span><text:span text:style-name="T16"> </text:span><text:span text:style-name="T14">necesario</text:span><text:span text:style-name="T16"> </text:span><text:span text:style-name="T14">haber</text:span><text:span text:style-name="T16"> </text:span><text:span text:style-name="T14">superado</text:span><text:span text:style-name="T16"> </text:span><text:span text:style-name="T14">los</text:span><text:span text:style-name="T16"> </text:span><text:span text:style-name="T14">módulos</text:span><text:span text:style-name="T16"> </text:span><text:span text:style-name="T14">profesionales</text:span><text:span text:style-name="T16"> </text:span><text:span text:style-name="T14">que</text:span><text:span text:style-name="T16"> </text:span><text:span text:style-name="T14">supongan</text:span><text:span text:style-name="T16"> </text:span><text:span text:style-name="T14">en</text:span><text:span text:style-name="T16"> </text:span><text:span text:style-name="T14">su</text:span><text:span text:style-name="T16"> </text:span><text:span text:style-name="T14">conjunto,</text:span><text:span text:style-name="T16"> </text:span><text:span text:style-name="T14">al</text:span><text:span text:style-name="T16"> </text:span><text:span text:style-name="T14">menos,</text:span><text:span text:style-name="T16"> </text:span><text:span text:style-name="T14">el</text:span><text:span text:style-name="T16"> </text:span><text:span text:style-name="T18">ochenta</text:span><text:span text:style-name="T19"> </text:span><text:span text:style-name="T18">por</text:span><text:span text:style-name="T19"> </text:span><text:span text:style-name="T18">ciento</text:span><text:span text:style-name="T19"> </text:span><text:span text:style-name="T18">de</text:span><text:span text:style-name="T19"> </text:span><text:span text:style-name="T18">la</text:span><text:span text:style-name="T19"> </text:span><text:span text:style-name="T18">carga</text:span><text:span text:style-name="T19"> </text:span><text:span text:style-name="T18">horaria</text:span><text:span text:style-name="T19"> </text:span><text:span text:style-name="T18">del</text:span><text:span text:style-name="T19"> </text:span><text:span text:style-name="T18">primer</text:span><text:span text:style-name="T19"> </text:span><text:span text:style-name="T18">curso</text:span><text:span text:style-name="T14">.</text:span></text:p>
      <text:p text:style-name="P67"/>
      <text:p text:style-name="P66"><text:span text:style-name="T14">El</text:span><text:span text:style-name="T16"> </text:span><text:span text:style-name="T14">módulo</text:span><text:span text:style-name="T16"> </text:span><text:span text:style-name="T14">profesional</text:span><text:span text:style-name="T16"> </text:span><text:span text:style-name="T14">de</text:span><text:span text:style-name="T16"> </text:span><text:span text:style-name="T14">Integración</text:span><text:span text:style-name="T16"> </text:span><text:span text:style-name="T14">y</text:span><text:span text:style-name="T16"> </text:span><text:span text:style-name="T14">Formación</text:span><text:span text:style-name="T16"> </text:span><text:span text:style-name="T14">en</text:span><text:span text:style-name="T16"> </text:span><text:span text:style-name="T14">Centros</text:span><text:span text:style-name="T16"> </text:span><text:span text:style-name="T14">de</text:span><text:span text:style-name="T16"> </text:span><text:span text:style-name="T14">Trabajo</text:span><text:span text:style-name="T16"> </text:span><text:span text:style-name="T14">se</text:span><text:span text:style-name="T16"> </text:span><text:span text:style-name="T14">cursarán</text:span><text:span text:style-name="T16"> </text:span><text:span text:style-name="T14">durante</text:span><text:span text:style-name="T16"> </text:span><text:span text:style-name="T14">el</text:span><text:span text:style-name="T16"> </text:span><text:span text:style-name="T14">tercer</text:span><text:span text:style-name="T16"> </text:span><text:span text:style-name="T14">trimestre</text:span><text:span text:style-name="T16"> </text:span><text:span text:style-name="T14">del</text:span><text:span text:style-name="T16"> </text:span><text:span text:style-name="T14">segundo</text:span><text:span text:style-name="T16"> </text:span><text:span text:style-name="T14">curso,</text:span><text:span text:style-name="T16"> </text:span><text:span text:style-name="T14">El <text:s/>equipo <text:s/>educativo <text:s/>del <text:s/>ciclo <text:s/>formativo <text:s/>decidirá <text:s/>el <text:s/>acceso <text:s/>al <text:s/>módulo <text:s/>profesional <text:s/>de Formación <text:s/>en <text:s/>Centros <text:s/>de <text:s/>Trabajo <text:s/>de <text:s/>aquel <text:s/>alumnado <text:s/>que <text:s/>tenga <text:s/>algunos <text:s/>módulos <text:s/>pendientes, siempre que su carga horaria sea inferior o igual al 25% de la duración del conjunto de módulos </text:span></text:p>
      <text:p text:style-name="P66"><text:span text:style-name="T14">44 Folio 4/7 profesionales <text:s/>del <text:s/>ciclo, <text:s/>exceptuando <text:s/>los <text:s/>módulos <text:s/>profesionales <text:s/>de <text:s/>Integración/Proyecto <text:s/>y <text:s/>de Formación en Centros de Trabajo, salvo que se trate de módulos profesionales cuya superación sea considerada imprescindible para el acceso citado.</text:span></text:p>
      <text:p text:style-name="P67"/>
      <text:p text:style-name="P66"><text:span text:style-name="T14">La</text:span><text:span text:style-name="T16"> </text:span><text:span text:style-name="T14">evaluación</text:span><text:span text:style-name="T16"> </text:span><text:span text:style-name="T14">del</text:span><text:span text:style-name="T16"> </text:span><text:span text:style-name="T14">módulo</text:span><text:span text:style-name="T16"> </text:span><text:span text:style-name="T14">profesional</text:span><text:span text:style-name="T16"> </text:span><text:span text:style-name="T14">de</text:span><text:span text:style-name="T16"> </text:span><text:span text:style-name="T14">Integración</text:span><text:span text:style-name="T16"> </text:span><text:span text:style-name="T14">se</text:span><text:span text:style-name="T16"> </text:span><text:span text:style-name="T14">realizará</text:span><text:span text:style-name="T16"> </text:span><text:span text:style-name="T14">una</text:span><text:span text:style-name="T16"> </text:span><text:span text:style-name="T14">vez</text:span><text:span text:style-name="T16"> </text:span><text:span text:style-name="T14">cursado</text:span><text:span text:style-name="T16"> </text:span><text:span text:style-name="T14">y</text:span><text:span text:style-name="T16"> </text:span><text:span text:style-name="T14">aprobado</text:span><text:span text:style-name="T16"> </text:span><text:span text:style-name="T14">el</text:span><text:span text:style-name="T16"> </text:span><text:span text:style-name="T14">módulo</text:span><text:span text:style-name="T16"> </text:span><text:span text:style-name="T14">profesional</text:span><text:span text:style-name="T16"> </text:span><text:span text:style-name="T14">de</text:span><text:span text:style-name="T16"> </text:span><text:span text:style-name="T14">Formación</text:span><text:span text:style-name="T16"> </text:span><text:span text:style-name="T14">en</text:span><text:span text:style-name="T16"> </text:span><text:span text:style-name="T14">Centros</text:span><text:span text:style-name="T16"> </text:span><text:span text:style-name="T14">de</text:span><text:span text:style-name="T16"> </text:span><text:span text:style-name="T14">Trabajo,</text:span><text:span text:style-name="T16"> </text:span><text:span text:style-name="T14">con</text:span><text:span text:style-name="T16"> </text:span><text:span text:style-name="T14">objeto</text:span><text:span text:style-name="T16"> </text:span><text:span text:style-name="T14">de</text:span><text:span text:style-name="T16"> </text:span><text:span text:style-name="T14">hacer</text:span><text:span text:style-name="T16"> </text:span><text:span text:style-name="T14">posible</text:span><text:span text:style-name="T16"> </text:span><text:span text:style-name="T14">la</text:span><text:span text:style-name="T16"> </text:span><text:span text:style-name="T14">incorporación</text:span><text:span text:style-name="T16"> </text:span><text:span text:style-name="T14">en</text:span><text:span text:style-name="T16"> </text:span><text:span text:style-name="T14">el</text:span><text:span text:style-name="T16"> </text:span><text:span text:style-name="T14">mismo</text:span><text:span text:style-name="T16"> </text:span><text:span text:style-name="T14">de</text:span><text:span text:style-name="T16"> </text:span><text:span text:style-name="T14">las</text:span><text:span text:style-name="T16"> </text:span><text:span text:style-name="T14">competencias</text:span><text:span text:style-name="T16"> </text:span><text:span text:style-name="T14">adquiridas</text:span><text:span text:style-name="T16"> </text:span><text:span text:style-name="T14">en</text:span><text:span text:style-name="T16"> </text:span><text:span text:style-name="T14">el</text:span><text:span text:style-name="T16"> </text:span><text:span text:style-name="T14">periodo</text:span><text:span text:style-name="T16"> </text:span><text:span text:style-name="T14">de</text:span><text:span text:style-name="T16"> </text:span><text:span text:style-name="T14">prácticas</text:span><text:span text:style-name="T16"> </text:span><text:span text:style-name="T14">en</text:span><text:span text:style-name="T16"> </text:span><text:span text:style-name="T14">empresas.</text:span></text:p>
      <text:p text:style-name="P67"/>
      <text:p text:style-name="P66"><text:span text:style-name="T14">El</text:span><text:span text:style-name="T16"> </text:span><text:span text:style-name="T14">módulo</text:span><text:span text:style-name="T16"> </text:span><text:span text:style-name="T14">de</text:span><text:span text:style-name="T16"> </text:span><text:span text:style-name="T17">Integración</text:span><text:span text:style-name="T16"> </text:span><text:span text:style-name="T14">será</text:span><text:span text:style-name="T16"> </text:span><text:span text:style-name="T14">impartido</text:span><text:span text:style-name="T16"> </text:span><text:span text:style-name="T14">por</text:span><text:span text:style-name="T16"> </text:span><text:span text:style-name="T14">el</text:span><text:span text:style-name="T16"> </text:span><text:span text:style-name="T14">tutor</text:span><text:span text:style-name="T16"> </text:span><text:span text:style-name="T14">de</text:span><text:span text:style-name="T16"> </text:span><text:span text:style-name="T14">Formación</text:span><text:span text:style-name="T16"> </text:span><text:span text:style-name="T14">en</text:span><text:span text:style-name="T16"> </text:span><text:span text:style-name="T14">Centros</text:span><text:span text:style-name="T16"> </text:span><text:span text:style-name="T14">de</text:span><text:span text:style-name="T16"> </text:span><text:span text:style-name="T14">Trabajo.</text:span><text:span text:style-name="T16"> </text:span><text:span text:style-name="T14">Excepcionalmente,</text:span><text:span text:style-name="T16"> </text:span><text:span text:style-name="T14">y</text:span><text:span text:style-name="T16"> </text:span><text:span text:style-name="T14">previa</text:span><text:span text:style-name="T16"> </text:span><text:span text:style-name="T14">petición</text:span><text:span text:style-name="T16"> </text:span><text:span text:style-name="T14">de</text:span><text:span text:style-name="T16"> </text:span><text:span text:style-name="T14">informe</text:span><text:span text:style-name="T16"> </text:span><text:span text:style-name="T14">de</text:span><text:span text:style-name="T16"> </text:span><text:span text:style-name="T14">la</text:span><text:span text:style-name="T16"> </text:span><text:span text:style-name="T14">dirección</text:span><text:span text:style-name="T16"> </text:span><text:span text:style-name="T14">del</text:span><text:span text:style-name="T16"> </text:span><text:span text:style-name="T14">centro</text:span><text:span text:style-name="T16"> </text:span><text:span text:style-name="T14">a</text:span><text:span text:style-name="T16"> </text:span><text:span text:style-name="T14">la</text:span><text:span text:style-name="T16"> </text:span><text:span text:style-name="T14">Inspección</text:span><text:span text:style-name="T16"> </text:span><text:span text:style-name="T14">Educativa,</text:span><text:span text:style-name="T16"> </text:span><text:span text:style-name="T14">el</text:span><text:span text:style-name="T16"> </text:span><text:span text:style-name="T14">equipo</text:span><text:span text:style-name="T16"> </text:span><text:span text:style-name="T14">directivo</text:span><text:span text:style-name="T16"> </text:span><text:span text:style-name="T14">solicitará</text:span><text:span text:style-name="T16"> </text:span><text:span text:style-name="T14">autorización</text:span><text:span text:style-name="T16"> </text:span><text:span text:style-name="T14">a</text:span><text:span text:style-name="T16"> </text:span><text:span text:style-name="T14">la</text:span><text:span text:style-name="T16"> </text:span><text:span text:style-name="T14">Dirección</text:span><text:span text:style-name="T16"> </text:span><text:span text:style-name="T14">General</text:span><text:span text:style-name="T16"> </text:span><text:span text:style-name="T14">de</text:span><text:span text:style-name="T16"> </text:span><text:span text:style-name="T14">Formación</text:span><text:span text:style-name="T16"> </text:span><text:span text:style-name="T14">Profesional</text:span><text:span text:style-name="T16"> </text:span><text:span text:style-name="T14">y</text:span><text:span text:style-name="T16"> </text:span><text:span text:style-name="T14">Educación</text:span><text:span text:style-name="T16"> </text:span><text:span text:style-name="T14">de</text:span><text:span text:style-name="T16"> </text:span><text:span text:style-name="T14">Adultos</text:span><text:span text:style-name="T16"> </text:span><text:span text:style-name="T14">para</text:span><text:span text:style-name="T16"> </text:span><text:span text:style-name="T14">asignar</text:span><text:span text:style-name="T16"> </text:span><text:span text:style-name="T14">las</text:span><text:span text:style-name="T16"> </text:span><text:span text:style-name="T14">horas</text:span><text:span text:style-name="T16"> </text:span><text:span text:style-name="T14">de</text:span><text:span text:style-name="T16"> </text:span><text:span text:style-name="T14">los</text:span><text:span text:style-name="T16"> </text:span><text:span text:style-name="T14">módulos</text:span><text:span text:style-name="T16"> </text:span><text:span text:style-name="T14">de</text:span><text:span text:style-name="T16"> </text:span><text:span text:style-name="T14">Proyecto</text:span><text:span text:style-name="T16"> </text:span><text:span text:style-name="T14">e</text:span><text:span text:style-name="T16"> </text:span><text:span text:style-name="T14">Integración</text:span><text:span text:style-name="T16"> </text:span><text:span text:style-name="T14">a</text:span><text:span text:style-name="T16"> </text:span><text:span text:style-name="T14">un</text:span><text:span text:style-name="T16"> </text:span><text:span text:style-name="T14">profesor</text:span><text:span text:style-name="T16"> </text:span><text:span text:style-name="T14">distinto</text:span><text:span text:style-name="T16"> </text:span><text:span text:style-name="T14">a</text:span><text:span text:style-name="T16"> </text:span><text:span text:style-name="T14">aquél</text:span><text:span text:style-name="T16"> </text:span><text:span text:style-name="T14">que</text:span><text:span text:style-name="T16"> </text:span><text:span text:style-name="T14">realice</text:span><text:span text:style-name="T16"> </text:span><text:span text:style-name="T14">la</text:span><text:span text:style-name="T16"> </text:span><text:span text:style-name="T14">tutorización</text:span><text:span text:style-name="T16"> </text:span><text:span text:style-name="T14">de</text:span><text:span text:style-name="T16"> </text:span><text:span text:style-name="T14">la</text:span><text:span text:style-name="T16"> </text:span><text:span text:style-name="T14">Formación</text:span><text:span text:style-name="T16"> </text:span><text:span text:style-name="T14">en</text:span><text:span text:style-name="T16"> </text:span><text:span text:style-name="T14">Centros</text:span><text:span text:style-name="T16"> </text:span><text:span text:style-name="T14">de</text:span><text:span text:style-name="T16"> </text:span><text:span text:style-name="T14">Trabajo.</text:span></text:p>
      <text:p text:style-name="P67"/>
      <text:p text:style-name="P66"><text:span text:style-name="T14">La</text:span><text:span text:style-name="T16"> </text:span><text:span text:style-name="T14">planificación</text:span><text:span text:style-name="T16"> </text:span><text:span text:style-name="T14">de</text:span><text:span text:style-name="T16"> </text:span><text:span text:style-name="T14">las</text:span><text:span text:style-name="T16"> </text:span><text:span text:style-name="T14">actividades</text:span><text:span text:style-name="T16"> </text:span><text:span text:style-name="T14">de</text:span><text:span text:style-name="T16"> </text:span><text:span text:style-name="T14">enseñanza-aprendizaje</text:span><text:span text:style-name="T16"> </text:span><text:span text:style-name="T14">necesarias</text:span><text:span text:style-name="T16"> </text:span><text:span text:style-name="T14">para</text:span><text:span text:style-name="T16"> </text:span><text:span text:style-name="T14">el</text:span><text:span text:style-name="T16"> </text:span><text:span text:style-name="T14">desarrollo</text:span><text:span text:style-name="T16"> </text:span><text:span text:style-name="T14">del</text:span><text:span text:style-name="T16"> </text:span><text:span text:style-name="T14">módulo</text:span><text:span text:style-name="T16"> </text:span><text:span text:style-name="T14">de</text:span><text:span text:style-name="T16"> </text:span><text:span text:style-name="T14">Integración</text:span><text:span text:style-name="T16"> </text:span><text:span text:style-name="T14">deberá</text:span><text:span text:style-name="T16"> </text:span><text:span text:style-name="T14">realizarla</text:span><text:span text:style-name="T16"> </text:span><text:span text:style-name="T14">con</text:span><text:span text:style-name="T16"> </text:span><text:span text:style-name="T14">la</text:span><text:span text:style-name="T16"> </text:span><text:span text:style-name="T14">antelación</text:span><text:span text:style-name="T16"> </text:span><text:span text:style-name="T14">suficiente</text:span><text:span text:style-name="T16"> </text:span><text:span text:style-name="T14">el</text:span><text:span text:style-name="T16"> </text:span><text:span text:style-name="T14">profesorado</text:span><text:span text:style-name="T16"> </text:span><text:span text:style-name="T14">encargado</text:span><text:span text:style-name="T16"> </text:span><text:span text:style-name="T14">del</text:span><text:span text:style-name="T16"> </text:span><text:span text:style-name="T14">mismo</text:span><text:span text:style-name="T16"> </text:span><text:span text:style-name="T14">y,</text:span><text:span text:style-name="T16"> </text:span><text:span text:style-name="T14">en</text:span><text:span text:style-name="T16"> </text:span><text:span text:style-name="T14">cualquier</text:span><text:span text:style-name="T16"> </text:span><text:span text:style-name="T14">caso,</text:span><text:span text:style-name="T16"> </text:span><text:span text:style-name="T14">esta</text:span><text:span text:style-name="T16"> </text:span><text:span text:style-name="T14">planificación</text:span><text:span text:style-name="T16"> </text:span><text:span text:style-name="T14">deberá</text:span><text:span text:style-name="T16"> </text:span><text:span text:style-name="T14">estar</text:span><text:span text:style-name="T16"> </text:span><text:span text:style-name="T14">finalizada</text:span><text:span text:style-name="T16"> </text:span><text:span text:style-name="T14">antes</text:span><text:span text:style-name="T16"> </text:span><text:span text:style-name="T14">del</text:span><text:span text:style-name="T16"> </text:span><text:span text:style-name="T14">comienzo</text:span><text:span text:style-name="T16"> </text:span><text:span text:style-name="T14">de</text:span><text:span text:style-name="T16"> </text:span><text:span text:style-name="T14">las</text:span><text:span text:style-name="T16"> </text:span><text:span text:style-name="T14">clases</text:span><text:span text:style-name="T16"> </text:span><text:span text:style-name="T14">de</text:span><text:span text:style-name="T16"> </text:span><text:span text:style-name="T14">dicho</text:span><text:span text:style-name="T16"> </text:span><text:span text:style-name="T14">módulo.</text:span><text:span text:style-name="T16"> </text:span><text:span text:style-name="T14">Por</text:span><text:span text:style-name="T16"> </text:span><text:span text:style-name="T14">otro</text:span><text:span text:style-name="T16"> </text:span><text:span text:style-name="T14">lado,</text:span><text:span text:style-name="T16"> </text:span><text:span text:style-name="T14">al</text:span><text:span text:style-name="T16"> </text:span><text:span text:style-name="T14">menos</text:span><text:span text:style-name="T16"> </text:span><text:span text:style-name="T14">la</text:span><text:span text:style-name="T16"> </text:span><text:span text:style-name="T14">mitad</text:span><text:span text:style-name="T16"> </text:span><text:span text:style-name="T14">de</text:span><text:span text:style-name="T16"> </text:span><text:span text:style-name="T14">la</text:span><text:span text:style-name="T16"> </text:span><text:span text:style-name="T14">carga</text:span><text:span text:style-name="T16"> </text:span><text:span text:style-name="T14">horaria</text:span><text:span text:style-name="T16"> </text:span><text:span text:style-name="T14">total</text:span><text:span text:style-name="T16"> </text:span><text:span text:style-name="T14">de</text:span><text:span text:style-name="T16"> </text:span><text:span text:style-name="T14">éste</text:span><text:span text:style-name="T16"> </text:span><text:span text:style-name="T14">se</text:span><text:span text:style-name="T16"> </text:span><text:span text:style-name="T14">llevará</text:span><text:span text:style-name="T16"> </text:span><text:span text:style-name="T14">a</text:span><text:span text:style-name="T16"> </text:span><text:span text:style-name="T14">cabo</text:span><text:span text:style-name="T16"> </text:span><text:span text:style-name="T14">de</text:span><text:span text:style-name="T16"> </text:span><text:span text:style-name="T14">forma</text:span><text:span text:style-name="T16"> </text:span><text:span text:style-name="T14">presencial,</text:span><text:span text:style-name="T16"> </text:span><text:span text:style-name="T14">completándose</text:span><text:span text:style-name="T16"> </text:span><text:span text:style-name="T14">con</text:span><text:span text:style-name="T16"> </text:span><text:span text:style-name="T14">la</text:span><text:span text:style-name="T16"> </text:span><text:span text:style-name="T14">tutorización</text:span><text:span text:style-name="T16"> </text:span><text:span text:style-name="T14">a</text:span><text:span text:style-name="T16"> </text:span><text:span text:style-name="T14">distancia</text:span><text:span text:style-name="T16"> </text:span><text:span text:style-name="T14">a</text:span><text:span text:style-name="T16"> </text:span><text:span text:style-name="T14">través</text:span><text:span text:style-name="T16"> </text:span><text:span text:style-name="T14">de</text:span><text:span text:style-name="T16"> </text:span><text:span text:style-name="T14">las</text:span><text:span text:style-name="T16"> </text:span><text:span text:style-name="T14">Tecnologías</text:span><text:span text:style-name="T16"> </text:span><text:span text:style-name="T14">de</text:span><text:span text:style-name="T16"> </text:span><text:span text:style-name="T14">la</text:span><text:span text:style-name="T16"> </text:span><text:span text:style-name="T14">Información</text:span><text:span text:style-name="T16"> </text:span><text:span text:style-name="T14">y</text:span><text:span text:style-name="T16"> </text:span><text:span text:style-name="T14">Comunicación.</text:span></text:p>
      <text:p text:style-name="P84"/>
      <text:h text:style-name="P98" text:outline-level="2">8. Orientaciones Metodológicas.</text:h>
      <text:p text:style-name="P87"/>
      <text:p text:style-name="P66"><text:span text:style-name="T28">La</text:span><text:span text:style-name="T29"> </text:span><text:span text:style-name="T28">metodología</text:span><text:span text:style-name="T29"> </text:span><text:span text:style-name="T28">didáctica</text:span><text:span text:style-name="T29"> </text:span><text:span text:style-name="T28">que</text:span><text:span text:style-name="T29"> </text:span><text:span text:style-name="T28">programe</text:span><text:span text:style-name="T29"> </text:span><text:span text:style-name="T28">y</text:span><text:span text:style-name="T29"> </text:span><text:span text:style-name="T28">aplique</text:span><text:span text:style-name="T29"> </text:span><text:span text:style-name="T28">el</text:span><text:span text:style-name="T29"> </text:span><text:span text:style-name="T28">profesorado</text:span><text:span text:style-name="T29"> </text:span><text:span text:style-name="T28">en</text:span><text:span text:style-name="T29"> </text:span><text:span text:style-name="T28">el</text:span><text:span text:style-name="T29"> </text:span><text:span text:style-name="T28">marco</text:span><text:span text:style-name="T29"> </text:span><text:span text:style-name="T28">del</text:span><text:span text:style-name="T29"> </text:span><text:span text:style-name="T28">proyecto</text:span><text:span text:style-name="T29"> </text:span><text:span text:style-name="T28">curricular</text:span><text:span text:style-name="T29"> </text:span><text:span text:style-name="T28">de</text:span><text:span text:style-name="T29"> </text:span><text:span text:style-name="T28">centro,</text:span><text:span text:style-name="T29"> </text:span><text:span text:style-name="T28">de</text:span><text:span text:style-name="T29"> </text:span><text:span text:style-name="T28">la</text:span><text:span text:style-name="T29"> </text:span><text:span text:style-name="T28">programación</text:span><text:span text:style-name="T29"> </text:span><text:span text:style-name="T28">didáctica</text:span><text:span text:style-name="T29"> </text:span><text:span text:style-name="T28">del</text:span><text:span text:style-name="T29"> </text:span><text:span text:style-name="T28">ciclo</text:span><text:span text:style-name="T29"> </text:span><text:span text:style-name="T28">formativo</text:span><text:span text:style-name="T29"> </text:span><text:span text:style-name="T28">y</text:span><text:span text:style-name="T29"> </text:span><text:span text:style-name="T28">de</text:span><text:span text:style-name="T29"> </text:span><text:span text:style-name="T28">la</text:span><text:span text:style-name="T29"> </text:span><text:span text:style-name="T28">programación</text:span><text:span text:style-name="T29"> </text:span><text:span text:style-name="T28">de</text:span><text:span text:style-name="T29"> </text:span><text:span text:style-name="T28">aula</text:span><text:span text:style-name="T29"> </text:span><text:span text:style-name="T28">de</text:span><text:span text:style-name="T29"> </text:span><text:span text:style-name="T28">su</text:span><text:span text:style-name="T29"> </text:span><text:span text:style-name="T28">actividad</text:span><text:span text:style-name="T29"> </text:span><text:span text:style-name="T28">docente</text:span><text:span text:style-name="T29"> </text:span><text:span text:style-name="T28">estará</text:span><text:span text:style-name="T29"> </text:span><text:span text:style-name="T28">orientada</text:span><text:span text:style-name="T29"> </text:span><text:span text:style-name="T28">a</text:span><text:span text:style-name="T29"> </text:span><text:span text:style-name="T28">promover</text:span><text:span text:style-name="T29"> </text:span><text:span text:style-name="T28">en</text:span><text:span text:style-name="T29"> </text:span><text:span text:style-name="T28">los</text:span><text:span text:style-name="T29"> </text:span><text:span text:style-name="T28">alumnos</text:span><text:span text:style-name="T29"> </text:span><text:span text:style-name="T28">y</text:span><text:span text:style-name="T29"> </text:span><text:span text:style-name="T28">las</text:span><text:span text:style-name="T29"> </text:span><text:span text:style-name="T28">alumnas:</text:span></text:p>
      <text:p text:style-name="P85"/>
      <text:list xml:id="list42539148488753" text:continue-list="list42538042170097" text:style-name="WW8Num3">
        <text:list-item>
          <text:list>
            <text:list-item>
              <text:p text:style-name="P72"><text:span text:style-name="T28">Su</text:span><text:span text:style-name="T29"> </text:span><text:span text:style-name="T28">participación</text:span><text:span text:style-name="T29"> </text:span><text:span text:style-name="T28">en</text:span><text:span text:style-name="T29"> </text:span><text:span text:style-name="T28">los</text:span><text:span text:style-name="T29"> </text:span><text:span text:style-name="T28">procesos</text:span><text:span text:style-name="T29"> </text:span><text:span text:style-name="T28">de</text:span><text:span text:style-name="T29"> </text:span><text:span text:style-name="T28">enseñanza</text:span><text:span text:style-name="T29"> </text:span><text:span text:style-name="T28">y</text:span><text:span text:style-name="T29"> </text:span><text:span text:style-name="T28">aprendizaje,</text:span><text:span text:style-name="T29"> </text:span><text:span text:style-name="T28">de</text:span><text:span text:style-name="T29"> </text:span><text:span text:style-name="T28">forma</text:span><text:span text:style-name="T29"> </text:span><text:span text:style-name="T28">que</text:span><text:span text:style-name="T29"> </text:span><text:span text:style-name="T28">mediante</text:span><text:span text:style-name="T29"> </text:span><text:span text:style-name="T28">la</text:span><text:span text:style-name="T29"> </text:span><text:span text:style-name="T28">metodología</text:span><text:span text:style-name="T29"> </text:span><text:span text:style-name="T28">activa</text:span><text:span text:style-name="T29"> </text:span><text:span text:style-name="T28">se</text:span><text:span text:style-name="T29"> </text:span><text:span text:style-name="T28">desarrolle</text:span><text:span text:style-name="T29"> </text:span><text:span text:style-name="T28">su</text:span><text:span text:style-name="T29"> </text:span><text:span text:style-name="T28">capacidad</text:span><text:span text:style-name="T29"> </text:span><text:span text:style-name="T28">de</text:span><text:span text:style-name="T29"> </text:span><text:span text:style-name="T28">autonomía</text:span><text:span text:style-name="T29"> </text:span><text:span text:style-name="T28">y</text:span><text:span text:style-name="T29"> </text:span><text:span text:style-name="T28">responsabilidad</text:span><text:span text:style-name="T29"> </text:span><text:span text:style-name="T28">personales,</text:span><text:span text:style-name="T29"> </text:span><text:span text:style-name="T28">de</text:span><text:span text:style-name="T29"> </text:span><text:span text:style-name="T28">creciente</text:span><text:span text:style-name="T29"> </text:span><text:span text:style-name="T28">importancia</text:span><text:span text:style-name="T29"> </text:span><text:span text:style-name="T28">en</text:span><text:span text:style-name="T29"> </text:span><text:span text:style-name="T28">el</text:span><text:span text:style-name="T29"> </text:span><text:span text:style-name="T28">mundo</text:span><text:span text:style-name="T29"> </text:span><text:span text:style-name="T28">profesional.</text:span></text:p>
            </text:list-item>
          </text:list>
        </text:list-item>
      </text:list>
      <text:p text:style-name="P85"/>
      <text:p text:style-name="P66"><text:span text:style-name="T28">Con</text:span><text:span text:style-name="T29"> </text:span><text:span text:style-name="T28">este</text:span><text:span text:style-name="T29"> </text:span><text:span text:style-name="T28">enfoque</text:span><text:span text:style-name="T29"> </text:span><text:span text:style-name="T28">metodológico</text:span><text:span text:style-name="T29"> </text:span><text:span text:style-name="T28">activo</text:span><text:span text:style-name="T29"> </text:span><text:span text:style-name="T28">se</text:span><text:span text:style-name="T29"> </text:span><text:span text:style-name="T28">debe</text:span><text:span text:style-name="T29"> </text:span><text:span text:style-name="T28">evitar,</text:span><text:span text:style-name="T29"> </text:span><text:span text:style-name="T28">por</text:span><text:span text:style-name="T29"> </text:span><text:span text:style-name="T28">parte</text:span><text:span text:style-name="T29"> </text:span><text:span text:style-name="T28">del</text:span><text:span text:style-name="T29"> </text:span><text:span text:style-name="T28">profesorado,</text:span><text:span text:style-name="T29"> </text:span><text:span text:style-name="T28">la</text:span><text:span text:style-name="T29"> </text:span><text:span text:style-name="T28">presentación</text:span><text:span text:style-name="T29"> </text:span><text:span text:style-name="T28">de</text:span><text:span text:style-name="T29"> </text:span><text:span text:style-name="T28">soluciones</text:span><text:span text:style-name="T29"> </text:span><text:span text:style-name="T28">únicas</text:span><text:span text:style-name="T29"> </text:span><text:span text:style-name="T28">y</text:span><text:span text:style-name="T29"> </text:span><text:span text:style-name="T28">exclusivas</text:span><text:span text:style-name="T29"> </text:span><text:span text:style-name="T28">a</text:span><text:span text:style-name="T29"> </text:span><text:span text:style-name="T28">los</text:span><text:span text:style-name="T29"> </text:span><text:span text:style-name="T28">problemas</text:span><text:span text:style-name="T29"> </text:span><text:span text:style-name="T28">o</text:span><text:span text:style-name="T29"> </text:span><text:span text:style-name="T28">situaciones</text:span><text:span text:style-name="T29"> </text:span><text:span text:style-name="T28">planteados,</text:span><text:span text:style-name="T29"> </text:span><text:span text:style-name="T28">que</text:span><text:span text:style-name="T29"> </text:span><text:span text:style-name="T28">quitan</text:span><text:span text:style-name="T29"> </text:span><text:span text:style-name="T28">al</text:span><text:span text:style-name="T29"> </text:span><text:span text:style-name="T28">alumnado</text:span><text:span text:style-name="T29"> </text:span><text:span text:style-name="T28">la</text:span><text:span text:style-name="T29"> </text:span><text:span text:style-name="T28">posibilidad</text:span><text:span text:style-name="T29"> </text:span><text:span text:style-name="T28">del</text:span><text:span text:style-name="T29"> </text:span><text:span text:style-name="T28">descubrimiento</text:span><text:span text:style-name="T29"> </text:span><text:span text:style-name="T28">propio.</text:span><text:span text:style-name="T29"> </text:span><text:span text:style-name="T28">Por</text:span><text:span text:style-name="T29"> </text:span><text:span text:style-name="T28">el</text:span><text:span text:style-name="T29"> </text:span><text:span text:style-name="T28">contrario,</text:span><text:span text:style-name="T29"> </text:span><text:span text:style-name="T28">se</text:span><text:span text:style-name="T29"> </text:span><text:span text:style-name="T28">debe</text:span><text:span text:style-name="T29"> </text:span><text:span text:style-name="T28">fomentar</text:span><text:span text:style-name="T29"> </text:span><text:span text:style-name="T28">que</text:span><text:span text:style-name="T29"> </text:span><text:span text:style-name="T28">los</text:span><text:span text:style-name="T29"> </text:span><text:span text:style-name="T28">alumnos</text:span><text:span text:style-name="T29"> </text:span><text:span text:style-name="T28">y</text:span><text:span text:style-name="T29"> </text:span><text:span text:style-name="T28">las</text:span><text:span text:style-name="T29"> </text:span><text:span text:style-name="T28">alumnas</text:span><text:span text:style-name="T29"> </text:span><text:span text:style-name="T28">participen</text:span><text:span text:style-name="T29"> </text:span><text:span text:style-name="T28">en</text:span><text:span text:style-name="T29"> </text:span><text:span text:style-name="T28">la</text:span><text:span text:style-name="T29"> </text:span><text:span text:style-name="T28">propuesta</text:span><text:span text:style-name="T29"> </text:span><text:span text:style-name="T28">de</text:span><text:span text:style-name="T29"> </text:span><text:span text:style-name="T28">actividades</text:span><text:span text:style-name="T29"> </text:span><text:span text:style-name="T28">que</text:span><text:span text:style-name="T29"> </text:span><text:span text:style-name="T28">se</text:span><text:span text:style-name="T29"> </text:span><text:span text:style-name="T28">programen</text:span><text:span text:style-name="T29"> </text:span><text:span text:style-name="T28">para</text:span><text:span text:style-name="T29"> </text:span><text:span text:style-name="T28">trabajar</text:span><text:span text:style-name="T29"> </text:span><text:span text:style-name="T28">los</text:span><text:span text:style-name="T29"> </text:span><text:span text:style-name="T28">distintos</text:span><text:span text:style-name="T29"> </text:span><text:span text:style-name="T28">contenidos,</text:span><text:span text:style-name="T29"> </text:span><text:span text:style-name="T28">que</text:span><text:span text:style-name="T29"> </text:span><text:span text:style-name="T28">deben</text:span><text:span text:style-name="T29"> </text:span><text:span text:style-name="T28">ser</text:span><text:span text:style-name="T29"> </text:span><text:span text:style-name="T28">desarrollados,</text:span><text:span text:style-name="T29"> </text:span><text:span text:style-name="T28">a</text:span><text:span text:style-name="T29"> </text:span><text:span text:style-name="T28">ser</text:span><text:span text:style-name="T29"> </text:span><text:span text:style-name="T28">posible,</text:span><text:span text:style-name="T29"> </text:span><text:span text:style-name="T28">desde</text:span><text:span text:style-name="T29"> </text:span><text:span text:style-name="T28">lo</text:span><text:span text:style-name="T29"> </text:span><text:span text:style-name="T28">concreto</text:span><text:span text:style-name="T29"> </text:span><text:span text:style-name="T28">a</text:span><text:span text:style-name="T29"> </text:span><text:span text:style-name="T28">lo</text:span><text:span text:style-name="T29"> </text:span><text:span text:style-name="T28">abstracto.</text:span><text:span text:style-name="T29"> </text:span><text:span text:style-name="T28">De</text:span><text:span text:style-name="T29"> </text:span><text:span text:style-name="T28">esta</text:span><text:span text:style-name="T29"> </text:span><text:span text:style-name="T28">forma</text:span><text:span text:style-name="T29"> </text:span><text:span text:style-name="T28">se</text:span><text:span text:style-name="T29"> </text:span><text:span text:style-name="T28">contribuye</text:span><text:span text:style-name="T29"> </text:span><text:span text:style-name="T28">a</text:span><text:span text:style-name="T29"> </text:span><text:span text:style-name="T28">que,</text:span><text:span text:style-name="T29"> </text:span><text:span text:style-name="T28">cuando</text:span><text:span text:style-name="T29"> </text:span><text:span text:style-name="T28">se</text:span><text:span text:style-name="T29"> </text:span><text:span text:style-name="T28">integren</text:span><text:span text:style-name="T29"> </text:span><text:span text:style-name="T28">profesionalmente,</text:span><text:span text:style-name="T29"> </text:span><text:span text:style-name="T28">sepan</text:span><text:span text:style-name="T29"> </text:span><text:span text:style-name="T28">intervenir</text:span><text:span text:style-name="T29"> </text:span><text:span text:style-name="T28">activamente</text:span><text:span text:style-name="T29"> </text:span><text:span text:style-name="T28">en</text:span><text:span text:style-name="T29"> </text:span><text:span text:style-name="T28">procesos</text:span><text:span text:style-name="T29"> </text:span><text:span text:style-name="T28">de</text:span><text:span text:style-name="T29"> </text:span><text:span text:style-name="T28">decisión</text:span><text:span text:style-name="T29"> </text:span><text:span text:style-name="T28">compartida</text:span><text:span text:style-name="T29"> </text:span><text:span text:style-name="T28">de</text:span><text:span text:style-name="T29"> </text:span><text:span text:style-name="T28">forma</text:span><text:span text:style-name="T29"> </text:span><text:span text:style-name="T28">creativa</text:span><text:span text:style-name="T29"> </text:span><text:span text:style-name="T28">y</text:span><text:span text:style-name="T29"> </text:span><text:span text:style-name="T28">positiva,</text:span><text:span text:style-name="T29"> </text:span><text:span text:style-name="T28">desarrollando</text:span><text:span text:style-name="T29"> </text:span><text:span text:style-name="T28">un</text:span><text:span text:style-name="T29"> </text:span><text:span text:style-name="T28">espíritu</text:span><text:span text:style-name="T29"> </text:span><text:span text:style-name="T28">crítico</text:span><text:span text:style-name="T29"> </text:span><text:span text:style-name="T28">constructivo</text:span><text:span text:style-name="T29"> </text:span><text:span text:style-name="T28">y</text:span><text:span text:style-name="T29"> </text:span><text:span text:style-name="T28">aportando</text:span><text:span text:style-name="T29"> </text:span><text:span text:style-name="T28">soluciones</text:span><text:span text:style-name="T29"> </text:span><text:span text:style-name="T28">alternativas.</text:span></text:p>
      <text:p text:style-name="P79"/>
      <text:p text:style-name="P66"><text:span text:style-name="T28">Al</text:span><text:span text:style-name="T29"> </text:span><text:span text:style-name="T28">ser</text:span><text:span text:style-name="T29"> </text:span><text:span text:style-name="T28">el</text:span><text:span text:style-name="T29"> </text:span><text:span text:style-name="T28">alumnado</text:span><text:span text:style-name="T29"> </text:span><text:span text:style-name="T28">quien</text:span><text:span text:style-name="T29"> </text:span><text:span text:style-name="T28">construye</text:span><text:span text:style-name="T29"> </text:span><text:span text:style-name="T28">su</text:span><text:span text:style-name="T29"> </text:span><text:span text:style-name="T28">propio</text:span><text:span text:style-name="T29"> </text:span><text:span text:style-name="T28">aprendizaje,</text:span><text:span text:style-name="T29"> </text:span><text:span text:style-name="T28">el</text:span><text:span text:style-name="T29"> </text:span><text:span text:style-name="T28">profesor</text:span><text:span text:style-name="T29"> </text:span><text:span text:style-name="T28">o</text:span><text:span text:style-name="T29"> </text:span><text:span text:style-name="T28">la</text:span><text:span text:style-name="T29"> </text:span><text:span text:style-name="T28">profesora</text:span><text:span text:style-name="T29"> </text:span><text:span text:style-name="T28">actuará</text:span><text:span text:style-name="T29"> </text:span><text:span text:style-name="T28">como</text:span><text:span text:style-name="T29"> </text:span><text:span text:style-name="T28">guía</text:span><text:span text:style-name="T29"> </text:span><text:span text:style-name="T28">y</text:span><text:span text:style-name="T29"> </text:span><text:span text:style-name="T28">mediador</text:span><text:span text:style-name="T29"> </text:span><text:span text:style-name="T28">para</text:span><text:span text:style-name="T29"> </text:span><text:span text:style-name="T28">facilitar</text:span><text:span text:style-name="T29"> </text:span><text:span text:style-name="T28">la</text:span><text:span text:style-name="T29"> </text:span><text:span text:style-name="T28">construcción</text:span><text:span text:style-name="T29"> </text:span><text:span text:style-name="T28">de</text:span><text:span text:style-name="T29"> </text:span><text:span text:style-name="T28">capacidades</text:span><text:span text:style-name="T29"> </text:span><text:span text:style-name="T28">nuevas</text:span><text:span text:style-name="T29"> </text:span><text:span text:style-name="T28">sobre</text:span><text:span text:style-name="T29"> </text:span><text:span text:style-name="T28">la</text:span><text:span text:style-name="T29"> </text:span><text:span text:style-name="T28">base</text:span><text:span text:style-name="T29"> </text:span><text:span text:style-name="T28">de</text:span><text:span text:style-name="T29"> </text:span><text:span text:style-name="T28">las</text:span><text:span text:style-name="T29"> </text:span><text:span text:style-name="T28">ya</text:span><text:span text:style-name="T29"> </text:span><text:span text:style-name="T28">adquiridas.</text:span><text:span text:style-name="T29"> </text:span><text:span text:style-name="T28">En</text:span><text:span text:style-name="T29"> </text:span><text:span text:style-name="T28">todo</text:span><text:span text:style-name="T29"> </text:span><text:span text:style-name="T28">caso,</text:span><text:span text:style-name="T29"> </text:span><text:span text:style-name="T28">la</text:span><text:span text:style-name="T29"> </text:span><text:span text:style-name="T28">misión</text:span><text:span text:style-name="T29"> </text:span><text:span text:style-name="T28">del</text:span><text:span text:style-name="T29"> </text:span><text:span text:style-name="T28">profesorado,</text:span><text:span text:style-name="T29"> </text:span><text:span text:style-name="T28">además</text:span><text:span text:style-name="T29"> </text:span><text:span text:style-name="T28">de</text:span><text:span text:style-name="T29"> </text:span><text:span text:style-name="T28">orientarse</text:span><text:span text:style-name="T29"> </text:span><text:span text:style-name="T28">fundamentalmente</text:span><text:span text:style-name="T29"> </text:span><text:span text:style-name="T28">a</text:span><text:span text:style-name="T29"> </text:span><text:span text:style-name="T28">facilitar</text:span><text:span text:style-name="T29"> </text:span><text:span text:style-name="T28">la</text:span><text:span text:style-name="T29"> </text:span><text:span text:style-name="T28">adquisición</text:span><text:span text:style-name="T29"> </text:span><text:span text:style-name="T28">de</text:span><text:span text:style-name="T29"> </text:span><text:span text:style-name="T28">una</text:span><text:span text:style-name="T29"> </text:span><text:span text:style-name="T28">serie</text:span><text:span text:style-name="T29"> </text:span><text:span text:style-name="T28">de</text:span><text:span text:style-name="T29"> </text:span><text:span text:style-name="T28">conocimientos,</text:span><text:span text:style-name="T29"> </text:span><text:span text:style-name="T28">habilidades</text:span><text:span text:style-name="T29"> </text:span><text:span text:style-name="T28">cognitivas,</text:span><text:span text:style-name="T29"> </text:span><text:span text:style-name="T28">destrezas</text:span><text:span text:style-name="T29"> </text:span><text:span text:style-name="T28">manuales</text:span><text:span text:style-name="T29"> </text:span><text:span text:style-name="T28">y</text:span><text:span text:style-name="T29"> </text:span><text:span text:style-name="T28">actitudes</text:span><text:span text:style-name="T29"> </text:span><text:span text:style-name="T28">relativas</text:span><text:span text:style-name="T29"> </text:span><text:span text:style-name="T28">a</text:span><text:span text:style-name="T29"> </text:span><text:span text:style-name="T28">la</text:span><text:span text:style-name="T29"> </text:span><text:span text:style-name="T28">competencia</text:span><text:span text:style-name="T29"> </text:span><text:span text:style-name="T28">profesional</text:span><text:span text:style-name="T29"> </text:span><text:span text:style-name="T28">a</text:span><text:span text:style-name="T29"> </text:span><text:span text:style-name="T28">la</text:span><text:span text:style-name="T29"> </text:span><text:span text:style-name="T28">que</text:span><text:span text:style-name="T29"> </text:span><text:span text:style-name="T28">está</text:span><text:span text:style-name="T29"> </text:span><text:span text:style-name="T28">vinculado</text:span><text:span text:style-name="T29"> </text:span><text:span text:style-name="T28">el</text:span><text:span text:style-name="T29"> </text:span><text:span text:style-name="T28">presente</text:span><text:span text:style-name="T29"> </text:span><text:span text:style-name="T28">currículo,</text:span><text:span text:style-name="T29"> </text:span><text:span text:style-name="T28">también</text:span><text:span text:style-name="T29"> </text:span><text:span text:style-name="T28">debe</text:span><text:span text:style-name="T29"> </text:span><text:span text:style-name="T28">contribuir</text:span><text:span text:style-name="T29"> </text:span><text:span text:style-name="T28">a</text:span><text:span text:style-name="T29"> </text:span><text:span text:style-name="T28">que</text:span><text:span text:style-name="T29"> </text:span><text:span text:style-name="T28">el</text:span><text:span text:style-name="T29"> </text:span><text:span text:style-name="T28">alumnado</text:span><text:span text:style-name="T29"> </text:span><text:span text:style-name="T28">descubra</text:span><text:span text:style-name="T29"> </text:span><text:span text:style-name="T28">su</text:span><text:span text:style-name="T29"> </text:span><text:span text:style-name="T28">capacidad</text:span><text:span text:style-name="T29"> </text:span><text:span text:style-name="T28">potencial</text:span><text:span text:style-name="T29"> </text:span><text:span text:style-name="T28">en</text:span><text:span text:style-name="T29"> </text:span><text:span text:style-name="T28">relación</text:span><text:span text:style-name="T29"> </text:span><text:span text:style-name="T28">con</text:span><text:span text:style-name="T29"> </text:span><text:span text:style-name="T28">las</text:span><text:span text:style-name="T29"> </text:span><text:span text:style-name="T28">ocupaciones</text:span><text:span text:style-name="T29"> </text:span><text:span text:style-name="T28">implicadas</text:span><text:span text:style-name="T29"> </text:span><text:span text:style-name="T28">en</text:span><text:span text:style-name="T29"> </text:span><text:span text:style-name="T28">el</text:span><text:span text:style-name="T29"> </text:span><text:span text:style-name="T28">perfil</text:span><text:span text:style-name="T29"> </text:span><text:span text:style-name="T28">profesional</text:span><text:span text:style-name="T29"> </text:span><text:span text:style-name="T28">correspondiente,</text:span><text:span text:style-name="T29"> </text:span><text:span text:style-name="T28">reforzando</text:span><text:span text:style-name="T29"> </text:span><text:span text:style-name="T28">y</text:span><text:span text:style-name="T29"> </text:span><text:span text:style-name="T28">motivando</text:span><text:span text:style-name="T29"> </text:span><text:span text:style-name="T28">la</text:span><text:span text:style-name="T29"> </text:span><text:span text:style-name="T28">adquisición</text:span><text:span text:style-name="T29"> </text:span><text:span text:style-name="T28">de</text:span><text:span text:style-name="T29"> </text:span><text:span text:style-name="T28">nuevos</text:span><text:span text:style-name="T29"> </text:span><text:span text:style-name="T28">hábitos</text:span><text:span text:style-name="T29"> </text:span><text:span text:style-name="T28">de</text:span><text:span text:style-name="T29"> </text:span><text:span text:style-name="T28">trabajo.</text:span></text:p>
      <text:p text:style-name="P85"><text:soft-page-break/></text:p>
      <text:list xml:id="list42539466861979" text:continue-numbering="true" text:style-name="WW8Num3">
        <text:list-item>
          <text:list>
            <text:list-item>
              <text:p text:style-name="P72"><text:span text:style-name="T28">La</text:span><text:span text:style-name="T29"> </text:span><text:span text:style-name="T28">adquisición</text:span><text:span text:style-name="T29"> </text:span><text:span text:style-name="T28">de</text:span><text:span text:style-name="T29"> </text:span><text:span text:style-name="T28">una</text:span><text:span text:style-name="T29"> </text:span><text:span text:style-name="T28">visión</text:span><text:span text:style-name="T29"> </text:span><text:span text:style-name="T28">global</text:span><text:span text:style-name="T29"> </text:span><text:span text:style-name="T28">y</text:span><text:span text:style-name="T29"> </text:span><text:span text:style-name="T28">coordinada</text:span><text:span text:style-name="T29"> </text:span><text:span text:style-name="T28">de</text:span><text:span text:style-name="T29"> </text:span><text:span text:style-name="T28">los</text:span><text:span text:style-name="T29"> </text:span><text:span text:style-name="T28">procesos</text:span><text:span text:style-name="T29"> </text:span><text:span text:style-name="T28">productivos</text:span><text:span text:style-name="T29"> </text:span><text:span text:style-name="T28">y/o</text:span><text:span text:style-name="T29"> </text:span><text:span text:style-name="T28">de</text:span><text:span text:style-name="T29"> </text:span><text:span text:style-name="T28">creación</text:span><text:span text:style-name="T29"> </text:span><text:span text:style-name="T28">de</text:span><text:span text:style-name="T29"> </text:span><text:span text:style-name="T28">servicios</text:span><text:span text:style-name="T29"> </text:span><text:span text:style-name="T28">(su</text:span><text:span text:style-name="T29"> </text:span><text:span text:style-name="T28">utilizaría</text:span><text:span text:style-name="T29"> </text:span><text:span text:style-name="T28">una,</text:span><text:span text:style-name="T29"> </text:span><text:span text:style-name="T28">otra</text:span><text:span text:style-name="T29"> </text:span><text:span text:style-name="T28">o</text:span><text:span text:style-name="T29"> </text:span><text:span text:style-name="T28">ambas</text:span><text:span text:style-name="T29"> </text:span><text:span text:style-name="T28">expresiones</text:span><text:span text:style-name="T29"> </text:span><text:span text:style-name="T28">según</text:span><text:span text:style-name="T29"> </text:span><text:span text:style-name="T28">la</text:span><text:span text:style-name="T29"> </text:span><text:span text:style-name="T28">vinculación</text:span><text:span text:style-name="T29"> </text:span><text:span text:style-name="T28">del</text:span><text:span text:style-name="T29"> </text:span><text:span text:style-name="T28">ciclo</text:span><text:span text:style-name="T29"> </text:span><text:span text:style-name="T28">formativo</text:span><text:span text:style-name="T29"> </text:span><text:span text:style-name="T28">a</text:span><text:span text:style-name="T29"> </text:span><text:span text:style-name="T28">actividades</text:span><text:span text:style-name="T29"> </text:span><text:span text:style-name="T28">de</text:span><text:span text:style-name="T29"> </text:span><text:span text:style-name="T28">producción</text:span><text:span text:style-name="T29"> </text:span><text:span text:style-name="T28">y/o</text:span><text:span text:style-name="T29"> </text:span><text:span text:style-name="T28">de</text:span><text:span text:style-name="T29"> </text:span><text:span text:style-name="T28">creación</text:span><text:span text:style-name="T29"> </text:span><text:span text:style-name="T28">de</text:span><text:span text:style-name="T29"> </text:span><text:span text:style-name="T28">servicios)</text:span><text:span text:style-name="T29"> </text:span><text:span text:style-name="T28">a</text:span><text:span text:style-name="T29"> </text:span><text:span text:style-name="T28">los</text:span><text:span text:style-name="T29"> </text:span><text:span text:style-name="T28">que</text:span><text:span text:style-name="T29"> </text:span><text:span text:style-name="T28">está</text:span><text:span text:style-name="T29"> </text:span><text:span text:style-name="T28">vinculada</text:span><text:span text:style-name="T29"> </text:span><text:span text:style-name="T28">la</text:span><text:span text:style-name="T29"> </text:span><text:span text:style-name="T28">competencia</text:span><text:span text:style-name="T29"> </text:span><text:span text:style-name="T28">profesional</text:span><text:span text:style-name="T29"> </text:span><text:span text:style-name="T28">del</text:span><text:span text:style-name="T29"> </text:span><text:span text:style-name="T28">título,</text:span><text:span text:style-name="T29"> </text:span><text:span text:style-name="T28">por</text:span><text:span text:style-name="T29"> </text:span><text:span text:style-name="T28">medio</text:span><text:span text:style-name="T29"> </text:span><text:span text:style-name="T28">de</text:span><text:span text:style-name="T29"> </text:span><text:span text:style-name="T28">la</text:span><text:span text:style-name="T29"> </text:span><text:span text:style-name="T28">necesaria</text:span><text:span text:style-name="T29"> </text:span><text:span text:style-name="T28">integración</text:span><text:span text:style-name="T29"> </text:span><text:span text:style-name="T28">de</text:span><text:span text:style-name="T29"> </text:span><text:span text:style-name="T28">contenidos</text:span><text:span text:style-name="T29"> </text:span><text:span text:style-name="T28">científicos,</text:span><text:span text:style-name="T29"> </text:span><text:span text:style-name="T28">tecnológicos</text:span><text:span text:style-name="T29"> </text:span><text:span text:style-name="T28">y</text:span><text:span text:style-name="T29"> </text:span><text:span text:style-name="T28">organizativos.</text:span></text:p>
            </text:list-item>
          </text:list>
        </text:list-item>
      </text:list>
      <text:p text:style-name="P88"/>
      <text:list xml:id="list42538524957469" text:continue-numbering="true" text:style-name="WW8Num3">
        <text:list-item>
          <text:list>
            <text:list-item>
              <text:p text:style-name="P72"><text:span text:style-name="T28">El</text:span><text:span text:style-name="T29"> </text:span><text:span text:style-name="T28">desarrollo</text:span><text:span text:style-name="T29"> </text:span><text:span text:style-name="T28">de</text:span><text:span text:style-name="T29"> </text:span><text:span text:style-name="T28">la</text:span><text:span text:style-name="T29"> </text:span><text:span text:style-name="T28">capacidad</text:span><text:span text:style-name="T29"> </text:span><text:span text:style-name="T28">para</text:span><text:span text:style-name="T29"> </text:span><text:span text:style-name="T28">aprender</text:span><text:span text:style-name="T29"> </text:span><text:span text:style-name="T28">por</text:span><text:span text:style-name="T29"> </text:span><text:span text:style-name="T28">sí</text:span><text:span text:style-name="T29"> </text:span><text:span text:style-name="T28">mismos,</text:span><text:span text:style-name="T29"> </text:span><text:span text:style-name="T28">de</text:span><text:span text:style-name="T29"> </text:span><text:span text:style-name="T28">modo</text:span><text:span text:style-name="T29"> </text:span><text:span text:style-name="T28">que</text:span><text:span text:style-name="T29"> </text:span><text:span text:style-name="T28">adquieran</text:span><text:span text:style-name="T29"> </text:span><text:span text:style-name="T28">una</text:span><text:span text:style-name="T29"> </text:span><text:span text:style-name="T28">identidad</text:span><text:span text:style-name="T29"> </text:span><text:span text:style-name="T28">y</text:span><text:span text:style-name="T29"> </text:span><text:span text:style-name="T28">madurez</text:span><text:span text:style-name="T29"> </text:span><text:span text:style-name="T28">profesionales</text:span><text:span text:style-name="T29"> </text:span><text:span text:style-name="T28">motivadoras</text:span><text:span text:style-name="T29"> </text:span><text:span text:style-name="T28">de</text:span><text:span text:style-name="T29"> </text:span><text:span text:style-name="T28">futuros</text:span><text:span text:style-name="T29"> </text:span><text:span text:style-name="T28">aprendizajes</text:span><text:span text:style-name="T29"> </text:span><text:span text:style-name="T28">y</text:span><text:span text:style-name="T29"> </text:span><text:span text:style-name="T28">adaptaciones</text:span><text:span text:style-name="T29"> </text:span><text:span text:style-name="T28">al</text:span><text:span text:style-name="T29"> </text:span><text:span text:style-name="T28">cambio</text:span><text:span text:style-name="T29"> </text:span><text:span text:style-name="T28">de</text:span><text:span text:style-name="T29"> </text:span><text:span text:style-name="T28">las</text:span><text:span text:style-name="T29"> </text:span><text:span text:style-name="T28">cualificaciones.</text:span></text:p>
            </text:list-item>
          </text:list>
        </text:list-item>
      </text:list>
      <text:p text:style-name="P88"/>
      <text:list xml:id="list42538815489001" text:continue-numbering="true" text:style-name="WW8Num3">
        <text:list-item>
          <text:list>
            <text:list-item>
              <text:p text:style-name="P72"><text:span text:style-name="T28">El</text:span><text:span text:style-name="T29"> </text:span><text:span text:style-name="T28">desarrollo</text:span><text:span text:style-name="T29"> </text:span><text:span text:style-name="T28">de</text:span><text:span text:style-name="T29"> </text:span><text:span text:style-name="T28">la</text:span><text:span text:style-name="T29"> </text:span><text:span text:style-name="T28">capacidad</text:span><text:span text:style-name="T29"> </text:span><text:span text:style-name="T28">para</text:span><text:span text:style-name="T29"> </text:span><text:span text:style-name="T28">trabajar</text:span><text:span text:style-name="T29"> </text:span><text:span text:style-name="T28">en</text:span><text:span text:style-name="T29"> </text:span><text:span text:style-name="T28">equipo,</text:span><text:span text:style-name="T29"> </text:span><text:span text:style-name="T28">por</text:span><text:span text:style-name="T29"> </text:span><text:span text:style-name="T28">medio</text:span><text:span text:style-name="T29"> </text:span><text:span text:style-name="T28">de</text:span><text:span text:style-name="T29"> </text:span><text:span text:style-name="T28">actividades</text:span><text:span text:style-name="T29"> </text:span><text:span text:style-name="T28">de</text:span><text:span text:style-name="T29"> </text:span><text:span text:style-name="T28">aprendizaje</text:span><text:span text:style-name="T29"> </text:span><text:span text:style-name="T28">realizadas</text:span><text:span text:style-name="T29"> </text:span><text:span text:style-name="T28">en</text:span><text:span text:style-name="T29"> </text:span><text:span text:style-name="T28">grupo,</text:span><text:span text:style-name="T29"> </text:span><text:span text:style-name="T28">de</text:span><text:span text:style-name="T29"> </text:span><text:span text:style-name="T28">forma</text:span><text:span text:style-name="T29"> </text:span><text:span text:style-name="T28">que</text:span><text:span text:style-name="T29"> </text:span><text:span text:style-name="T28">cuando</text:span><text:span text:style-name="T29"> </text:span><text:span text:style-name="T28">en</text:span><text:span text:style-name="T29"> </text:span><text:span text:style-name="T28">el</text:span><text:span text:style-name="T29"> </text:span><text:span text:style-name="T28">ámbito</text:span><text:span text:style-name="T29"> </text:span><text:span text:style-name="T28">profesional</text:span><text:span text:style-name="T29"> </text:span><text:span text:style-name="T28">se</text:span><text:span text:style-name="T29"> </text:span><text:span text:style-name="T28">integren</text:span><text:span text:style-name="T29"> </text:span><text:span text:style-name="T28">en</text:span><text:span text:style-name="T29"> </text:span><text:span text:style-name="T28">equipos</text:span><text:span text:style-name="T29"> </text:span><text:span text:style-name="T28">de</text:span><text:span text:style-name="T29"> </text:span><text:span text:style-name="T28">trabajo</text:span><text:span text:style-name="T29"> </text:span><text:span text:style-name="T28">puedan</text:span><text:span text:style-name="T29"> </text:span><text:span text:style-name="T28">mantener</text:span><text:span text:style-name="T29"> </text:span><text:span text:style-name="T28">relaciones</text:span><text:span text:style-name="T29"> </text:span><text:span text:style-name="T28">fluidas</text:span><text:span text:style-name="T29"> </text:span><text:span text:style-name="T28">con</text:span><text:span text:style-name="T29"> </text:span><text:span text:style-name="T28">sus</text:span><text:span text:style-name="T29"> </text:span><text:span text:style-name="T28">miembros,</text:span><text:span text:style-name="T29"> </text:span><text:span text:style-name="T28">colaborando</text:span><text:span text:style-name="T29"> </text:span><text:span text:style-name="T28">en</text:span><text:span text:style-name="T29"> </text:span><text:span text:style-name="T28">la</text:span><text:span text:style-name="T29"> </text:span><text:span text:style-name="T28">consecución</text:span><text:span text:style-name="T29"> </text:span><text:span text:style-name="T28">de</text:span><text:span text:style-name="T29"> </text:span><text:span text:style-name="T28">los</text:span><text:span text:style-name="T29"> </text:span><text:span text:style-name="T28">objetivos</text:span><text:span text:style-name="T29"> </text:span><text:span text:style-name="T28">asignados</text:span><text:span text:style-name="T29"> </text:span><text:span text:style-name="T28">al</text:span><text:span text:style-name="T29"> </text:span><text:span text:style-name="T28">grupo,</text:span><text:span text:style-name="T29"> </text:span><text:span text:style-name="T28">respetando</text:span><text:span text:style-name="T29"> </text:span><text:span text:style-name="T28">el</text:span><text:span text:style-name="T29"> </text:span><text:span text:style-name="T28">trabajo</text:span><text:span text:style-name="T29"> </text:span><text:span text:style-name="T28">de</text:span><text:span text:style-name="T29"> </text:span><text:span text:style-name="T28">los</text:span><text:span text:style-name="T29"> </text:span><text:span text:style-name="T28">demás,</text:span><text:span text:style-name="T29"> </text:span><text:span text:style-name="T28">participando</text:span><text:span text:style-name="T29"> </text:span><text:span text:style-name="T28">activamente</text:span><text:span text:style-name="T29"> </text:span><text:span text:style-name="T28">en</text:span><text:span text:style-name="T29"> </text:span><text:span text:style-name="T28">la</text:span><text:span text:style-name="T29"> </text:span><text:span text:style-name="T28">organización</text:span><text:span text:style-name="T29"> </text:span><text:span text:style-name="T28">y</text:span><text:span text:style-name="T29"> </text:span><text:span text:style-name="T28">desarrollo</text:span><text:span text:style-name="T29"> </text:span><text:span text:style-name="T28">de</text:span><text:span text:style-name="T29"> </text:span><text:span text:style-name="T28">tareas</text:span><text:span text:style-name="T29"> </text:span><text:span text:style-name="T28">colectivas,</text:span><text:span text:style-name="T29"> </text:span><text:span text:style-name="T28">cooperando</text:span><text:span text:style-name="T29"> </text:span><text:span text:style-name="T28">en</text:span><text:span text:style-name="T29"> </text:span><text:span text:style-name="T28">la</text:span><text:span text:style-name="T29"> </text:span><text:span text:style-name="T28">superación</text:span><text:span text:style-name="T29"> </text:span><text:span text:style-name="T28">de</text:span><text:span text:style-name="T29"> </text:span><text:span text:style-name="T28">las</text:span><text:span text:style-name="T29"> </text:span><text:span text:style-name="T28">dificultades</text:span><text:span text:style-name="T29"> </text:span><text:span text:style-name="T28">que</text:span><text:span text:style-name="T29"> </text:span><text:span text:style-name="T28">se</text:span><text:span text:style-name="T29"> </text:span><text:span text:style-name="T28">presenten</text:span><text:span text:style-name="T29"> </text:span><text:span text:style-name="T28">con</text:span><text:span text:style-name="T29"> </text:span><text:span text:style-name="T28">una</text:span><text:span text:style-name="T29"> </text:span><text:span text:style-name="T28">actitud</text:span><text:span text:style-name="T29"> </text:span><text:span text:style-name="T28">tolerante</text:span><text:span text:style-name="T29"> </text:span><text:span text:style-name="T28">hacia</text:span><text:span text:style-name="T29"> </text:span><text:span text:style-name="T28">las</text:span><text:span text:style-name="T29"> </text:span><text:span text:style-name="T28">ideas</text:span><text:span text:style-name="T29"> </text:span><text:span text:style-name="T28">de</text:span><text:span text:style-name="T29"> </text:span><text:span text:style-name="T28">los</text:span><text:span text:style-name="T29"> </text:span><text:span text:style-name="T28">compañeros,</text:span><text:span text:style-name="T29"> </text:span><text:span text:style-name="T28">y</text:span><text:span text:style-name="T29"> </text:span><text:span text:style-name="T28">respetando</text:span><text:span text:style-name="T29"> </text:span><text:span text:style-name="T28">las</text:span><text:span text:style-name="T29"> </text:span><text:span text:style-name="T28">normas</text:span><text:span text:style-name="T29"> </text:span><text:span text:style-name="T28">y</text:span><text:span text:style-name="T29"> </text:span><text:span text:style-name="T28">métodos</text:span><text:span text:style-name="T29"> </text:span><text:span text:style-name="T28">establecidos.</text:span></text:p>
            </text:list-item>
          </text:list>
        </text:list-item>
      </text:list>
      <text:p text:style-name="P85"/>
      <text:p text:style-name="P66"><text:span text:style-name="T28">En</text:span><text:span text:style-name="T29"> </text:span><text:span text:style-name="T28">relación</text:span><text:span text:style-name="T29"> </text:span><text:span text:style-name="T28">con</text:span><text:span text:style-name="T29"> </text:span><text:span text:style-name="T28">la</text:span><text:span text:style-name="T29"> </text:span><text:span text:style-name="T28">forma</text:span><text:span text:style-name="T29"> </text:span><text:span text:style-name="T28">de</text:span><text:span text:style-name="T29"> </text:span><text:span text:style-name="T28">organizar</text:span><text:span text:style-name="T29"> </text:span><text:span text:style-name="T28">el</text:span><text:span text:style-name="T29"> </text:span><text:span text:style-name="T28">aprendizaje</text:span><text:span text:style-name="T29"> </text:span><text:span text:style-name="T28">significativo</text:span><text:span text:style-name="T29"> </text:span><text:span text:style-name="T28">de</text:span><text:span text:style-name="T29"> </text:span><text:span text:style-name="T28">los</text:span><text:span text:style-name="T29"> </text:span><text:span text:style-name="T28">contenidos</text:span><text:span text:style-name="T29"> </text:span><text:span text:style-name="T28">que</text:span><text:span text:style-name="T29"> </text:span><text:span text:style-name="T28">se</text:span><text:span text:style-name="T29"> </text:span><text:span text:style-name="T28">programen</text:span><text:span text:style-name="T29"> </text:span><text:span text:style-name="T28">a</text:span><text:span text:style-name="T29"> </text:span><text:span text:style-name="T28">partir</text:span><text:span text:style-name="T29"> </text:span><text:span text:style-name="T28">del</text:span><text:span text:style-name="T29"> </text:span><text:span text:style-name="T28">currículo</text:span><text:span text:style-name="T29"> </text:span><text:span text:style-name="T28">establecido</text:span><text:span text:style-name="T29"> </text:span><text:span text:style-name="T28">en</text:span><text:span text:style-name="T29"> </text:span><text:span text:style-name="T28">este</text:span><text:span text:style-name="T29"> </text:span><text:span text:style-name="T28">Decreto,</text:span><text:span text:style-name="T29"> </text:span><text:span text:style-name="T28">el</text:span><text:span text:style-name="T29"> </text:span><text:span text:style-name="T28">profesorado</text:span><text:span text:style-name="T29"> </text:span><text:span text:style-name="T28">deberá</text:span><text:span text:style-name="T29"> </text:span><text:span text:style-name="T28">tener</text:span><text:span text:style-name="T29"> </text:span><text:span text:style-name="T28">en</text:span><text:span text:style-name="T29"> </text:span><text:span text:style-name="T28">cuenta</text:span><text:span text:style-name="T29"> </text:span><text:span text:style-name="T28">las</text:span><text:span text:style-name="T29"> </text:span><text:span text:style-name="T28">siguientes</text:span><text:span text:style-name="T29"> </text:span><text:span text:style-name="T28">orientaciones</text:span><text:span text:style-name="T29"> </text:span><text:span text:style-name="T28">generales:</text:span></text:p>
      <text:p text:style-name="P86"><text:s/></text:p>
      <text:list xml:id="list42538778276169" text:continue-numbering="true" text:style-name="WW8Num3">
        <text:list-item>
          <text:list>
            <text:list-item>
              <text:p text:style-name="P72"><text:span text:style-name="T28">La</text:span><text:span text:style-name="T29"> </text:span><text:span text:style-name="T28">estructuración</text:span><text:span text:style-name="T29"> </text:span><text:span text:style-name="T28">de</text:span><text:span text:style-name="T29"> </text:span><text:span text:style-name="T28">los</text:span><text:span text:style-name="T29"> </text:span><text:span text:style-name="T28">contenidos</text:span><text:span text:style-name="T29"> </text:span><text:span text:style-name="T28">en</text:span><text:span text:style-name="T29"> </text:span><text:span text:style-name="T28">bloques,</text:span><text:span text:style-name="T29"> </text:span><text:span text:style-name="T28">tal</text:span><text:span text:style-name="T29"> </text:span><text:span text:style-name="T28">como</text:span><text:span text:style-name="T29"> </text:span><text:span text:style-name="T28">se</text:span><text:span text:style-name="T29"> </text:span><text:span text:style-name="T28">presenta</text:span><text:span text:style-name="T29"> </text:span><text:span text:style-name="T28">en</text:span><text:span text:style-name="T29"> </text:span><text:span text:style-name="T28">este</text:span><text:span text:style-name="T29"> </text:span><text:span text:style-name="T28">currículo,</text:span><text:span text:style-name="T29"> </text:span><text:span text:style-name="T28">no</text:span><text:span text:style-name="T29"> </text:span><text:span text:style-name="T28">tiene</text:span><text:span text:style-name="T29"> </text:span><text:span text:style-name="T28">por</text:span><text:span text:style-name="T29"> </text:span><text:span text:style-name="T28">qué</text:span><text:span text:style-name="T29"> </text:span><text:span text:style-name="T28">considerarse</text:span><text:span text:style-name="T29"> </text:span><text:span text:style-name="T28">única</text:span><text:span text:style-name="T29"> </text:span><text:span text:style-name="T28">e</text:span><text:span text:style-name="T29"> </text:span><text:span text:style-name="T28">inflexible,</text:span><text:span text:style-name="T29"> </text:span><text:span text:style-name="T28">ni</text:span><text:span text:style-name="T29"> </text:span><text:span text:style-name="T28">en</text:span><text:span text:style-name="T29"> </text:span><text:span text:style-name="T28">modo</text:span><text:span text:style-name="T29"> </text:span><text:span text:style-name="T28">alguno</text:span><text:span text:style-name="T29"> </text:span><text:span text:style-name="T28">interpretarse</text:span><text:span text:style-name="T29"> </text:span><text:span text:style-name="T28">como</text:span><text:span text:style-name="T29"> </text:span><text:span text:style-name="T28">una</text:span><text:span text:style-name="T29"> </text:span><text:span text:style-name="T28">sucesión</text:span><text:span text:style-name="T29"> </text:span><text:span text:style-name="T28">ordenada</text:span><text:span text:style-name="T29"> </text:span><text:span text:style-name="T28">de</text:span><text:span text:style-name="T29"> </text:span><text:span text:style-name="T28">unidades</text:span><text:span text:style-name="T29"> </text:span><text:span text:style-name="T28">didácticas</text:span><text:span text:style-name="T29"> </text:span><text:span text:style-name="T28">o</text:span><text:span text:style-name="T29"> </text:span><text:span text:style-name="T28">de</text:span><text:span text:style-name="T29"> </text:span><text:span text:style-name="T28">trabajo.</text:span></text:p>
            </text:list-item>
          </text:list>
        </text:list-item>
      </text:list>
      <text:p text:style-name="P85"/>
      <text:p text:style-name="P66"><text:span text:style-name="T28">El</text:span><text:span text:style-name="T29"> </text:span><text:span text:style-name="T28">profesorado</text:span><text:span text:style-name="T29"> </text:span><text:span text:style-name="T28">deberá</text:span><text:span text:style-name="T29"> </text:span><text:span text:style-name="T28">desarrollar</text:span><text:span text:style-name="T29"> </text:span><text:span text:style-name="T28">y</text:span><text:span text:style-name="T29"> </text:span><text:span text:style-name="T28">organizar</text:span><text:span text:style-name="T29"> </text:span><text:span text:style-name="T28">tales</text:span><text:span text:style-name="T29"> </text:span><text:span text:style-name="T28">unidades</text:span><text:span text:style-name="T29"> </text:span><text:span text:style-name="T28">conforme</text:span><text:span text:style-name="T29"> </text:span><text:span text:style-name="T28">a</text:span><text:span text:style-name="T29"> </text:span><text:span text:style-name="T28">los</text:span><text:span text:style-name="T29"> </text:span><text:span text:style-name="T28">criterios</text:span><text:span text:style-name="T29"> </text:span><text:span text:style-name="T28">que,</text:span><text:span text:style-name="T29"> </text:span><text:span text:style-name="T28">a</text:span><text:span text:style-name="T29"> </text:span><text:span text:style-name="T28">su</text:span><text:span text:style-name="T29"> </text:span><text:span text:style-name="T28">juicio,</text:span><text:span text:style-name="T29"> </text:span><text:span text:style-name="T28">permitan</text:span><text:span text:style-name="T29"> </text:span><text:span text:style-name="T28">que</text:span><text:span text:style-name="T29"> </text:span><text:span text:style-name="T28">se</text:span><text:span text:style-name="T29"> </text:span><text:span text:style-name="T28">adquiera</text:span><text:span text:style-name="T29"> </text:span><text:span text:style-name="T28">mejor</text:span><text:span text:style-name="T29"> </text:span><text:span text:style-name="T28">la</text:span><text:span text:style-name="T29"> </text:span><text:span text:style-name="T28">competencia</text:span><text:span text:style-name="T29"> </text:span><text:span text:style-name="T28">profesional.</text:span><text:span text:style-name="T29"> </text:span><text:span text:style-name="T28">Para</text:span><text:span text:style-name="T29"> </text:span><text:span text:style-name="T28">ello</text:span><text:span text:style-name="T29"> </text:span><text:span text:style-name="T28">habrá</text:span><text:span text:style-name="T29"> </text:span><text:span text:style-name="T28">de</text:span><text:span text:style-name="T29"> </text:span><text:span text:style-name="T28">tener</text:span><text:span text:style-name="T29"> </text:span><text:span text:style-name="T28">presente</text:span><text:span text:style-name="T29"> </text:span><text:span text:style-name="T28">que</text:span><text:span text:style-name="T29"> </text:span><text:span text:style-name="T28">las</text:span><text:span text:style-name="T29"> </text:span><text:span text:style-name="T28">actividades</text:span><text:span text:style-name="T29"> </text:span><text:span text:style-name="T28">productivas</text:span><text:span text:style-name="T29"> </text:span><text:span text:style-name="T28">o</text:span><text:span text:style-name="T29"> </text:span><text:span text:style-name="T28">de</text:span><text:span text:style-name="T29"> </text:span><text:span text:style-name="T28">creación</text:span><text:span text:style-name="T29"> </text:span><text:span text:style-name="T28">de</text:span><text:span text:style-name="T29"> </text:span><text:span text:style-name="T28">servicios</text:span><text:span text:style-name="T29"> </text:span><text:span text:style-name="T28">requieren</text:span><text:span text:style-name="T29"> </text:span><text:span text:style-name="T28">de</text:span><text:span text:style-name="T29"> </text:span><text:span text:style-name="T28">la</text:span><text:span text:style-name="T29"> </text:span><text:span text:style-name="T28">acción,</text:span><text:span text:style-name="T29"> </text:span><text:span text:style-name="T28">es</text:span><text:span text:style-name="T29"> </text:span><text:span text:style-name="T28">decir,</text:span><text:span text:style-name="T29"> </text:span><text:span text:style-name="T28">del</text:span><text:span text:style-name="T29"> </text:span><text:span text:style-name="T28">dominio</text:span><text:span text:style-name="T29"> </text:span><text:span text:style-name="T28">de</text:span><text:span text:style-name="T29"> </text:span><text:span text:style-name="T28">unos</text:span><text:span text:style-name="T29"> </text:span><text:span text:style-name="T28">modos</text:span><text:span text:style-name="T29"> </text:span><text:span text:style-name="T28">operativos,</text:span><text:span text:style-name="T29"> </text:span><text:span text:style-name="T28">del</text:span><text:span text:style-name="T29"> </text:span><text:span text:style-name="T28">"saber</text:span><text:span text:style-name="T29"> </text:span><text:span text:style-name="T28">hacer".</text:span><text:span text:style-name="T29"> </text:span><text:span text:style-name="T28">Por</text:span><text:span text:style-name="T29"> </text:span><text:span text:style-name="T28">esta</text:span><text:span text:style-name="T29"> </text:span><text:span text:style-name="T28">razón,</text:span><text:span text:style-name="T29"> </text:span><text:span text:style-name="T28">los</text:span><text:span text:style-name="T29"> </text:span><text:span text:style-name="T28">aprendizajes</text:span><text:span text:style-name="T29"> </text:span><text:span text:style-name="T28">en</text:span><text:span text:style-name="T29"> </text:span><text:span text:style-name="T28">la</text:span><text:span text:style-name="T29"> </text:span><text:span text:style-name="T28">formación</text:span><text:span text:style-name="T29"> </text:span><text:span text:style-name="T28">profesional</text:span><text:span text:style-name="T29"> </text:span><text:span text:style-name="T28">específica</text:span><text:span text:style-name="T29"> </text:span><text:span text:style-name="T28">deben</text:span><text:span text:style-name="T29"> </text:span><text:span text:style-name="T28">articularse</text:span><text:span text:style-name="T29"> </text:span><text:span text:style-name="T28">fundamentalmente</text:span><text:span text:style-name="T29"> </text:span><text:span text:style-name="T28">en</text:span><text:span text:style-name="T29"> </text:span><text:span text:style-name="T28">torno</text:span><text:span text:style-name="T29"> </text:span><text:span text:style-name="T28">a</text:span><text:span text:style-name="T29"> </text:span><text:span text:style-name="T28">los</text:span><text:span text:style-name="T29"> </text:span><text:span text:style-name="T28">procedimientos</text:span><text:span text:style-name="T29"> </text:span><text:span text:style-name="T28">que</text:span><text:span text:style-name="T29"> </text:span><text:span text:style-name="T28">tomen</text:span><text:span text:style-name="T29"> </text:span><text:span text:style-name="T28">como</text:span><text:span text:style-name="T29"> </text:span><text:span text:style-name="T28">referencia</text:span><text:span text:style-name="T29"> </text:span><text:span text:style-name="T28">los</text:span><text:span text:style-name="T29"> </text:span><text:span text:style-name="T28">procesos</text:span><text:span text:style-name="T29"> </text:span><text:span text:style-name="T28">y</text:span><text:span text:style-name="T29"> </text:span><text:span text:style-name="T28">métodos</text:span><text:span text:style-name="T29"> </text:span><text:span text:style-name="T28">de</text:span><text:span text:style-name="T29"> </text:span><text:span text:style-name="T28">producción</text:span><text:span text:style-name="T29"> </text:span><text:span text:style-name="T28">o</text:span><text:span text:style-name="T29"> </text:span><text:span text:style-name="T28">de</text:span><text:span text:style-name="T29"> </text:span><text:span text:style-name="T28">prestación</text:span><text:span text:style-name="T29"> </text:span><text:span text:style-name="T28">de</text:span><text:span text:style-name="T29"> </text:span><text:span text:style-name="T28">servicios</text:span><text:span text:style-name="T29"> </text:span><text:span text:style-name="T28">a</text:span><text:span text:style-name="T29"> </text:span><text:span text:style-name="T28">los</text:span><text:span text:style-name="T29"> </text:span><text:span text:style-name="T28">que</text:span><text:span text:style-name="T29"> </text:span><text:span text:style-name="T28">remiten</text:span><text:span text:style-name="T29"> </text:span><text:span text:style-name="T28">las</text:span><text:span text:style-name="T29"> </text:span><text:span text:style-name="T28">realizaciones</text:span><text:span text:style-name="T29"> </text:span><text:span text:style-name="T28">y</text:span><text:span text:style-name="T29"> </text:span><text:span text:style-name="T28">el</text:span><text:span text:style-name="T29"> </text:span><text:span text:style-name="T28">dominio</text:span><text:span text:style-name="T29"> </text:span><text:span text:style-name="T28">profesional</text:span><text:span text:style-name="T29"> </text:span><text:span text:style-name="T28">expresados</text:span><text:span text:style-name="T29"> </text:span><text:span text:style-name="T28">en</text:span><text:span text:style-name="T29"> </text:span><text:span text:style-name="T28">las</text:span><text:span text:style-name="T29"> </text:span><text:span text:style-name="T28">unidades</text:span><text:span text:style-name="T29"> </text:span><text:span text:style-name="T28">de</text:span><text:span text:style-name="T29"> </text:span><text:span text:style-name="T28">competencia</text:span><text:span text:style-name="T29"> </text:span><text:span text:style-name="T28">del</text:span><text:span text:style-name="T29"> </text:span><text:span text:style-name="T28">perfil</text:span><text:span text:style-name="T29"> </text:span><text:span text:style-name="T28">correspondiente.</text:span></text:p>
      <text:p text:style-name="P79"/>
      <text:p text:style-name="P66"><text:span text:style-name="T28">Además</text:span><text:span text:style-name="T29"> </text:span><text:span text:style-name="T28">del</text:span><text:span text:style-name="T29"> </text:span><text:span text:style-name="T28">"saber</text:span><text:span text:style-name="T29"> </text:span><text:span text:style-name="T28">hacer",</text:span><text:span text:style-name="T29"> </text:span><text:span text:style-name="T28">tiene</text:span><text:span text:style-name="T29"> </text:span><text:span text:style-name="T28">una</text:span><text:span text:style-name="T29"> </text:span><text:span text:style-name="T28">importancia</text:span><text:span text:style-name="T29"> </text:span><text:span text:style-name="T28">cada</text:span><text:span text:style-name="T29"> </text:span><text:span text:style-name="T28">vez</text:span><text:span text:style-name="T29"> </text:span><text:span text:style-name="T28">más</text:span><text:span text:style-name="T29"> </text:span><text:span text:style-name="T28">creciente</text:span><text:span text:style-name="T29"> </text:span><text:span text:style-name="T28">en</text:span><text:span text:style-name="T29"> </text:span><text:span text:style-name="T28">el</text:span><text:span text:style-name="T29"> </text:span><text:span text:style-name="T28">mundo</text:span><text:span text:style-name="T29"> </text:span><text:span text:style-name="T28">productivo</text:span><text:span text:style-name="T29"> </text:span><text:span text:style-name="T28">el</text:span><text:span text:style-name="T29"> </text:span><text:span text:style-name="T28">dominio</text:span><text:span text:style-name="T29"> </text:span><text:span text:style-name="T28">del</text:span><text:span text:style-name="T29"> </text:span><text:span text:style-name="T28">"saber</text:span><text:span text:style-name="T29"> </text:span><text:span text:style-name="T28">estar";</text:span><text:span text:style-name="T29"> </text:span><text:span text:style-name="T28">es</text:span><text:span text:style-name="T29"> </text:span><text:span text:style-name="T28">decir,</text:span><text:span text:style-name="T29"> </text:span><text:span text:style-name="T28">de</text:span><text:span text:style-name="T29"> </text:span><text:span text:style-name="T28">las</text:span><text:span text:style-name="T29"> </text:span><text:span text:style-name="T28">actitudes.</text:span><text:span text:style-name="T29"> </text:span><text:span text:style-name="T28">A</text:span><text:span text:style-name="T29"> </text:span><text:span text:style-name="T28">partir</text:span><text:span text:style-name="T29"> </text:span><text:span text:style-name="T28">de</text:span><text:span text:style-name="T29"> </text:span><text:span text:style-name="T28">las</text:span><text:span text:style-name="T29"> </text:span><text:span text:style-name="T28">capacidades</text:span><text:span text:style-name="T29"> </text:span><text:span text:style-name="T28">y</text:span><text:span text:style-name="T29"> </text:span><text:span text:style-name="T28">contenidos</text:span><text:span text:style-name="T29"> </text:span><text:span text:style-name="T28">actitudinales</text:span><text:span text:style-name="T29"> </text:span><text:span text:style-name="T28">del</text:span><text:span text:style-name="T29"> </text:span><text:span text:style-name="T28">currículo,</text:span><text:span text:style-name="T29"> </text:span><text:span text:style-name="T28">el</text:span><text:span text:style-name="T29"> </text:span><text:span text:style-name="T28">profesorado</text:span><text:span text:style-name="T29"> </text:span><text:span text:style-name="T28">hará</text:span><text:span text:style-name="T29"> </text:span><text:span text:style-name="T28">el</text:span><text:span text:style-name="T29"> </text:span><text:span text:style-name="T28">correspondiente</text:span><text:span text:style-name="T29"> </text:span><text:span text:style-name="T28">desarrollo</text:span><text:span text:style-name="T29"> </text:span><text:span text:style-name="T28">curricular</text:span><text:span text:style-name="T29"> </text:span><text:span text:style-name="T28">tomando</text:span><text:span text:style-name="T29"> </text:span><text:span text:style-name="T28">también</text:span><text:span text:style-name="T29"> </text:span><text:span text:style-name="T28">como</text:span><text:span text:style-name="T29"> </text:span><text:span text:style-name="T28">referencia</text:span><text:span text:style-name="T29"> </text:span><text:span text:style-name="T28">las</text:span><text:span text:style-name="T29"> </text:span><text:span text:style-name="T28">capacidades</text:span><text:span text:style-name="T29"> </text:span><text:span text:style-name="T28">profesionales</text:span><text:span text:style-name="T29"> </text:span><text:span text:style-name="T28">del</text:span><text:span text:style-name="T29"> </text:span><text:span text:style-name="T28">perfil.</text:span></text:p>
      <text:p text:style-name="P79"/>
      <text:p text:style-name="P66"><text:span text:style-name="T28">Esta</text:span><text:span text:style-name="T29"> </text:span><text:span text:style-name="T28">forma</text:span><text:span text:style-name="T29"> </text:span><text:span text:style-name="T28">de</text:span><text:span text:style-name="T29"> </text:span><text:span text:style-name="T28">organizar</text:span><text:span text:style-name="T29"> </text:span><text:span text:style-name="T28">los</text:span><text:span text:style-name="T29"> </text:span><text:span text:style-name="T28">contenidos</text:span><text:span text:style-name="T29"> </text:span><text:span text:style-name="T28">educativos,</text:span><text:span text:style-name="T29"> </text:span><text:span text:style-name="T28">además</text:span><text:span text:style-name="T29"> </text:span><text:span text:style-name="T28">de</text:span><text:span text:style-name="T29"> </text:span><text:span text:style-name="T28">posibilitar</text:span><text:span text:style-name="T29"> </text:span><text:span text:style-name="T28">el</text:span><text:span text:style-name="T29"> </text:span><text:span text:style-name="T28">desarrollo</text:span><text:span text:style-name="T29"> </text:span><text:span text:style-name="T28">de</text:span><text:span text:style-name="T29"> </text:span><text:span text:style-name="T28">las</text:span><text:span text:style-name="T29"> </text:span><text:span text:style-name="T28">capacidades</text:span><text:span text:style-name="T29"> </text:span><text:span text:style-name="T28">involucradas</text:span><text:span text:style-name="T29"> </text:span><text:span text:style-name="T28">en</text:span><text:span text:style-name="T29"> </text:span><text:span text:style-name="T28">los</text:span><text:span text:style-name="T29"> </text:span><text:span text:style-name="T28">propios</text:span><text:span text:style-name="T29"> </text:span><text:span text:style-name="T28">procedimientos</text:span><text:span text:style-name="T29"> </text:span><text:span text:style-name="T28">y</text:span><text:span text:style-name="T29"> </text:span><text:span text:style-name="T28">actitudes,</text:span><text:span text:style-name="T29"> </text:span><text:span text:style-name="T28">y</text:span><text:span text:style-name="T29"> </text:span><text:span text:style-name="T28">de</text:span><text:span text:style-name="T29"> </text:span><text:span text:style-name="T28">hacer</text:span><text:span text:style-name="T29"> </text:span><text:span text:style-name="T28">de</text:span><text:span text:style-name="T29"> </text:span><text:span text:style-name="T28">las</text:span><text:span text:style-name="T29"> </text:span><text:span text:style-name="T28">actividades</text:span><text:span text:style-name="T29"> </text:span><text:span text:style-name="T28">materia</text:span><text:span text:style-name="T29"> </text:span><text:span text:style-name="T28">de</text:span><text:span text:style-name="T29"> </text:span><text:span text:style-name="T28">aprendizaje</text:span><text:span text:style-name="T29"> </text:span><text:span text:style-name="T28">directo,</text:span><text:span text:style-name="T29"> </text:span><text:span text:style-name="T28">metodológicamente</text:span><text:span text:style-name="T29"> </text:span><text:span text:style-name="T28">supone</text:span><text:span text:style-name="T29"> </text:span><text:span text:style-name="T28">una</text:span><text:span text:style-name="T29"> </text:span><text:span text:style-name="T28">estrategia</text:span><text:span text:style-name="T29"> </text:span><text:span text:style-name="T28">para</text:span><text:span text:style-name="T29"> </text:span><text:span text:style-name="T28">aprender</text:span><text:span text:style-name="T29"> </text:span><text:span text:style-name="T28">y</text:span><text:span text:style-name="T29"> </text:span><text:span text:style-name="T28">comprender</text:span><text:span text:style-name="T29"> </text:span><text:span text:style-name="T28">significativamente</text:span><text:span text:style-name="T29"> </text:span><text:span text:style-name="T28">el</text:span><text:span text:style-name="T29"> </text:span><text:span text:style-name="T28">resto</text:span><text:span text:style-name="T29"> </text:span><text:span text:style-name="T28">de</text:span><text:span text:style-name="T29"> </text:span><text:span text:style-name="T28">contenidos:</text:span><text:span text:style-name="T29"> </text:span><text:span text:style-name="T28">hechos,</text:span><text:span text:style-name="T29"> </text:span><text:span text:style-name="T28">conceptos,</text:span><text:span text:style-name="T29"> </text:span><text:span text:style-name="T28">principios,</text:span><text:span text:style-name="T29"> </text:span><text:span text:style-name="T28">normas,</text:span><text:span text:style-name="T29"> </text:span><text:span text:style-name="T28">reglas,</text:span><text:span text:style-name="T29"> </text:span><text:span text:style-name="T28">descripción</text:span><text:span text:style-name="T29"> </text:span><text:span text:style-name="T28">de</text:span><text:span text:style-name="T29"> </text:span><text:span text:style-name="T28">técnicas</text:span><text:span text:style-name="T29"> </text:span><text:span text:style-name="T28">y</text:span><text:span text:style-name="T29"> </text:span><text:span text:style-name="T28">procedimientos,</text:span><text:span text:style-name="T29"> </text:span><text:span text:style-name="T28">terminología,</text:span><text:span text:style-name="T29"> </text:span><text:span text:style-name="T28">etc.</text:span></text:p>
      <text:p text:style-name="P85"/>
      <text:p text:style-name="P66"><text:span text:style-name="T28">Para</text:span><text:span text:style-name="T29"> </text:span><text:span text:style-name="T28">que</text:span><text:span text:style-name="T29"> </text:span><text:span text:style-name="T28">el</text:span><text:span text:style-name="T29"> </text:span><text:span text:style-name="T28">aprendizaje</text:span><text:span text:style-name="T29"> </text:span><text:span text:style-name="T28">sea</text:span><text:span text:style-name="T29"> </text:span><text:span text:style-name="T28">eficaz,</text:span><text:span text:style-name="T29"> </text:span><text:span text:style-name="T28">debe</text:span><text:span text:style-name="T29"> </text:span><text:span text:style-name="T28">establecerse</text:span><text:span text:style-name="T29"> </text:span><text:span text:style-name="T28">también</text:span><text:span text:style-name="T29"> </text:span><text:span text:style-name="T28">una</text:span><text:span text:style-name="T29"> </text:span><text:span text:style-name="T28">secuencia</text:span><text:span text:style-name="T29"> </text:span><text:span text:style-name="T28">precisa</text:span><text:span text:style-name="T29"> </text:span><text:span text:style-name="T28">entre</text:span><text:span text:style-name="T29"> </text:span><text:span text:style-name="T28">todos</text:span><text:span text:style-name="T29"> </text:span><text:span text:style-name="T28">los</text:span><text:span text:style-name="T29"> </text:span><text:span text:style-name="T28">contenidos</text:span><text:span text:style-name="T29"> </text:span><text:span text:style-name="T28">que</text:span><text:span text:style-name="T29"> </text:span><text:span text:style-name="T28">se</text:span><text:span text:style-name="T29"> </text:span><text:span text:style-name="T28">incluyen</text:span><text:span text:style-name="T29"> </text:span><text:span text:style-name="T28">en</text:span><text:span text:style-name="T29"> </text:span><text:span text:style-name="T28">el</text:span><text:span text:style-name="T29"> </text:span><text:span text:style-name="T28">período</text:span><text:span text:style-name="T29"> </text:span><text:span text:style-name="T28">de</text:span><text:span text:style-name="T29"> </text:span><text:span text:style-name="T28">enseñanza-aprendizaje</text:span><text:span text:style-name="T29"> </text:span><text:span text:style-name="T28">del</text:span><text:span text:style-name="T29"> </text:span><text:span text:style-name="T28">módulo</text:span><text:span text:style-name="T29"> </text:span><text:span text:style-name="T28">profesional</text:span><text:span text:style-name="T29"> </text:span><text:span text:style-name="T28">correspondiente.</text:span><text:span text:style-name="T29"> </text:span><text:span text:style-name="T28">Esta</text:span><text:span text:style-name="T29"> </text:span><text:span text:style-name="T28">secuencia</text:span><text:span text:style-name="T29"> </text:span><text:span text:style-name="T28">y</text:span><text:span text:style-name="T29"> </text:span><text:span text:style-name="T28">organización</text:span><text:span text:style-name="T29"> </text:span><text:span text:style-name="T28">de</text:span><text:span text:style-name="T29"> </text:span><text:span text:style-name="T28">los</text:span><text:span text:style-name="T29"> </text:span><text:span text:style-name="T28">contenidos</text:span><text:span text:style-name="T29"> </text:span><text:span text:style-name="T28">deberán</text:span><text:span text:style-name="T29"> </text:span><text:span text:style-name="T28">tener</text:span><text:span text:style-name="T29"> </text:span><text:span text:style-name="T28">como</text:span><text:span text:style-name="T29"> </text:span><text:span text:style-name="T28">referencia</text:span><text:span text:style-name="T29"> </text:span><text:span text:style-name="T28">básica</text:span><text:span text:style-name="T29"> </text:span><text:span text:style-name="T28">las</text:span><text:span text:style-name="T29"> </text:span><text:span text:style-name="T28">capacidades</text:span><text:span text:style-name="T29"> </text:span><text:span text:style-name="T28">terminales</text:span><text:span text:style-name="T29"> </text:span><text:span text:style-name="T28">de</text:span><text:span text:style-name="T29"> </text:span><text:span text:style-name="T28">cada</text:span><text:span text:style-name="T29"> </text:span><text:span text:style-name="T28">módulo</text:span><text:span text:style-name="T29"> </text:span><text:span text:style-name="T28">profesional.</text:span><text:span text:style-name="T29"> </text:span><text:span text:style-name="T28">De</text:span><text:span text:style-name="T29"> </text:span><text:span text:style-name="T28">esta</text:span><text:span text:style-name="T29"> </text:span><text:span text:style-name="T28">forma,</text:span><text:span text:style-name="T29"> </text:span><text:span text:style-name="T28">no</text:span><text:span text:style-name="T29"> </text:span><text:span text:style-name="T28">se</text:span><text:span text:style-name="T29"> </text:span><text:span text:style-name="T28">deben</text:span><text:span text:style-name="T29"> </text:span><text:span text:style-name="T28">programar</text:span><text:span text:style-name="T29"> </text:span><text:span text:style-name="T28">y</text:span><text:span text:style-name="T29"> </text:span><text:span text:style-name="T28">trabajar</text:span><text:span text:style-name="T29"> </text:span><text:span text:style-name="T28">contenidos</text:span><text:span text:style-name="T29"> </text:span><text:span text:style-name="T28">y,</text:span><text:span text:style-name="T29"> </text:span><text:span text:style-name="T28">por</text:span><text:span text:style-name="T29"> </text:span><text:span text:style-name="T28">lo</text:span><text:span text:style-name="T29"> </text:span><text:span text:style-name="T28">tanto,</text:span><text:span text:style-name="T29"> </text:span><text:span text:style-name="T28">actividades</text:span><text:span text:style-name="T29"> </text:span><text:span text:style-name="T28">de</text:span><text:span text:style-name="T29"> </text:span><text:span text:style-name="T28">enseñanza</text:span><text:span text:style-name="T29"> </text:span><text:span text:style-name="T28">y</text:span><text:span text:style-name="T29"> </text:span><text:span text:style-name="T28">aprendizaje,</text:span><text:span text:style-name="T29"> </text:span><text:span text:style-name="T28">que</text:span><text:span text:style-name="T29"> </text:span><text:span text:style-name="T28">no</text:span><text:span text:style-name="T29"> </text:span><text:span text:style-name="T28">se</text:span><text:span text:style-name="T29"> </text:span><text:span text:style-name="T28">correspondan</text:span><text:span text:style-name="T29"> </text:span><text:span text:style-name="T28">con</text:span><text:span text:style-name="T29"> </text:span><text:span text:style-name="T28">capacidades</text:span><text:span text:style-name="T29"> </text:span><text:span text:style-name="T28">que</text:span><text:span text:style-name="T29"> </text:span><text:span text:style-name="T28">se</text:span><text:span text:style-name="T29"> </text:span><text:span text:style-name="T28">deriven</text:span><text:span text:style-name="T29"> </text:span><text:span text:style-name="T28">del</text:span><text:span text:style-name="T29"> </text:span><text:span text:style-name="T28">perfil</text:span><text:span text:style-name="T29"> </text:span><text:span text:style-name="T28">profesional,</text:span><text:span text:style-name="T29"> </text:span><text:span text:style-name="T28">de</text:span><text:span text:style-name="T29"> </text:span><text:span text:style-name="T28">las</text:span><text:span text:style-name="T29"> </text:span><text:span text:style-name="T28">capacidades</text:span><text:span text:style-name="T29"> </text:span><text:span text:style-name="T28">terminales</text:span><text:span text:style-name="T29"> </text:span><text:span text:style-name="T28">y</text:span><text:span text:style-name="T29"> </text:span><text:span text:style-name="T28">de</text:span><text:span text:style-name="T29"> </text:span><text:span text:style-name="T28">sus</text:span><text:span text:style-name="T29"> </text:span><text:span text:style-name="T28">criterios</text:span><text:span text:style-name="T29"> </text:span><text:span text:style-name="T28">de</text:span><text:span text:style-name="T29"> </text:span><text:span text:style-name="T28">evaluación</text:span><text:span text:style-name="T29"> </text:span><text:span text:style-name="T28">del</text:span><text:span text:style-name="T29"> </text:span><text:span text:style-name="T28">currículo</text:span><text:span text:style-name="T29"> </text:span><text:span text:style-name="T28">prescriptivo</text:span><text:span text:style-name="T29"> </text:span><text:span text:style-name="T28">o,</text:span><text:span text:style-name="T29"> </text:span><text:span text:style-name="T28">en</text:span><text:span text:style-name="T29"> </text:span><text:span text:style-name="T28">última</text:span><text:span text:style-name="T29"> </text:span><text:span text:style-name="T28">instancia,</text:span><text:span text:style-name="T29"> </text:span><text:span text:style-name="T28">de</text:span><text:span text:style-name="T29"> </text:span><text:span text:style-name="T28">las</text:span><text:span text:style-name="T29"> </text:span><text:span text:style-name="T28">capacidades</text:span><text:span text:style-name="T29"> </text:span><text:span text:style-name="T28">identificadas</text:span><text:span text:style-name="T29"> </text:span><text:span text:style-name="T28">por</text:span><text:span text:style-name="T29"> </text:span><text:span text:style-name="T28">los</text:span><text:span text:style-name="T29"> </text:span><text:span text:style-name="T28">propios</text:span><text:span text:style-name="T29"> </text:span><text:span text:style-name="T28">centros</text:span><text:span text:style-name="T29"> </text:span><text:span text:style-name="T28">docentes</text:span><text:span text:style-name="T29"> </text:span><text:span text:style-name="T28">por</text:span><text:span text:style-name="T29"> </text:span><text:span text:style-name="T28">adaptación</text:span><text:span text:style-name="T29"> </text:span><text:span text:style-name="T28">a</text:span><text:span text:style-name="T29"> </text:span><text:span text:style-name="T28">los</text:span><text:span text:style-name="T29"> </text:span><text:span text:style-name="T28">requerimientos</text:span><text:span text:style-name="T29"> </text:span><text:span text:style-name="T28">profesionales</text:span><text:span text:style-name="T29"> </text:span><text:span text:style-name="T28">de</text:span><text:span text:style-name="T29"> </text:span><text:span text:style-name="T28">su</text:span><text:span text:style-name="T29"> </text:span><text:span text:style-name="T28">entorno.</text:span></text:p>
      <text:p text:style-name="P85"/>
      <text:p text:style-name="P66"><text:span text:style-name="T28">Antes</text:span><text:span text:style-name="T29"> </text:span><text:span text:style-name="T28">de</text:span><text:span text:style-name="T29"> </text:span><text:span text:style-name="T28">establecer</text:span><text:span text:style-name="T29"> </text:span><text:span text:style-name="T28">esta</text:span><text:span text:style-name="T29"> </text:span><text:span text:style-name="T28">secuencia</text:span><text:span text:style-name="T29"> </text:span><text:span text:style-name="T28">de</text:span><text:span text:style-name="T29"> </text:span><text:span text:style-name="T28">contenidos</text:span><text:span text:style-name="T29"> </text:span><text:span text:style-name="T28">y</text:span><text:span text:style-name="T29"> </text:span><text:span text:style-name="T28">definir</text:span><text:span text:style-name="T29"> </text:span><text:span text:style-name="T28">las</text:span><text:span text:style-name="T29"> </text:span><text:span text:style-name="T28">distintas</text:span><text:span text:style-name="T29"> </text:span><text:span text:style-name="T28">unidades</text:span><text:span text:style-name="T29"> </text:span><text:span text:style-name="T28">didácticas</text:span><text:span text:style-name="T29"> </text:span><text:span text:style-name="T28">o</text:span><text:span text:style-name="T29"> </text:span><text:span text:style-name="T28">de</text:span><text:span text:style-name="T29"> </text:span><text:span text:style-name="T28">trabajo</text:span><text:span text:style-name="T29"> </text:span><text:span text:style-name="T28">del</text:span><text:span text:style-name="T29"> </text:span><text:span text:style-name="T28">módulo</text:span><text:span text:style-name="T29"> </text:span><text:span text:style-name="T28">profesional</text:span><text:span text:style-name="T29"> </text:span><text:span text:style-name="T28">correspondiente,</text:span><text:span text:style-name="T29"> </text:span><text:span text:style-name="T28">es</text:span><text:span text:style-name="T29"> </text:span><text:span text:style-name="T28">conveniente</text:span><text:span text:style-name="T29"> </text:span><text:span text:style-name="T28">que</text:span><text:span text:style-name="T29"> </text:span><text:span text:style-name="T28">el</text:span><text:span text:style-name="T29"> </text:span><text:span text:style-name="T28">profesorado</text:span><text:span text:style-name="T29"> </text:span><text:span text:style-name="T28">identifique</text:span><text:span text:style-name="T29"> </text:span><text:span text:style-name="T28">y</text:span><text:span text:style-name="T29"> </text:span><text:span text:style-name="T28">enuncie</text:span><text:span text:style-name="T29"> </text:span><text:span text:style-name="T28">primero</text:span><text:span text:style-name="T29"> </text:span><text:span text:style-name="T28">un</text:span><text:span text:style-name="T29"> </text:span><text:span text:style-name="T28">gran</text:span><text:span text:style-name="T29"> </text:span><text:span text:style-name="T28">contenido</text:span><text:span text:style-name="T29"> </text:span><text:span text:style-name="T28">organizador,</text:span><text:span text:style-name="T29"> </text:span><text:span text:style-name="T28">que</text:span><text:span text:style-name="T29"> </text:span><text:span text:style-name="T28">en</text:span><text:span text:style-name="T29"> </text:span><text:span text:style-name="T28">los</text:span><text:span text:style-name="T29"> </text:span><text:span text:style-name="T28">módulos</text:span><text:span text:style-name="T29"> </text:span><text:span text:style-name="T28">asociados</text:span><text:span text:style-name="T29"> </text:span><text:span text:style-name="T28">a</text:span><text:span text:style-name="T29"> </text:span><text:span text:style-name="T28">una</text:span><text:span text:style-name="T29"> </text:span><text:span text:style-name="T28">unidad</text:span><text:span text:style-name="T29"> </text:span><text:span text:style-name="T28">de</text:span><text:span text:style-name="T29"> </text:span><text:span text:style-name="T28">competencia</text:span><text:span text:style-name="T29"> </text:span><text:span text:style-name="T28">casi</text:span><text:span text:style-name="T29"> </text:span><text:span text:style-name="T28">siempre</text:span><text:span text:style-name="T29"> </text:span><text:span text:style-name="T28">sería</text:span><text:span text:style-name="T29"> </text:span><text:span text:style-name="T28">de</text:span><text:span text:style-name="T29"> </text:span><text:span text:style-name="T28">carácter</text:span><text:span text:style-name="T29"> </text:span><text:span text:style-name="T28">procedimental</text:span><text:span text:style-name="T29"> </text:span><text:span text:style-name="T28">y</text:span><text:span text:style-name="T29"> </text:span><text:span text:style-name="T28">globalizador,</text:span><text:span text:style-name="T29"> </text:span><text:span text:style-name="T28">que</text:span><text:span text:style-name="T29"> </text:span><text:span text:style-name="T28">sirva</text:span><text:span text:style-name="T29"> </text:span><text:span text:style-name="T28">de</text:span><text:span text:style-name="T29"> </text:span><text:span text:style-name="T28">eje</text:span><text:span text:style-name="T29"> </text:span><text:span text:style-name="T28">integrador</text:span><text:span text:style-name="T29"> </text:span><text:span text:style-name="T28">del</text:span><text:span text:style-name="T29"> </text:span><text:span text:style-name="T28">proceso</text:span><text:span text:style-name="T29"> </text:span><text:span text:style-name="T28">de</text:span><text:span text:style-name="T29"> </text:span><text:span text:style-name="T28">enseñanza-</text:span><text:soft-page-break/><text:span text:style-name="T28">aprendizaje,</text:span><text:span text:style-name="T29"> </text:span><text:span text:style-name="T28">a</text:span><text:span text:style-name="T29"> </text:span><text:span text:style-name="T28">partir</text:span><text:span text:style-name="T29"> </text:span><text:span text:style-name="T28">del</text:span><text:span text:style-name="T29"> </text:span><text:span text:style-name="T28">cual</text:span><text:span text:style-name="T29"> </text:span><text:span text:style-name="T28">se</text:span><text:span text:style-name="T29"> </text:span><text:span text:style-name="T28">confeccione</text:span><text:span text:style-name="T29"> </text:span><text:span text:style-name="T28">la</text:span><text:span text:style-name="T29"> </text:span><text:span text:style-name="T28">secuencia</text:span><text:span text:style-name="T29"> </text:span><text:span text:style-name="T28">y</text:span><text:span text:style-name="T29"> </text:span><text:span text:style-name="T28">estructura</text:span><text:span text:style-name="T29"> </text:span><text:span text:style-name="T28">de</text:span><text:span text:style-name="T29"> </text:span><text:span text:style-name="T28">los</text:span><text:span text:style-name="T29"> </text:span><text:span text:style-name="T28">contenidos</text:span><text:span text:style-name="T29"> </text:span><text:span text:style-name="T28">más</text:span><text:span text:style-name="T29"> </text:span><text:span text:style-name="T28">específicos</text:span><text:span text:style-name="T29"> </text:span><text:span text:style-name="T28">y</text:span><text:span text:style-name="T29"> </text:span><text:span text:style-name="T28">de</text:span><text:span text:style-name="T29"> </text:span><text:span text:style-name="T28">las</text:span><text:span text:style-name="T29"> </text:span><text:span text:style-name="T28">distintas</text:span><text:span text:style-name="T29"> </text:span><text:span text:style-name="T28">actividades.</text:span><text:span text:style-name="T29"> </text:span><text:span text:style-name="T28">Una</text:span><text:span text:style-name="T29"> </text:span><text:span text:style-name="T28">buena</text:span><text:span text:style-name="T29"> </text:span><text:span text:style-name="T28">referencia</text:span><text:span text:style-name="T29"> </text:span><text:span text:style-name="T28">para</text:span><text:span text:style-name="T29"> </text:span><text:span text:style-name="T28">enunciar</text:span><text:span text:style-name="T29"> </text:span><text:span text:style-name="T28">este</text:span><text:span text:style-name="T29"> </text:span><text:span text:style-name="T28">contenido</text:span><text:span text:style-name="T29"> </text:span><text:span text:style-name="T28">organizador</text:span><text:span text:style-name="T29"> </text:span><text:span text:style-name="T28">de</text:span><text:span text:style-name="T29"> </text:span><text:span text:style-name="T28">carácter</text:span><text:span text:style-name="T29"> </text:span><text:span text:style-name="T28">procedimental</text:span><text:span text:style-name="T29"> </text:span><text:span text:style-name="T28">y</text:span><text:span text:style-name="T29"> </text:span><text:span text:style-name="T28">globalizador</text:span><text:span text:style-name="T29"> </text:span><text:span text:style-name="T28">lo</text:span><text:span text:style-name="T29"> </text:span><text:span text:style-name="T28">constituye</text:span><text:span text:style-name="T29"> </text:span><text:span text:style-name="T28">el</text:span><text:span text:style-name="T29"> </text:span><text:span text:style-name="T28">propio</text:span><text:span text:style-name="T29"> </text:span><text:span text:style-name="T28">enunciado</text:span><text:span text:style-name="T29"> </text:span><text:span text:style-name="T28">de</text:span><text:span text:style-name="T29"> </text:span><text:span text:style-name="T28">la</text:span><text:span text:style-name="T29"> </text:span><text:span text:style-name="T28">unidad</text:span><text:span text:style-name="T29"> </text:span><text:span text:style-name="T28">de</text:span><text:span text:style-name="T29"> </text:span><text:span text:style-name="T28">competencia.</text:span></text:p>
      <text:p text:style-name="P79"/>
      <text:p text:style-name="P66"><text:span text:style-name="T28">De</text:span><text:span text:style-name="T29"> </text:span><text:span text:style-name="T28">esta</text:span><text:span text:style-name="T29"> </text:span><text:span text:style-name="T28">forma,</text:span><text:span text:style-name="T29"> </text:span><text:span text:style-name="T28">los</text:span><text:span text:style-name="T29"> </text:span><text:span text:style-name="T28">contenidos</text:span><text:span text:style-name="T29"> </text:span><text:span text:style-name="T28">se</text:span><text:span text:style-name="T29"> </text:span><text:span text:style-name="T28">trabajarían</text:span><text:span text:style-name="T29"> </text:span><text:span text:style-name="T28">según</text:span><text:span text:style-name="T29"> </text:span><text:span text:style-name="T28">vayan</text:span><text:span text:style-name="T29"> </text:span><text:span text:style-name="T28">siendo</text:span><text:span text:style-name="T29"> </text:span><text:span text:style-name="T28">demandados</text:span><text:span text:style-name="T29"> </text:span><text:span text:style-name="T28">por</text:span><text:span text:style-name="T29"> </text:span><text:span text:style-name="T28">las</text:span><text:span text:style-name="T29"> </text:span><text:span text:style-name="T28">actividades</text:span><text:span text:style-name="T29"> </text:span><text:span text:style-name="T28">programadas</text:span><text:span text:style-name="T29"> </text:span><text:span text:style-name="T28">en</text:span><text:span text:style-name="T29"> </text:span><text:span text:style-name="T28">el</text:span><text:span text:style-name="T29"> </text:span><text:span text:style-name="T28">marco</text:span><text:span text:style-name="T29"> </text:span><text:span text:style-name="T28">del</text:span><text:span text:style-name="T29"> </text:span><text:span text:style-name="T28">gran</text:span><text:span text:style-name="T29"> </text:span><text:span text:style-name="T28">contenido</text:span><text:span text:style-name="T29"> </text:span><text:span text:style-name="T28">organizador,</text:span><text:span text:style-name="T29"> </text:span><text:span text:style-name="T28">construyéndose</text:span><text:span text:style-name="T29"> </text:span><text:span text:style-name="T28">nuevas</text:span><text:span text:style-name="T29"> </text:span><text:span text:style-name="T28">capacidades</text:span><text:span text:style-name="T29"> </text:span><text:span text:style-name="T28">a</text:span><text:span text:style-name="T29"> </text:span><text:span text:style-name="T28">partir</text:span><text:span text:style-name="T29"> </text:span><text:span text:style-name="T28">de</text:span><text:span text:style-name="T29"> </text:span><text:span text:style-name="T28">los</text:span><text:span text:style-name="T29"> </text:span><text:span text:style-name="T28">conocimientos,</text:span><text:span text:style-name="T29"> </text:span><text:span text:style-name="T28">habilidades</text:span><text:span text:style-name="T29"> </text:span><text:span text:style-name="T28">cognitivas,</text:span><text:span text:style-name="T29"> </text:span><text:span text:style-name="T28">destrezas</text:span><text:span text:style-name="T29"> </text:span><text:span text:style-name="T28">manuales</text:span><text:span text:style-name="T29"> </text:span><text:span text:style-name="T28">y</text:span><text:span text:style-name="T29"> </text:span><text:span text:style-name="T28">actitudes</text:span><text:span text:style-name="T29"> </text:span><text:span text:style-name="T28">previamente</text:span><text:span text:style-name="T29"> </text:span><text:span text:style-name="T28">adquiridos</text:span><text:span text:style-name="T29"> </text:span><text:span text:style-name="T28">por</text:span><text:span text:style-name="T29"> </text:span><text:span text:style-name="T28">el</text:span><text:span text:style-name="T29"> </text:span><text:span text:style-name="T28">alumnado</text:span><text:span text:style-name="T29"> </text:span><text:span text:style-name="T28">dentro</text:span><text:span text:style-name="T29"> </text:span><text:span text:style-name="T28">o</text:span><text:span text:style-name="T29"> </text:span><text:span text:style-name="T28">fuera</text:span><text:span text:style-name="T29"> </text:span><text:span text:style-name="T28">del</text:span><text:span text:style-name="T29"> </text:span><text:span text:style-name="T28">aula.</text:span><text:span text:style-name="T29"> </text:span><text:span text:style-name="T28">Los</text:span><text:span text:style-name="T29"> </text:span><text:span text:style-name="T28">procedimientos</text:span><text:span text:style-name="T29"> </text:span><text:span text:style-name="T28">se</text:span><text:span text:style-name="T29"> </text:span><text:span text:style-name="T28">convertirían</text:span><text:span text:style-name="T29"> </text:span><text:span text:style-name="T28">así</text:span><text:span text:style-name="T29"> </text:span><text:span text:style-name="T28">en</text:span><text:span text:style-name="T29"> </text:span><text:span text:style-name="T28">los</text:span><text:span text:style-name="T29"> </text:span><text:span text:style-name="T28">contenidos</text:span><text:span text:style-name="T29"> </text:span><text:span text:style-name="T28">organizadores</text:span><text:span text:style-name="T29"> </text:span><text:span text:style-name="T28">del</text:span><text:span text:style-name="T29"> </text:span><text:span text:style-name="T28">proceso</text:span><text:span text:style-name="T29"> </text:span><text:span text:style-name="T28">de</text:span><text:span text:style-name="T29"> </text:span><text:span text:style-name="T28">enseñanza-aprendizaje,</text:span><text:span text:style-name="T29"> </text:span><text:span text:style-name="T28">mientras</text:span><text:span text:style-name="T29"> </text:span><text:span text:style-name="T28">que</text:span><text:span text:style-name="T29"> </text:span><text:span text:style-name="T28">los</text:span><text:span text:style-name="T29"> </text:span><text:span text:style-name="T28">conocimientos</text:span><text:span text:style-name="T29"> </text:span><text:span text:style-name="T28">más</text:span><text:span text:style-name="T29"> </text:span><text:span text:style-name="T28">teóricos</text:span><text:span text:style-name="T29"> </text:span><text:span text:style-name="T28">y</text:span><text:span text:style-name="T29"> </text:span><text:span text:style-name="T28">las</text:span><text:span text:style-name="T29"> </text:span><text:span text:style-name="T28">actitudes</text:span><text:span text:style-name="T29"> </text:span><text:span text:style-name="T28">adquirirían</text:span><text:span text:style-name="T29"> </text:span><text:span text:style-name="T28">la</text:span><text:span text:style-name="T29"> </text:span><text:span text:style-name="T28">categoría</text:span><text:span text:style-name="T29"> </text:span><text:span text:style-name="T28">de</text:span><text:span text:style-name="T29"> </text:span><text:span text:style-name="T28">contenidos</text:span><text:span text:style-name="T29"> </text:span><text:span text:style-name="T28">soporte,</text:span><text:span text:style-name="T29"> </text:span><text:span text:style-name="T28">que</text:span><text:span text:style-name="T29"> </text:span><text:span text:style-name="T28">también</text:span><text:span text:style-name="T29"> </text:span><text:span text:style-name="T28">tendrían</text:span><text:span text:style-name="T29"> </text:span><text:span text:style-name="T28">que</text:span><text:span text:style-name="T29"> </text:span><text:span text:style-name="T28">ser</text:span><text:span text:style-name="T29"> </text:span><text:span text:style-name="T28">trabajados</text:span><text:span text:style-name="T29"> </text:span><text:span text:style-name="T28">en</text:span><text:span text:style-name="T29"> </text:span><text:span text:style-name="T28">conexión</text:span><text:span text:style-name="T29"> </text:span><text:span text:style-name="T28">con</text:span><text:span text:style-name="T29"> </text:span><text:span text:style-name="T28">los</text:span><text:span text:style-name="T29"> </text:span><text:span text:style-name="T28">procedimientos.</text:span><text:span text:style-name="T29"> </text:span><text:span text:style-name="T28">En</text:span><text:span text:style-name="T29"> </text:span><text:span text:style-name="T28">todo</text:span><text:span text:style-name="T29"> </text:span><text:span text:style-name="T28">caso</text:span><text:span text:style-name="T29"> </text:span><text:span text:style-name="T28">habría</text:span><text:span text:style-name="T29"> </text:span><text:span text:style-name="T28">que</text:span><text:span text:style-name="T29"> </text:span><text:span text:style-name="T28">hacer</text:span><text:span text:style-name="T29"> </text:span><text:span text:style-name="T28">las</text:span><text:span text:style-name="T29"> </text:span><text:span text:style-name="T28">adaptaciones</text:span><text:span text:style-name="T29"> </text:span><text:span text:style-name="T28">oportunas</text:span><text:span text:style-name="T29"> </text:span><text:span text:style-name="T28">para</text:span><text:span text:style-name="T29"> </text:span><text:span text:style-name="T28">aquellos</text:span><text:span text:style-name="T29"> </text:span><text:span text:style-name="T28">alumnos</text:span><text:span text:style-name="T29"> </text:span><text:span text:style-name="T28">o</text:span><text:span text:style-name="T29"> </text:span><text:span text:style-name="T28">alumnas</text:span><text:span text:style-name="T29"> </text:span><text:span text:style-name="T28">que</text:span><text:span text:style-name="T29"> </text:span><text:span text:style-name="T28">presenten</text:span><text:span text:style-name="T29"> </text:span><text:span text:style-name="T28">necesidades</text:span><text:span text:style-name="T29"> </text:span><text:span text:style-name="T28">educativas</text:span><text:span text:style-name="T29"> </text:span><text:span text:style-name="T28">especiales.</text:span></text:p>
      <text:p text:style-name="P85"/>
      <text:p text:style-name="P66"><text:span text:style-name="T28">Una</text:span><text:span text:style-name="T29"> </text:span><text:span text:style-name="T28">planificación</text:span><text:span text:style-name="T29"> </text:span><text:span text:style-name="T28">eficaz</text:span><text:span text:style-name="T29"> </text:span><text:span text:style-name="T28">de</text:span><text:span text:style-name="T29"> </text:span><text:span text:style-name="T28">las</text:span><text:span text:style-name="T29"> </text:span><text:span text:style-name="T28">actividades</text:span><text:span text:style-name="T29"> </text:span><text:span text:style-name="T28">del</text:span><text:span text:style-name="T29"> </text:span><text:span text:style-name="T28">proceso</text:span><text:span text:style-name="T29"> </text:span><text:span text:style-name="T28">de</text:span><text:span text:style-name="T29"> </text:span><text:span text:style-name="T28">enseñanza,</text:span><text:span text:style-name="T29"> </text:span><text:span text:style-name="T28">aprendizaje</text:span><text:span text:style-name="T29"> </text:span><text:span text:style-name="T28">y</text:span><text:span text:style-name="T29"> </text:span><text:span text:style-name="T28">evaluación,</text:span><text:span text:style-name="T29"> </text:span><text:span text:style-name="T28">en</text:span><text:span text:style-name="T29"> </text:span><text:span text:style-name="T28">cuanto</text:span><text:span text:style-name="T29"> </text:span><text:span text:style-name="T28">a</text:span><text:span text:style-name="T29"> </text:span><text:span text:style-name="T28">su</text:span><text:span text:style-name="T29"> </text:span><text:span text:style-name="T28">selección,</text:span><text:span text:style-name="T29"> </text:span><text:span text:style-name="T28">organización</text:span><text:span text:style-name="T29"> </text:span><text:span text:style-name="T28">y</text:span><text:span text:style-name="T29"> </text:span><text:span text:style-name="T28">secuencia</text:span><text:span text:style-name="T29"> </text:span><text:span text:style-name="T28">en</text:span><text:span text:style-name="T29"> </text:span><text:span text:style-name="T28">el</text:span><text:span text:style-name="T29"> </text:span><text:span text:style-name="T28">marco</text:span><text:span text:style-name="T29"> </text:span><text:span text:style-name="T28">de</text:span><text:span text:style-name="T29"> </text:span><text:span text:style-name="T28">cada</text:span><text:span text:style-name="T29"> </text:span><text:span text:style-name="T28">unidad</text:span><text:span text:style-name="T29"> </text:span><text:span text:style-name="T28">didáctica</text:span><text:span text:style-name="T29"> </text:span><text:span text:style-name="T28">o</text:span><text:span text:style-name="T29"> </text:span><text:span text:style-name="T28">de</text:span><text:span text:style-name="T29"> </text:span><text:span text:style-name="T28">trabajo,</text:span><text:span text:style-name="T29"> </text:span><text:span text:style-name="T28">constituye</text:span><text:span text:style-name="T29"> </text:span><text:span text:style-name="T28">un</text:span><text:span text:style-name="T29"> </text:span><text:span text:style-name="T28">aspecto</text:span><text:span text:style-name="T29"> </text:span><text:span text:style-name="T28">fundamental</text:span><text:span text:style-name="T29"> </text:span><text:span text:style-name="T28">del</text:span><text:span text:style-name="T29"> </text:span><text:span text:style-name="T28">desarrollo</text:span><text:span text:style-name="T29"> </text:span><text:span text:style-name="T28">curricular</text:span><text:span text:style-name="T29"> </text:span><text:span text:style-name="T28">para</text:span><text:span text:style-name="T29"> </text:span><text:span text:style-name="T28">la</text:span><text:span text:style-name="T29"> </text:span><text:span text:style-name="T28">correcta</text:span><text:span text:style-name="T29"> </text:span><text:span text:style-name="T28">aplicación</text:span><text:span text:style-name="T29"> </text:span><text:span text:style-name="T28">de</text:span><text:span text:style-name="T29"> </text:span><text:span text:style-name="T28">la</text:span><text:span text:style-name="T29"> </text:span><text:span text:style-name="T28">programación</text:span><text:span text:style-name="T29"> </text:span><text:span text:style-name="T28">de</text:span><text:span text:style-name="T29"> </text:span><text:span text:style-name="T28">la</text:span><text:span text:style-name="T29"> </text:span><text:span text:style-name="T28">acción</text:span><text:span text:style-name="T29"> </text:span><text:span text:style-name="T28">docente</text:span><text:span text:style-name="T29"> </text:span><text:span text:style-name="T28">en</text:span><text:span text:style-name="T29"> </text:span><text:span text:style-name="T28">el</text:span><text:span text:style-name="T29"> </text:span><text:span text:style-name="T28">aula.</text:span><text:span text:style-name="T29"> </text:span><text:span text:style-name="T28">Puesto</text:span><text:span text:style-name="T29"> </text:span><text:span text:style-name="T28">que</text:span><text:span text:style-name="T29"> </text:span><text:span text:style-name="T28">el</text:span><text:span text:style-name="T29"> </text:span><text:span text:style-name="T28">objetivo</text:span><text:span text:style-name="T29"> </text:span><text:span text:style-name="T28">fundamental</text:span><text:span text:style-name="T29"> </text:span><text:span text:style-name="T28">de</text:span><text:span text:style-name="T29"> </text:span><text:span text:style-name="T28">esta</text:span><text:span text:style-name="T29"> </text:span><text:span text:style-name="T28">acción</text:span><text:span text:style-name="T29"> </text:span><text:span text:style-name="T28">docente</text:span><text:span text:style-name="T29"> </text:span><text:span text:style-name="T28">es</text:span><text:span text:style-name="T29"> </text:span><text:span text:style-name="T28">facilitarle</text:span><text:span text:style-name="T29"> </text:span><text:span text:style-name="T28">el</text:span><text:span text:style-name="T29"> </text:span><text:span text:style-name="T28">aprendizaje</text:span><text:span text:style-name="T29"> </text:span><text:span text:style-name="T28">al</text:span><text:span text:style-name="T29"> </text:span><text:span text:style-name="T28">alumnado</text:span><text:span text:style-name="T29"> </text:span><text:span text:style-name="T28">de</text:span><text:span text:style-name="T29"> </text:span><text:span text:style-name="T28">modo</text:span><text:span text:style-name="T29"> </text:span><text:span text:style-name="T28">que</text:span><text:span text:style-name="T29"> </text:span><text:span text:style-name="T28">alcance</text:span><text:span text:style-name="T29"> </text:span><text:span text:style-name="T28">las</text:span><text:span text:style-name="T29"> </text:span><text:span text:style-name="T28">distintas</text:span><text:span text:style-name="T29"> </text:span><text:span text:style-name="T28">capacidades</text:span><text:span text:style-name="T29"> </text:span><text:span text:style-name="T28">involucradas</text:span><text:span text:style-name="T29"> </text:span><text:span text:style-name="T28">en</text:span><text:span text:style-name="T29"> </text:span><text:span text:style-name="T28">el</text:span><text:span text:style-name="T29"> </text:span><text:span text:style-name="T28">currículo</text:span><text:span text:style-name="T29"> </text:span><text:span text:style-name="T28">y</text:span><text:span text:style-name="T29"> </text:span><text:span text:style-name="T28">en</text:span><text:span text:style-name="T29"> </text:span><text:span text:style-name="T28">el</text:span><text:span text:style-name="T29"> </text:span><text:span text:style-name="T28">perfil</text:span><text:span text:style-name="T29"> </text:span><text:span text:style-name="T28">profesional</text:span><text:span text:style-name="T29"> </text:span><text:span text:style-name="T28">al</text:span><text:span text:style-name="T29"> </text:span><text:span text:style-name="T28">que</text:span><text:span text:style-name="T29"> </text:span><text:span text:style-name="T28">está</text:span><text:span text:style-name="T29"> </text:span><text:span text:style-name="T28">asociado,</text:span><text:span text:style-name="T29"> </text:span><text:span text:style-name="T28">la</text:span><text:span text:style-name="T29"> </text:span><text:span text:style-name="T28">elección</text:span><text:span text:style-name="T29"> </text:span><text:span text:style-name="T28">del</text:span><text:span text:style-name="T29"> </text:span><text:span text:style-name="T28">tipo</text:span><text:span text:style-name="T29"> </text:span><text:span text:style-name="T28">de</text:span><text:span text:style-name="T29"> </text:span><text:span text:style-name="T28">actividad</text:span><text:span text:style-name="T29"> </text:span><text:span text:style-name="T28">estará</text:span><text:span text:style-name="T29"> </text:span><text:span text:style-name="T28">de</text:span><text:span text:style-name="T29"> </text:span><text:span text:style-name="T28">acuerdo</text:span><text:span text:style-name="T29"> </text:span><text:span text:style-name="T28">con:</text:span></text:p>
      <text:p text:style-name="P85"/>
      <text:list xml:id="list42538792072361" text:continue-numbering="true" text:style-name="WW8Num3">
        <text:list-item>
          <text:list>
            <text:list-item>
              <text:p text:style-name="P72"><text:span text:style-name="T28">Las</text:span><text:span text:style-name="T29"> </text:span><text:span text:style-name="T28">capacidades</text:span><text:span text:style-name="T29"> </text:span><text:span text:style-name="T28">que</text:span><text:span text:style-name="T29"> </text:span><text:span text:style-name="T28">debe</text:span><text:span text:style-name="T29"> </text:span><text:span text:style-name="T28">construir</text:span><text:span text:style-name="T29"> </text:span><text:span text:style-name="T28">el</text:span><text:span text:style-name="T29"> </text:span><text:span text:style-name="T28">alumnado</text:span><text:span text:style-name="T29"> </text:span><text:span text:style-name="T28">y</text:span><text:span text:style-name="T29"> </text:span><text:span text:style-name="T28">los</text:span><text:span text:style-name="T29"> </text:span><text:span text:style-name="T28">contenidos</text:span><text:span text:style-name="T29"> </text:span><text:span text:style-name="T28">que</text:span><text:span text:style-name="T29"> </text:span><text:span text:style-name="T28">de</text:span><text:span text:style-name="T29"> </text:span><text:span text:style-name="T28">ellas</text:span><text:span text:style-name="T29"> </text:span><text:span text:style-name="T28">se</text:span><text:span text:style-name="T29"> </text:span><text:span text:style-name="T28">derivan.</text:span></text:p>
            </text:list-item>
          </text:list>
        </text:list-item>
      </text:list>
      <text:p text:style-name="P88"/>
      <text:list xml:id="list42538602873146" text:continue-numbering="true" text:style-name="WW8Num3">
        <text:list-item>
          <text:list>
            <text:list-item>
              <text:p text:style-name="P72"><text:span text:style-name="T28">Las</text:span><text:span text:style-name="T29"> </text:span><text:span text:style-name="T28">capacidades</text:span><text:span text:style-name="T29"> </text:span><text:span text:style-name="T28">conceptuales,</text:span><text:span text:style-name="T29"> </text:span><text:span text:style-name="T28">procedimentales</text:span><text:span text:style-name="T29"> </text:span><text:span text:style-name="T28">y</text:span><text:span text:style-name="T29"> </text:span><text:span text:style-name="T28">actitudinales</text:span><text:span text:style-name="T29"> </text:span><text:span text:style-name="T28">previas</text:span><text:span text:style-name="T29"> </text:span><text:span text:style-name="T28">detectadas</text:span><text:span text:style-name="T29"> </text:span><text:span text:style-name="T28">en</text:span><text:span text:style-name="T29"> </text:span><text:span text:style-name="T28">el</text:span><text:span text:style-name="T29"> </text:span><text:span text:style-name="T28">alumnado,</text:span><text:span text:style-name="T29"> </text:span><text:span text:style-name="T28">relacionadas</text:span><text:span text:style-name="T29"> </text:span><text:span text:style-name="T28">con</text:span><text:span text:style-name="T29"> </text:span><text:span text:style-name="T28">las</text:span><text:span text:style-name="T29"> </text:span><text:span text:style-name="T28">capacidades</text:span><text:span text:style-name="T29"> </text:span><text:span text:style-name="T28">del</text:span><text:span text:style-name="T29"> </text:span><text:span text:style-name="T28">currículo.</text:span><text:span text:style-name="T29"> </text:span><text:span text:style-name="T28">En</text:span><text:span text:style-name="T29"> </text:span><text:span text:style-name="T28">relación</text:span><text:span text:style-name="T29"> </text:span><text:span text:style-name="T28">con</text:span><text:span text:style-name="T29"> </text:span><text:span text:style-name="T28">ello,</text:span><text:span text:style-name="T29"> </text:span><text:span text:style-name="T28">para</text:span><text:span text:style-name="T29"> </text:span><text:span text:style-name="T28">adecuar</text:span><text:span text:style-name="T29"> </text:span><text:span text:style-name="T28">la</text:span><text:span text:style-name="T29"> </text:span><text:span text:style-name="T28">programación</text:span><text:span text:style-name="T29"> </text:span><text:span text:style-name="T28">de</text:span><text:span text:style-name="T29"> </text:span><text:span text:style-name="T28">aula</text:span><text:span text:style-name="T29"> </text:span><text:span text:style-name="T28">de</text:span><text:span text:style-name="T29"> </text:span><text:span text:style-name="T28">la</text:span><text:span text:style-name="T29"> </text:span><text:span text:style-name="T28">actividad</text:span><text:span text:style-name="T29"> </text:span><text:span text:style-name="T28">docente</text:span><text:span text:style-name="T29"> </text:span><text:span text:style-name="T28">resulta</text:span><text:span text:style-name="T29"> </text:span><text:span text:style-name="T28">muy</text:span><text:span text:style-name="T29"> </text:span><text:span text:style-name="T28">conveniente,</text:span><text:span text:style-name="T29"> </text:span><text:span text:style-name="T28">al</text:span><text:span text:style-name="T29"> </text:span><text:span text:style-name="T28">comenzar</text:span><text:span text:style-name="T29"> </text:span><text:span text:style-name="T28">el</text:span><text:span text:style-name="T29"> </text:span><text:span text:style-name="T28">curso</text:span><text:span text:style-name="T29"> </text:span><text:span text:style-name="T28">escolar,</text:span><text:span text:style-name="T29"> </text:span><text:span text:style-name="T28">identificar</text:span><text:span text:style-name="T29"> </text:span><text:span text:style-name="T28">las</text:span><text:span text:style-name="T29"> </text:span><text:span text:style-name="T28">capacidades</text:span><text:span text:style-name="T29"> </text:span><text:span text:style-name="T28">de</text:span><text:span text:style-name="T29"> </text:span><text:span text:style-name="T28">formación</text:span><text:span text:style-name="T29"> </text:span><text:span text:style-name="T28">general,</text:span><text:span text:style-name="T29"> </text:span><text:span text:style-name="T28">de</text:span><text:span text:style-name="T29"> </text:span><text:span text:style-name="T28">formación</text:span><text:span text:style-name="T29"> </text:span><text:span text:style-name="T28">profesional</text:span><text:span text:style-name="T29"> </text:span><text:span text:style-name="T28">de</text:span><text:span text:style-name="T29"> </text:span><text:span text:style-name="T28">base</text:span><text:span text:style-name="T29"> </text:span><text:span text:style-name="T28">y,</text:span><text:span text:style-name="T29"> </text:span><text:span text:style-name="T28">en</text:span><text:span text:style-name="T29"> </text:span><text:span text:style-name="T28">su</text:span><text:span text:style-name="T29"> </text:span><text:span text:style-name="T28">caso,</text:span><text:span text:style-name="T29"> </text:span><text:span text:style-name="T28">de</text:span><text:span text:style-name="T29"> </text:span><text:span text:style-name="T28">formación</text:span><text:span text:style-name="T29"> </text:span><text:span text:style-name="T28">profesional</text:span><text:span text:style-name="T29"> </text:span><text:span text:style-name="T28">específica,</text:span><text:span text:style-name="T29"> </text:span><text:span text:style-name="T28">especialmente</text:span><text:span text:style-name="T29"> </text:span><text:span text:style-name="T28">vinculadas</text:span><text:span text:style-name="T29"> </text:span><text:span text:style-name="T28">al</text:span><text:span text:style-name="T29"> </text:span><text:span text:style-name="T28">currículo,</text:span><text:span text:style-name="T29"> </text:span><text:span text:style-name="T28">que</text:span><text:span text:style-name="T29"> </text:span><text:span text:style-name="T28">el</text:span><text:span text:style-name="T29"> </text:span><text:span text:style-name="T28">grupo-clase</text:span><text:span text:style-name="T29"> </text:span><text:span text:style-name="T28">en</text:span><text:span text:style-name="T29"> </text:span><text:span text:style-name="T28">general</text:span><text:span text:style-name="T29"> </text:span><text:span text:style-name="T28">y</text:span><text:span text:style-name="T29"> </text:span><text:span text:style-name="T28">cada</text:span><text:span text:style-name="T29"> </text:span><text:span text:style-name="T28">alumno</text:span><text:span text:style-name="T29"> </text:span><text:span text:style-name="T28">o</text:span><text:span text:style-name="T29"> </text:span><text:span text:style-name="T28">alumna</text:span><text:span text:style-name="T29"> </text:span><text:span text:style-name="T28">en</text:span><text:span text:style-name="T29"> </text:span><text:span text:style-name="T28">particular</text:span><text:span text:style-name="T29"> </text:span><text:span text:style-name="T28">haya</text:span><text:span text:style-name="T29"> </text:span><text:span text:style-name="T28">podido</text:span><text:span text:style-name="T29"> </text:span><text:span text:style-name="T28">adquirir</text:span><text:span text:style-name="T29"> </text:span><text:span text:style-name="T28">en</text:span><text:span text:style-name="T29"> </text:span><text:span text:style-name="T28">etapas,</text:span><text:span text:style-name="T29"> </text:span><text:span text:style-name="T28">ciclos</text:span><text:span text:style-name="T29"> </text:span><text:span text:style-name="T28">o</text:span><text:span text:style-name="T29"> </text:span><text:span text:style-name="T28">enseñanzas</text:span><text:span text:style-name="T29"> </text:span><text:span text:style-name="T28">anteriores</text:span><text:span text:style-name="T29"> </text:span><text:span text:style-name="T28">e,</text:span><text:span text:style-name="T29"> </text:span><text:span text:style-name="T28">incluso,</text:span><text:span text:style-name="T29"> </text:span><text:span text:style-name="T28">a</text:span><text:span text:style-name="T29"> </text:span><text:span text:style-name="T28">través</text:span><text:span text:style-name="T29"> </text:span><text:span text:style-name="T28">de</text:span><text:span text:style-name="T29"> </text:span><text:span text:style-name="T28">experiencias</text:span><text:span text:style-name="T29"> </text:span><text:span text:style-name="T28">profesionales</text:span><text:span text:style-name="T29"> </text:span><text:span text:style-name="T28">previas.</text:span></text:p>
            </text:list-item>
          </text:list>
        </text:list-item>
      </text:list>
      <text:p text:style-name="P88"/>
      <text:list xml:id="list42540103588908" text:continue-numbering="true" text:style-name="WW8Num3">
        <text:list-item>
          <text:list>
            <text:list-item>
              <text:p text:style-name="P72"><text:span text:style-name="T28">Los</text:span><text:span text:style-name="T29"> </text:span><text:span text:style-name="T28">recursos</text:span><text:span text:style-name="T29"> </text:span><text:span text:style-name="T28">con</text:span><text:span text:style-name="T29"> </text:span><text:span text:style-name="T28">los</text:span><text:span text:style-name="T29"> </text:span><text:span text:style-name="T28">que</text:span><text:span text:style-name="T29"> </text:span><text:span text:style-name="T28">cuenta</text:span><text:span text:style-name="T29"> </text:span><text:span text:style-name="T28">el</text:span><text:span text:style-name="T29"> </text:span><text:span text:style-name="T28">centro</text:span><text:span text:style-name="T29"> </text:span><text:span text:style-name="T28">y</text:span><text:span text:style-name="T29"> </text:span><text:span text:style-name="T28">las</text:span><text:span text:style-name="T29"> </text:span><text:span text:style-name="T28">entidades</text:span><text:span text:style-name="T29"> </text:span><text:span text:style-name="T28">colaboradoras</text:span><text:span text:style-name="T29"> </text:span><text:span text:style-name="T28">del</text:span><text:span text:style-name="T29"> </text:span><text:span text:style-name="T28">entorno.</text:span></text:p>
            </text:list-item>
          </text:list>
        </text:list-item>
      </text:list>
      <text:p text:style-name="P88"/>
      <text:list xml:id="list42538540352616" text:continue-numbering="true" text:style-name="WW8Num3">
        <text:list-item>
          <text:list>
            <text:list-item>
              <text:p text:style-name="P72"><text:span text:style-name="T28">El</text:span><text:span text:style-name="T29"> </text:span><text:span text:style-name="T28">tiempo</text:span><text:span text:style-name="T29"> </text:span><text:span text:style-name="T28">disponible.</text:span></text:p>
            </text:list-item>
          </text:list>
        </text:list-item>
      </text:list>
      <text:p text:style-name="P85"/>
      <text:p text:style-name="P66"><text:span text:style-name="T28">Las</text:span><text:span text:style-name="T29"> </text:span><text:span text:style-name="T28">actividades</text:span><text:span text:style-name="T29"> </text:span><text:span text:style-name="T28">de</text:span><text:span text:style-name="T29"> </text:span><text:span text:style-name="T28">enseñanza</text:span><text:span text:style-name="T29"> </text:span><text:span text:style-name="T28">y</text:span><text:span text:style-name="T29"> </text:span><text:span text:style-name="T28">aprendizaje,</text:span><text:span text:style-name="T29"> </text:span><text:span text:style-name="T28">en</text:span><text:span text:style-name="T29"> </text:span><text:span text:style-name="T28">el</text:span><text:span text:style-name="T29"> </text:span><text:span text:style-name="T28">ámbito</text:span><text:span text:style-name="T29"> </text:span><text:span text:style-name="T28">de</text:span><text:span text:style-name="T29"> </text:span><text:span text:style-name="T28">la</text:span><text:span text:style-name="T29"> </text:span><text:span text:style-name="T28">formación</text:span><text:span text:style-name="T29"> </text:span><text:span text:style-name="T28">profesional</text:span><text:span text:style-name="T29"> </text:span><text:span text:style-name="T28">específica,</text:span><text:span text:style-name="T29"> </text:span><text:span text:style-name="T28">podrían</text:span><text:span text:style-name="T29"> </text:span><text:span text:style-name="T28">clasificarse</text:span><text:span text:style-name="T29"> </text:span><text:span text:style-name="T28">en</text:span><text:span text:style-name="T29"> </text:span><text:span text:style-name="T28">tres</text:span><text:span text:style-name="T29"> </text:span><text:span text:style-name="T28">grandes</text:span><text:span text:style-name="T29"> </text:span><text:span text:style-name="T28">grupos,</text:span><text:span text:style-name="T29"> </text:span><text:span text:style-name="T28">según</text:span><text:span text:style-name="T29"> </text:span><text:span text:style-name="T28">el</text:span><text:span text:style-name="T29"> </text:span><text:span text:style-name="T28">momento</text:span><text:span text:style-name="T29"> </text:span><text:span text:style-name="T28">de</text:span><text:span text:style-name="T29"> </text:span><text:span text:style-name="T28">utilización,</text:span><text:span text:style-name="T29"> </text:span><text:span text:style-name="T28">los</text:span><text:span text:style-name="T29"> </text:span><text:span text:style-name="T28">recursos</text:span><text:span text:style-name="T29"> </text:span><text:span text:style-name="T28">requeridos</text:span><text:span text:style-name="T29"> </text:span><text:span text:style-name="T28">y</text:span><text:span text:style-name="T29"> </text:span><text:span text:style-name="T28">su</text:span><text:span text:style-name="T29"> </text:span><text:span text:style-name="T28">finalidad:</text:span></text:p>
      <text:p text:style-name="P85"/>
      <text:list xml:id="list3453092857" text:style-name="WW8Num5">
        <text:list-item>
          <text:p text:style-name="P89"><text:span text:style-name="T28">Actividades</text:span><text:span text:style-name="T29"> </text:span><text:span text:style-name="T28">iniciales,</text:span><text:span text:style-name="T29"> </text:span><text:span text:style-name="T28">que</text:span><text:span text:style-name="T29"> </text:span><text:span text:style-name="T28">podrían</text:span><text:span text:style-name="T29"> </text:span><text:span text:style-name="T28">ser</text:span><text:span text:style-name="T29"> </text:span><text:span text:style-name="T28">de</text:span><text:span text:style-name="T29"> </text:span><text:span text:style-name="T28">evaluación</text:span><text:span text:style-name="T29"> </text:span><text:span text:style-name="T28">inicial,</text:span><text:span text:style-name="T29"> </text:span><text:span text:style-name="T28">introducción,</text:span><text:span text:style-name="T29"> </text:span><text:span text:style-name="T28">descubrimiento,</text:span><text:span text:style-name="T29"> </text:span><text:span text:style-name="T28">orientación</text:span><text:span text:style-name="T29"> </text:span><text:span text:style-name="T28">o</text:span><text:span text:style-name="T29"> </text:span><text:span text:style-name="T28">adquisición</text:span><text:span text:style-name="T29"> </text:span><text:span text:style-name="T28">de</text:span><text:span text:style-name="T29"> </text:span><text:span text:style-name="T28">habilidades</text:span><text:span text:style-name="T29"> </text:span><text:span text:style-name="T28">cognitivas</text:span><text:span text:style-name="T29"> </text:span><text:span text:style-name="T28">y</text:span><text:span text:style-name="T29"> </text:span><text:span text:style-name="T28">destrezas</text:span><text:span text:style-name="T29"> </text:span><text:span text:style-name="T28">básicas.</text:span></text:p>
        </text:list-item>
      </text:list>
      <text:p text:style-name="P85"/>
      <text:list xml:id="list42538690954283" text:continue-numbering="true" text:style-name="WW8Num5">
        <text:list-item>
          <text:p text:style-name="P89"><text:span text:style-name="T28">Actividades</text:span><text:span text:style-name="T29"> </text:span><text:span text:style-name="T28">de</text:span><text:span text:style-name="T29"> </text:span><text:span text:style-name="T28">adiestramiento,</text:span><text:span text:style-name="T29"> </text:span><text:span text:style-name="T28">desarrollo,</text:span><text:span text:style-name="T29"> </text:span><text:span text:style-name="T28">análisis</text:span><text:span text:style-name="T29"> </text:span><text:span text:style-name="T28">o</text:span><text:span text:style-name="T29"> </text:span><text:span text:style-name="T28">estudio,</text:span><text:span text:style-name="T29"> </text:span><text:span text:style-name="T28">destinadas</text:span><text:span text:style-name="T29"> </text:span><text:span text:style-name="T28">a</text:span><text:span text:style-name="T29"> </text:span><text:span text:style-name="T28">desarrollar</text:span><text:span text:style-name="T29"> </text:span><text:span text:style-name="T28">habilidades</text:span><text:span text:style-name="T29"> </text:span><text:span text:style-name="T28">cognitivas</text:span><text:span text:style-name="T29"> </text:span><text:span text:style-name="T28">y</text:span><text:span text:style-name="T29"> </text:span><text:span text:style-name="T28">destrezas</text:span><text:span text:style-name="T29"> </text:span><text:span text:style-name="T28">más</text:span><text:span text:style-name="T29"> </text:span><text:span text:style-name="T28">complejas.</text:span></text:p>
        </text:list-item>
      </text:list>
      <text:p text:style-name="P90"/>
      <text:list xml:id="list42539605078256" text:continue-numbering="true" text:style-name="WW8Num5">
        <text:list-item>
          <text:p text:style-name="P89"><text:span text:style-name="T28">Actividades</text:span><text:span text:style-name="T29"> </text:span><text:span text:style-name="T28">de</text:span><text:span text:style-name="T29"> </text:span><text:span text:style-name="T28">aplicación,</text:span><text:span text:style-name="T29"> </text:span><text:span text:style-name="T28">generalización,</text:span><text:span text:style-name="T29"> </text:span><text:span text:style-name="T28">resumen</text:span><text:span text:style-name="T29"> </text:span><text:span text:style-name="T28">y</text:span><text:span text:style-name="T29"> </text:span><text:span text:style-name="T28">culminación,</text:span><text:span text:style-name="T29"> </text:span><text:span text:style-name="T28">destinadas</text:span><text:span text:style-name="T29"> </text:span><text:span text:style-name="T28">a</text:span><text:span text:style-name="T29"> </text:span><text:span text:style-name="T28">aplicar,</text:span><text:span text:style-name="T29"> </text:span><text:span text:style-name="T28">medir,</text:span><text:span text:style-name="T29"> </text:span><text:span text:style-name="T28">evaluar</text:span><text:span text:style-name="T29"> </text:span><text:span text:style-name="T28">o</text:span><text:span text:style-name="T29"> </text:span><text:span text:style-name="T28">ubicar</text:span><text:span text:style-name="T29"> </text:span><text:span text:style-name="T28">lo</text:span><text:span text:style-name="T29"> </text:span><text:span text:style-name="T28">aprendido</text:span><text:span text:style-name="T29"> </text:span><text:span text:style-name="T28">en</text:span><text:span text:style-name="T29"> </text:span><text:span text:style-name="T28">una</text:span><text:span text:style-name="T29"> </text:span><text:span text:style-name="T28">estructura</text:span><text:span text:style-name="T29"> </text:span><text:span text:style-name="T28">más</text:span><text:span text:style-name="T29"> </text:span><text:span text:style-name="T28">amplia,</text:span><text:span text:style-name="T29"> </text:span><text:span text:style-name="T28">y</text:span><text:span text:style-name="T29"> </text:span><text:span text:style-name="T28">a</text:span><text:span text:style-name="T29"> </text:span><text:span text:style-name="T28">adquirir</text:span><text:span text:style-name="T29"> </text:span><text:span text:style-name="T28">capacidades</text:span><text:span text:style-name="T29"> </text:span><text:span text:style-name="T28">que</text:span><text:span text:style-name="T29"> </text:span><text:span text:style-name="T28">sean</text:span><text:span text:style-name="T29"> </text:span><text:span text:style-name="T28">transferibles</text:span><text:span text:style-name="T29"> </text:span><text:span text:style-name="T28">a</text:span><text:span text:style-name="T29"> </text:span><text:span text:style-name="T28">otras</text:span><text:span text:style-name="T29"> </text:span><text:span text:style-name="T28">situaciones,</text:span><text:span text:style-name="T29"> </text:span><text:span text:style-name="T28">lo</text:span><text:span text:style-name="T29"> </text:span><text:span text:style-name="T28">más</text:span><text:span text:style-name="T29"> </text:span><text:span text:style-name="T28">próximas</text:span><text:span text:style-name="T29"> </text:span><text:span text:style-name="T28">a</text:span><text:span text:style-name="T29"> </text:span><text:span text:style-name="T28">situaciones</text:span><text:span text:style-name="T29"> </text:span><text:span text:style-name="T28">de</text:span><text:span text:style-name="T29"> </text:span><text:span text:style-name="T28">trabajo</text:span><text:span text:style-name="T29"> </text:span><text:span text:style-name="T28">reales.</text:span></text:p>
        </text:list-item>
      </text:list>
      <text:p text:style-name="P85"/>
      <text:list xml:id="list42539572871715" text:continue-list="list42538540352616" text:style-name="WW8Num3">
        <text:list-item>
          <text:list>
            <text:list-item>
              <text:p text:style-name="P72"><text:span text:style-name="T28">La</text:span><text:span text:style-name="T29"> </text:span><text:span text:style-name="T28">teoría</text:span><text:span text:style-name="T29"> </text:span><text:span text:style-name="T28">y</text:span><text:span text:style-name="T29"> </text:span><text:span text:style-name="T28">la</text:span><text:span text:style-name="T29"> </text:span><text:span text:style-name="T28">práctica,</text:span><text:span text:style-name="T29"> </text:span><text:span text:style-name="T28">como</text:span><text:span text:style-name="T29"> </text:span><text:span text:style-name="T28">elementos</text:span><text:span text:style-name="T29"> </text:span><text:span text:style-name="T28">inseparables</text:span><text:span text:style-name="T29"> </text:span><text:span text:style-name="T28">del</text:span><text:span text:style-name="T29"> </text:span><text:span text:style-name="T28">lenguaje</text:span><text:span text:style-name="T29"> </text:span><text:span text:style-name="T28">tecnológico</text:span><text:span text:style-name="T29"> </text:span><text:span text:style-name="T28">y</text:span><text:span text:style-name="T29"> </text:span><text:span text:style-name="T28">del</text:span><text:span text:style-name="T29"> </text:span><text:span text:style-name="T28">proceso</text:span><text:span text:style-name="T29"> </text:span><text:span text:style-name="T28">de</text:span><text:span text:style-name="T29"> </text:span><text:span text:style-name="T28">enseñanza-aprendizaje,</text:span><text:span text:style-name="T29"> </text:span><text:span text:style-name="T28">están</text:span><text:span text:style-name="T29"> </text:span><text:span text:style-name="T28">integradas</text:span><text:span text:style-name="T29"> </text:span><text:span text:style-name="T28">en</text:span><text:span text:style-name="T29"> </text:span><text:span text:style-name="T28">los</text:span><text:span text:style-name="T29"> </text:span><text:span text:style-name="T28">elementos</text:span><text:span text:style-name="T29"> </text:span><text:span text:style-name="T28">del</text:span><text:span text:style-name="T29"> </text:span><text:span text:style-name="T28">currículo</text:span><text:span text:style-name="T29"> </text:span><text:span text:style-name="T28">prescriptivo</text:span><text:span text:style-name="T29"> </text:span><text:span text:style-name="T28">de</text:span><text:span text:style-name="T29"> </text:span><text:span text:style-name="T28">cada</text:span><text:span text:style-name="T29"> </text:span><text:span text:style-name="T28">módulo</text:span><text:span text:style-name="T29"> </text:span><text:span text:style-name="T28">profesional,</text:span><text:span text:style-name="T29"> </text:span><text:span text:style-name="T28">y</text:span><text:span text:style-name="T29"> </text:span><text:span text:style-name="T28">también</text:span><text:span text:style-name="T29"> </text:span><text:span text:style-name="T28">deben</text:span><text:span text:style-name="T29"> </text:span><text:span text:style-name="T28">integrarse</text:span><text:span text:style-name="T29"> </text:span><text:span text:style-name="T28">en</text:span><text:span text:style-name="T29"> </text:span><text:span text:style-name="T28">el</text:span><text:span text:style-name="T29"> </text:span><text:span text:style-name="T28">desarrollo</text:span><text:span text:style-name="T29"> </text:span><text:span text:style-name="T28">curricular</text:span><text:span text:style-name="T29"> </text:span><text:span text:style-name="T28">que</text:span><text:span text:style-name="T29"> </text:span><text:span text:style-name="T28">realice</text:span><text:span text:style-name="T29"> </text:span><text:span text:style-name="T28">el</text:span><text:span text:style-name="T29"> </text:span><text:span text:style-name="T28">profesorado</text:span><text:span text:style-name="T29"> </text:span><text:span text:style-name="T28">y</text:span><text:span text:style-name="T29"> </text:span><text:span text:style-name="T28">en</text:span><text:span text:style-name="T29"> </text:span><text:span text:style-name="T28">el</text:span><text:span text:style-name="T29"> </text:span><text:span text:style-name="T28">proceso</text:span><text:span text:style-name="T29"> </text:span><text:span text:style-name="T28">educativo</text:span><text:span text:style-name="T29"> </text:span><text:span text:style-name="T28">adoptado</text:span><text:span text:style-name="T29"> </text:span><text:span text:style-name="T28">en</text:span><text:span text:style-name="T29"> </text:span><text:span text:style-name="T28">el</text:span><text:span text:style-name="T29"> </text:span><text:span text:style-name="T28">aula.</text:span></text:p>
            </text:list-item>
          </text:list>
        </text:list-item>
      </text:list>
      <text:p text:style-name="P85"/>
      <text:p text:style-name="P66"><text:span text:style-name="T28">A</text:span><text:span text:style-name="T29"> </text:span><text:span text:style-name="T28">estos</text:span><text:span text:style-name="T29"> </text:span><text:span text:style-name="T28">efectos,</text:span><text:span text:style-name="T29"> </text:span><text:span text:style-name="T28">la</text:span><text:span text:style-name="T29"> </text:span><text:span text:style-name="T28">teoría</text:span><text:span text:style-name="T29"> </text:span><text:span text:style-name="T28">y</text:span><text:span text:style-name="T29"> </text:span><text:span text:style-name="T28">la</text:span><text:span text:style-name="T29"> </text:span><text:span text:style-name="T28">práctica</text:span><text:span text:style-name="T29"> </text:span><text:span text:style-name="T28">deben</text:span><text:span text:style-name="T29"> </text:span><text:span text:style-name="T28">constituir</text:span><text:span text:style-name="T29"> </text:span><text:span text:style-name="T28">un</text:span><text:span text:style-name="T29"> </text:span><text:span text:style-name="T32">continuum</text:span><text:span text:style-name="T29"> </text:span><text:span text:style-name="T28">que</text:span><text:span text:style-name="T29"> </text:span><text:span text:style-name="T28">facilite</text:span><text:span text:style-name="T29"> </text:span><text:span text:style-name="T28">la</text:span><text:span text:style-name="T29"> </text:span><text:span text:style-name="T28">realización</text:span><text:span text:style-name="T29"> </text:span><text:span text:style-name="T28">de</text:span><text:span text:style-name="T29"> </text:span><text:span text:style-name="T28">las</text:span><text:span text:style-name="T29"> </text:span><text:span text:style-name="T28">actividades</text:span><text:span text:style-name="T29"> </text:span><text:span text:style-name="T28">que</text:span><text:span text:style-name="T29"> </text:span><text:span text:style-name="T28">lleve</text:span><text:span text:style-name="T29"> </text:span><text:span text:style-name="T28">a</text:span><text:span text:style-name="T29"> </text:span><text:span text:style-name="T28">cabo</text:span><text:span text:style-name="T29"> </text:span><text:span text:style-name="T28">el</text:span><text:span text:style-name="T29"> </text:span><text:span text:style-name="T28">alumnado.</text:span><text:span text:style-name="T29"> </text:span><text:span text:style-name="T28">Cada</text:span><text:span text:style-name="T29"> </text:span><text:span text:style-name="T28">unidad</text:span><text:span text:style-name="T29"> </text:span><text:span text:style-name="T28">didáctica,</text:span><text:span text:style-name="T29"> </text:span><text:span text:style-name="T28">unidad</text:span><text:span text:style-name="T29"> </text:span><text:span text:style-name="T28">de</text:span><text:span text:style-name="T29"> </text:span><text:span text:style-name="T28">trabajo</text:span><text:span text:style-name="T29"> </text:span><text:span text:style-name="T28">o</text:span><text:span text:style-name="T29"> </text:span><text:span text:style-name="T28">período</text:span><text:span text:style-name="T29"> </text:span><text:span text:style-name="T28">de</text:span><text:span text:style-name="T29"> </text:span><text:span text:style-name="T28">permanencia</text:span><text:span text:style-name="T29"> </text:span><text:span text:style-name="T28">en</text:span><text:span text:style-name="T29"> </text:span><text:span text:style-name="T28">el</text:span><text:span text:style-name="T29"> </text:span><text:span text:style-name="T28">aula</text:span><text:span text:style-name="T29"> </text:span><text:span text:style-name="T28">puede</text:span><text:span text:style-name="T29"> </text:span><text:span text:style-name="T28">comenzar</text:span><text:span text:style-name="T29"> </text:span><text:span text:style-name="T28">por</text:span><text:span text:style-name="T29"> </text:span><text:span text:style-name="T28">uno</text:span><text:span text:style-name="T29"> </text:span><text:span text:style-name="T28">u</text:span><text:span text:style-name="T29"> </text:span><text:span text:style-name="T28">otro</text:span><text:span text:style-name="T29"> </text:span><text:span text:style-name="T28">aspecto,</text:span><text:span text:style-name="T29"> </text:span><text:span text:style-name="T28">el</text:span><text:span text:style-name="T29"> </text:span><text:span text:style-name="T28">que</text:span><text:span text:style-name="T29"> </text:span><text:span text:style-name="T28">se</text:span><text:span text:style-name="T29"> </text:span><text:span text:style-name="T28">estime</text:span><text:span text:style-name="T29"> </text:span><text:span text:style-name="T28">más</text:span><text:span text:style-name="T29"> </text:span><text:span text:style-name="T28">conveniente</text:span><text:span text:style-name="T29"> </text:span><text:span text:style-name="T28">por</text:span><text:span text:style-name="T29"> </text:span><text:span text:style-name="T28">el</text:span><text:span text:style-name="T29"> </text:span><text:span text:style-name="T28">profesorado,</text:span><text:span text:style-name="T29"> </text:span><text:span text:style-name="T28">y</text:span><text:span text:style-name="T29"> </text:span><text:span text:style-name="T28">el</text:span><text:span text:style-name="T29"> </text:span><text:span text:style-name="T28">paso</text:span><text:span text:style-name="T29"> </text:span><text:span text:style-name="T28">del</text:span><text:span text:style-name="T29"> </text:span><text:span text:style-name="T28">uno</text:span><text:span text:style-name="T29"> </text:span><text:span text:style-name="T28">al</text:span><text:span text:style-name="T29"> </text:span><text:span text:style-name="T28">otro</text:span><text:span text:style-name="T29"> </text:span><text:span text:style-name="T28">se</text:span><text:span text:style-name="T29"> </text:span><text:span text:style-name="T28">dará</text:span><text:span text:style-name="T29"> </text:span><text:span text:style-name="T28">en</text:span><text:span text:style-name="T29"> </text:span><text:span text:style-name="T28">cualquier</text:span><text:span text:style-name="T29"> </text:span><text:span text:style-name="T28">momento</text:span><text:span text:style-name="T29"> </text:span><text:span text:style-name="T28">del</text:span><text:span text:style-name="T29"> </text:span><text:span text:style-name="T28">proceso,</text:span><text:span text:style-name="T29"> </text:span><text:span text:style-name="T28">el</text:span><text:span text:style-name="T29"> </text:span><text:span text:style-name="T28">que</text:span><text:span text:style-name="T29"> </text:span><text:span text:style-name="T28">se</text:span><text:span text:style-name="T29"> </text:span><text:span text:style-name="T28">juzgue</text:span><text:span text:style-name="T29"> </text:span><text:span text:style-name="T28">más</text:span><text:span text:style-name="T29"> </text:span><text:span text:style-name="T28">oportuno.</text:span></text:p>
      <text:p text:style-name="P85"/>
      <text:list xml:id="list42539062956181" text:continue-numbering="true" text:style-name="WW8Num3">
        <text:list-item>
          <text:list>
            <text:list-item>
              <text:p text:style-name="P72"><text:span text:style-name="T28">Para</text:span><text:span text:style-name="T29"> </text:span><text:span text:style-name="T28">promover</text:span><text:span text:style-name="T29"> </text:span><text:span text:style-name="T28">la</text:span><text:span text:style-name="T29"> </text:span><text:span text:style-name="T28">adquisición,</text:span><text:span text:style-name="T29"> </text:span><text:span text:style-name="T28">por</text:span><text:span text:style-name="T29"> </text:span><text:span text:style-name="T28">parte</text:span><text:span text:style-name="T29"> </text:span><text:span text:style-name="T28">del</text:span><text:span text:style-name="T29"> </text:span><text:span text:style-name="T28">alumnado,</text:span><text:span text:style-name="T29"> </text:span><text:span text:style-name="T28">de</text:span><text:span text:style-name="T29"> </text:span><text:span text:style-name="T28">la</text:span><text:span text:style-name="T29"> </text:span><text:span text:style-name="T28">aludida</text:span><text:span text:style-name="T29"> </text:span><text:span text:style-name="T28">visión</text:span><text:span text:style-name="T29"> </text:span><text:span text:style-name="T28">global</text:span><text:span text:style-name="T29"> </text:span><text:span text:style-name="T28">y</text:span><text:span text:style-name="T29"> </text:span><text:span text:style-name="T28">coordinada</text:span><text:span text:style-name="T29"> </text:span><text:span text:style-name="T28">de</text:span><text:span text:style-name="T29"> </text:span><text:span text:style-name="T28">los</text:span><text:span text:style-name="T29"> </text:span><text:soft-page-break/><text:span text:style-name="T28">procesos</text:span><text:span text:style-name="T29"> </text:span><text:span text:style-name="T28">productivos</text:span><text:span text:style-name="T29"> </text:span><text:span text:style-name="T28">y/o</text:span><text:span text:style-name="T29"> </text:span><text:span text:style-name="T28">de</text:span><text:span text:style-name="T29"> </text:span><text:span text:style-name="T28">creación</text:span><text:span text:style-name="T29"> </text:span><text:span text:style-name="T28">de</text:span><text:span text:style-name="T29"> </text:span><text:span text:style-name="T28">servicios</text:span><text:span text:style-name="T29"> </text:span><text:span text:style-name="T28">(se</text:span><text:span text:style-name="T29"> </text:span><text:span text:style-name="T28">utilizaría</text:span><text:span text:style-name="T29"> </text:span><text:span text:style-name="T28">una,</text:span><text:span text:style-name="T29"> </text:span><text:span text:style-name="T28">otra</text:span><text:span text:style-name="T29"> </text:span><text:span text:style-name="T28">o</text:span><text:span text:style-name="T29"> </text:span><text:span text:style-name="T28">ambas</text:span><text:span text:style-name="T29"> </text:span><text:span text:style-name="T28">expresiones</text:span><text:span text:style-name="T29"> </text:span><text:span text:style-name="T28">según</text:span><text:span text:style-name="T29"> </text:span><text:span text:style-name="T28">la</text:span><text:span text:style-name="T29"> </text:span><text:span text:style-name="T28">vinculación</text:span><text:span text:style-name="T29"> </text:span><text:span text:style-name="T28">del</text:span><text:span text:style-name="T29"> </text:span><text:span text:style-name="T28">ciclo</text:span><text:span text:style-name="T29"> </text:span><text:span text:style-name="T28">formativo</text:span><text:span text:style-name="T29"> </text:span><text:span text:style-name="T28">a</text:span><text:span text:style-name="T29"> </text:span><text:span text:style-name="T28">actividades</text:span><text:span text:style-name="T29"> </text:span><text:span text:style-name="T28">de</text:span><text:span text:style-name="T29"> </text:span><text:span text:style-name="T28">producción</text:span><text:span text:style-name="T29"> </text:span><text:span text:style-name="T28">y/o</text:span><text:span text:style-name="T29"> </text:span><text:span text:style-name="T28">de</text:span><text:span text:style-name="T29"> </text:span><text:span text:style-name="T28">creación</text:span><text:span text:style-name="T29"> </text:span><text:span text:style-name="T28">de</text:span><text:span text:style-name="T29"> </text:span><text:span text:style-name="T28">servicios)</text:span><text:span text:style-name="T29"> </text:span><text:span text:style-name="T28">a</text:span><text:span text:style-name="T29"> </text:span><text:span text:style-name="T28">los</text:span><text:span text:style-name="T29"> </text:span><text:span text:style-name="T28">que</text:span><text:span text:style-name="T29"> </text:span><text:span text:style-name="T28">está</text:span><text:span text:style-name="T29"> </text:span><text:span text:style-name="T28">vinculada</text:span><text:span text:style-name="T29"> </text:span><text:span text:style-name="T28">la</text:span><text:span text:style-name="T29"> </text:span><text:span text:style-name="T28">competencia</text:span><text:span text:style-name="T29"> </text:span><text:span text:style-name="T28">profesional</text:span><text:span text:style-name="T29"> </text:span><text:span text:style-name="T28">del</text:span><text:span text:style-name="T29"> </text:span><text:span text:style-name="T28">título,</text:span><text:span text:style-name="T29"> </text:span><text:span text:style-name="T28">no</text:span><text:span text:style-name="T29"> </text:span><text:span text:style-name="T28">sólo</text:span><text:span text:style-name="T29"> </text:span><text:span text:style-name="T28">es</text:span><text:span text:style-name="T29"> </text:span><text:span text:style-name="T28">necesario</text:span><text:span text:style-name="T29"> </text:span><text:span text:style-name="T28">que</text:span><text:span text:style-name="T29"> </text:span><text:span text:style-name="T28">se</text:span><text:span text:style-name="T29"> </text:span><text:span text:style-name="T28">programen</text:span><text:span text:style-name="T29"> </text:span><text:span text:style-name="T28">actividades</text:span><text:span text:style-name="T29"> </text:span><text:span text:style-name="T28">de</text:span><text:span text:style-name="T29"> </text:span><text:span text:style-name="T28">enseñanza</text:span><text:span text:style-name="T29"> </text:span><text:span text:style-name="T28">y</text:span><text:span text:style-name="T29"> </text:span><text:span text:style-name="T28">aprendizaje</text:span><text:span text:style-name="T29"> </text:span><text:span text:style-name="T28">que</text:span><text:span text:style-name="T29"> </text:span><text:span text:style-name="T28">supongan</text:span><text:span text:style-name="T29"> </text:span><text:span text:style-name="T28">la</text:span><text:span text:style-name="T29"> </text:span><text:span text:style-name="T28">integración</text:span><text:span text:style-name="T29"> </text:span><text:span text:style-name="T28">de</text:span><text:span text:style-name="T29"> </text:span><text:span text:style-name="T28">contenidos</text:span><text:span text:style-name="T29"> </text:span><text:span text:style-name="T28">científicos,</text:span><text:span text:style-name="T29"> </text:span><text:span text:style-name="T28">tecnológicos</text:span><text:span text:style-name="T29"> </text:span><text:span text:style-name="T28">y</text:span><text:span text:style-name="T29"> </text:span><text:span text:style-name="T28">organizativos</text:span><text:span text:style-name="T29"> </text:span><text:span text:style-name="T28">en</text:span><text:span text:style-name="T29"> </text:span><text:span text:style-name="T28">el</text:span><text:span text:style-name="T29"> </text:span><text:span text:style-name="T28">ámbito</text:span><text:span text:style-name="T29"> </text:span><text:span text:style-name="T28">de</text:span><text:span text:style-name="T29"> </text:span><text:span text:style-name="T28">cada</text:span><text:span text:style-name="T29"> </text:span><text:span text:style-name="T28">módulo</text:span><text:span text:style-name="T29"> </text:span><text:span text:style-name="T28">profesional</text:span><text:span text:style-name="T29"> </text:span><text:span text:style-name="T28">en</text:span><text:span text:style-name="T29"> </text:span><text:span text:style-name="T28">particular,</text:span><text:span text:style-name="T29"> </text:span><text:span text:style-name="T28">sino</text:span><text:span text:style-name="T29"> </text:span><text:span text:style-name="T28">que</text:span><text:span text:style-name="T29"> </text:span><text:span text:style-name="T28">resulta</text:span><text:span text:style-name="T29"> </text:span><text:span text:style-name="T28">indispensable</text:span><text:span text:style-name="T29"> </text:span><text:span text:style-name="T28">la</text:span><text:span text:style-name="T29"> </text:span><text:span text:style-name="T28">necesaria</text:span><text:span text:style-name="T29"> </text:span><text:span text:style-name="T28">programación</text:span><text:span text:style-name="T29"> </text:span><text:span text:style-name="T28">de</text:span><text:span text:style-name="T29"> </text:span><text:span text:style-name="T28">actividades</text:span><text:span text:style-name="T29"> </text:span><text:span text:style-name="T28">de</text:span><text:span text:style-name="T29"> </text:span><text:span text:style-name="T28">carácter</text:span><text:span text:style-name="T29"> </text:span><text:span text:style-name="T28">interdisciplinar</text:span><text:span text:style-name="T29"> </text:span><text:span text:style-name="T28">para</text:span><text:span text:style-name="T29"> </text:span><text:span text:style-name="T28">todos</text:span><text:span text:style-name="T29"> </text:span><text:span text:style-name="T28">los</text:span><text:span text:style-name="T29"> </text:span><text:span text:style-name="T28">módulos</text:span><text:span text:style-name="T29"> </text:span><text:span text:style-name="T28">del</text:span><text:span text:style-name="T29"> </text:span><text:span text:style-name="T28">ciclo</text:span><text:span text:style-name="T29"> </text:span><text:span text:style-name="T28">formativo</text:span><text:span text:style-name="T29"> </text:span><text:span text:style-name="T28">por</text:span><text:span text:style-name="T29"> </text:span><text:span text:style-name="T28">parte</text:span><text:span text:style-name="T29"> </text:span><text:span text:style-name="T28">del</text:span><text:span text:style-name="T29"> </text:span><text:span text:style-name="T28">equipo</text:span><text:span text:style-name="T29"> </text:span><text:span text:style-name="T28">educativo</text:span><text:span text:style-name="T29"> </text:span><text:span text:style-name="T28">del</text:span><text:span text:style-name="T29"> </text:span><text:span text:style-name="T28">mismo,</text:span><text:span text:style-name="T29"> </text:span><text:span text:style-name="T28">sin</text:span><text:span text:style-name="T29"> </text:span><text:span text:style-name="T28">perjuicio</text:span><text:span text:style-name="T29"> </text:span><text:span text:style-name="T28">de</text:span><text:span text:style-name="T29"> </text:span><text:span text:style-name="T28">la</text:span><text:span text:style-name="T29"> </text:span><text:span text:style-name="T28">posible</text:span><text:span text:style-name="T29"> </text:span><text:span text:style-name="T28">utilización</text:span><text:span text:style-name="T29"> </text:span><text:span text:style-name="T28">a</text:span><text:span text:style-name="T29"> </text:span><text:span text:style-name="T28">estos</text:span><text:span text:style-name="T29"> </text:span><text:span text:style-name="T28">efectos</text:span><text:span text:style-name="T29"> </text:span><text:span text:style-name="T28">del</text:span><text:span text:style-name="T29"> </text:span><text:span text:style-name="T28">módulo</text:span><text:span text:style-name="T29"> </text:span><text:span text:style-name="T28">profesional</text:span><text:span text:style-name="T29"> </text:span><text:span text:style-name="T28">transversal</text:span><text:span text:style-name="T29"> </text:span><text:span text:style-name="T28">de</text:span><text:span text:style-name="T29"> </text:span><text:span text:style-name="T28">"Integración".</text:span><text:span text:style-name="T29"> </text:span></text:p>
            </text:list-item>
          </text:list>
        </text:list-item>
      </text:list>
      <text:p text:style-name="P85"/>
      <text:list xml:id="list42539518862535" text:continue-numbering="true" text:style-name="WW8Num3">
        <text:list-item>
          <text:list>
            <text:list-item>
              <text:p text:style-name="P72"><text:span text:style-name="T28">Con</text:span><text:span text:style-name="T29"> </text:span><text:span text:style-name="T28">el</text:span><text:span text:style-name="T29"> </text:span><text:span text:style-name="T28">fin</text:span><text:span text:style-name="T29"> </text:span><text:span text:style-name="T28">de</text:span><text:span text:style-name="T29"> </text:span><text:span text:style-name="T28">fomentar</text:span><text:span text:style-name="T29"> </text:span><text:span text:style-name="T28">la</text:span><text:span text:style-name="T29"> </text:span><text:span text:style-name="T28">relación</text:span><text:span text:style-name="T29"> </text:span><text:span text:style-name="T28">con</text:span><text:span text:style-name="T29"> </text:span><text:span text:style-name="T28">el</text:span><text:span text:style-name="T29"> </text:span><text:span text:style-name="T28">entorno</text:span><text:span text:style-name="T29"> </text:span><text:span text:style-name="T28">productivo</text:span><text:span text:style-name="T29"> </text:span><text:span text:style-name="T28">y</text:span><text:span text:style-name="T29"> </text:span><text:span text:style-name="T28">aproximarse</text:span><text:span text:style-name="T29"> </text:span><text:span text:style-name="T28">mejor</text:span><text:span text:style-name="T29"> </text:span><text:span text:style-name="T28">a</text:span><text:span text:style-name="T29"> </text:span><text:span text:style-name="T28">contextos</text:span><text:span text:style-name="T29"> </text:span><text:span text:style-name="T28">reales</text:span><text:span text:style-name="T29"> </text:span><text:span text:style-name="T28">de</text:span><text:span text:style-name="T29"> </text:span><text:span text:style-name="T28">trabajo,</text:span><text:span text:style-name="T29"> </text:span><text:span text:style-name="T28">una</text:span><text:span text:style-name="T29"> </text:span><text:span text:style-name="T28">actividad</text:span><text:span text:style-name="T29"> </text:span><text:span text:style-name="T28">complementaria</text:span><text:span text:style-name="T29"> </text:span><text:span text:style-name="T28">de</text:span><text:span text:style-name="T29"> </text:span><text:span text:style-name="T28">especial</text:span><text:span text:style-name="T29"> </text:span><text:span text:style-name="T28">importancia</text:span><text:span text:style-name="T29"> </text:span><text:span text:style-name="T28">para</text:span><text:span text:style-name="T29"> </text:span><text:span text:style-name="T28">la</text:span><text:span text:style-name="T29"> </text:span><text:span text:style-name="T28">formación</text:span><text:span text:style-name="T29"> </text:span><text:span text:style-name="T28">profesional</text:span><text:span text:style-name="T29"> </text:span><text:span text:style-name="T28">específica</text:span><text:span text:style-name="T29"> </text:span><text:span text:style-name="T28">es</text:span><text:span text:style-name="T29"> </text:span><text:span text:style-name="T28">la</text:span><text:span text:style-name="T29"> </text:span><text:span text:style-name="T28">visita</text:span><text:span text:style-name="T29"> </text:span><text:span text:style-name="T28">técnica,</text:span><text:span text:style-name="T29"> </text:span><text:span text:style-name="T28">que</text:span><text:span text:style-name="T29"> </text:span><text:span text:style-name="T28">permite</text:span><text:span text:style-name="T29"> </text:span><text:span text:style-name="T28">un</text:span><text:span text:style-name="T29"> </text:span><text:span text:style-name="T28">acercamiento</text:span><text:span text:style-name="T29"> </text:span><text:span text:style-name="T28">a</text:span><text:span text:style-name="T29"> </text:span><text:span text:style-name="T28">la</text:span><text:span text:style-name="T29"> </text:span><text:span text:style-name="T28">realidad</text:span><text:span text:style-name="T29"> </text:span><text:span text:style-name="T28">profesional</text:span><text:span text:style-name="T29"> </text:span><text:span text:style-name="T28">a</text:span><text:span text:style-name="T29"> </text:span><text:span text:style-name="T28">la</text:span><text:span text:style-name="T29"> </text:span><text:span text:style-name="T28">que</text:span><text:span text:style-name="T29"> </text:span><text:span text:style-name="T28">está</text:span><text:span text:style-name="T29"> </text:span><text:span text:style-name="T28">vinculada</text:span><text:span text:style-name="T29"> </text:span><text:span text:style-name="T28">la</text:span><text:span text:style-name="T29"> </text:span><text:span text:style-name="T28">competencia</text:span><text:span text:style-name="T29"> </text:span><text:span text:style-name="T28">profesional</text:span><text:span text:style-name="T29"> </text:span><text:span text:style-name="T28">del</text:span><text:span text:style-name="T29"> </text:span><text:span text:style-name="T28">título.</text:span></text:p>
            </text:list-item>
          </text:list>
        </text:list-item>
      </text:list>
      <text:p text:style-name="P85"/>
      <text:p text:style-name="P66"><text:span text:style-name="T28">A</text:span><text:span text:style-name="T29"> </text:span><text:span text:style-name="T28">estos</text:span><text:span text:style-name="T29"> </text:span><text:span text:style-name="T28">efectos,</text:span><text:span text:style-name="T29"> </text:span><text:span text:style-name="T28">las</text:span><text:span text:style-name="T29"> </text:span><text:span text:style-name="T28">visitas</text:span><text:span text:style-name="T29"> </text:span><text:span text:style-name="T28">técnicas</text:span><text:span text:style-name="T29"> </text:span><text:span text:style-name="T28">deben</text:span><text:span text:style-name="T29"> </text:span><text:span text:style-name="T28">estar</text:span><text:span text:style-name="T29"> </text:span><text:span text:style-name="T28">conectadas</text:span><text:span text:style-name="T29"> </text:span><text:span text:style-name="T28">con</text:span><text:span text:style-name="T29"> </text:span><text:span text:style-name="T28">las</text:span><text:span text:style-name="T29"> </text:span><text:span text:style-name="T28">actividades</text:span><text:span text:style-name="T29"> </text:span><text:span text:style-name="T28">de</text:span><text:span text:style-name="T29"> </text:span><text:span text:style-name="T28">enseñanza</text:span><text:span text:style-name="T29"> </text:span><text:span text:style-name="T28">y</text:span><text:span text:style-name="T29"> </text:span><text:span text:style-name="T28">aprendizaje</text:span><text:span text:style-name="T29"> </text:span><text:span text:style-name="T28">desarrolladas</text:span><text:span text:style-name="T29"> </text:span><text:span text:style-name="T28">en</text:span><text:span text:style-name="T29"> </text:span><text:span text:style-name="T28">el</text:span><text:span text:style-name="T29"> </text:span><text:span text:style-name="T28">centro</text:span><text:span text:style-name="T29"> </text:span><text:span text:style-name="T28">educativo,</text:span><text:span text:style-name="T29"> </text:span><text:span text:style-name="T28">pudiendo</text:span><text:span text:style-name="T29"> </text:span><text:span text:style-name="T28">ser</text:span><text:span text:style-name="T29"> </text:span><text:span text:style-name="T28">en</text:span><text:span text:style-name="T29"> </text:span><text:span text:style-name="T28">ocasiones</text:span><text:span text:style-name="T29"> </text:span><text:span text:style-name="T28">la</text:span><text:span text:style-name="T29"> </text:span><text:span text:style-name="T28">antesala</text:span><text:span text:style-name="T29"> </text:span><text:span text:style-name="T28">a</text:span><text:span text:style-name="T29"> </text:span><text:span text:style-name="T28">una</text:span><text:span text:style-name="T29"> </text:span><text:span text:style-name="T28">propuesta</text:span><text:span text:style-name="T29"> </text:span><text:span text:style-name="T28">de</text:span><text:span text:style-name="T29"> </text:span><text:span text:style-name="T28">trabajo</text:span><text:span text:style-name="T29"> </text:span><text:span text:style-name="T28">concreto,</text:span><text:span text:style-name="T29"> </text:span><text:span text:style-name="T28">o</text:span><text:span text:style-name="T29"> </text:span><text:span text:style-name="T28">bien</text:span><text:span text:style-name="T29"> </text:span><text:span text:style-name="T28">el</text:span><text:span text:style-name="T29"> </text:span><text:span text:style-name="T28">refuerzo</text:span><text:span text:style-name="T29"> </text:span><text:span text:style-name="T28">a</text:span><text:span text:style-name="T29"> </text:span><text:span text:style-name="T28">un</text:span><text:span text:style-name="T29"> </text:span><text:span text:style-name="T28">conjunto</text:span><text:span text:style-name="T29"> </text:span><text:span text:style-name="T28">coherente</text:span><text:span text:style-name="T29"> </text:span><text:span text:style-name="T28">de</text:span><text:span text:style-name="T29"> </text:span><text:span text:style-name="T28">tareas</text:span><text:span text:style-name="T29"> </text:span><text:span text:style-name="T28">realizadas</text:span><text:span text:style-name="T29"> </text:span><text:span text:style-name="T28">en</text:span><text:span text:style-name="T29"> </text:span><text:span text:style-name="T28">el</text:span><text:span text:style-name="T29"> </text:span><text:span text:style-name="T28">aula.</text:span><text:span text:style-name="T29"> </text:span></text:p>
      <text:p text:style-name="P79"/>
      <text:p text:style-name="P66"><text:span text:style-name="T28">En</text:span><text:span text:style-name="T29"> </text:span><text:span text:style-name="T28">cualquiera</text:span><text:span text:style-name="T29"> </text:span><text:span text:style-name="T28">de</text:span><text:span text:style-name="T29"> </text:span><text:span text:style-name="T28">los</text:span><text:span text:style-name="T29"> </text:span><text:span text:style-name="T28">casos,</text:span><text:span text:style-name="T29"> </text:span><text:span text:style-name="T28">estas</text:span><text:span text:style-name="T29"> </text:span><text:span text:style-name="T28">visitas</text:span><text:span text:style-name="T29"> </text:span><text:span text:style-name="T28">técnicas</text:span><text:span text:style-name="T29"> </text:span><text:span text:style-name="T28">deben</text:span><text:span text:style-name="T29"> </text:span><text:span text:style-name="T28">tener</text:span><text:span text:style-name="T29"> </text:span><text:span text:style-name="T28">objetivos</text:span><text:span text:style-name="T29"> </text:span><text:span text:style-name="T28">concretos</text:span><text:span text:style-name="T29"> </text:span><text:span text:style-name="T28">y</text:span><text:span text:style-name="T29"> </text:span><text:span text:style-name="T28">programados,</text:span><text:span text:style-name="T29"> </text:span><text:span text:style-name="T28">y</text:span><text:span text:style-name="T29"> </text:span><text:span text:style-name="T28">se</text:span><text:span text:style-name="T29"> </text:span><text:span text:style-name="T28">han</text:span><text:span text:style-name="T29"> </text:span><text:span text:style-name="T28">de</text:span><text:span text:style-name="T29"> </text:span><text:span text:style-name="T28">organizar</text:span><text:span text:style-name="T29"> </text:span><text:span text:style-name="T28">de</text:span><text:span text:style-name="T29"> </text:span><text:span text:style-name="T28">forma</text:span><text:span text:style-name="T29"> </text:span><text:span text:style-name="T28">que</text:span><text:span text:style-name="T29"> </text:span><text:span text:style-name="T28">no</text:span><text:span text:style-name="T29"> </text:span><text:span text:style-name="T28">impliquen</text:span><text:span text:style-name="T29"> </text:span><text:span text:style-name="T28">excesiva</text:span><text:span text:style-name="T29"> </text:span><text:span text:style-name="T28">ruptura</text:span><text:span text:style-name="T29"> </text:span><text:span text:style-name="T28">con</text:span><text:span text:style-name="T29"> </text:span><text:span text:style-name="T28">el</text:span><text:span text:style-name="T29"> </text:span><text:span text:style-name="T28">proceso</text:span><text:span text:style-name="T29"> </text:span><text:span text:style-name="T28">general</text:span><text:span text:style-name="T29"> </text:span><text:span text:style-name="T28">de</text:span><text:span text:style-name="T29"> </text:span><text:span text:style-name="T28">enseñanza</text:span><text:span text:style-name="T29"> </text:span><text:span text:style-name="T28">y</text:span><text:span text:style-name="T29"> </text:span><text:span text:style-name="T28">aprendizaje</text:span><text:span text:style-name="T29"> </text:span><text:span text:style-name="T28">del</text:span><text:span text:style-name="T29"> </text:span><text:span text:style-name="T28">ciclo</text:span><text:span text:style-name="T29"> </text:span><text:span text:style-name="T28">formativo</text:span><text:span text:style-name="T29"> </text:span><text:span text:style-name="T28">en</text:span><text:span text:style-name="T29"> </text:span><text:span text:style-name="T28">cuestión.</text:span></text:p>
      <text:p text:style-name="P85"/>
      <text:list xml:id="list42539481288987" text:continue-numbering="true" text:style-name="WW8Num3">
        <text:list-item>
          <text:list>
            <text:list-item>
              <text:p text:style-name="P72"><text:span text:style-name="T28">El</text:span><text:span text:style-name="T29"> </text:span><text:span text:style-name="T28">perfil</text:span><text:span text:style-name="T29"> </text:span><text:span text:style-name="T28">profesional</text:span><text:span text:style-name="T29"> </text:span><text:span text:style-name="T28">al</text:span><text:span text:style-name="T29"> </text:span><text:span text:style-name="T28">que</text:span><text:span text:style-name="T29"> </text:span><text:span text:style-name="T28">está</text:span><text:span text:style-name="T29"> </text:span><text:span text:style-name="T28">asociado</text:span><text:span text:style-name="T29"> </text:span><text:span text:style-name="T28">el</text:span><text:span text:style-name="T29"> </text:span><text:span text:style-name="T28">presente</text:span><text:span text:style-name="T29"> </text:span><text:span text:style-name="T28">currículo</text:span><text:span text:style-name="T29"> </text:span><text:span text:style-name="T28">implica</text:span><text:span text:style-name="T29"> </text:span><text:span text:style-name="T28">el</text:span><text:span text:style-name="T29"> </text:span><text:span text:style-name="T28">desarrollo</text:span><text:span text:style-name="T29"> </text:span><text:span text:style-name="T28">de</text:span><text:span text:style-name="T29"> </text:span><text:span text:style-name="T28">servicios</text:span><text:span text:style-name="T29"> </text:span><text:span text:style-name="T28">de</text:span><text:span text:style-name="T29"> </text:span><text:span text:style-name="T28">implantación,</text:span><text:span text:style-name="T29"> </text:span><text:span text:style-name="T28">explotación</text:span><text:span text:style-name="T29"> </text:span><text:span text:style-name="T28">y</text:span><text:span text:style-name="T29"> </text:span><text:span text:style-name="T28">administración</text:span><text:span text:style-name="T29"> </text:span><text:span text:style-name="T28">de</text:span><text:span text:style-name="T29"> </text:span><text:span text:style-name="T28">sistemas</text:span><text:span text:style-name="T29"> </text:span><text:span text:style-name="T28">informáticos,</text:span><text:span text:style-name="T29"> </text:span><text:span text:style-name="T28">con</text:span><text:span text:style-name="T29"> </text:span><text:span text:style-name="T28">capacidad</text:span><text:span text:style-name="T29"> </text:span><text:span text:style-name="T28">de</text:span><text:span text:style-name="T29"> </text:span><text:span text:style-name="T28">realización</text:span><text:span text:style-name="T29"> </text:span><text:span text:style-name="T28">de</text:span><text:span text:style-name="T29"> </text:span><text:span text:style-name="T28">acciones</text:span><text:span text:style-name="T29"> </text:span><text:span text:style-name="T28">de</text:span><text:span text:style-name="T29"> </text:span><text:span text:style-name="T28">contenido</text:span><text:span text:style-name="T29"> </text:span><text:span text:style-name="T28">politécnico</text:span><text:span text:style-name="T29"> </text:span><text:span text:style-name="T28">y</text:span><text:span text:style-name="T29"> </text:span><text:span text:style-name="T28">polifuncional,</text:span><text:span text:style-name="T29"> </text:span><text:span text:style-name="T28">de</text:span><text:span text:style-name="T29"> </text:span><text:span text:style-name="T28">forma</text:span><text:span text:style-name="T29"> </text:span><text:span text:style-name="T28">autónoma</text:span><text:span text:style-name="T29"> </text:span><text:span text:style-name="T28">o</text:span><text:span text:style-name="T29"> </text:span><text:span text:style-name="T28">subordinada,</text:span><text:span text:style-name="T29"> </text:span><text:span text:style-name="T28">utilizando</text:span><text:span text:style-name="T29"> </text:span><text:span text:style-name="T28">instrumentos</text:span><text:span text:style-name="T29"> </text:span><text:span text:style-name="T28">y</text:span><text:span text:style-name="T29"> </text:span><text:span text:style-name="T28">técnicas</text:span><text:span text:style-name="T29"> </text:span><text:span text:style-name="T28">que</text:span><text:span text:style-name="T29"> </text:span><text:span text:style-name="T28">le</text:span><text:span text:style-name="T29"> </text:span><text:span text:style-name="T28">son</text:span><text:span text:style-name="T29"> </text:span><text:span text:style-name="T28">inherentes,</text:span><text:span text:style-name="T29"> </text:span><text:span text:style-name="T28">de</text:span><text:span text:style-name="T29"> </text:span><text:span text:style-name="T28">acuerdo</text:span><text:span text:style-name="T29"> </text:span><text:span text:style-name="T28">con</text:span><text:span text:style-name="T29"> </text:span><text:span text:style-name="T28">directrices</text:span><text:span text:style-name="T29"> </text:span><text:span text:style-name="T28">y</text:span><text:span text:style-name="T29"> </text:span><text:span text:style-name="T28">métodos</text:span><text:span text:style-name="T29"> </text:span><text:span text:style-name="T28">establecidos.</text:span><text:span text:style-name="T29"> </text:span><text:span text:style-name="T28">Por</text:span><text:span text:style-name="T29"> </text:span><text:span text:style-name="T28">ello,</text:span><text:span text:style-name="T29"> </text:span><text:span text:style-name="T28">resulta</text:span><text:span text:style-name="T29"> </text:span><text:span text:style-name="T28">muy</text:span><text:span text:style-name="T29"> </text:span><text:span text:style-name="T28">conveniente</text:span><text:span text:style-name="T29"> </text:span><text:span text:style-name="T28">que</text:span><text:span text:style-name="T29"> </text:span><text:span text:style-name="T28">se</text:span><text:span text:style-name="T29"> </text:span><text:span text:style-name="T28">desarrollen</text:span><text:span text:style-name="T29"> </text:span><text:span text:style-name="T28">actividades</text:span><text:span text:style-name="T29"> </text:span><text:span text:style-name="T28">de</text:span><text:span text:style-name="T29"> </text:span><text:span text:style-name="T28">aprendizaje</text:span><text:span text:style-name="T29"> </text:span><text:span text:style-name="T28">que</text:span><text:span text:style-name="T29"> </text:span><text:span text:style-name="T28">simulen</text:span><text:span text:style-name="T29"> </text:span><text:span text:style-name="T28">ambientes</text:span><text:span text:style-name="T29"> <text:s/></text:span><text:span text:style-name="T28">reales.</text:span><text:span text:style-name="T29"> </text:span></text:p>
            </text:list-item>
          </text:list>
        </text:list-item>
      </text:list>
      <text:h text:style-name="P98" text:outline-level="2">9. Criterios Generales de Calificación e Instrumentos de Evaluación.</text:h>
      <text:p text:style-name="P69"/>
      <text:p text:style-name="P66"><text:span text:style-name="T14">Los</text:span><text:span text:style-name="T16"> </text:span><text:span text:style-name="T14">Instrumentos</text:span><text:span text:style-name="T16"> </text:span><text:span text:style-name="T14">de</text:span><text:span text:style-name="T16"> </text:span><text:span text:style-name="T14">Evaluación</text:span><text:span text:style-name="T16"> </text:span><text:span text:style-name="T14">se</text:span><text:span text:style-name="T16"> </text:span><text:span text:style-name="T14">establecen</text:span><text:span text:style-name="T16"> </text:span><text:span text:style-name="T14">en</text:span><text:span text:style-name="T16"> </text:span><text:span text:style-name="T14">las</text:span><text:span text:style-name="T16"> </text:span><text:span text:style-name="T14">programaciones</text:span><text:span text:style-name="T16"> </text:span><text:span text:style-name="T14">de</text:span><text:span text:style-name="T16"> </text:span><text:span text:style-name="T14">los</text:span><text:span text:style-name="T16"> </text:span><text:span text:style-name="T14">diferentes</text:span><text:span text:style-name="T16"> </text:span><text:span text:style-name="T14">Módulos</text:span><text:span text:style-name="T16"> </text:span><text:span text:style-name="T14">que</text:span><text:span text:style-name="T16"> </text:span><text:span text:style-name="T14">conforman</text:span><text:span text:style-name="T16"> </text:span><text:span text:style-name="T14">este</text:span><text:span text:style-name="T16"> </text:span><text:span text:style-name="T14">Ciclo</text:span><text:span text:style-name="T16"> </text:span><text:span text:style-name="T14">Formativo.</text:span></text:p>
      <text:p text:style-name="P67"/>
      <text:p text:style-name="P67">Los criterios de calificación a aplicar en todos los módulos profesionales del ciclo excepto FCT e Integración que se establecen en las programaciones de dichos módulos son:</text:p>
      <text:p text:style-name="P67"/>
      <text:p text:style-name="P6">Se calificará al alumno mediante notación numérica de 0 a 10. Una Calificación por debajo de 5 indicará que no ha superado las pruebas de esa/s unidad/es didácticas. </text:p>
      <text:p text:style-name="P6">El curso se divide en trimestres. La calificación final será la media de la calificación de cada uno de los trimestres.</text:p>
      <text:p text:style-name="P6">Al final de cada trimestre se entregará al alumno la calificación final del mismo que se obtendrá de acuerdo a los siguientes criterios:</text:p>
      <text:p text:style-name="P6">La calificación se obtendrá de tres elementos</text:p>
      <text:list xml:id="list2814149447" text:style-name="WW8Num6">
        <text:list-item>
          <text:p text:style-name="P8"><text:span text:style-name="T11">Valoración sobre indicadores de tipo </text:span><text:span text:style-name="T12">actitudinal</text:span><text:span text:style-name="T11"> <text:s/>20 %.</text:span></text:p>
        </text:list-item>
        <text:list-item>
          <text:p text:style-name="P8"><text:span text:style-name="T12">Controles</text:span><text:span text:style-name="T11"> sobre conceptos y </text:span><text:span text:style-name="T12">pruebas prácticas</text:span><text:span text:style-name="T11"> 35%.</text:span></text:p>
        </text:list-item>
        <text:list-item>
          <text:p text:style-name="P8"><text:span text:style-name="T12">Actividades y tareas</text:span><text:span text:style-name="T11"> sobre conceptos y de tipo práctico 45%. </text:span></text:p>
        </text:list-item>
      </text:list>
      <text:p text:style-name="P7">Las actividades sobre conceptos y las prácticas tendrán un peso distinto en función de su relevancia. </text:p>
      <text:p text:style-name="P7">Para tener al menos un 5 sobre 10 en el trimestre:</text:p>
      <text:list xml:id="list1091174581" text:style-name="WW8Num7">
        <text:list-item>
          <text:p text:style-name="P9">Se ha de tener aprobado cada una de las partes (actitudinal, pruebas prácticas y controles y tareas sobre conceptos y prácticas a partir de que se obtiene la calificación del trimestre.</text:p>
        </text:list-item>
        <text:list-item>
          <text:p text:style-name="P9">Se han de aprobar todas las pruebas prácticas y todos los controles sobre conceptos.</text:p>
        </text:list-item>
        <text:list-item>
          <text:p text:style-name="P9"><text:soft-page-break/>Se ha de entregar, al menos, un 85% de las tareas sobre conceptos y prácticas.</text:p>
        </text:list-item>
      </text:list>
      <text:p text:style-name="P7">Con carácter general, las actividades tendrán un plazo de entrega/corrección. Las entregas realizadas fuera de plazo, si esta posibilidad está contemplada, se penalizarán un 15% en la nota de la actividad.</text:p>
      <text:p text:style-name="P7">La calificación obtenida en pruebas de recuperación se penalizará en un 15% a la hora de incluirla en el cálculo de la nota, salvo en el caso de que sea un 5 que se mantendrá en un 5.</text:p>
      <text:p text:style-name="P7">Para obtener una calificación final de aprobado se han de aprobar todos los trimestres que componen el curso.</text:p>
      <text:p text:style-name="P5"><text:span text:style-name="T5">La</text:span><text:span text:style-name="T3"> </text:span><text:span text:style-name="T5">calificación</text:span><text:span text:style-name="T3"> </text:span><text:span text:style-name="T5">que</text:span><text:span text:style-name="T3"> </text:span><text:span text:style-name="T5">aparecerá</text:span><text:span text:style-name="T3"> </text:span><text:span text:style-name="T5">en</text:span><text:span text:style-name="T3"> </text:span><text:span text:style-name="T5">cada</text:span><text:span text:style-name="T3"> </text:span><text:span text:style-name="T5">una</text:span><text:span text:style-name="T3"> </text:span><text:span text:style-name="T5">de</text:span><text:span text:style-name="T3"> </text:span><text:span text:style-name="T5">las</text:span><text:span text:style-name="T3"> </text:span><text:span text:style-name="T5">evaluaciones</text:span><text:span text:style-name="T3"> </text:span><text:span text:style-name="T5">será</text:span><text:span text:style-name="T3"> </text:span><text:span text:style-name="T5">la</text:span><text:span text:style-name="T3"> </text:span><text:span text:style-name="T5">resultante</text:span><text:span text:style-name="T3"> </text:span><text:span text:style-name="T5">de</text:span><text:span text:style-name="T3"> </text:span><text:span text:style-name="T5">aplicar</text:span><text:span text:style-name="T3"> </text:span><text:span text:style-name="T5">los</text:span><text:span text:style-name="T3"> </text:span><text:span text:style-name="T5">correspondiente</text:span><text:span text:style-name="T3"> </text:span><text:span text:style-name="T5">porcentajes</text:span><text:span text:style-name="T3"> </text:span><text:span text:style-name="T5">citados</text:span><text:span text:style-name="T3"> </text:span><text:span text:style-name="T5">al</text:span><text:span text:style-name="T3"> </text:span><text:span text:style-name="T5">principio,</text:span><text:span text:style-name="T3"> </text:span><text:span text:style-name="T5">no</text:span><text:span text:style-name="T3"> </text:span><text:span text:style-name="T5">obstante,</text:span><text:span text:style-name="T3"> </text:span><text:span text:style-name="T5">como</text:span><text:span text:style-name="T3"> </text:span><text:span text:style-name="T5">esta</text:span><text:span text:style-name="T3"> </text:span><text:span text:style-name="T5">calificación</text:span><text:span text:style-name="T3"> </text:span><text:span text:style-name="T5">debe</text:span><text:span text:style-name="T3"> </text:span><text:span text:style-name="T5">ser</text:span><text:span text:style-name="T3"> </text:span><text:span text:style-name="T5">un</text:span><text:span text:style-name="T3"> </text:span><text:span text:style-name="T5">número</text:span><text:span text:style-name="T3"> </text:span><text:span text:style-name="T5">entero</text:span><text:span text:style-name="T3"> </text:span><text:span text:style-name="T5">del</text:span><text:span text:style-name="T3"> </text:span><text:span text:style-name="T5">1</text:span><text:span text:style-name="T3"> </text:span><text:span text:style-name="T5">al</text:span><text:span text:style-name="T3"> </text:span><text:span text:style-name="T5">10,</text:span><text:span text:style-name="T3"> </text:span><text:span text:style-name="T5">la</text:span><text:span text:style-name="T3"> </text:span><text:span text:style-name="T5">nota</text:span><text:span text:style-name="T3"> </text:span><text:span text:style-name="T5">obtenida</text:span><text:span text:style-name="T3"> </text:span><text:span text:style-name="T5">será</text:span><text:span text:style-name="T3"> </text:span><text:span text:style-name="T5">redondeada</text:span><text:span text:style-name="T3"> </text:span><text:span text:style-name="T5">al</text:span><text:span text:style-name="T3"> </text:span><text:span text:style-name="T5">entero</text:span><text:span text:style-name="T3"> </text:span><text:span text:style-name="T5">más</text:span><text:span text:style-name="T3"> </text:span><text:span text:style-name="T5">próximo,</text:span><text:span text:style-name="T3"> </text:span><text:span text:style-name="T5">excepto</text:span><text:span text:style-name="T3"> </text:span><text:span text:style-name="T5">si</text:span><text:span text:style-name="T3"> </text:span><text:span text:style-name="T5">se</text:span><text:span text:style-name="T3"> </text:span><text:span text:style-name="T5">encuentra</text:span><text:span text:style-name="T3"> </text:span><text:span text:style-name="T5">entre</text:span><text:span text:style-name="T3"> </text:span><text:span text:style-name="T5">4.50</text:span><text:span text:style-name="T3"> </text:span><text:span text:style-name="T5">y</text:span><text:span text:style-name="T3"> </text:span><text:span text:style-name="T5">4.99</text:span><text:span text:style-name="T3"> </text:span><text:span text:style-name="T5">que</text:span><text:span text:style-name="T3"> </text:span><text:span text:style-name="T5">se</text:span><text:span text:style-name="T3"> </text:span><text:span text:style-name="T5">considerará</text:span><text:span text:style-name="T3"> </text:span><text:span text:style-name="T5">un</text:span><text:span text:style-name="T3"> </text:span><text:span text:style-name="T5">4.</text:span><text:span text:style-name="T54"> </text:span></text:p>
      <text:p text:style-name="P36"/>
      <text:p text:style-name="P93"/>
      <text:p text:style-name="P95">10. Evaluación de Módulos Pendientes.</text:p>
      <text:p text:style-name="P96"/>
      <text:p text:style-name="P66"><text:span text:style-name="T14">El</text:span><text:span text:style-name="T16"> </text:span><text:span text:style-name="T14">derecho</text:span><text:span text:style-name="T16"> </text:span><text:span text:style-name="T14">de</text:span><text:span text:style-name="T16"> </text:span><text:span text:style-name="T14">los</text:span><text:span text:style-name="T16"> </text:span><text:span text:style-name="T14">alumnos</text:span><text:span text:style-name="T16"> </text:span><text:span text:style-name="T14">a</text:span><text:span text:style-name="T16"> </text:span><text:span text:style-name="T14">ser</text:span><text:span text:style-name="T16"> </text:span><text:span text:style-name="T14">evaluados</text:span><text:span text:style-name="T16"> </text:span><text:span text:style-name="T14">en</text:span><text:span text:style-name="T16"> </text:span><text:span text:style-name="T14">los</text:span><text:span text:style-name="T16"> </text:span><text:span text:style-name="T14">diferentes</text:span><text:span text:style-name="T16"> </text:span><text:span text:style-name="T14">Módulos</text:span><text:span text:style-name="T16"> </text:span><text:span text:style-name="T14">que</text:span><text:span text:style-name="T16"> </text:span><text:span text:style-name="T14">hayan</text:span><text:span text:style-name="T16"> </text:span><text:span text:style-name="T14">suspendido</text:span><text:span text:style-name="T16"> </text:span><text:span text:style-name="T14">en</text:span><text:span text:style-name="T16"> </text:span><text:span text:style-name="T14">cursos</text:span><text:span text:style-name="T16"> </text:span><text:span text:style-name="T28">anteriores</text:span><text:span text:style-name="T16"> </text:span><text:span text:style-name="T14">al</text:span><text:span text:style-name="T16"> </text:span><text:span text:style-name="T14">que</text:span><text:span text:style-name="T16"> </text:span><text:span text:style-name="T14">figura</text:span><text:span text:style-name="T16"> </text:span><text:span text:style-name="T14">matriculado,</text:span><text:span text:style-name="T16"> </text:span><text:span text:style-name="T14">es</text:span><text:span text:style-name="T16"> </text:span><text:span text:style-name="T14">tarea</text:span><text:span text:style-name="T16"> </text:span><text:span text:style-name="T14">cuya</text:span><text:span text:style-name="T16"> </text:span><text:span text:style-name="T14">responsabilidad</text:span><text:span text:style-name="T16"> </text:span><text:span text:style-name="T14">deberá</text:span><text:span text:style-name="T16"> </text:span><text:span text:style-name="T14">ser</text:span><text:span text:style-name="T16"> </text:span><text:span text:style-name="T14">garantizada</text:span><text:span text:style-name="T16"> </text:span><text:span text:style-name="T14">bajo</text:span><text:span text:style-name="T16"> </text:span><text:span text:style-name="T14">las</text:span><text:span text:style-name="T16"> </text:span><text:span text:style-name="T14">siguientes</text:span><text:span text:style-name="T16"> </text:span><text:span text:style-name="T14">condiciones:</text:span></text:p>
      <text:p text:style-name="P91"/>
      <text:list xml:id="list4085001604" text:style-name="WW8Num8">
        <text:list-item>
          <text:p text:style-name="P12"><text:span text:style-name="T14">El</text:span><text:span text:style-name="T16"> </text:span><text:span text:style-name="T14">Jefe</text:span><text:span text:style-name="T16"> </text:span><text:span text:style-name="T14">del</text:span><text:span text:style-name="T16"> </text:span><text:span text:style-name="T14">Departamento</text:span><text:span text:style-name="T16"> </text:span><text:span text:style-name="T14">junto</text:span><text:span text:style-name="T16"> </text:span><text:span text:style-name="T14">con</text:span><text:span text:style-name="T16"> </text:span><text:span text:style-name="T14">los</text:span><text:span text:style-name="T16"> </text:span><text:span text:style-name="T14">Tutores</text:span><text:span text:style-name="T16"> </text:span><text:span text:style-name="T14">de</text:span><text:span text:style-name="T16"> </text:span><text:span text:style-name="T14">los</text:span><text:span text:style-name="T16"> </text:span><text:span text:style-name="T14">cursos</text:span><text:span text:style-name="T16"> </text:span><text:span text:style-name="T14">donde</text:span><text:span text:style-name="T16"> </text:span><text:span text:style-name="T14">figuren</text:span><text:span text:style-name="T16"> </text:span><text:span text:style-name="T14">alumnos</text:span><text:span text:style-name="T16"> </text:span><text:span text:style-name="T14">con</text:span><text:span text:style-name="T16"> </text:span><text:span text:style-name="T14">Módulos</text:span><text:span text:style-name="T16"> </text:span><text:span text:style-name="T14">Pendientes</text:span><text:span text:style-name="T16"> </text:span><text:span text:style-name="T14">deberán</text:span><text:span text:style-name="T16"> </text:span><text:span text:style-name="T14">garantizar</text:span><text:span text:style-name="T16"> </text:span><text:span text:style-name="T14">su</text:span><text:span text:style-name="T16"> </text:span><text:span text:style-name="T14">derecho</text:span><text:span text:style-name="T16"> </text:span><text:span text:style-name="T14">a</text:span><text:span text:style-name="T16"> </text:span><text:span text:style-name="T14">la</text:span><text:span text:style-name="T16"> </text:span><text:span text:style-name="T14">evaluación</text:span><text:span text:style-name="T16"> </text:span><text:span text:style-name="T14">controlando</text:span><text:span text:style-name="T16"> </text:span><text:span text:style-name="T14">el</text:span><text:span text:style-name="T16"> </text:span><text:span text:style-name="T14">progreso</text:span><text:span text:style-name="T16"> </text:span><text:span text:style-name="T14">de</text:span><text:span text:style-name="T16"> </text:span><text:span text:style-name="T14">los</text:span><text:span text:style-name="T16"> </text:span><text:span text:style-name="T14">mismos.</text:span></text:p>
        </text:list-item>
        <text:list-item>
          <text:p text:style-name="P12"><text:span text:style-name="T14">La</text:span><text:span text:style-name="T16"> </text:span><text:span text:style-name="T14">responsabilidad</text:span><text:span text:style-name="T16"> </text:span><text:span text:style-name="T14">de</text:span><text:span text:style-name="T16"> </text:span><text:span text:style-name="T14">evaluar</text:span><text:span text:style-name="T16"> </text:span><text:span text:style-name="T14">a</text:span><text:span text:style-name="T16"> </text:span><text:span text:style-name="T14">los</text:span><text:span text:style-name="T16"> </text:span><text:span text:style-name="T14">alumnos</text:span><text:span text:style-name="T16"> </text:span><text:span text:style-name="T14">corresponderá</text:span><text:span text:style-name="T16"> </text:span><text:span text:style-name="T14">al</text:span><text:span text:style-name="T16"> </text:span><text:span text:style-name="T14">profesor</text:span><text:span text:style-name="T16"> </text:span><text:span text:style-name="T14">que</text:span><text:span text:style-name="T16"> </text:span><text:span text:style-name="T14">imparta</text:span><text:span text:style-name="T16"> </text:span><text:span text:style-name="T14">un</text:span><text:span text:style-name="T16"> </text:span><text:span text:style-name="T14">Módulo.</text:span></text:p>
        </text:list-item>
        <text:list-item>
          <text:p text:style-name="P12"><text:span text:style-name="T14">Cada</text:span><text:span text:style-name="T16"> </text:span><text:span text:style-name="T14">profesor</text:span><text:span text:style-name="T16"> </text:span><text:span text:style-name="T14">con</text:span><text:span text:style-name="T16"> </text:span><text:span text:style-name="T14">responsabilidad</text:span><text:span text:style-name="T16"> </text:span><text:span text:style-name="T14">de</text:span><text:span text:style-name="T16"> </text:span><text:span text:style-name="T14">evaluación</text:span><text:span text:style-name="T16"> </text:span><text:span text:style-name="T14">sobre</text:span><text:span text:style-name="T16"> </text:span><text:span text:style-name="T14">alumnos</text:span><text:span text:style-name="T16"> </text:span><text:span text:style-name="T14">con</text:span><text:span text:style-name="T16"> </text:span><text:span text:style-name="T14">algún</text:span><text:span text:style-name="T16"> </text:span><text:span text:style-name="T14">Módulo</text:span><text:span text:style-name="T16"> </text:span><text:span text:style-name="T14">Pendiente</text:span><text:span text:style-name="T16"> </text:span><text:span text:style-name="T14">deberá</text:span><text:span text:style-name="T16"> </text:span><text:span text:style-name="T14">incluir</text:span><text:span text:style-name="T16"> </text:span><text:span text:style-name="T14">en</text:span><text:span text:style-name="T16"> </text:span><text:span text:style-name="T14">su</text:span><text:span text:style-name="T16"> </text:span><text:span text:style-name="T14">programación</text:span><text:span text:style-name="T16"> </text:span><text:span text:style-name="T14">de</text:span><text:span text:style-name="T16"> </text:span><text:span text:style-name="T14">aula</text:span><text:span text:style-name="T16"> </text:span><text:span text:style-name="T14">los</text:span><text:span text:style-name="T16"> </text:span><text:span text:style-name="T14">criterios</text:span><text:span text:style-name="T16"> </text:span><text:span text:style-name="T14">de</text:span><text:span text:style-name="T16"> </text:span><text:span text:style-name="T14">evaluación</text:span><text:span text:style-name="T16"> </text:span><text:span text:style-name="T14">y</text:span><text:span text:style-name="T16"> </text:span><text:span text:style-name="T14">calificación</text:span><text:span text:style-name="T16"> </text:span><text:span text:style-name="T14">a</text:span><text:span text:style-name="T16"> </text:span><text:span text:style-name="T14">los</text:span><text:span text:style-name="T16"> </text:span><text:span text:style-name="T14">que</text:span><text:span text:style-name="T16"> </text:span><text:span text:style-name="T14">deberán</text:span><text:span text:style-name="T16"> </text:span><text:span text:style-name="T14">someterse</text:span><text:span text:style-name="T16"> </text:span><text:span text:style-name="T14">dichos</text:span><text:span text:style-name="T16"> </text:span><text:span text:style-name="T14">alumnos.</text:span></text:p>
        </text:list-item>
      </text:list>
      <text:p text:style-name="P16"/>
      <text:p text:style-name="P66"><text:span text:style-name="T14">El</text:span><text:span text:style-name="T16"> </text:span><text:span text:style-name="T28">procedimiento</text:span><text:span text:style-name="T16"> </text:span><text:span text:style-name="T14">a</text:span><text:span text:style-name="T16"> </text:span><text:span text:style-name="T14">seguir</text:span><text:span text:style-name="T16"> </text:span><text:span text:style-name="T14">para</text:span><text:span text:style-name="T16"> </text:span><text:span text:style-name="T14">llevar</text:span><text:span text:style-name="T16"> </text:span><text:span text:style-name="T14">a</text:span><text:span text:style-name="T16"> </text:span><text:span text:style-name="T14">cabo</text:span><text:span text:style-name="T16"> </text:span><text:span text:style-name="T14">el</text:span><text:span text:style-name="T16"> </text:span><text:span text:style-name="T14">seguimiento</text:span><text:span text:style-name="T16"> </text:span><text:span text:style-name="T14">y</text:span><text:span text:style-name="T16"> </text:span><text:span text:style-name="T14">control</text:span><text:span text:style-name="T16"> </text:span><text:span text:style-name="T14">de</text:span><text:span text:style-name="T16"> </text:span><text:span text:style-name="T14">los</text:span><text:span text:style-name="T16"> </text:span><text:span text:style-name="T14">alumnos</text:span><text:span text:style-name="T16"> </text:span><text:span text:style-name="T14">con</text:span><text:span text:style-name="T16"> </text:span><text:span text:style-name="T14">Módulos</text:span><text:span text:style-name="T16"> </text:span><text:span text:style-name="T14">Pendientes</text:span><text:span text:style-name="T16"> </text:span><text:span text:style-name="T14">será:</text:span></text:p>
      <text:p text:style-name="P91"/>
      <text:list xml:id="list4060851240" text:style-name="WW8Num9">
        <text:list-item>
          <text:p text:style-name="P13"><text:span text:style-name="T14">El</text:span><text:span text:style-name="T16"> </text:span><text:span text:style-name="T14">Jefe</text:span><text:span text:style-name="T16"> </text:span><text:span text:style-name="T14">del</text:span><text:span text:style-name="T16"> </text:span><text:span text:style-name="T14">Departamento</text:span><text:span text:style-name="T16"> </text:span><text:span text:style-name="T14">al</text:span><text:span text:style-name="T16"> </text:span><text:span text:style-name="T14">comienzo</text:span><text:span text:style-name="T16"> </text:span><text:span text:style-name="T14">del</text:span><text:span text:style-name="T16"> </text:span><text:span text:style-name="T14">curso</text:span><text:span text:style-name="T16"> </text:span><text:span text:style-name="T14">recabará</text:span><text:span text:style-name="T16"> </text:span><text:span text:style-name="T14">desde</text:span><text:span text:style-name="T16"> </text:span><text:span text:style-name="T14">la</text:span><text:span text:style-name="T16"> </text:span><text:span text:style-name="T14">Jefatura</text:span><text:span text:style-name="T16"> </text:span><text:span text:style-name="T14">de</text:span><text:span text:style-name="T16"> </text:span><text:span text:style-name="T14">Estudios</text:span><text:span text:style-name="T16"> </text:span><text:span text:style-name="T14">los</text:span><text:span text:style-name="T16"> </text:span><text:span text:style-name="T14">datos</text:span><text:span text:style-name="T16"> </text:span><text:span text:style-name="T14">académicos</text:span><text:span text:style-name="T16"> </text:span><text:span text:style-name="T14">de</text:span><text:span text:style-name="T16"> </text:span><text:span text:style-name="T14">los</text:span><text:span text:style-name="T16"> </text:span><text:span text:style-name="T14">alumnos</text:span><text:span text:style-name="T16"> </text:span><text:span text:style-name="T14">que</text:span><text:span text:style-name="T16"> </text:span><text:span text:style-name="T14">tengan</text:span><text:span text:style-name="T16"> </text:span><text:span text:style-name="T14">algún</text:span><text:span text:style-name="T16"> </text:span><text:span text:style-name="T14">Módulo</text:span><text:span text:style-name="T16"> </text:span><text:span text:style-name="T14">Pendiente</text:span><text:span text:style-name="T16"> </text:span><text:span text:style-name="T14">de</text:span><text:span text:style-name="T16"> </text:span><text:span text:style-name="T14">cursos</text:span><text:span text:style-name="T16"> </text:span><text:span text:style-name="T14">anteriores.</text:span></text:p>
        </text:list-item>
        <text:list-item>
          <text:p text:style-name="P13"><text:span text:style-name="T14">El</text:span><text:span text:style-name="T16"> </text:span><text:span text:style-name="T14">Jefe</text:span><text:span text:style-name="T16"> </text:span><text:span text:style-name="T14">del</text:span><text:span text:style-name="T16"> </text:span><text:span text:style-name="T14">Departamento</text:span><text:span text:style-name="T16"> </text:span><text:span text:style-name="T14">comunicará</text:span><text:span text:style-name="T16"> </text:span><text:span text:style-name="T14">a</text:span><text:span text:style-name="T16"> </text:span><text:span text:style-name="T14">cada</text:span><text:span text:style-name="T16"> </text:span><text:span text:style-name="T14">Tutor</text:span><text:span text:style-name="T16"> </text:span><text:span text:style-name="T14">los</text:span><text:span text:style-name="T16"> </text:span><text:span text:style-name="T14">datos</text:span><text:span text:style-name="T16"> </text:span><text:span text:style-name="T14">académicos</text:span><text:span text:style-name="T16"> </text:span><text:span text:style-name="T14">de</text:span><text:span text:style-name="T16"> </text:span><text:span text:style-name="T14">los</text:span><text:span text:style-name="T16"> </text:span><text:span text:style-name="T14">alumnos</text:span><text:span text:style-name="T16"> </text:span><text:span text:style-name="T14">que</text:span><text:span text:style-name="T16"> </text:span><text:span text:style-name="T14">figuren</text:span><text:span text:style-name="T16"> </text:span><text:span text:style-name="T14">con</text:span><text:span text:style-name="T16"> </text:span><text:span text:style-name="T14">algún</text:span><text:span text:style-name="T16"> </text:span><text:span text:style-name="T14">Módulo</text:span><text:span text:style-name="T16"> </text:span><text:span text:style-name="T14">Pendiente</text:span><text:span text:style-name="T16"> </text:span><text:span text:style-name="T14">en</text:span><text:span text:style-name="T16"> </text:span><text:span text:style-name="T14">el</text:span><text:span text:style-name="T16"> </text:span><text:span text:style-name="T14">curso</text:span><text:span text:style-name="T16"> </text:span><text:span text:style-name="T14">del</text:span><text:span text:style-name="T16"> </text:span><text:span text:style-name="T14">cual</text:span><text:span text:style-name="T16"> </text:span><text:span text:style-name="T14">es</text:span><text:span text:style-name="T16"> </text:span><text:span text:style-name="T14">tutor.</text:span></text:p>
        </text:list-item>
        <text:list-item>
          <text:p text:style-name="P13"><text:span text:style-name="T14">Cada</text:span><text:span text:style-name="T16"> </text:span><text:span text:style-name="T14">Tutor</text:span><text:span text:style-name="T16"> </text:span><text:span text:style-name="T14">se</text:span><text:span text:style-name="T16"> </text:span><text:span text:style-name="T14">reunirá</text:span><text:span text:style-name="T16"> </text:span><text:span text:style-name="T14">con</text:span><text:span text:style-name="T16"> </text:span><text:span text:style-name="T14">los</text:span><text:span text:style-name="T16"> </text:span><text:span text:style-name="T14">alumnos</text:span><text:span text:style-name="T16"> </text:span><text:span text:style-name="T14">de</text:span><text:span text:style-name="T16"> </text:span><text:span text:style-name="T14">su</text:span><text:span text:style-name="T16"> </text:span><text:span text:style-name="T14">curso</text:span><text:span text:style-name="T16"> </text:span><text:span text:style-name="T14">que</text:span><text:span text:style-name="T16"> </text:span><text:span text:style-name="T14">figuren</text:span><text:span text:style-name="T16"> </text:span><text:span text:style-name="T14">con</text:span><text:span text:style-name="T16"> </text:span><text:span text:style-name="T14">algún</text:span><text:span text:style-name="T16"> </text:span><text:span text:style-name="T14">Módulo</text:span><text:span text:style-name="T16"> </text:span><text:span text:style-name="T14">Pendiente</text:span><text:span text:style-name="T16"> </text:span><text:span text:style-name="T14">a</text:span><text:span text:style-name="T16"> </text:span><text:span text:style-name="T14">fin</text:span><text:span text:style-name="T16"> </text:span><text:span text:style-name="T14">de</text:span><text:span text:style-name="T16"> </text:span><text:span text:style-name="T14">explicarles</text:span><text:span text:style-name="T16"> </text:span><text:span text:style-name="T14">los</text:span><text:span text:style-name="T16"> </text:span><text:span text:style-name="T14">requisitos</text:span><text:span text:style-name="T16"> </text:span><text:span text:style-name="T14">y</text:span><text:span text:style-name="T16"> </text:span><text:span text:style-name="T14">opciones</text:span><text:span text:style-name="T16"> </text:span><text:span text:style-name="T14">de</text:span><text:span text:style-name="T16"> </text:span><text:span text:style-name="T14">que</text:span><text:span text:style-name="T16"> </text:span><text:span text:style-name="T14">dispone</text:span><text:span text:style-name="T16"> </text:span><text:span text:style-name="T14">para</text:span><text:span text:style-name="T16"> </text:span><text:span text:style-name="T14">poder</text:span><text:span text:style-name="T16"> </text:span><text:span text:style-name="T14">superar</text:span><text:span text:style-name="T16"> </text:span><text:span text:style-name="T14">dichos</text:span><text:span text:style-name="T16"> </text:span><text:span text:style-name="T14">Módulos.</text:span></text:p>
        </text:list-item>
        <text:list-item>
          <text:p text:style-name="P13"><text:span text:style-name="T14">Cada</text:span><text:span text:style-name="T16"> </text:span><text:span text:style-name="T14">Tutor</text:span><text:span text:style-name="T16"> </text:span><text:span text:style-name="T14">comunicará</text:span><text:span text:style-name="T16"> </text:span><text:span text:style-name="T14">a</text:span><text:span text:style-name="T16"> </text:span><text:span text:style-name="T14">los</text:span><text:span text:style-name="T16"> </text:span><text:span text:style-name="T14">Profesores</text:span><text:span text:style-name="T16"> </text:span><text:span text:style-name="T14">correspondientes</text:span><text:span text:style-name="T16"> </text:span><text:span text:style-name="T14">los</text:span><text:span text:style-name="T16"> </text:span><text:span text:style-name="T14">datos</text:span><text:span text:style-name="T16"> </text:span><text:span text:style-name="T14">de</text:span><text:span text:style-name="T16"> </text:span><text:span text:style-name="T14">los</text:span><text:span text:style-name="T16"> </text:span><text:span text:style-name="T14">alumnos</text:span><text:span text:style-name="T16"> </text:span><text:span text:style-name="T14">que</text:span><text:span text:style-name="T16"> </text:span><text:span text:style-name="T14">deberá</text:span><text:span text:style-name="T16"> </text:span><text:span text:style-name="T14">evaluar</text:span><text:span text:style-name="T16"> </text:span><text:span text:style-name="T14">por</text:span><text:span text:style-name="T16"> </text:span><text:span text:style-name="T14">tener</text:span><text:span text:style-name="T16"> </text:span><text:span text:style-name="T14">su</text:span><text:span text:style-name="T16"> </text:span><text:span text:style-name="T14">módulo</text:span><text:span text:style-name="T16"> </text:span><text:span text:style-name="T14">Pendiente.</text:span></text:p>
        </text:list-item>
        <text:list-item>
          <text:p text:style-name="P13"><text:span text:style-name="T14">Cada</text:span><text:span text:style-name="T16"> </text:span><text:span text:style-name="T14">Profesor</text:span><text:span text:style-name="T16"> </text:span><text:span text:style-name="T14">que</text:span><text:span text:style-name="T16"> </text:span><text:span text:style-name="T14">deba</text:span><text:span text:style-name="T16"> </text:span><text:span text:style-name="T14">evaluar</text:span><text:span text:style-name="T16"> </text:span><text:span text:style-name="T14">a</text:span><text:span text:style-name="T16"> </text:span><text:span text:style-name="T14">algún</text:span><text:span text:style-name="T16"> </text:span><text:span text:style-name="T14">alumno</text:span><text:span text:style-name="T16"> </text:span><text:span text:style-name="T14">con</text:span><text:span text:style-name="T16"> </text:span><text:span text:style-name="T14">su</text:span><text:span text:style-name="T16"> </text:span><text:span text:style-name="T14">módulo</text:span><text:span text:style-name="T16"> </text:span><text:span text:style-name="T14">Pendiente</text:span><text:span text:style-name="T16"> </text:span><text:span text:style-name="T14">deberá</text:span><text:span text:style-name="T16"> </text:span><text:span text:style-name="T14">comunicar</text:span><text:span text:style-name="T16"> </text:span><text:span text:style-name="T14">al</text:span><text:span text:style-name="T16"> </text:span><text:span text:style-name="T14">Tutor</text:span><text:span text:style-name="T16"> </text:span><text:span text:style-name="T14">del</text:span><text:span text:style-name="T16"> </text:span><text:span text:style-name="T14">alumno</text:span><text:span text:style-name="T16"> </text:span><text:span text:style-name="T14">cualquier</text:span><text:span text:style-name="T16"> </text:span><text:span text:style-name="T14">incidencia</text:span><text:span text:style-name="T16"> </text:span><text:span text:style-name="T14">en</text:span><text:span text:style-name="T16"> </text:span><text:span text:style-name="T14">el</text:span><text:span text:style-name="T16"> </text:span><text:span text:style-name="T14">seguimiento</text:span><text:span text:style-name="T16"> </text:span><text:span text:style-name="T14">de</text:span><text:span text:style-name="T16"> </text:span><text:span text:style-name="T14">dicho</text:span><text:span text:style-name="T16"> </text:span><text:span text:style-name="T14">Módulo.</text:span></text:p>
        </text:list-item>
        <text:list-item>
          <text:p text:style-name="P13"><text:span text:style-name="T14">En</text:span><text:span text:style-name="T16"> </text:span><text:span text:style-name="T14">una</text:span><text:span text:style-name="T16"> </text:span><text:span text:style-name="T14">Evaluación</text:span><text:span text:style-name="T16"> </text:span><text:span text:style-name="T14">Final</text:span><text:span text:style-name="T16"> </text:span><text:span text:style-name="T14">de</text:span><text:span text:style-name="T16"> </text:span><text:span text:style-name="T14">Pendientes</text:span><text:span text:style-name="T16"> </text:span><text:span text:style-name="T14">cada</text:span><text:span text:style-name="T16"> </text:span><text:span text:style-name="T14">profesor</text:span><text:span text:style-name="T16"> </text:span><text:span text:style-name="T14">facilitará</text:span><text:span text:style-name="T16"> </text:span><text:span text:style-name="T14">a</text:span><text:span text:style-name="T16"> </text:span><text:span text:style-name="T14">los</text:span><text:span text:style-name="T16"> </text:span><text:span text:style-name="T14">Tutores</text:span><text:span text:style-name="T16"> </text:span><text:span text:style-name="T14">las</text:span><text:span text:style-name="T16"> </text:span><text:span text:style-name="T14">calificaciones</text:span><text:span text:style-name="T16"> </text:span><text:span text:style-name="T14">de</text:span><text:span text:style-name="T16"> </text:span><text:span text:style-name="T14">los</text:span><text:span text:style-name="T16"> </text:span><text:span text:style-name="T14">alumnos</text:span><text:span text:style-name="T16"> </text:span><text:span text:style-name="T14">con</text:span><text:span text:style-name="T16"> </text:span><text:span text:style-name="T14">Módulos</text:span><text:span text:style-name="T16"> </text:span><text:span text:style-name="T14">Pendientes</text:span><text:span text:style-name="T16"> </text:span><text:span text:style-name="T14">evaluados</text:span><text:span text:style-name="T16"> </text:span><text:span text:style-name="T14">por</text:span><text:span text:style-name="T16"> </text:span><text:span text:style-name="T14">él.</text:span></text:p>
        </text:list-item>
        <text:list-item>
          <text:p text:style-name="P13"><text:span text:style-name="T14">El</text:span><text:span text:style-name="T16"> </text:span><text:span text:style-name="T14">Jefe</text:span><text:span text:style-name="T16"> </text:span><text:span text:style-name="T14">del</text:span><text:span text:style-name="T16"> </text:span><text:span text:style-name="T14">Departamento</text:span><text:span text:style-name="T16"> </text:span><text:span text:style-name="T14">se</text:span><text:span text:style-name="T16"> </text:span><text:span text:style-name="T14">reunirá</text:span><text:span text:style-name="T16"> </text:span><text:span text:style-name="T14">con</text:span><text:span text:style-name="T16"> </text:span><text:span text:style-name="T14">los</text:span><text:span text:style-name="T16"> </text:span><text:span text:style-name="T14">Tutores</text:span><text:span text:style-name="T16"> </text:span><text:span text:style-name="T14">a</text:span><text:span text:style-name="T16"> </text:span><text:span text:style-name="T14">fin</text:span><text:span text:style-name="T16"> </text:span><text:span text:style-name="T14">de</text:span><text:span text:style-name="T16"> </text:span><text:span text:style-name="T14">recabar</text:span><text:span text:style-name="T16"> </text:span><text:span text:style-name="T14">las</text:span><text:span text:style-name="T16"> </text:span><text:span text:style-name="T14">calificaciones</text:span><text:span text:style-name="T16"> </text:span><text:span text:style-name="T14">de</text:span><text:span text:style-name="T16"> </text:span><text:span text:style-name="T14">sus</text:span><text:span text:style-name="T16"> </text:span><text:span text:style-name="T14">alumnos.</text:span></text:p>
        </text:list-item>
        <text:list-item>
          <text:p text:style-name="P13"><text:span text:style-name="T14">El</text:span><text:span text:style-name="T16"> </text:span><text:span text:style-name="T14">Jefe</text:span><text:span text:style-name="T16"> </text:span><text:span text:style-name="T14">del</text:span><text:span text:style-name="T16"> </text:span><text:span text:style-name="T14">Departamento</text:span><text:span text:style-name="T16"> </text:span><text:span text:style-name="T14">facilitará</text:span><text:span text:style-name="T16"> </text:span><text:span text:style-name="T14">a</text:span><text:span text:style-name="T16"> </text:span><text:span text:style-name="T14">la</text:span><text:span text:style-name="T16"> </text:span><text:span text:style-name="T14">Jefatura</text:span><text:span text:style-name="T16"> </text:span><text:span text:style-name="T14">de</text:span><text:span text:style-name="T16"> </text:span><text:span text:style-name="T14">Estudios</text:span><text:span text:style-name="T16"> </text:span><text:span text:style-name="T14">las</text:span><text:span text:style-name="T16"> </text:span><text:span text:style-name="T14">calificaciones</text:span><text:span text:style-name="T16"> </text:span><text:span text:style-name="T14">de</text:span><text:span text:style-name="T16"> </text:span><text:span text:style-name="T14">los</text:span><text:span text:style-name="T16"> </text:span><text:span text:style-name="T14">alumnos</text:span><text:span text:style-name="T16"> </text:span><text:span text:style-name="T14">con</text:span><text:span text:style-name="T16"> </text:span><text:span text:style-name="T14">Módulos</text:span><text:span text:style-name="T16"> </text:span><text:span text:style-name="T14">Pendientes.</text:span></text:p>
        </text:list-item>
      </text:list>
      <text:p text:style-name="P16"/>
      <text:p text:style-name="P16"/>
      <text:p text:style-name="P92"><text:span text:style-name="T14">Los</text:span><text:span text:style-name="T16"> </text:span><text:span text:style-name="T14">alumnos</text:span><text:span text:style-name="T16"> </text:span><text:span text:style-name="T14">con</text:span><text:span text:style-name="T16"> </text:span><text:span text:style-name="T14">Módulos</text:span><text:span text:style-name="T16"> </text:span><text:span text:style-name="T14">pendientes</text:span><text:span text:style-name="T16"> </text:span><text:span text:style-name="T14">de</text:span><text:span text:style-name="T16"> </text:span><text:span text:style-name="T14">cursos</text:span><text:span text:style-name="T16"> </text:span><text:span text:style-name="T14">anteriores</text:span><text:span text:style-name="T16"> </text:span><text:span text:style-name="T14">serán</text:span><text:span text:style-name="T16"> </text:span><text:span text:style-name="T14">evaluados</text:span><text:span text:style-name="T16"> </text:span><text:span text:style-name="T14">atendiendo</text:span><text:span text:style-name="T16"> </text:span><text:span text:style-name="T14">a</text:span><text:span text:style-name="T16"> </text:span><text:span text:style-name="T14">los</text:span><text:span text:style-name="T16"> </text:span><text:span text:style-name="T14">siguientes</text:span><text:span text:style-name="T16"> </text:span><text:span text:style-name="T14">criterios</text:span><text:span text:style-name="T16"> </text:span><text:span text:style-name="T14">generales:</text:span></text:p>
      <text:p text:style-name="P94"/>
      <text:list xml:id="list2121773579" text:style-name="WW8Num10">
        <text:list-item>
          <text:p text:style-name="P14"><text:span text:style-name="T14">Los alumnos dispondrán</text:span><text:span text:style-name="T16"> </text:span><text:span text:style-name="T14">de</text:span><text:span text:style-name="T16"> </text:span><text:span text:style-name="T14">dos</text:span><text:span text:style-name="T16"> </text:span><text:span text:style-name="T14">evaluaciones</text:span><text:span text:style-name="T16"> </text:span><text:span text:style-name="T14">parciales</text:span><text:span text:style-name="T16"> </text:span><text:span text:style-name="T14">en</text:span><text:span text:style-name="T16"> </text:span><text:span text:style-name="T14">Diciembre</text:span><text:span text:style-name="T16"> </text:span><text:span text:style-name="T14">y</text:span><text:span text:style-name="T16"> </text:span><text:span text:style-name="T14">Marzo</text:span><text:span text:style-name="T16"> </text:span><text:span text:style-name="T14">que</text:span><text:span text:style-name="T16"> </text:span><text:span text:style-name="T14">facilite</text:span><text:span text:style-name="T16"> </text:span><text:span text:style-name="T14">a</text:span><text:span text:style-name="T16"> </text:span><text:span text:style-name="T14">los</text:span><text:span text:style-name="T16"> </text:span><text:span text:style-name="T14">alumnos</text:span><text:span text:style-name="T16"> </text:span><text:span text:style-name="T14">el</text:span><text:span text:style-name="T16"> </text:span><text:span text:style-name="T14">progreso</text:span><text:span text:style-name="T16"> </text:span><text:span text:style-name="T14">en</text:span><text:span text:style-name="T16"> </text:span><text:span text:style-name="T14">la</text:span><text:span text:style-name="T16"> </text:span><text:span text:style-name="T14">superación</text:span><text:span text:style-name="T16"> </text:span><text:span text:style-name="T14">del</text:span><text:span text:style-name="T16"> </text:span><text:span text:style-name="T14">Módulo.</text:span></text:p>
        </text:list-item>
        <text:list-item>
          <text:p text:style-name="P14"><text:span text:style-name="T14">Los</text:span><text:span text:style-name="T16"> </text:span><text:span text:style-name="T14">alumnos</text:span><text:span text:style-name="T16"> </text:span><text:span text:style-name="T14">dispondrán</text:span><text:span text:style-name="T16"> </text:span><text:span text:style-name="T14">de</text:span><text:span text:style-name="T16"> </text:span><text:span text:style-name="T14">dos</text:span><text:span text:style-name="T16"> </text:span><text:span text:style-name="T14">Evaluaciones</text:span><text:span text:style-name="T16"> </text:span><text:span text:style-name="T14">Finales</text:span><text:span text:style-name="T16"> </text:span><text:span text:style-name="T14">posibles:</text:span></text:p>
        </text:list-item>
      </text:list>
      <text:p text:style-name="P16"/>
      <text:list xml:id="list42539221513657" text:continue-numbering="true" text:style-name="WW8Num10">
        <text:list-item>
          <text:list>
            <text:list-item>
              <text:p text:style-name="P15"><text:span text:style-name="T14">Evaluación</text:span><text:span text:style-name="T16"> </text:span><text:span text:style-name="T14">Final</text:span><text:span text:style-name="T16"> </text:span><text:span text:style-name="T14">a</text:span><text:span text:style-name="T16"> </text:span><text:span text:style-name="T14">celebrar</text:span><text:span text:style-name="T16"> </text:span><text:span text:style-name="T14">en</text:span><text:span text:style-name="T16"> </text:span><text:span text:style-name="T14">Marzo,</text:span><text:span text:style-name="T16"> </text:span><text:span text:style-name="T14">previa</text:span><text:span text:style-name="T16"> </text:span><text:span text:style-name="T14">a</text:span><text:span text:style-name="T16"> </text:span><text:span text:style-name="T14">la</text:span><text:span text:style-name="T16"> </text:span><text:span text:style-name="T14">Evaluación</text:span><text:span text:style-name="T16"> </text:span><text:span text:style-name="T14">Final</text:span><text:span text:style-name="T16"> </text:span><text:span text:style-name="T14">del</text:span><text:span text:style-name="T16"> </text:span><text:span text:style-name="T14">curso.</text:span></text:p>
            </text:list-item>
            <text:list-item>
              <text:p text:style-name="P15"><text:span text:style-name="T14">En</text:span><text:span text:style-name="T16"> </text:span><text:span text:style-name="T14">caso</text:span><text:span text:style-name="T16"> </text:span><text:span text:style-name="T14">de</text:span><text:span text:style-name="T16"> </text:span><text:span text:style-name="T14">poder</text:span><text:span text:style-name="T16"> </text:span><text:span text:style-name="T14">acceder</text:span><text:span text:style-name="T16"> </text:span><text:span text:style-name="T14">a</text:span><text:span text:style-name="T16"> </text:span><text:span text:style-name="T14">la</text:span><text:span text:style-name="T16"> </text:span><text:span text:style-name="T14">F.C.T.,</text:span><text:span text:style-name="T16"> <text:s/></text:span><text:span text:style-name="T14">Evaluación</text:span><text:span text:style-name="T16"> </text:span><text:span text:style-name="T14">Final</text:span><text:span text:style-name="T16"> </text:span><text:span text:style-name="T14">a</text:span><text:span text:style-name="T16"> </text:span><text:span text:style-name="T14">celebrar</text:span><text:span text:style-name="T16"> </text:span><text:span text:style-name="T14">en</text:span><text:span text:style-name="T16"> </text:span><text:span text:style-name="T14">Mayo,</text:span><text:span text:style-name="T16"> </text:span><text:span text:style-name="T14">previa</text:span><text:span text:style-name="T16"> </text:span><text:span text:style-name="T14">a</text:span><text:span text:style-name="T16"> </text:span><text:span text:style-name="T14">la</text:span><text:span text:style-name="T16"> </text:span><text:span text:style-name="T14">Evaluación</text:span><text:span text:style-name="T16"> </text:span><text:span text:style-name="T14">Final</text:span><text:span text:style-name="T16"> </text:span><text:span text:style-name="T14">del</text:span><text:span text:style-name="T16"> </text:span><text:span text:style-name="T14">Módulo</text:span><text:span text:style-name="T16"> </text:span><text:span text:style-name="T14">de</text:span><text:span text:style-name="T16"> </text:span><text:span text:style-name="T14">Formación</text:span><text:span text:style-name="T16"> </text:span><text:span text:style-name="T14">en</text:span><text:span text:style-name="T16"> </text:span><text:span text:style-name="T14">Centros</text:span><text:span text:style-name="T16"> </text:span><text:span text:style-name="T14">de</text:span><text:span text:style-name="T16"> </text:span><text:span text:style-name="T14">Trabaj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FreeSans" svg:font-family="FreeSans" style:font-family-generic="swiss"/>
    <style:font-face style:name="UniversLTStd" svg:font-family="UniversLTStd, 'MS Mincho'" style:font-family-generic="swiss"/>
    <style:font-face style:name="DejaVu Sans" svg:font-family="'DejaVu Sans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orphans="2" fo:widows="2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orphans="2" fo:widows="2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2pt" style:font-weight-asian="bold" style:font-size-complex="14pt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" style:font-pitch-complex="variable" style:font-size-complex="14pt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List_20_2" style:display-name="List 2" style:family="paragraph" style:parent-style-name="Standard" style:class="list">
      <style:paragraph-properties fo:margin-left="0.998cm" fo:margin-right="0cm" fo:orphans="2" fo:widows="2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orphans="2" fo:widows="2" fo:text-indent="0cm" style:auto-text-indent="fals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Pa6" style:family="paragraph" style:parent-style-name="Standard" style:next-style-name="Standard">
      <style:paragraph-properties style:line-height-at-least="0.355cm" fo:orphans="2" fo:widows="2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cabezado_20_del_20_índice" style:display-name="Encabezado del índice" style:family="paragraph" style:parent-style-name="Header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Índice_20_10" style:display-name="Índice 10" style:family="paragraph" style:parent-style-name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letter-spacing="-0.005cm" fo:language="es" fo:country="ES" style:font-name-complex="Symbol" style:font-family-complex="Symbol" style:font-family-generic-complex="roman" style:font-pitch-complex="variable" style:font-size-complex="11pt"/>
    </style:style>
    <style:style style:name="WW8Num3z1" style:family="text"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WW8Num3z2" style:family="text"/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>
      <style:text-properties style:font-name="Arial" fo:font-family="Arial" style:font-family-generic="swiss" style:font-pitch="variable" fo:language="es" fo:country="ES" style:font-name-asian="UniversLTStd" style:font-family-asian="UniversLTStd, 'MS Mincho'" style:font-family-generic-asian="swiss" style:language-asian="zxx" style:country-asian="none" style:font-name-complex="Arial" style:font-family-complex="Arial" style:font-family-generic-complex="swiss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WW8Num6z0" style:family="text">
      <style:text-properties style:font-name="Symbol1" fo:font-family="Symbol" fo:language="es" fo:country="ES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1" fo:font-family="Symbol" fo:letter-spacing="-0.005cm" fo:language="es" fo:country="ES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1" fo:font-family="Symbol" fo:letter-spacing="-0.005cm" fo:language="es" fo:country="ES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1" fo:font-family="Symbol" fo:letter-spacing="-0.005cm" fo:language="es" fo:country="ES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fo:language="es" fo:country="ES" style:font-name-complex="OpenSymbol" style:font-family-complex="OpenSymbol, 'Arial Unicode MS'"/>
    </style:style>
    <style:style style:name="WW8Num3z3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fo:font-size="9pt" fo:font-style="normal" fo:font-weight="bold" style:font-size-asian="9pt" style:font-style-asian="normal" style:font-weight-asian="bold" style:font-size-complex="9pt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style="normal" fo:font-weight="bold" style:font-style-asian="normal" style:font-weight-asian="bold"/>
    </style:style>
    <style:style style:name="WW8Num12z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fo:color="#000000"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fo:font-style="normal" fo:font-weight="bold" style:font-style-asian="normal" style:font-weight-asian="bold"/>
    </style:style>
    <style:style style:name="WW8Num24z1" style:family="text">
      <style:text-properties style:font-name="Symbol" fo:font-family="Symbol" style:font-family-generic="roman" style:font-pitch="variable" fo:font-size="12pt" fo:font-style="normal" fo:font-weight="bold" style:font-size-asian="12pt" style:font-style-asian="normal" style:font-weight-asian="bold" style:font-name-complex="Symbol" style:font-family-complex="Symbol" style:font-family-generic-complex="roman" style:font-pitch-complex="variable" style:font-size-complex="12pt"/>
    </style:style>
    <style:style style:name="WW8Num25z0" style:family="text">
      <style:text-properties fo:font-style="normal" fo:font-weight="bold" style:font-style-asian="normal" style:font-weight-asian="bold"/>
    </style:style>
    <style:style style:name="WW8Num25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6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6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Encabezado_20_Car" style:display-name="Encabezado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9cm" fo:text-indent="-0.635cm" fo:margin-left="1.669cm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3.627cm" fo:text-indent="-1.323cm" fo:margin-left="3.627cm"/>
        </style:list-level-properties>
        <style:text-properties style:font-name="Arial"/>
      </text:list-level-style-bullet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4.209cm" fo:text-indent="-0.635cm" fo:margin-left="4.209cm"/>
        </style:list-level-properties>
      </text:list-level-style-number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479cm" fo:text-indent="-0.635cm" fo:margin-left="5.479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749cm" fo:text-indent="-0.635cm" fo:margin-left="6.749cm"/>
        </style:list-level-properties>
        <style:text-properties style:font-name="Courier New"/>
      </text:list-level-style-bullet>
      <text:list-level-style-bullet text:level="6" text:style-name="WW8Num3z5" style:num-suffix="." text:bullet-char="">
        <style:list-level-properties text:list-level-position-and-space-mode="label-alignment">
          <style:list-level-label-alignment text:label-followed-by="listtab" text:list-tab-stop-position="8.019cm" fo:text-indent="-0.635cm" fo:margin-left="8.01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289cm" fo:text-indent="-0.635cm" fo:margin-left="9.2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559cm" fo:text-indent="-0.635cm" fo:margin-left="10.559cm"/>
        </style:list-level-properties>
        <style:text-properties style:font-name="Courier New"/>
      </text:list-level-style-bullet>
      <text:list-level-style-bullet text:level="9" text:style-name="WW8Num3z5" style:num-suffix="." text:bullet-char="">
        <style:list-level-properties text:list-level-position-and-space-mode="label-alignment">
          <style:list-level-label-alignment text:label-followed-by="listtab" text:list-tab-stop-position="11.829cm" fo:text-indent="-0.635cm" fo:margin-left="11.8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4" style:family="table">
      <style:table-properties style:width="18.069cm" table:align="left" style:writing-mode="lr-tb"/>
    </style:style>
    <style:style style:name="Tabla4.A" style:family="table-column">
      <style:table-column-properties style:column-width="2.533cm"/>
    </style:style>
    <style:style style:name="Tabla4.B" style:family="table-column">
      <style:table-column-properties style:column-width="15.536cm"/>
    </style:style>
    <style:style style:name="Tabla4.1" style:family="table-row">
      <style:table-row-properties style:min-row-height="1.662cm" fo:keep-together="auto"/>
    </style:style>
    <style:style style:name="Tabla4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a4.B1" style:family="table-cell">
      <style:table-cell-properties style:vertical-align="top" fo:padding="0.097cm" fo:border="1pt solid #000000" style:writing-mode="lr-tb"/>
    </style:style>
    <style:style style:name="Tabla3" style:family="table">
      <style:table-properties style:width="18.069cm" table:align="left" style:writing-mode="lr-tb"/>
    </style:style>
    <style:style style:name="Tabla3.A" style:family="table-column">
      <style:table-column-properties style:column-width="2.533cm"/>
    </style:style>
    <style:style style:name="Tabla3.B" style:family="table-column">
      <style:table-column-properties style:column-width="15.536cm"/>
    </style:style>
    <style:style style:name="Tabla3.1" style:family="table-row">
      <style:table-row-properties style:min-row-height="1.662cm" fo:keep-together="auto"/>
    </style:style>
    <style:style style:name="Tabla3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a3.B1" style:family="table-cell">
      <style:table-cell-properties style:vertical-align="top" fo:padding="0.097cm" fo:border="1pt solid #000000" style:writing-mode="lr-tb"/>
    </style:style>
    <style:style style:name="Tabla5" style:family="table">
      <style:table-properties style:width="25.269cm" table:align="left" style:writing-mode="lr-tb"/>
    </style:style>
    <style:style style:name="Tabla5.A" style:family="table-column">
      <style:table-column-properties style:column-width="2.141cm"/>
    </style:style>
    <style:style style:name="Tabla5.B" style:family="table-column">
      <style:table-column-properties style:column-width="23.128cm"/>
    </style:style>
    <style:style style:name="Tabla5.1" style:family="table-row">
      <style:table-row-properties style:min-row-height="1.662cm" fo:keep-together="auto"/>
    </style:style>
    <style:style style:name="Tabla5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a5.B1" style:family="table-cell">
      <style:table-cell-properties style:vertical-align="top" fo:padding="0.097cm" fo:border="1pt solid #000000" style:writing-mode="lr-tb"/>
    </style:style>
    <style:style style:name="Tabla6" style:family="table">
      <style:table-properties style:width="18.069cm" table:align="left" style:writing-mode="lr-tb"/>
    </style:style>
    <style:style style:name="Tabla6.A" style:family="table-column">
      <style:table-column-properties style:column-width="2.088cm"/>
    </style:style>
    <style:style style:name="Tabla6.B" style:family="table-column">
      <style:table-column-properties style:column-width="15.981cm"/>
    </style:style>
    <style:style style:name="Tabla6.1" style:family="table-row">
      <style:table-row-properties style:min-row-height="1.662cm" fo:keep-together="auto"/>
    </style:style>
    <style:style style:name="Tabla6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a6.B1" style:family="table-cell">
      <style:table-cell-properties style:vertical-align="top" fo:padding="0.097cm" fo:border="1pt solid #000000" style:writing-mode="lr-tb"/>
    </style:style>
    <style:style style:name="MP1" style:family="paragraph" style:parent-style-name="Table_20_Contents">
      <style:paragraph-properties style:snap-to-layout-grid="false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P5" style:family="paragraph" style:parent-style-name="Footer">
      <style:paragraph-properties fo:text-align="justify" style:justify-single-word="false">
        <style:tab-stops>
          <style:tab-stop style:position="1cm"/>
          <style:tab-stop style:position="9.001cm" style:type="center"/>
          <style:tab-stop style:position="16.002cm"/>
          <style:tab-stop style:position="17.253cm"/>
        </style:tab-stops>
      </style:paragraph-properties>
    </style:style>
    <style:style style:name="MP6" style:family="paragraph" style:parent-style-name="Footer">
      <style:paragraph-properties fo:margin-left="0cm" fo:margin-right="0.06cm" fo:text-align="center" style:justify-single-word="false" fo:text-indent="0cm" style:auto-text-indent="false" style:snap-to-layout-grid="false">
        <style:tab-stops>
          <style:tab-stop style:position="15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MT2" style:family="text">
      <style:text-properties style:font-name="Arial" fo:font-size="10pt" style:font-size-asian="10pt" style:font-name-complex="Arial" style:font-size-complex="10pt"/>
    </style:style>
    <style:style style:name="MT3" style:family="text">
      <style:text-properties fo:font-weight="bold" style:font-weight-asian="bold"/>
    </style:style>
    <style:style style:name="MT4" style:family="text"/>
    <style:style style:name="MT5" style:family="text">
      <style:text-properties style:font-name="Arial" style:font-name-complex="Arial"/>
    </style:style>
    <style:style style:name="MT6" style:family="text">
      <style:text-properties style:font-name="Arial" style:font-name-asian="Arial" style:font-name-complex="Arial"/>
    </style:style>
    <style:style style:name="MT7" style:family="text">
      <style:text-properties style:font-name-complex="Arial"/>
    </style:style>
    <style:style style:name="MT8" style:family="text">
      <style:text-properties style:font-name="Arial" fo:font-size="10pt" officeooo:rsid="00184c6b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bottom="1.203cm" style:dynamic-spacing="true"/>
      </style:header-style>
      <style:footer-style>
        <style:header-footer-properties fo:min-height="1cm" fo:margin-top="0.90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199cm" fo:margin-bottom="1cm" fo:margin-left="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02cm" fo:margin-bottom="0.203cm" style:dynamic-spacing="true"/>
      </style:header-style>
      <style:footer-style>
        <style:header-footer-properties fo:min-height="0.501cm" fo:margin-top="0.402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<draw:frame draw:style-name="Mfr1" draw:name="Imagen2" text:anchor-type="as-char" svg:width="1.909cm" svg:height="1.602cm" draw:z-index="11"><draw:image xlink:href="Pictures/100000000000006F0000005D785A9B6D56D83CD4.png" xlink:type="simple" xlink:show="embed" xlink:actuate="onLoad" loext:mime-type="image/png"/></draw:frame></text:p>
            </table:table-cell>
            <table:table-cell table:style-name="Tabla4.B1" office:value-type="string">
              <text:p text:style-name="MP2">IES HARÍA. DEPARTAMENTO DE INFORMÁTICA</text:p>
              <text:p text:style-name="MP3"><text:span text:style-name="MT1">Ciclo formativo:</text:span><text:span text:style-name="MT2"> Sistemas Microinformáticos y Redes</text:span></text:p>
              <text:p text:style-name="MP2">Concreción curricular del Ciclo</text:p>
              <text:p text:style-name="MP3"><text:span text:style-name="MT1">Curso:</text:span><text:span text:style-name="MT2">2014-15</text:span></text:p>
            </table:table-cell>
          </table:table-row>
        </table:table>
        <text:p text:style-name="Standard"/>
      </style:header>
      <style:header-first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1"><draw:frame draw:style-name="Mfr1" draw:name="Imagen1" text:anchor-type="as-char" svg:width="1.909cm" svg:height="1.602cm" draw:z-index="0"><draw:image xlink:href="Pictures/100000000000006F0000005D6BC7876EB7F34E21.png" xlink:type="simple" xlink:show="embed" xlink:actuate="onLoad" loext:mime-type="image/png"/></draw:frame></text:p>
            </table:table-cell>
            <table:table-cell table:style-name="Tabla3.B1" office:value-type="string">
              <text:p text:style-name="MP4">IES HARÍA. DEPARTAMENTO DE INFORMÁTICA</text:p>
              <text:p text:style-name="MP3"><text:span text:style-name="MT1">Ciclo formativo:</text:span><text:span text:style-name="MT2"> Sistemas Microinformáticos y Redes</text:span></text:p>
              <text:p text:style-name="MP2">Concreción curricular del Ciclo </text:p>
              <text:p text:style-name="MP3"><text:span text:style-name="MT1">Curso:</text:span><text:span text:style-name="MT2">2014-15</text:span></text:p>
            </table:table-cell>
          </table:table-row>
        </table:table>
        <text:p text:style-name="Standard"/>
      </style:header-first>
      <style:footer>
        <text:p text:style-name="MP5"><text:span text:style-name="Page_20_Number"><text:span text:style-name="MT3"><text:tab/></text:span></text:span><text:span text:style-name="Page_20_Number"><text:tab/><text:tab/>Página<text:tab/></text:span><text:span text:style-name="Page_20_Number"><text:page-number text:select-page="current">6</text:page-number></text:span></text:p>
      </style:footer>
      <style:footer-first>
        <text:p text:style-name="MP6"><text:span text:style-name="MT5">Página</text:span><text:span text:style-name="MT6"> </text:span><text:span text:style-name="MT7"><text:page-number text:select-page="current">1</text:page-number></text:span><text:span text:style-name="MT6"><text:s/></text:span><text:span text:style-name="MT5">de</text:span><text:span text:style-name="MT6"> </text:span><text:span text:style-name="MT7"><text:page-count style:num-format="1">12</text:page-count></text:span></text:p>
      </style:footer-first>
    </style:master-page>
    <style:master-page style:name="Convertir_20_1" style:display-name="Convertir 1" style:page-layout-name="Mpm2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Table_20_Contents"><draw:frame draw:style-name="Mfr1" draw:name="Imagen3" text:anchor-type="as-char" svg:width="1.909cm" svg:height="1.602cm" draw:z-index="7"><draw:image xlink:href="Pictures/100000000000006F0000005D7DC19960F0DDBF3D.png" xlink:type="simple" xlink:show="embed" xlink:actuate="onLoad" loext:mime-type="image/png"/></draw:frame></text:p>
            </table:table-cell>
            <table:table-cell table:style-name="Tabla5.B1" office:value-type="string">
              <text:p text:style-name="MP2">IES HARÍA. DEPARTAMENTO DE INFORMÁTICA</text:p>
              <text:p text:style-name="MP3"><text:span text:style-name="MT1">Ciclo formativo:</text:span><text:span text:style-name="MT2"> Sistemas Microinformáticos y Redes</text:span></text:p>
              <text:p text:style-name="MP2">Concreción curricular del Ciclo </text:p>
              <text:p text:style-name="MP3"><text:span text:style-name="MT1">Curso:</text:span><text:span text:style-name="MT2">2011-12</text:span></text:p>
            </table:table-cell>
          </table:table-row>
        </table:table>
        <text:p text:style-name="Standard"/>
      </style:header>
      <style:footer>
        <text:p text:style-name="MP5"><text:span text:style-name="Page_20_Number"><text:span text:style-name="MT3"><text:tab/><text:tab/><text:tab/><text:tab/><text:tab/><text:tab/><text:tab/><text:tab/><text:tab/></text:span></text:span><text:span text:style-name="Page_20_Number"><text:tab/>Página<text:tab/></text:span><text:span text:style-name="Page_20_Number"><text:page-number text:select-page="current">7</text:page-number></text:span></text:p>
      </style:footer>
    </style:master-page>
    <style:master-page style:name="Convertir_20_2" style:display-name="Convertir 2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Table_20_Contents"><draw:frame draw:style-name="Mfr1" draw:name="Imagen4" text:anchor-type="as-char" svg:width="1.909cm" svg:height="1.602cm" draw:z-index="6"><draw:image xlink:href="Pictures/100000000000006F0000005D0FFFEEEB1D1D57F5.png" xlink:type="simple" xlink:show="embed" xlink:actuate="onLoad" loext:mime-type="image/png"/></draw:frame></text:p>
            </table:table-cell>
            <table:table-cell table:style-name="Tabla6.B1" office:value-type="string">
              <text:p text:style-name="MP2">IES HARÍA. DEPARTAMENTO DE INFORMÁTICA</text:p>
              <text:p text:style-name="MP3"><text:span text:style-name="MT1">Ciclo formativo:</text:span><text:span text:style-name="MT2"> Sistemas Microinformáticos y Redes</text:span></text:p>
              <text:p text:style-name="MP2">Concreción curricular del Ciclo </text:p>
              <text:p text:style-name="MP3"><text:span text:style-name="MT1">Curso:</text:span><text:span text:style-name="MT2">201</text:span><text:span text:style-name="MT8">4</text:span><text:span text:style-name="MT2">-1</text:span><text:span text:style-name="MT8">5</text:span></text:p>
            </table:table-cell>
          </table:table-row>
        </table:table>
        <text:p text:style-name="Standard"/>
      </style:header>
      <style:footer>
        <text:p text:style-name="MP5"><text:span text:style-name="Page_20_Number"><text:span text:style-name="MT3"><text:tab/></text:span></text:span><text:span text:style-name="Page_20_Number"><text:tab/><text:tab/>Página<text:tab/></text:span><text:span text:style-name="Page_20_Number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</meta:initial-creator>
    <meta:creation-date>2011-06-02T19:22:00</meta:creation-date>
    <dc:date>2019-02-28T04:25:37.122426074</dc:date>
    <meta:editing-cycles>8</meta:editing-cycles>
    <meta:editing-duration>PT1H16M27S</meta:editing-duration>
    <meta:document-statistic meta:table-count="6" meta:image-count="4" meta:object-count="0" meta:page-count="12" meta:paragraph-count="301" meta:word-count="4649" meta:character-count="31111" meta:non-whitespace-character-count="26750"/>
    <meta:generator>LibreOffice/6.0.7.3$Linux_X86_64 LibreOffice_project/00m0$Build-3</meta:generator>
  </office:meta>
</office:document-meta>
</file>